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7.86mm"/>
    </style:style>
    <style:style style:name="co2" style:family="table-column">
      <style:table-column-properties fo:break-before="auto" style:column-width="22.15mm"/>
    </style:style>
    <style:style style:name="co3" style:family="table-column">
      <style:table-column-properties fo:break-before="auto" style:column-width="1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8.34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139.95mm"/>
    </style:style>
    <style:style style:name="co9" style:family="table-column">
      <style:table-column-properties fo:break-before="auto" style:column-width="223.38mm"/>
    </style:style>
    <style:style style:name="co10" style:family="table-column">
      <style:table-column-properties fo:break-before="auto" style:column-width="37.75mm"/>
    </style:style>
    <style:style style:name="co11" style:family="table-column">
      <style:table-column-properties fo:break-before="auto" style:column-width="55.03mm"/>
    </style:style>
    <style:style style:name="co12" style:family="table-column">
      <style:table-column-properties fo:break-before="auto" style:column-width="19.49mm"/>
    </style:style>
    <style:style style:name="co13" style:family="table-column">
      <style:table-column-properties fo:break-before="auto" style:column-width="75.53mm"/>
    </style:style>
    <style:style style:name="co14" style:family="table-column">
      <style:table-column-properties fo:break-before="auto" style:column-width="66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us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il_to</text:p>
          </table:table-cell>
          <table:table-cell office:value-type="string" calcext:value-type="string">
            <text:p>gil_wiki</text:p>
          </table:table-cell>
          <table:table-cell office:value-type="string" calcext:value-type="string">
            <text:p>gil_page_title</text:p>
          </table:table-cell>
        </table:table-row>
        <table:table-row table:style-name="ro1">
          <table:table-cell office:value-type="string" calcext:value-type="string">
            <text:p>Gossauecclesia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ossau_ZH</text:p>
          </table:table-cell>
        </table:table-row>
        <table:table-row table:style-name="ro1">
          <table:table-cell office:value-type="string" calcext:value-type="string">
            <text:p>VillarisecclesiaZH1840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il_ZH</text:p>
          </table:table-cell>
        </table:table-row>
        <table:table-row table:style-name="ro1">
          <table:table-cell office:value-type="string" calcext:value-type="string">
            <text:p>Hinwilecclesia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nwil</text:p>
          </table:table-cell>
        </table:table-row>
        <table:table-row table:style-name="ro1">
          <table:table-cell office:value-type="string" calcext:value-type="string">
            <text:p>HinwilecclesiaI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6101816</text:p>
          </table:table-cell>
        </table:table-row>
        <table:table-row table:style-name="ro1">
          <table:table-cell office:value-type="string" calcext:value-type="string">
            <text:p>Hinwilecclesia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formierte_Kirche_Hinwil</text:p>
          </table:table-cell>
        </table:table-row>
        <table:table-row table:style-name="ro1">
          <table:table-cell office:value-type="string" calcext:value-type="string">
            <text:p>Embrach_mit_alter_Kirch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mbrach</text:p>
          </table:table-cell>
        </table:table-row>
        <table:table-row table:style-name="ro1">
          <table:table-cell office:value-type="string" calcext:value-type="string">
            <text:p>Embrach_mit_alter_Kirche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4757782</text:p>
          </table:table-cell>
        </table:table-row>
        <table:table-row table:style-name="ro1">
          <table:table-cell office:value-type="string" calcext:value-type="string">
            <text:p>Embrach_mit_alter_Kirch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horherrenstift_St._Peter_Embrach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Grafschaft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afschaft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Kyburg_Rekonstruktio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Rekonstrukti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Kyburg_(castle)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Confédération_des_III_cantons</text:p>
          </table:table-cell>
        </table:table-row>
        <table:table-row table:style-name="ro1">
          <table:table-cell office:value-type="string" calcext:value-type="string">
            <text:p>Bauernsturm_Tös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Töss</text:p>
          </table:table-cell>
        </table:table-row>
        <table:table-row table:style-name="ro1">
          <table:table-cell office:value-type="string" calcext:value-type="string">
            <text:p>Johann_Heinrich_Wüest_Burg_Kybu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Heinrich_Wüest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ppel_am_Albis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Kappel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Abbaye_de_Kappel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Kappel_Abbey</text:p>
          </table:table-cell>
        </table:table-row>
        <table:table-row table:style-name="ro1">
          <table:table-cell office:value-type="string" calcext:value-type="string">
            <text:p>Küsnacht_Amtshaus_174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ntonsschule_Küsnacht</text:p>
          </table:table-cell>
        </table:table-row>
        <table:table-row table:style-name="ro1">
          <table:table-cell office:value-type="string" calcext:value-type="string">
            <text:p>Herrliberger_Kloster_Töss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Töss</text:p>
          </table:table-cell>
        </table:table-row>
        <table:table-row table:style-name="ro1">
          <table:table-cell office:value-type="string" calcext:value-type="string">
            <text:p>Küsnacht_Amtshaus_174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iterhaus_Küsnacht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office:value-type="string" calcext:value-type="string">
            <text:p>rowiki</text:p>
          </table:table-cell>
          <table:table-cell office:value-type="string" calcext:value-type="string">
            <text:p>Kappel_am_Albis</text:p>
          </table:table-cell>
        </table:table-row>
        <table:table-row table:style-name="ro1">
          <table:table-cell office:value-type="string" calcext:value-type="string">
            <text:p>Herrliberger_Hegi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Hegi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egi</text:p>
          </table:table-cell>
        </table:table-row>
        <table:table-row table:style-name="ro1">
          <table:table-cell office:value-type="string" calcext:value-type="string">
            <text:p>Herrliberger_Titelblatt_Landvogteischloess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Hegi_1740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Hegi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bewiki</text:p>
          </table:table-cell>
          <table:table-cell office:value-type="string" calcext:value-type="string">
            <text:p>Ратуша,_Цюрых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_(Zürich)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Town_Hall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ruwiki</text:p>
          </table:table-cell>
          <table:table-cell office:value-type="string" calcext:value-type="string">
            <text:p>Ратуша_(Цюрих)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ukwiki</text:p>
          </table:table-cell>
          <table:table-cell office:value-type="string" calcext:value-type="string">
            <text:p>Цюрихська_ратуша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苏黎世市政厅</text:p>
          </table:table-cell>
        </table:table-row>
        <table:table-row table:style-name="ro1">
          <table:table-cell office:value-type="string" calcext:value-type="string">
            <text:p>David_Herrliberger_Schloss_Laufen_mit_Rheinfall_c1750.jpg</text:p>
          </table:table-cell>
          <table:table-cell office:value-type="string" calcext:value-type="string">
            <text:p>dewikisource</text:p>
          </table:table-cell>
          <table:table-cell office:value-type="string" calcext:value-type="string">
            <text:p>Kanton_Schaffhausen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9315546</text:p>
          </table:table-cell>
        </table:table-row>
        <table:table-row table:style-name="ro1">
          <table:table-cell office:value-type="string" calcext:value-type="string">
            <text:p>David_Herrliberger_Schloss_Laufen_mit_Rheinfall_c175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Laufen_Castle_(Switzerland)</text:p>
          </table:table-cell>
        </table:table-row>
        <table:table-row table:style-name="ro1">
          <table:table-cell office:value-type="string" calcext:value-type="string">
            <text:p>Herrliberger_Wetziko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Wetzikon_ZH</text:p>
          </table:table-cell>
        </table:table-row>
        <table:table-row table:style-name="ro1">
          <table:table-cell office:value-type="string" calcext:value-type="string">
            <text:p>Herrliberger_Wetz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tzikon</text:p>
          </table:table-cell>
        </table:table-row>
        <table:table-row table:style-name="ro1">
          <table:table-cell office:value-type="string" calcext:value-type="string">
            <text:p>Herrliberger_Wetz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Wetzikon.jpg</text:p>
          </table:table-cell>
          <table:table-cell office:value-type="string" calcext:value-type="string">
            <text:p>srwiki</text:p>
          </table:table-cell>
          <table:table-cell office:value-type="string" calcext:value-type="string">
            <text:p>Вецикон</text:p>
          </table:table-cell>
        </table:table-row>
        <table:table-row table:style-name="ro1">
          <table:table-cell office:value-type="string" calcext:value-type="string">
            <text:p>Herrliberger_Gold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Dorf_ZH</text:p>
          </table:table-cell>
        </table:table-row>
        <table:table-row table:style-name="ro1">
          <table:table-cell office:value-type="string" calcext:value-type="string">
            <text:p>Herrliberger_Gold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Bubikon-17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Bubikon-17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Gold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Dorf</text:p>
          </table:table-cell>
        </table:table-row>
        <table:table-row table:style-name="ro1">
          <table:table-cell office:value-type="string" calcext:value-type="string">
            <text:p>Bubikon-176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ubikon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Bubikon-176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afschaft_Kyburg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Elgg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Grafschaft_Kyburg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onaventura_II._von_Bodeck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Giordano_Bruno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Elgg_Castle</text:p>
          </table:table-cell>
        </table:table-row>
        <table:table-row table:style-name="ro1">
          <table:table-cell office:value-type="string" calcext:value-type="string">
            <text:p>Herrliberger_Breitenland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uine_Breitenlandenberg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List_of_cultural_property_of_national_significance_in_Switzerland:_Zürich</text:p>
          </table:table-cell>
        </table:table-row>
        <table:table-row table:style-name="ro1">
          <table:table-cell office:value-type="string" calcext:value-type="string">
            <text:p>Herrliberger_Breitenland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Kempt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Kef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Kempt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empten_ZH</text:p>
          </table:table-cell>
        </table:table-row>
        <table:table-row table:style-name="ro1">
          <table:table-cell office:value-type="string" calcext:value-type="string">
            <text:p>Herrliberger_Kef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efikon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aur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aur,_Switzerland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lmowiki</text:p>
          </table:table-cell>
          <table:table-cell office:value-type="string" calcext:value-type="string">
            <text:p>Maur_(ZH)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urg_Maur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Maur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4553724</text:p>
          </table:table-cell>
        </table:table-row>
        <table:table-row table:style-name="ro1">
          <table:table-cell office:value-type="string" calcext:value-type="string">
            <text:p>Herrliberger_Uit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Uitik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Uitikon</text:p>
          </table:table-cell>
        </table:table-row>
        <table:table-row table:style-name="ro1">
          <table:table-cell office:value-type="string" calcext:value-type="string">
            <text:p>Herrliberger_U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Uitiko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Uitikon</text:p>
          </table:table-cell>
        </table:table-row>
        <table:table-row table:style-name="ro1">
          <table:table-cell office:value-type="string" calcext:value-type="string">
            <text:p>Herrliberger_U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Uster</text:p>
          </table:table-cell>
        </table:table-row>
        <table:table-row table:style-name="ro1">
          <table:table-cell office:value-type="string" calcext:value-type="string">
            <text:p>Kloster_Rüti_-_Gesamtansicht_von_der_Schanz_um_174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üti_Abbey</text:p>
          </table:table-cell>
        </table:table-row>
        <table:table-row table:style-name="ro1">
          <table:table-cell office:value-type="string" calcext:value-type="string">
            <text:p>Kloster_Rüti_-_Gesamtansicht_von_der_Schanz_um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Amt_Rüti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ezirk_Affoltern</text:p>
          </table:table-cell>
        </table:table-row>
        <table:table-row table:style-name="ro1">
          <table:table-cell office:value-type="string" calcext:value-type="string">
            <text:p>Herrliberger_Ust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Uster_Castle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andvogtei_Knonau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Knonau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erritoriale_Entwicklung_Zürichs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nonau</text:p>
          </table:table-cell>
        </table:table-row>
        <table:table-row table:style-name="ro1">
          <table:table-cell office:value-type="string" calcext:value-type="string">
            <text:p>Bubikon_16Jd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Bubikon_16J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Franz_von_Sonnenberg_1662-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nz_von_Sonnenberg_(Großprior)</text:p>
          </table:table-cell>
        </table:table-row>
        <table:table-row table:style-name="ro1">
          <table:table-cell office:value-type="string" calcext:value-type="string">
            <text:p>Franz_von_Sonnenberg_1662-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errschaft_Heitersheim</text:p>
          </table:table-cell>
        </table:table-row>
        <table:table-row table:style-name="ro1">
          <table:table-cell office:value-type="string" calcext:value-type="string">
            <text:p>Franz_von_Sonnenberg_1662-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Johanniterkommende_Bubikon_175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Plan_Johanniterkommende_Bubikon_Lindinner178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Plan_Johanniterkommende_Bubikon_Lindinner1782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Ritterhaus_Bubikon_Wandbil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Plan_Ritterhaus_Bubikon_Zeller_Werdmüller_188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itterhaus_Bubikon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scher_Wyss_AG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Boîte_de_vitesses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fiwiki</text:p>
          </table:table-cell>
          <table:table-cell office:value-type="string" calcext:value-type="string">
            <text:p>Tekniikan_historia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nlwiki</text:p>
          </table:table-cell>
          <table:table-cell office:value-type="string" calcext:value-type="string">
            <text:p>Machine-industrie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achine_industry</text:p>
          </table:table-cell>
        </table:table-row>
        <table:table-row table:style-name="ro1">
          <table:table-cell office:value-type="string" calcext:value-type="string">
            <text:p>Escher_Wyss_Maschinenfabrik_1903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672038</text:p>
          </table:table-cell>
        </table:table-row>
        <table:table-row table:style-name="ro1">
          <table:table-cell office:value-type="string" calcext:value-type="string">
            <text:p>Escher_Wyss_Maschinenfabrik_1903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Escher_Wyss</text:p>
          </table:table-cell>
        </table:table-row>
        <table:table-row table:style-name="ro1">
          <table:table-cell office:value-type="string" calcext:value-type="string">
            <text:p>Escher_Wyss_Maschinenfabrik_190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scher_Wyss_AG</text:p>
          </table:table-cell>
        </table:table-row>
        <table:table-row table:style-name="ro1">
          <table:table-cell office:value-type="string" calcext:value-type="string">
            <text:p>Freudenberg_alte_Villa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oeller_(Unternehmerfamilie)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office:value-type="string" calcext:value-type="string">
            <text:p>frwikiversity</text:p>
          </table:table-cell>
          <table:table-cell office:value-type="string" calcext:value-type="string">
            <text:p>Histoire_des_révolutions_industrielles</text:p>
          </table:table-cell>
        </table:table-row>
        <table:table-row table:style-name="ro1">
          <table:table-cell office:value-type="string" calcext:value-type="string">
            <text:p>Freudenberg_alte_Villa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eudenberg_(Gebäude)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cawiki</text:p>
          </table:table-cell>
          <table:table-cell office:value-type="string" calcext:value-type="string">
            <text:p>Gottfried_Semper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TH_Zürich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ottfried_Semper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Ingenieurwissenschaften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ETH_Zurich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Gottfried_Semper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Gustav_Zeuner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チューリッヒ工科大学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hywiki</text:p>
          </table:table-cell>
          <table:table-cell office:value-type="string" calcext:value-type="string">
            <text:p>Գոդֆրիդ_Զեմպեր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工業大学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ポリテクニック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kkwiki</text:p>
          </table:table-cell>
          <table:table-cell office:value-type="string" calcext:value-type="string">
            <text:p>Цюрих_Швейцария_жоғарғы_техникалық_мектебі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srwiki</text:p>
          </table:table-cell>
          <table:table-cell office:value-type="string" calcext:value-type="string">
            <text:p>Готфрид_Земпер</text:p>
          </table:table-cell>
        </table:table-row>
        <table:table-row table:style-name="ro1">
          <table:table-cell office:value-type="string" calcext:value-type="string">
            <text:p>Brewery_Horber_Zu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rauereigeschichte_der_Stadt_Zürich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office:value-type="string" calcext:value-type="string">
            <text:p>svwiki</text:p>
          </table:table-cell>
          <table:table-cell office:value-type="string" calcext:value-type="string">
            <text:p>Gottfried_Semper</text:p>
          </table:table-cell>
        </table:table-row>
        <table:table-row table:style-name="ro1">
          <table:table-cell office:value-type="string" calcext:value-type="string">
            <text:p>CapelleOerlikon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Oerlikon</text:p>
          </table:table-cell>
        </table:table-row>
        <table:table-row table:style-name="ro1">
          <table:table-cell office:value-type="string" calcext:value-type="string">
            <text:p>Haus_zum_Rechberg_1772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Johann_Jakob_Bodmer</text:p>
          </table:table-cell>
        </table:table-row>
        <table:table-row table:style-name="ro1">
          <table:table-cell office:value-type="string" calcext:value-type="string">
            <text:p>Haus_zum_Rechberg_177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Jakob_Bodmer</text:p>
          </table:table-cell>
        </table:table-row>
        <table:table-row table:style-name="ro1">
          <table:table-cell office:value-type="string" calcext:value-type="string">
            <text:p>Predigerkirche_19J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Schönenhof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bara_Schulthess</text:p>
          </table:table-cell>
        </table:table-row>
        <table:table-row table:style-name="ro1">
          <table:table-cell office:value-type="string" calcext:value-type="string">
            <text:p>Haus_zum_Rechberg_1772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ヨハン・ヤーコプ・ボードマー</text:p>
          </table:table-cell>
        </table:table-row>
        <table:table-row table:style-name="ro1">
          <table:table-cell office:value-type="string" calcext:value-type="string">
            <text:p>St._Martin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Tonhalle_Zürich_-_Der_grosse_Tonhallensall_bei_der_Eröffnung_der_schweizerischen_Landesausstellung_am_1._Mai_1883_-_Grabung_Parkhaus_Opéra_-_2010-09-19_14-28-4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Landesausstellung</text:p>
          </table:table-cell>
        </table:table-row>
        <table:table-row table:style-name="ro1">
          <table:table-cell office:value-type="string" calcext:value-type="string">
            <text:p>Zuerich_Kuenstlergu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ustav_Albert_Wegmann</text:p>
          </table:table-cell>
        </table:table-row>
        <table:table-row table:style-name="ro1">
          <table:table-cell office:value-type="string" calcext:value-type="string">
            <text:p>Tonhalle_Zürich_-_Der_grosse_Tonhallensall_bei_der_Eröffnung_der_schweizerischen_Landesausstellung_am_1._Mai_1883_-_Grabung_Parkhaus_Opéra_-_2010-09-19_14-28-4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onhallekrawall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ntonsschule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s_Kantons_Zürich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ntonsschule_Rämibühl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ustav_Albert_Wegmann</text:p>
          </table:table-cell>
        </table:table-row>
        <table:table-row table:style-name="ro1">
          <table:table-cell office:value-type="string" calcext:value-type="string">
            <text:p>Zimmerleuten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unfthaus_zur_Zimmerleuten</text:p>
          </table:table-cell>
        </table:table-row>
        <table:table-row table:style-name="ro1">
          <table:table-cell office:value-type="string" calcext:value-type="string">
            <text:p>Zimmerleuten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Opernhaus_Zürich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Teatro_de_ópera_de_Zúrich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Opera_House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Opernhaus_Zürich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trwiki</text:p>
          </table:table-cell>
          <table:table-cell office:value-type="string" calcext:value-type="string">
            <text:p>Opernhaus_Zürich</text:p>
          </table:table-cell>
        </table:table-row>
        <table:table-row table:style-name="ro1">
          <table:table-cell office:value-type="string" calcext:value-type="string">
            <text:p>Kyburg_Hof_alt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Hof_nach_Restauratio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Wehrgang_alt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Hof_al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Hof_nach_Restaurati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Wehrgang_nach_Restaurari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Wehrgang_al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Kyburg_Wehrgang_nach_Restaurario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chloss_Kyburg</text:p>
          </table:table-cell>
        </table:table-row>
        <table:table-row table:style-name="ro1">
          <table:table-cell office:value-type="string" calcext:value-type="string">
            <text:p>Rüti_-_Ortsmuseum_-_Kloster_-_nach_Zeichnung_von_Wilhelm_Schulthess_1840_2011-01-05_15-15-02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formierte_Kirche_Rüti</text:p>
          </table:table-cell>
        </table:table-row>
        <table:table-row table:style-name="ro1">
          <table:table-cell office:value-type="string" calcext:value-type="string">
            <text:p>Rüti_-_Ortsmuseum_-_Kloster_-_nach_Zeichnung_von_Wilhelm_Schulthess_1840_2011-01-05_15-15-02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udwig_Schulthess</text:p>
          </table:table-cell>
        </table:table-row>
        <table:table-row table:style-name="ro1">
          <table:table-cell office:value-type="string" calcext:value-type="string">
            <text:p>Rüti_-_Ortsmuseum_-_Kloster_-_nach_Zeichnung_von_Wilhelm_Schulthess_1840_2011-01-05_15-15-02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üti_Reformed_Church</text:p>
          </table:table-cell>
        </table:table-row>
        <table:table-row table:style-name="ro1">
          <table:table-cell office:value-type="string" calcext:value-type="string">
            <text:p>Grossmünst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Bild_Wasserkirche177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Grossmünst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Bild_Wasserkirche177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Bild_Wasserkirche1770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office:value-type="string" calcext:value-type="string">
            <text:p>ca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urerplan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urerplan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Müllerplan_Grossmü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llerplan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Huldrych_Zwingli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arwiki</text:p>
          </table:table-cell>
          <table:table-cell office:value-type="string" calcext:value-type="string">
            <text:p>هولدريخ_زوينكلي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uldrych_Zwingli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elix_und_Regula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uldrych_Zwingli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Felix_and_Regula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Granda_Monaĥejo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Zurich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trwiki</text:p>
          </table:table-cell>
          <table:table-cell office:value-type="string" calcext:value-type="string">
            <text:p>Felix_ve_Regula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viwiki</text:p>
          </table:table-cell>
          <table:table-cell office:value-type="string" calcext:value-type="string">
            <text:p>Huldrych_Zwingli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慈運理</text:p>
          </table:table-cell>
        </table:table-row>
        <table:table-row table:style-name="ro1">
          <table:table-cell office:value-type="string" calcext:value-type="string">
            <text:p>Rahn_Laengsschnitt_Grossmü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Rahn_Rekonstruktion_Grossmünster_vor_Umbau_Waldman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Rahn_Rekonstruktion_Grossmünster_vor_Umbau_Waldman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Rudolf_Rahn</text:p>
          </table:table-cell>
        </table:table-row>
        <table:table-row table:style-name="ro1">
          <table:table-cell office:value-type="string" calcext:value-type="string">
            <text:p>Zürich_(Stich)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Emil_Schulthess_Grossmunster_und_Chorherrenstift_183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Emil_Schulthess_Grossmunster_und_Chorherrenstift_183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Carolinum,_Zürich</text:p>
          </table:table-cell>
        </table:table-row>
        <table:table-row table:style-name="ro1">
          <table:table-cell office:value-type="string" calcext:value-type="string">
            <text:p>Bellevue_Zürich_vor_1896_-_Grabung_Parkhaus_Opéra_-_2010-09-19_14-28-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Sechseläutenplatz,_Zürich</text:p>
          </table:table-cell>
        </table:table-row>
        <table:table-row table:style-name="ro1">
          <table:table-cell office:value-type="string" calcext:value-type="string">
            <text:p>Zürich_von_Rathausbrücke_183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Hundert_Jahre_Bilder_aus_der_Stadt_Zürich_-_Einzug_der_eidg._Gesandten_in_die_Grossmünsterkirche_bei_Eröffnung_der_Tagsatzung_180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Tagsatzung</text:p>
          </table:table-cell>
        </table:table-row>
        <table:table-row table:style-name="ro1">
          <table:table-cell office:value-type="string" calcext:value-type="string">
            <text:p>Hundert_Jahre_Bilder_aus_der_Stadt_Zürich_-_Einzug_der_eidg._Gesandten_in_die_Grossmünsterkirche_bei_Eröffnung_der_Tagsatzung_180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agsatzung</text:p>
          </table:table-cell>
        </table:table-row>
        <table:table-row table:style-name="ro1">
          <table:table-cell office:value-type="string" calcext:value-type="string">
            <text:p>Hundert_Jahre_Bilder_aus_der_Stadt_Zürich_-_Flucht_über_die_Münsterbrücke_am_6._September_183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üriputsch</text:p>
          </table:table-cell>
        </table:table-row>
        <table:table-row table:style-name="ro1">
          <table:table-cell office:value-type="string" calcext:value-type="string">
            <text:p>Hundert_Jahre_Bilder_aus_der_Stadt_Zürich_-_Flucht_über_die_Münsterbrücke_am_6._September_1839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putsch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&amp;_Zimmerleuten_2011-08-17_15-28-02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unfthaus_zur_Zimmerleuten</text:p>
          </table:table-cell>
        </table:table-row>
        <table:table-row table:style-name="ro1">
          <table:table-cell office:value-type="string" calcext:value-type="string">
            <text:p>Ulinger-Vedute_Grossmü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aspar_Ulinge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2013-04-08_15-04-5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münster</text:p>
          </table:table-cell>
        </table:table-row>
        <table:table-row table:style-name="ro1">
          <table:table-cell office:value-type="string" calcext:value-type="string">
            <text:p>Bullinger_Wasserkirch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Grossmünster_Kanzellettn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nzellettner</text:p>
          </table:table-cell>
        </table:table-row>
        <table:table-row table:style-name="ro1">
          <table:table-cell office:value-type="string" calcext:value-type="string">
            <text:p>Wasserkirche_Bibliothek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Wasserkirche_Bibliothek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Biblioteca_centrale_di_Zurigo</text:p>
          </table:table-cell>
        </table:table-row>
        <table:table-row table:style-name="ro1">
          <table:table-cell office:value-type="string" calcext:value-type="string">
            <text:p>Zürich_-_Wasserkirche-Neuhaus_1584_IMG_119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Balthasar_Bullinger</text:p>
          </table:table-cell>
        </table:table-row>
        <table:table-row table:style-name="ro1">
          <table:table-cell office:value-type="string" calcext:value-type="string">
            <text:p>Wasserkirche_Bibliothek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entralbibliothek_Zürich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Melchior_Füssli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office:value-type="string" calcext:value-type="string">
            <text:p>idwiki</text:p>
          </table:table-cell>
          <table:table-cell office:value-type="string" calcext:value-type="string">
            <text:p>Gereja_(gedung)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office:value-type="string" calcext:value-type="string">
            <text:p>mrwiki</text:p>
          </table:table-cell>
          <table:table-cell office:value-type="string" calcext:value-type="string">
            <text:p>चर्च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office:value-type="string" calcext:value-type="string">
            <text:p>fawiki</text:p>
          </table:table-cell>
          <table:table-cell office:value-type="string" calcext:value-type="string">
            <text:p>کلیسا_(ساختمان)</text:p>
          </table:table-cell>
        </table:table-row>
        <table:table-row table:style-name="ro1">
          <table:table-cell office:value-type="string" calcext:value-type="string">
            <text:p>Oberdorf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Oberdorf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Oberdorf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nz_Hegi</text:p>
          </table:table-cell>
        </table:table-row>
        <table:table-row table:style-name="ro1">
          <table:table-cell office:value-type="string" calcext:value-type="string">
            <text:p>Wasserkirche_Bibliothek_vor191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Wasserkirche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ns_Leu_der_Ältere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er_Hafner</text:p>
          </table:table-cell>
        </table:table-row>
        <table:table-row table:style-name="ro1">
          <table:table-cell office:value-type="string" calcext:value-type="string">
            <text:p>Wasserkirche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Wasserkirche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hristoph_Silberysen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uschänzli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Iconoclasm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Grosser_Hafner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schänzli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istory_of_Protestantism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fawiki</text:p>
          </table:table-cell>
          <table:table-cell office:value-type="string" calcext:value-type="string">
            <text:p>شمایل‌شکنی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ptwiki</text:p>
          </table:table-cell>
          <table:table-cell office:value-type="string" calcext:value-type="string">
            <text:p>Protestantismo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arzwiki</text:p>
          </table:table-cell>
          <table:table-cell office:value-type="string" calcext:value-type="string">
            <text:p>بروتيستانتيه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eformation_in_Switzerland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ruwiki</text:p>
          </table:table-cell>
          <table:table-cell office:value-type="string" calcext:value-type="string">
            <text:p>Протестантизм_в_Нидерландах</text:p>
          </table:table-cell>
        </table:table-row>
        <table:table-row table:style-name="ro1">
          <table:table-cell office:value-type="string" calcext:value-type="string">
            <text:p>Aurèle_Robert_-_Die_Stadtbibliothek_in_der_Wasserkirch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sel_Minster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eformation_in_Zürich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lawiki</text:p>
          </table:table-cell>
          <table:table-cell office:value-type="string" calcext:value-type="string">
            <text:p>Iconoclasmus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ptwiki</text:p>
          </table:table-cell>
          <table:table-cell office:value-type="string" calcext:value-type="string">
            <text:p>Paolo_Ricci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ptwiki</text:p>
          </table:table-cell>
          <table:table-cell office:value-type="string" calcext:value-type="string">
            <text:p>Protestantismo_clássico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office:value-type="string" calcext:value-type="string">
            <text:p>tlwiki</text:p>
          </table:table-cell>
          <table:table-cell office:value-type="string" calcext:value-type="string">
            <text:p>Ikonoklasmo</text:p>
          </table:table-cell>
        </table:table-row>
        <table:table-row table:style-name="ro1">
          <table:table-cell office:value-type="string" calcext:value-type="string">
            <text:p>Murerplan_koloriert_(Haus_zum_Rech)_-_Helmhaus_und_Wasserkirche_2013-04-08_15-43-2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Wasserkirche_2013-04-08_15-06-0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sserkirche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unfthaus_zur_Meisen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enwiki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unfthaus_zur_Meisen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Dübendorf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ns_Waldmann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pl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690944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ans_Waldmann_(mayor)</text:p>
          </table:table-cell>
        </table:table-row>
        <table:table-row table:style-name="ro1">
          <table:table-cell office:value-type="string" calcext:value-type="string">
            <text:p>Fraumünst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uine_Dübelstein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dlibach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Dübendorf</text:p>
          </table:table-cell>
        </table:table-row>
        <table:table-row table:style-name="ro1">
          <table:table-cell office:value-type="string" calcext:value-type="string">
            <text:p>Fraumünst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Hundert_Jahre_Bilder_aus_der_Stadt_Zürich_-_Münsterhof_183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nsterhof_(Zürich)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2011-08-17_15-26-36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–Enge_Alpenquai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hof-Fraumünster-Kratzquartier_2013-04-03_16-21-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ibylla_von_Helfenstein</text:p>
          </table:table-cell>
        </table:table-row>
        <table:table-row table:style-name="ro1">
          <table:table-cell office:value-type="string" calcext:value-type="string">
            <text:p>Murerplan_koloriert_(Haus_zum_Rech)_-_Münsterhof_-_Münsterbrücke_-_Fraumünster_2013-04-08_15-40-3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Fraumünster_&amp;_Münsterhof_2011-08-17_15-29-02_croppe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nsterhof_(Zürich)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2011-08-17_15-26-36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historic_pile_dwellings_around_Lake_Zurich</text:p>
          </table:table-cell>
        </table:table-row>
        <table:table-row table:style-name="ro1">
          <table:table-cell office:value-type="string" calcext:value-type="string">
            <text:p>Hundert_Jahre_Bilder_aus_der_Stadt_Zürich_-_Vue_de_la_ville_de_Zurich_depuis_l'hotel_de_l'Epe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hof-Fraumünster-Kratzquartier_2013-04-03_16-21-0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hof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hof-Fraumünster-Kratzquartier_2013-04-03_16-21-00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大教堂庭院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hof-Fraumünster-Kratzquartier_2013-04-03_16-21-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Ausstellung_Münsterhof_vom_Markplatz_zum_Parkplatz_zum_Kulturplatz_-_Der_Münsterhof_mit_dem_1811_abgebrochenen_Neptun_Brunnen,_Emil_Schulthess_um_1835,_Kunsthaus_Zürich_Grafische_Sammlung_2015-07-16_12-30-32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hof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Fraumünster_&amp;_Münsterhof_2011-08-17_15-29-02_croppe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isela_von_Spiegelberg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-_Fraumünster_-_Kratzquartier_-_Schwirren_2013-04-08_15-14-1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hof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radeplatz_(Zürich)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ürcher_Strassenbahn_Gesellschaft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össlitram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rassenbahn_Zürich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Tramway_de_Zurich</text:p>
          </table:table-cell>
        </table:table-row>
        <table:table-row table:style-name="ro1">
          <table:table-cell office:value-type="string" calcext:value-type="string">
            <text:p>St_Pet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._Peter_(Zürich)</text:p>
          </table:table-cell>
        </table:table-row>
        <table:table-row table:style-name="ro1">
          <table:table-cell office:value-type="string" calcext:value-type="string">
            <text:p>St_Peter_Esch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St._Peter,_Zürich</text:p>
          </table:table-cell>
        </table:table-row>
        <table:table-row table:style-name="ro1">
          <table:table-cell office:value-type="string" calcext:value-type="string">
            <text:p>Aktientheater_Brandruin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Aktienthea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onradin_Kreutzer</text:p>
          </table:table-cell>
        </table:table-row>
        <table:table-row table:style-name="ro1">
          <table:table-cell office:value-type="string" calcext:value-type="string">
            <text:p>Aktientheater_1839_Heg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10._November</text:p>
          </table:table-cell>
        </table:table-row>
        <table:table-row table:style-name="ro1">
          <table:table-cell office:value-type="string" calcext:value-type="string">
            <text:p>Aktientheater_1839_Heg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183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Brandruine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Brunn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onrad_Werdmüller</text:p>
          </table:table-cell>
        </table:table-row>
        <table:table-row table:style-name="ro1">
          <table:table-cell office:value-type="string" calcext:value-type="string">
            <text:p>Barfüsser_Brandruine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Bluntschl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Casino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Barfüsser_Kirchen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Brunn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urerplan</text:p>
          </table:table-cell>
        </table:table-row>
        <table:table-row table:style-name="ro1">
          <table:table-cell office:value-type="string" calcext:value-type="string">
            <text:p>Barfüsser_Müll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Casino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Ch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Theater_Brandruin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Übersich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rfüsserkloster</text:p>
          </table:table-cell>
        </table:table-row>
        <table:table-row table:style-name="ro1">
          <table:table-cell office:value-type="string" calcext:value-type="string">
            <text:p>Barfüsserkloster_ehemalige_Kirche_183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Casino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Obmannam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Theat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Längstrak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kloster_Längstrakt_um_19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aßwerk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aßwerk</text:p>
          </table:table-cell>
        </table:table-row>
        <table:table-row table:style-name="ro1">
          <table:table-cell office:value-type="string" calcext:value-type="string">
            <text:p>Barfüsser_Müll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olfbach_(Limmat)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nnenkopf</text:p>
          </table:table-cell>
        </table:table-row>
        <table:table-row table:style-name="ro1">
          <table:table-cell office:value-type="string" calcext:value-type="string">
            <text:p>Barfüsser_Arkade1.jpg</text:p>
          </table:table-cell>
          <table:table-cell office:value-type="string" calcext:value-type="string">
            <text:p>slwiki</text:p>
          </table:table-cell>
          <table:table-cell office:value-type="string" calcext:value-type="string">
            <text:p>Krogovičje</text:p>
          </table:table-cell>
        </table:table-row>
        <table:table-row table:style-name="ro1">
          <table:table-cell office:value-type="string" calcext:value-type="string">
            <text:p>Barfüsser_Arkade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aßwerk</text:p>
          </table:table-cell>
        </table:table-row>
        <table:table-row table:style-name="ro1">
          <table:table-cell office:value-type="string" calcext:value-type="string">
            <text:p>Barfüsser_Arkade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aßwerk</text:p>
          </table:table-cell>
        </table:table-row>
        <table:table-row table:style-name="ro1">
          <table:table-cell office:value-type="string" calcext:value-type="string">
            <text:p>Barfüsser_Arkade5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Ornamripo</text:p>
          </table:table-cell>
        </table:table-row>
        <table:table-row table:style-name="ro1">
          <table:table-cell office:value-type="string" calcext:value-type="string">
            <text:p>Barfüsserkloster_Casino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3.jpg</text:p>
          </table:table-cell>
          <table:table-cell office:value-type="string" calcext:value-type="string">
            <text:p>slwiki</text:p>
          </table:table-cell>
          <table:table-cell office:value-type="string" calcext:value-type="string">
            <text:p>Krogovičje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Kreuzgang_NW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1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Ornamripo</text:p>
          </table:table-cell>
        </table:table-row>
        <table:table-row table:style-name="ro1">
          <table:table-cell office:value-type="string" calcext:value-type="string">
            <text:p>Barfüsser_Kreuzgang_Südeck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office:value-type="string" calcext:value-type="string">
            <text:p>slwiki</text:p>
          </table:table-cell>
          <table:table-cell office:value-type="string" calcext:value-type="string">
            <text:p>Krogovičje</text:p>
          </table:table-cell>
        </table:table-row>
        <table:table-row table:style-name="ro1">
          <table:table-cell office:value-type="string" calcext:value-type="string">
            <text:p>Barfüsser_Arkade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3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Ornamripo</text:p>
          </table:table-cell>
        </table:table-row>
        <table:table-row table:style-name="ro1">
          <table:table-cell office:value-type="string" calcext:value-type="string">
            <text:p>Barfüsser_alter_Bod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Quertrak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Kreuzgang_N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Kreuzgang_Osteck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Ornamripo</text:p>
          </table:table-cell>
        </table:table-row>
        <table:table-row table:style-name="ro1">
          <table:table-cell office:value-type="string" calcext:value-type="string">
            <text:p>Barfüsser_Kreuzgang_Südecke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808118</text:p>
          </table:table-cell>
        </table:table-row>
        <table:table-row table:style-name="ro1">
          <table:table-cell office:value-type="string" calcext:value-type="string">
            <text:p>Barfüsser_Arkade5.jpg</text:p>
          </table:table-cell>
          <table:table-cell office:value-type="string" calcext:value-type="string">
            <text:p>slwiki</text:p>
          </table:table-cell>
          <table:table-cell office:value-type="string" calcext:value-type="string">
            <text:p>Krogovičje</text:p>
          </table:table-cell>
        </table:table-row>
        <table:table-row table:style-name="ro1">
          <table:table-cell office:value-type="string" calcext:value-type="string">
            <text:p>Barfüsser_Standort_Kirch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arfüsser_Kreuzgang_Südeck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Zürich/Kreis_1_(Ost)</text:p>
          </table:table-cell>
        </table:table-row>
        <table:table-row table:style-name="ro1">
          <table:table-cell office:value-type="string" calcext:value-type="string">
            <text:p>Barfüsser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rfüsserkloster_Zürich</text:p>
          </table:table-cell>
        </table:table-row>
        <table:table-row table:style-name="ro1">
          <table:table-cell office:value-type="string" calcext:value-type="string">
            <text:p>Brüggli_farbi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Gedecktes_Brüggli_178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Gedecktes_Brüggli_1900_inn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Waisenhausbollwerk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Bullinger_altes_Stadt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Kaufhaus_Umbauprojek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Bullinger_177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Balthasar_Bullinger</text:p>
          </table:table-cell>
        </table:table-row>
        <table:table-row table:style-name="ro1">
          <table:table-cell office:value-type="string" calcext:value-type="string">
            <text:p>Kaufhaus_189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Bullinger_177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Kornhaus_Querschnit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Fraumünst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Musiksaal_170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Hirschengraben_Bran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Hirschengraben_Herrliber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Schulhaus_Hirschengrab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digerkloster</text:p>
          </table:table-cell>
        </table:table-row>
        <table:table-row table:style-name="ro1">
          <table:table-cell office:value-type="string" calcext:value-type="string">
            <text:p>Oberer_Hirschengraben_183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Haus_zum_Kiel_Herrliber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Murerplan_rechts_der_Limma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Bauhaus_17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Bauhaus_185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Bauhaus_17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Bauhaus_inn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Altes_Stadthaus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Altes_Stadthaus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Bauhaus_Plän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Zürich_-_Murerplan_-_Ausschnitt_Papierwer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Zuerich_1863_sw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Richard_Wagner</text:p>
          </table:table-cell>
        </table:table-row>
        <table:table-row table:style-name="ro1">
          <table:table-cell office:value-type="string" calcext:value-type="string">
            <text:p>Zuerich_1863_sw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Zuerich_1863_sw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Zuerich_1863_sw.jpg</text:p>
          </table:table-cell>
          <table:table-cell office:value-type="string" calcext:value-type="string">
            <text:p>plwiki</text:p>
          </table:table-cell>
          <table:table-cell office:value-type="string" calcext:value-type="string">
            <text:p>Zurych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Globuskrawall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lobuskrawall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polizei_Zürich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mmat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nsumverein_Zürich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Émeute_du_Globus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Limmat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Limmat</text:p>
          </table:table-cell>
        </table:table-row>
        <table:table-row table:style-name="ro1">
          <table:table-cell office:value-type="string" calcext:value-type="string">
            <text:p>Müller_Spital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llerplan</text:p>
          </table:table-cell>
        </table:table-row>
        <table:table-row table:style-name="ro1">
          <table:table-cell office:value-type="string" calcext:value-type="string">
            <text:p>Predigerquartier_vor_187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Glockenaufzug_Predigerkirche19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Predigerkirche_vor_19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Predigerkirche_vor_190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digerkirche_Zürich</text:p>
          </table:table-cell>
        </table:table-row>
        <table:table-row table:style-name="ro1">
          <table:table-cell office:value-type="string" calcext:value-type="string">
            <text:p>Predigerkirche_vor_1900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普雷迪格教堂_(苏黎世)</text:p>
          </table:table-cell>
        </table:table-row>
        <table:table-row table:style-name="ro1">
          <table:table-cell office:value-type="string" calcext:value-type="string">
            <text:p>Predigerkloster_188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digerkloster</text:p>
          </table:table-cell>
        </table:table-row>
        <table:table-row table:style-name="ro1">
          <table:table-cell office:value-type="string" calcext:value-type="string">
            <text:p>Predigerkloster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digerkirche_Zürich</text:p>
          </table:table-cell>
        </table:table-row>
        <table:table-row table:style-name="ro1">
          <table:table-cell office:value-type="string" calcext:value-type="string">
            <text:p>Predigerkloster_Murerplan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普雷迪格教堂_(苏黎世)</text:p>
          </table:table-cell>
        </table:table-row>
        <table:table-row table:style-name="ro1">
          <table:table-cell office:value-type="string" calcext:value-type="string">
            <text:p>Predigerkloster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Predigerkloster_188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Zuerich_Predigerkirche_vor_191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Predigerkirche_ZH_1742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Predigerkirche_Zürich</text:p>
          </table:table-cell>
        </table:table-row>
        <table:table-row table:style-name="ro1">
          <table:table-cell office:value-type="string" calcext:value-type="string">
            <text:p>Müllerplan_Predi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redigerkloster_Zürich</text:p>
          </table:table-cell>
        </table:table-row>
        <table:table-row table:style-name="ro1">
          <table:table-cell office:value-type="string" calcext:value-type="string">
            <text:p>Münsterbrücke_Kauf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nsterbrücke_(Zürich)</text:p>
          </table:table-cell>
        </table:table-row>
        <table:table-row table:style-name="ro1">
          <table:table-cell office:value-type="string" calcext:value-type="string">
            <text:p>Münsterbrücke_Kauf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2013-04-08_15-19-43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brücke,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2013-04-08_15-19-43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大教堂桥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2013-04-08_15-19-4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nsterbrücke_(Zürich)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Uetliberg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Müllerplan_Weinplatz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us_zum_Schwert_(Zürich)</text:p>
          </table:table-cell>
        </table:table-row>
        <table:table-row table:style-name="ro1">
          <table:table-cell office:value-type="string" calcext:value-type="string">
            <text:p>Müllerplan_Weinplatz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lner_(Zürich)</text:p>
          </table:table-cell>
        </table:table-row>
        <table:table-row table:style-name="ro1">
          <table:table-cell office:value-type="string" calcext:value-type="string">
            <text:p>Weinplatz_Schwer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us_zum_Schwert_(Zürich)</text:p>
          </table:table-cell>
        </table:table-row>
        <table:table-row table:style-name="ro1">
          <table:table-cell office:value-type="string" calcext:value-type="string">
            <text:p>Zürich_-_Murerplan_-_Ausschnitt_Rat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ipfe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us_zum_Schwert_(Zürich)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ns_Leu_der_Ältere</text:p>
          </table:table-cell>
        </table:table-row>
        <table:table-row table:style-name="ro1">
          <table:table-cell office:value-type="string" calcext:value-type="string">
            <text:p>Zürich_-_Murerplan_-_Ausschnitt_Rat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Zürich_-_Murerplan_-_Zunfthaus_Haue_und_Rüde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unfthaus_zur_Haue</text:p>
          </table:table-cell>
        </table:table-row>
        <table:table-row table:style-name="ro1">
          <table:table-cell office:value-type="string" calcext:value-type="string">
            <text:p>Zürich_-_Murerplan_-_Zunfthaus_Haue_und_Rüde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aus_zum_Rüden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cswiki</text:p>
          </table:table-cell>
          <table:table-cell office:value-type="string" calcext:value-type="string">
            <text:p>Eduard_Spelterini</text:p>
          </table:table-cell>
        </table:table-row>
        <table:table-row table:style-name="ro1">
          <table:table-cell office:value-type="string" calcext:value-type="string">
            <text:p>Zürich_-_Murerplan_-_Zunfthaus_Haue_und_Rüd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us_zum_Rüden</text:p>
          </table:table-cell>
        </table:table-row>
        <table:table-row table:style-name="ro1">
          <table:table-cell office:value-type="string" calcext:value-type="string">
            <text:p>Zürich_-_Murerplan_-_Zunfthaus_Haue_und_Rüd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unfthaus_zur_Haue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ennweg_(Zürich)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Eduard_Spelterini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duard_Spelterini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ürkliplatz,_Zürich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uschänzli</text:p>
          </table:table-cell>
        </table:table-row>
        <table:table-row table:style-name="ro1">
          <table:table-cell office:value-type="string" calcext:value-type="string">
            <text:p>Rathausbrücke_Wikiana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Wickiana</text:p>
          </table:table-cell>
        </table:table-row>
        <table:table-row table:style-name="ro1">
          <table:table-cell office:value-type="string" calcext:value-type="string">
            <text:p>Rathausbrücke_Wikiana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einplatz_(Zürich)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hof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svwiki</text:p>
          </table:table-cell>
          <table:table-cell office:value-type="string" calcext:value-type="string">
            <text:p>Eduard_Spelterini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istory_of_Zürich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Ulinger_Rathausbrücke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brücke_(Zürich)</text:p>
          </table:table-cell>
        </table:table-row>
        <table:table-row table:style-name="ro1">
          <table:table-cell office:value-type="string" calcext:value-type="string">
            <text:p>Ulinger_Rathausbrücke_174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aspar_Ulinger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Münsterbrücke,_Zürich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Quaianlagen_(Zürich)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ellevueplatz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利马特河滨河路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athausbrücke,_Zürich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Frauenbad_Stadthausquai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大教堂桥</text:p>
          </table:table-cell>
        </table:table-row>
        <table:table-row table:style-name="ro1">
          <table:table-cell office:value-type="string" calcext:value-type="string">
            <text:p>Altes_Rathaus_Escher.jpg</text:p>
          </table:table-cell>
          <table:table-cell office:value-type="string" calcext:value-type="string">
            <text:p>alswiki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Altes_Rathaus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old_Escher</text:p>
          </table:table-cell>
        </table:table-row>
        <table:table-row table:style-name="ro1">
          <table:table-cell office:value-type="string" calcext:value-type="string">
            <text:p>Altes_Rathaus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_(Zürich)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Melchior_Füssli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formation_und_Gegenreformation_in_der_Schweiz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Town_Hall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_(Zürich)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bewiki</text:p>
          </table:table-cell>
          <table:table-cell office:value-type="string" calcext:value-type="string">
            <text:p>Ратуша,_Цюрых</text:p>
          </table:table-cell>
        </table:table-row>
        <table:table-row table:style-name="ro1">
          <table:table-cell office:value-type="string" calcext:value-type="string">
            <text:p>Rathaus_Edlibach_Z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athaus_(Zürich)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ukwiki</text:p>
          </table:table-cell>
          <table:table-cell office:value-type="string" calcext:value-type="string">
            <text:p>Цюрихська_ратуша</text:p>
          </table:table-cell>
        </table:table-row>
        <table:table-row table:style-name="ro1">
          <table:table-cell office:value-type="string" calcext:value-type="string">
            <text:p>Limmatquai_1900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9315546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苏黎世市政厅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office:value-type="string" calcext:value-type="string">
            <text:p>ruwiki</text:p>
          </table:table-cell>
          <table:table-cell office:value-type="string" calcext:value-type="string">
            <text:p>Ратуша_(Цюрих)</text:p>
          </table:table-cell>
        </table:table-row>
        <table:table-row table:style-name="ro1">
          <table:table-cell office:value-type="string" calcext:value-type="string">
            <text:p>Isenring_Bahnhof_Zürich_184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9._August</text:p>
          </table:table-cell>
        </table:table-row>
        <table:table-row table:style-name="ro1">
          <table:table-cell office:value-type="string" calcext:value-type="string">
            <text:p>Bahnhof_Zürich_1847_(Originalscan)-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Bahnhof_Zürich_1847_(Originalscan)-2.jpg</text:p>
          </table:table-cell>
          <table:table-cell office:value-type="string" calcext:value-type="string">
            <text:p>glwiki</text:p>
          </table:table-cell>
          <table:table-cell office:value-type="string" calcext:value-type="string">
            <text:p>Estación_central_de_Zürich</text:p>
          </table:table-cell>
        </table:table-row>
        <table:table-row table:style-name="ro1">
          <table:table-cell office:value-type="string" calcext:value-type="string">
            <text:p>Isenring_Bahnhof_Zürich_184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bahn</text:p>
          </table:table-cell>
        </table:table-row>
        <table:table-row table:style-name="ro1">
          <table:table-cell office:value-type="string" calcext:value-type="string">
            <text:p>Isenring_Bahnhof_Zürich_184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ustav_Albert_Wegmann</text:p>
          </table:table-cell>
        </table:table-row>
        <table:table-row table:style-name="ro1">
          <table:table-cell office:value-type="string" calcext:value-type="string">
            <text:p>Isenring_Bahnhof_Zürich_184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Hauptbahnhof</text:p>
          </table:table-cell>
        </table:table-row>
        <table:table-row table:style-name="ro1">
          <table:table-cell office:value-type="string" calcext:value-type="string">
            <text:p>Zuerich_Bahnhof_Wegmann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Estación_central_de_Zúrich</text:p>
          </table:table-cell>
        </table:table-row>
        <table:table-row table:style-name="ro1">
          <table:table-cell office:value-type="string" calcext:value-type="string">
            <text:p>Zuerich_Bahnhof_Wegmann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チューリッヒ中央駅</text:p>
          </table:table-cell>
        </table:table-row>
        <table:table-row table:style-name="ro1">
          <table:table-cell office:value-type="string" calcext:value-type="string">
            <text:p>Grundriss_Bahnhof_Zürich_und_Baden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panischbrötlibahn</text:p>
          </table:table-cell>
        </table:table-row>
        <table:table-row table:style-name="ro1">
          <table:table-cell office:value-type="string" calcext:value-type="string">
            <text:p>Grundriss_Bahnhof_Zürich_und_Bad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bahn</text:p>
          </table:table-cell>
        </table:table-row>
        <table:table-row table:style-name="ro1">
          <table:table-cell office:value-type="string" calcext:value-type="string">
            <text:p>Zuerich_Bahnhof_Wegmann.jpg</text:p>
          </table:table-cell>
          <table:table-cell office:value-type="string" calcext:value-type="string">
            <text:p>plwiki</text:p>
          </table:table-cell>
          <table:table-cell office:value-type="string" calcext:value-type="string">
            <text:p>Historia_kolei_w_Szwajcarii</text:p>
          </table:table-cell>
        </table:table-row>
        <table:table-row table:style-name="ro1">
          <table:table-cell office:value-type="string" calcext:value-type="string">
            <text:p>Grundriss_Bahnhof_Zürich_und_Bade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hnhof_Baden</text:p>
          </table:table-cell>
        </table:table-row>
        <table:table-row table:style-name="ro1">
          <table:table-cell office:value-type="string" calcext:value-type="string">
            <text:p>Grundriss_Bahnhof_Zürich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Hauptbahnhof</text:p>
          </table:table-cell>
        </table:table-row>
        <table:table-row table:style-name="ro1">
          <table:table-cell office:value-type="string" calcext:value-type="string">
            <text:p>Grundriss_Bahnhof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chweizer_Eisenbahn</text:p>
          </table:table-cell>
        </table:table-row>
        <table:table-row table:style-name="ro1">
          <table:table-cell office:value-type="string" calcext:value-type="string">
            <text:p>Hundert_Jahre_Bilder_aus_der_Stadt_Zürich_-_Der_Bahnhof_der_Nordbahngesellschaft_in_Zürich_1847.jpg</text:p>
          </table:table-cell>
          <table:table-cell office:value-type="string" calcext:value-type="string">
            <text:p>trwiki</text:p>
          </table:table-cell>
          <table:table-cell office:value-type="string" calcext:value-type="string">
            <text:p>Schanzengraben</text:p>
          </table:table-cell>
        </table:table-row>
        <table:table-row table:style-name="ro1">
          <table:table-cell office:value-type="string" calcext:value-type="string">
            <text:p>Grundriss_Bahnhof_Zürich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Stazione_di_Zurigo_Centrale</text:p>
          </table:table-cell>
        </table:table-row>
        <table:table-row table:style-name="ro1">
          <table:table-cell office:value-type="string" calcext:value-type="string">
            <text:p>Hundert_Jahre_Bilder_aus_der_Stadt_Zürich_-_Der_Bahnhof_der_Nordbahngesellschaft_in_Zürich_184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Schanzengraben_Zürich</text:p>
          </table:table-cell>
        </table:table-row>
        <table:table-row table:style-name="ro1">
          <table:table-cell office:value-type="string" calcext:value-type="string">
            <text:p>Hundert_Jahre_Bilder_aus_der_Stadt_Zürich_-_Der_Bahnhof_der_Nordbahngesellschaft_in_Zürich_1847.jpg</text:p>
          </table:table-cell>
          <table:table-cell office:value-type="string" calcext:value-type="string">
            <text:p>ukwiki</text:p>
          </table:table-cell>
          <table:table-cell office:value-type="string" calcext:value-type="string">
            <text:p>Зіль</text:p>
          </table:table-cell>
        </table:table-row>
        <table:table-row table:style-name="ro1">
          <table:table-cell office:value-type="string" calcext:value-type="string">
            <text:p>Zürich_HB_um_1900.jpg</text:p>
          </table:table-cell>
          <table:table-cell office:value-type="string" calcext:value-type="string">
            <text:p>nl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Zurich_Urbahnhof_am_Stadtrand_-_1846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Gare_centrale_de_Zurich</text:p>
          </table:table-cell>
        </table:table-row>
        <table:table-row table:style-name="ro1">
          <table:table-cell office:value-type="string" calcext:value-type="string">
            <text:p>Quaibrücke_188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ürkliplatz,_Zürich</text:p>
          </table:table-cell>
        </table:table-row>
        <table:table-row table:style-name="ro1">
          <table:table-cell office:value-type="string" calcext:value-type="string">
            <text:p>Quaibrücke_Zürich_um_189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Emil_Schmid-Kerez</text:p>
          </table:table-cell>
        </table:table-row>
        <table:table-row table:style-name="ro1">
          <table:table-cell office:value-type="string" calcext:value-type="string">
            <text:p>Quaibrücke_Zürich_um_189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ürkliplatz</text:p>
          </table:table-cell>
        </table:table-row>
        <table:table-row table:style-name="ro1">
          <table:table-cell office:value-type="string" calcext:value-type="string">
            <text:p>Quaibrücke_Zürich_um_189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Quaibrücke</text:p>
          </table:table-cell>
        </table:table-row>
        <table:table-row table:style-name="ro1">
          <table:table-cell office:value-type="string" calcext:value-type="string">
            <text:p>Quaibrücke_188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Quaibrücke_Zürich_um_189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Quaibrücke,_Zürich</text:p>
          </table:table-cell>
        </table:table-row>
        <table:table-row table:style-name="ro1">
          <table:table-cell office:value-type="string" calcext:value-type="string">
            <text:p>Grendeltor_Lag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tor_Lage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545664</text:p>
          </table:table-cell>
        </table:table-row>
        <table:table-row table:style-name="ro1">
          <table:table-cell office:value-type="string" calcext:value-type="string">
            <text:p>Modellbogen_Grendel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Pädagogischer_Verlag_des_Lehrerinnen-_und_Lehrervereins_Zürich</text:p>
          </table:table-cell>
        </table:table-row>
        <table:table-row table:style-name="ro1">
          <table:table-cell office:value-type="string" calcext:value-type="string">
            <text:p>Grendel_Guigo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Zürich_-_Stadtmodell_IMG_135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Kull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Grendel_Kull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Grendel_Uster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Martin_Usteri</text:p>
          </table:table-cell>
        </table:table-row>
        <table:table-row table:style-name="ro1">
          <table:table-cell office:value-type="string" calcext:value-type="string">
            <text:p>Grendel_Schifflände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545664</text:p>
          </table:table-cell>
        </table:table-row>
        <table:table-row table:style-name="ro1">
          <table:table-cell office:value-type="string" calcext:value-type="string">
            <text:p>Grendel_Schiffländ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Schiffländ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elmhaus_(Hotel)</text:p>
          </table:table-cell>
        </table:table-row>
        <table:table-row table:style-name="ro1">
          <table:table-cell office:value-type="string" calcext:value-type="string">
            <text:p>Grendel_Kull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Zürich_Müllerplan_Well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schänzli</text:p>
          </table:table-cell>
        </table:table-row>
        <table:table-row table:style-name="ro1">
          <table:table-cell office:value-type="string" calcext:value-type="string">
            <text:p>Zürich_Müllerplan_Well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üllerplan</text:p>
          </table:table-cell>
        </table:table-row>
        <table:table-row table:style-name="ro1">
          <table:table-cell office:value-type="string" calcext:value-type="string">
            <text:p>Zürich_Müllerplan_Well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Zürich_Müllerplan_Wellenber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Grendel_Uster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formation_und_Gegenreformation_in_der_Schweiz</text:p>
          </table:table-cell>
        </table:table-row>
        <table:table-row table:style-name="ro1">
          <table:table-cell office:value-type="string" calcext:value-type="string">
            <text:p>Grendeltor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Stadttor</text:p>
          </table:table-cell>
        </table:table-row>
        <table:table-row table:style-name="ro1">
          <table:table-cell office:value-type="string" calcext:value-type="string">
            <text:p>Zurich_c1660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Conrad_Meyer_(pittore)</text:p>
          </table:table-cell>
        </table:table-row>
        <table:table-row table:style-name="ro1">
          <table:table-cell office:value-type="string" calcext:value-type="string">
            <text:p>Wellenberg_JanHackaer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an_Hackaert</text:p>
          </table:table-cell>
        </table:table-row>
        <table:table-row table:style-name="ro1">
          <table:table-cell office:value-type="string" calcext:value-type="string">
            <text:p>Zurich_c1660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Conrad_Meyer_(painter)</text:p>
          </table:table-cell>
        </table:table-row>
        <table:table-row table:style-name="ro1">
          <table:table-cell office:value-type="string" calcext:value-type="string">
            <text:p>Grendel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Confédération_des_XXII_cantons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Grendeltor_2013-04-03_16-25-4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Grendeltor_2013-04-03_16-25-4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uschänzli</text:p>
          </table:table-cell>
        </table:table-row>
        <table:table-row table:style-name="ro1">
          <table:table-cell office:value-type="string" calcext:value-type="string">
            <text:p>Grendel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nz_Hegi</text:p>
          </table:table-cell>
        </table:table-row>
        <table:table-row table:style-name="ro1">
          <table:table-cell office:value-type="string" calcext:value-type="string">
            <text:p>Augustiner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nz_Hegi</text:p>
          </table:table-cell>
        </table:table-row>
        <table:table-row table:style-name="ro1">
          <table:table-cell office:value-type="string" calcext:value-type="string">
            <text:p>Augustiner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Augustinertor.jpg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奥古斯丁巷</text:p>
          </table:table-cell>
        </table:table-row>
        <table:table-row table:style-name="ro1">
          <table:table-cell office:value-type="string" calcext:value-type="string">
            <text:p>Augustinerto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Augustinergasse</text:p>
          </table:table-cell>
        </table:table-row>
        <table:table-row table:style-name="ro1">
          <table:table-cell office:value-type="string" calcext:value-type="string">
            <text:p>Fröschengraben_Grundriss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öschengraben</text:p>
          </table:table-cell>
        </table:table-row>
        <table:table-row table:style-name="ro1">
          <table:table-cell office:value-type="string" calcext:value-type="string">
            <text:p>Rennwegtor-Rennwe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_(Zürich)</text:p>
          </table:table-cell>
        </table:table-row>
        <table:table-row table:style-name="ro1">
          <table:table-cell office:value-type="string" calcext:value-type="string">
            <text:p>Rennwegtor_Silberysen_157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hristoph_Silberysen</text:p>
          </table:table-cell>
        </table:table-row>
        <table:table-row table:style-name="ro1">
          <table:table-cell office:value-type="string" calcext:value-type="string">
            <text:p>Rennwegtor-Rennwe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nz_Hegi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öschengraben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Fortifications_of_Zürich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Bahnhofstrasse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hnhofstrasse</text:p>
          </table:table-cell>
        </table:table-row>
        <table:table-row table:style-name="ro1">
          <table:table-cell office:value-type="string" calcext:value-type="string">
            <text:p>Fröschengraben_Bullin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öschengraben</text:p>
          </table:table-cell>
        </table:table-row>
        <table:table-row table:style-name="ro1">
          <table:table-cell office:value-type="string" calcext:value-type="string">
            <text:p>Trül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Melchior_Römer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ruwiki</text:p>
          </table:table-cell>
          <table:table-cell office:value-type="string" calcext:value-type="string">
            <text:p>Банхофштрассе_(Цюрих)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ennweg_(Zürich)</text:p>
          </table:table-cell>
        </table:table-row>
        <table:table-row table:style-name="ro1">
          <table:table-cell office:value-type="string" calcext:value-type="string">
            <text:p>Rennwegtor_Edlibach.tiff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Carl_Toechi_186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Fröschengraben_Bullin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Rennwegtor_186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Werdmüll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L._Pfyffer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Fröschengraben_Bullin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Balthasar_Bullinger</text:p>
          </table:table-cell>
        </table:table-row>
        <table:table-row table:style-name="ro1">
          <table:table-cell office:value-type="string" calcext:value-type="string">
            <text:p>Rennwegtor_Standort_heute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Standort_heute2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27132067</text:p>
          </table:table-cell>
        </table:table-row>
        <table:table-row table:style-name="ro1">
          <table:table-cell office:value-type="string" calcext:value-type="string">
            <text:p>Rennwegtor_Honegger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Kronentor.jpg</text:p>
          </table:table-cell>
          <table:table-cell office:value-type="string" calcext:value-type="string">
            <text:p>nnwiki</text:p>
          </table:table-cell>
          <table:table-cell office:value-type="string" calcext:value-type="string">
            <text:p>Franz_Hegi</text:p>
          </table:table-cell>
        </table:table-row>
        <table:table-row table:style-name="ro1">
          <table:table-cell office:value-type="string" calcext:value-type="string">
            <text:p>Kronent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Kronentor_182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Kronentor_182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ilhelm_Scheuchzer</text:p>
          </table:table-cell>
        </table:table-row>
        <table:table-row table:style-name="ro1">
          <table:table-cell office:value-type="string" calcext:value-type="string">
            <text:p>Neumarkttor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eumarkttor</text:p>
          </table:table-cell>
        </table:table-row>
        <table:table-row table:style-name="ro1">
          <table:table-cell office:value-type="string" calcext:value-type="string">
            <text:p>Kronentor_1827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Wilhelm_Scheuchzer</text:p>
          </table:table-cell>
        </table:table-row>
        <table:table-row table:style-name="ro1">
          <table:table-cell office:value-type="string" calcext:value-type="string">
            <text:p>Neumarkttor_Heinrich_Keller_Juli_182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einrich_Keller_(Kartograf)</text:p>
          </table:table-cell>
        </table:table-row>
        <table:table-row table:style-name="ro1">
          <table:table-cell office:value-type="string" calcext:value-type="string">
            <text:p>Ulinger-Vedute_Halseisengass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Ulinger-Vedute_Halseisengass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aspar_Ulinger</text:p>
          </table:table-cell>
        </table:table-row>
        <table:table-row table:style-name="ro1">
          <table:table-cell office:value-type="string" calcext:value-type="string">
            <text:p>Kronentor_Müll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eumarkttor</text:p>
          </table:table-cell>
        </table:table-row>
        <table:table-row table:style-name="ro1">
          <table:table-cell office:value-type="string" calcext:value-type="string">
            <text:p>Kronentor_182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Neumarkttor_Heinrich_Keller_Juli_182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eumarkttor</text:p>
          </table:table-cell>
        </table:table-row>
        <table:table-row table:style-name="ro1">
          <table:table-cell office:value-type="string" calcext:value-type="string">
            <text:p>Universitaet_Zuerich_1838_186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Universität_Zürich</text:p>
          </table:table-cell>
        </table:table-row>
        <table:table-row table:style-name="ro1">
          <table:table-cell office:value-type="string" calcext:value-type="string">
            <text:p>Karikatur_Strauss-Affäre_Zürich_183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raussenhandel</text:p>
          </table:table-cell>
        </table:table-row>
        <table:table-row table:style-name="ro1">
          <table:table-cell office:value-type="string" calcext:value-type="string">
            <text:p>Universitaet_Zuerich_1838_186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Kronenporte_Un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arikatur_Strauss-Affäre_Zürich_183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David_Friedrich_Strauß</text:p>
          </table:table-cell>
        </table:table-row>
        <table:table-row table:style-name="ro1">
          <table:table-cell office:value-type="string" calcext:value-type="string">
            <text:p>Universitaet_Zuerich_1838_1864.jpg</text:p>
          </table:table-cell>
          <table:table-cell office:value-type="string" calcext:value-type="string">
            <text:p>ltwiki</text:p>
          </table:table-cell>
          <table:table-cell office:value-type="string" calcext:value-type="string">
            <text:p>Ciuricho_universitetas</text:p>
          </table:table-cell>
        </table:table-row>
        <table:table-row table:style-name="ro1">
          <table:table-cell office:value-type="string" calcext:value-type="string">
            <text:p>Universitaet_Zuerich_1838_1864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Università_di_Zurigo</text:p>
          </table:table-cell>
        </table:table-row>
        <table:table-row table:style-name="ro1">
          <table:table-cell office:value-type="string" calcext:value-type="string">
            <text:p>Fraumünster_Hof_189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Fraumünsterkreuzgang_189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Fraumünster</text:p>
          </table:table-cell>
        </table:table-row>
        <table:table-row table:style-name="ro1">
          <table:table-cell office:value-type="string" calcext:value-type="string">
            <text:p>Kaufhaus_1897.jpg</text:p>
          </table:table-cell>
          <table:table-cell office:value-type="string" calcext:value-type="string">
            <text:p>arwiki</text:p>
          </table:table-cell>
          <table:table-cell office:value-type="string" calcext:value-type="string">
            <text:p>مخزن_حبوب</text:p>
          </table:table-cell>
        </table:table-row>
        <table:table-row table:style-name="ro1">
          <table:table-cell office:value-type="string" calcext:value-type="string">
            <text:p>Kaufhaus_Abbru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ornhaus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aufhaus_1897.jpg</text:p>
          </table:table-cell>
          <table:table-cell office:value-type="string" calcext:value-type="string">
            <text:p>glwiki</text:p>
          </table:table-cell>
          <table:table-cell office:value-type="string" calcext:value-type="string">
            <text:p>Celeiro_(construción)</text:p>
          </table:table-cell>
        </table:table-row>
        <table:table-row table:style-name="ro1">
          <table:table-cell office:value-type="string" calcext:value-type="string">
            <text:p>Kornhaus_Zürich_um_189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ornhaus_(Zürich)</text:p>
          </table:table-cell>
        </table:table-row>
        <table:table-row table:style-name="ro1">
          <table:table-cell office:value-type="string" calcext:value-type="string">
            <text:p>Kratz_Korn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024-A.tif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Bahnhofbrücke,_Zürich</text:p>
          </table:table-cell>
        </table:table-row>
        <table:table-row table:style-name="ro1">
          <table:table-cell office:value-type="string" calcext:value-type="string">
            <text:p>CH-NB_-_Zürich,_Kreis_5_-_Eduard_Spelterini_-_EAD-WEHR-32022-A.tif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Stazione_di_Zurigo_Centrale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106-B.tif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Stazione_di_Zurigo_Centrale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024-A.tif</text:p>
          </table:table-cell>
          <table:table-cell office:value-type="string" calcext:value-type="string">
            <text:p>zhwiki</text:p>
          </table:table-cell>
          <table:table-cell office:value-type="string" calcext:value-type="string">
            <text:p>火车站桥</text:p>
          </table:table-cell>
        </table:table-row>
        <table:table-row table:style-name="ro1">
          <table:table-cell office:value-type="string" calcext:value-type="string">
            <text:p>CH-NB_-_Zürich,_Kreis_5_-_Eduard_Spelterini_-_EAD-WEHR-32022-A.tif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Aussersihler_Viadukt</text:p>
          </table:table-cell>
        </table:table-row>
        <table:table-row table:style-name="ro1">
          <table:table-cell office:value-type="string" calcext:value-type="string">
            <text:p>Rennwegtor_vor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Rennwegbollwerk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bollwerk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Rennwegtor_vor_186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nnweg_(Zürich)</text:p>
          </table:table-cell>
        </table:table-row>
        <table:table-row table:style-name="ro1">
          <table:table-cell office:value-type="string" calcext:value-type="string">
            <text:p>Brüggli_189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Gedecktes_Brüggli_Hauptbahnhof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Gedecktes_Brüggli_Bahnhofqua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Brüggli_Waisenhausbollwerk_190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Gedecktes_Brüggli_Hauptbahnhof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s_Brüggli</text:p>
          </table:table-cell>
        </table:table-row>
        <table:table-row table:style-name="ro1">
          <table:table-cell office:value-type="string" calcext:value-type="string">
            <text:p>Gedecktes_Brüggl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deckte_Brücke</text:p>
          </table:table-cell>
        </table:table-row>
        <table:table-row table:style-name="ro1">
          <table:table-cell office:value-type="string" calcext:value-type="string">
            <text:p>Rechberghaus_188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Hirschengraben_Zürich_Süd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irschengraben_(Zürich)</text:p>
          </table:table-cell>
        </table:table-row>
        <table:table-row table:style-name="ro1">
          <table:table-cell office:value-type="string" calcext:value-type="string">
            <text:p>Oetenbach_170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7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6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Rudolf_Rahn</text:p>
          </table:table-cell>
        </table:table-row>
        <table:table-row table:style-name="ro1">
          <table:table-cell office:value-type="string" calcext:value-type="string">
            <text:p>Gygerplan_Wollishofen.jpg</text:p>
          </table:table-cell>
          <table:table-cell office:value-type="string" calcext:value-type="string">
            <text:p>trwiki</text:p>
          </table:table-cell>
          <table:table-cell office:value-type="string" calcext:value-type="string">
            <text:p>Wollishofen</text:p>
          </table:table-cell>
        </table:table-row>
        <table:table-row table:style-name="ro1">
          <table:table-cell office:value-type="string" calcext:value-type="string">
            <text:p>Oetenbach_187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onrad_Werdmüller</text:p>
          </table:table-cell>
        </table:table-row>
        <table:table-row table:style-name="ro1">
          <table:table-cell office:value-type="string" calcext:value-type="string">
            <text:p>Oetenbach_Esch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Kreuzgan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Handschrif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ExLibri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Cho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Murerpla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Oetenbach_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Täf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Ulinger-Vedute_Oetenba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Caspar_Ulinger</text:p>
          </table:table-cell>
        </table:table-row>
        <table:table-row table:style-name="ro1">
          <table:table-cell office:value-type="string" calcext:value-type="string">
            <text:p>Oetenbach_Stadtmodell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Murer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loss_Regensberg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Regensberg_Castle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gensberger_Fehde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Surbtal</text:p>
          </table:table-cell>
        </table:table-row>
        <table:table-row table:style-name="ro1">
          <table:table-cell office:value-type="string" calcext:value-type="string">
            <text:p>Oetenbach_Pla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Zürichhorn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Regensberg_(Adelsgeschlecht)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Alt-Regensberg_Castle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House_of_Regensberg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cswiki</text:p>
          </table:table-cell>
          <table:table-cell office:value-type="string" calcext:value-type="string">
            <text:p>Oerlikon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eebach_(Stadt_Zürich)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ans_Conrad_Gyger</text:p>
          </table:table-cell>
        </table:table-row>
        <table:table-row table:style-name="ro1">
          <table:table-cell office:value-type="string" calcext:value-type="string">
            <text:p>Zürich_-_Kloster_St._Martin_-_Grossmünster_-_Grabplatte_Kaplan_Heinrich_Mahler_1518_IMG_1559_crop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Oberstrass_(Stadt_Zürich)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Oerlikon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losterkirche-Bodenplatte_IMG_1560_crop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Rekonstruktionsversuch_IMG_1564_crop.sv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losterkirche-Pfeilerbasis_IMG_156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Altes_Klösterli_IMG_157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office:value-type="string" calcext:value-type="string">
            <text:p>skwiki</text:p>
          </table:table-cell>
          <table:table-cell office:value-type="string" calcext:value-type="string">
            <text:p>Oerlikon_(Zürich)</text:p>
          </table:table-cell>
        </table:table-row>
        <table:table-row table:style-name="ro1">
          <table:table-cell office:value-type="string" calcext:value-type="string">
            <text:p>Zürich_-_Kloster_St._Martin_-_Alters_Klösterli_IMG_157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reuzgang-Lehenhaus_IMG_1568_crop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Wellenberg_Zelle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urich_Bartlet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illiam_Henry_Bartlett</text:p>
          </table:table-cell>
        </table:table-row>
        <table:table-row table:style-name="ro1">
          <table:table-cell office:value-type="string" calcext:value-type="string">
            <text:p>Wellenberg_Bullinger_177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urich_Bartlett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Wellenberg_Innentrepp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dewikivoyage</text:p>
          </table:table-cell>
          <table:table-cell office:value-type="string" calcext:value-type="string">
            <text:p>Zürich</text:p>
          </table:table-cell>
        </table:table-row>
        <table:table-row table:style-name="ro1">
          <table:table-cell office:value-type="string" calcext:value-type="string">
            <text:p>Wellenberg_Block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Johann_Balthasar_Bullinger</text:p>
          </table:table-cell>
        </table:table-row>
        <table:table-row table:style-name="ro1">
          <table:table-cell office:value-type="string" calcext:value-type="string">
            <text:p>Wellenberg_Waldman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Wellenberg_Zell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ellenberg_(Turm)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Zurich</text:p>
          </table:table-cell>
        </table:table-row>
        <table:table-row table:style-name="ro1">
          <table:table-cell office:value-type="string" calcext:value-type="string">
            <text:p>Wellenbergtur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mkwiki</text:p>
          </table:table-cell>
          <table:table-cell office:value-type="string" calcext:value-type="string">
            <text:p>Цирих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チューリッヒ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</text:p>
          </table:table-cell>
        </table:table-row>
        <table:table-row table:style-name="ro1">
          <table:table-cell office:value-type="string" calcext:value-type="string">
            <text:p>Wellenbergtur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rosser_Gauner-_und_Kellerhandel</text:p>
          </table:table-cell>
        </table:table-row>
        <table:table-row table:style-name="ro1">
          <table:table-cell office:value-type="string" calcext:value-type="string">
            <text:p>Zurich_c1660_summer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Conrad_Meyer_(painter)</text:p>
          </table:table-cell>
        </table:table-row>
        <table:table-row table:style-name="ro1">
          <table:table-cell office:value-type="string" calcext:value-type="string">
            <text:p>Wellenbergtur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ara_Wendel</text:p>
          </table:table-cell>
        </table:table-row>
        <table:table-row table:style-name="ro1">
          <table:table-cell office:value-type="string" calcext:value-type="string">
            <text:p>Wellenbergturm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Zurich_c1660_summer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Conrad_Meyer_(pittore)</text:p>
          </table:table-cell>
        </table:table-row>
        <table:table-row table:style-name="ro1">
          <table:table-cell office:value-type="string" calcext:value-type="string">
            <text:p>Müllerplan_Kronenport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ronenporte_Freijtag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ronenporte_Brück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Verhaftanstalt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ronenporte_174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Kloster_Selnau_(Kirche)_2013-04-08_15-45-2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Kloster_Selnau_2013-04-03_16-24-0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Kloster_Selnau_-_Selnaustrasse,_im_Vordergrund_das_1767_abgebrannte_und_dann_abgebrochene_letzte_Gebäude_des_Klosters_Selnau._Aquarell_um_1650._Zentralbibliothek_Sammlung_Steinfels.PN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Karte_des_Zürcher_Gebiets_1566_(Kantonskarte_Jos_Murer)_-_Zürich_-_Zentralbibliothek_2011-08-22_15-18-3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Bauhaus_Abbru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Bauhaus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Bauhaus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Bauhaus_Abbru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Bauhütte_und_Stadt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Stadthaus_Zürich_187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ratzquartier</text:p>
          </table:table-cell>
        </table:table-row>
        <table:table-row table:style-name="ro1">
          <table:table-cell office:value-type="string" calcext:value-type="string">
            <text:p>Bauhaus_188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uhaus_(Zürich)</text:p>
          </table:table-cell>
        </table:table-row>
        <table:table-row table:style-name="ro1">
          <table:table-cell office:value-type="string" calcext:value-type="string">
            <text:p>Bauhaus_1883.jpg</text:p>
          </table:table-cell>
          <table:table-cell office:value-type="string" calcext:value-type="string">
            <text:p>alswiki</text:p>
          </table:table-cell>
          <table:table-cell office:value-type="string" calcext:value-type="string">
            <text:p>Johanna_Spyri</text:p>
          </table:table-cell>
        </table:table-row>
        <table:table-row table:style-name="ro1">
          <table:table-cell office:value-type="string" calcext:value-type="string">
            <text:p>3096D22SBBCFFFFS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C_2/2_(Maffei)</text:p>
          </table:table-cell>
        </table:table-row>
        <table:table-row table:style-name="ro1">
          <table:table-cell office:value-type="string" calcext:value-type="string">
            <text:p>438E2NOB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E_2/2</text:p>
          </table:table-cell>
        </table:table-row>
        <table:table-row table:style-name="ro1">
          <table:table-cell office:value-type="string" calcext:value-type="string">
            <text:p>226B2TNOB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1445B34SBBCFFFFS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1162A2TSBBCFFFFSTuriciIcr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5A2NOB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chweizer_Eisenbah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Swiss_Northern_Railway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Ferrovia_Zurigo-Olte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bah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–Olten_railway_line</text:p>
          </table:table-cell>
        </table:table-row>
        <table:table-row table:style-name="ro1">
          <table:table-cell office:value-type="string" calcext:value-type="string">
            <text:p>FrauenfeldB24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B_2/4</text:p>
          </table:table-cell>
        </table:table-row>
        <table:table-row table:style-name="ro1">
          <table:table-cell office:value-type="string" calcext:value-type="string">
            <text:p>NOB-D-2-4-Nr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NB_D_2/4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fi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office:value-type="string" calcext:value-type="string">
            <text:p>nl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Hauptbahnhof_Zürich_1871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Hauptbahnhof</text:p>
          </table:table-cell>
        </table:table-row>
        <table:table-row table:style-name="ro1">
          <table:table-cell office:value-type="string" calcext:value-type="string">
            <text:p>NOB_E2-2_438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961230</text:p>
          </table:table-cell>
        </table:table-row>
        <table:table-row table:style-name="ro1">
          <table:table-cell office:value-type="string" calcext:value-type="string">
            <text:p>NOB-B2-4-Nr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B_2/4</text:p>
          </table:table-cell>
        </table:table-row>
        <table:table-row table:style-name="ro1">
          <table:table-cell office:value-type="string" calcext:value-type="string">
            <text:p>NOB-D2-2Nr3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ütztenderlokomotive</text:p>
          </table:table-cell>
        </table:table-row>
        <table:table-row table:style-name="ro1">
          <table:table-cell office:value-type="string" calcext:value-type="string">
            <text:p>NOB_E2-2_43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E_2/2</text:p>
          </table:table-cell>
        </table:table-row>
        <table:table-row table:style-name="ro1">
          <table:table-cell office:value-type="string" calcext:value-type="string">
            <text:p>NOB-D-2-4-Nr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NOB-D-2-4-Nr3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961228</text:p>
          </table:table-cell>
        </table:table-row>
        <table:table-row table:style-name="ro1">
          <table:table-cell office:value-type="string" calcext:value-type="string">
            <text:p>NOB-D2-2Nr36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264619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office:value-type="string" calcext:value-type="string">
            <text:p>eowiki</text:p>
          </table:table-cell>
          <table:table-cell office:value-type="string" calcext:value-type="string">
            <text:p>Ĉefstacidomo_Zuriko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office:value-type="string" calcext:value-type="string">
            <text:p>frwiki</text:p>
          </table:table-cell>
          <table:table-cell office:value-type="string" calcext:value-type="string">
            <text:p>Architecture_de_la_Suisse</text:p>
          </table:table-cell>
        </table:table-row>
        <table:table-row table:style-name="ro1">
          <table:table-cell office:value-type="string" calcext:value-type="string">
            <text:p>NOB-D2-2Nr3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NOB-D2-4-Nr35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NOB-B2-4-Nr5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265283</text:p>
          </table:table-cell>
        </table:table-row>
        <table:table-row table:style-name="ro1">
          <table:table-cell office:value-type="string" calcext:value-type="string">
            <text:p>NOB-B2-4-Nr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rassenbahn_Zürich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Hauptbahnhof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itwiki</text:p>
          </table:table-cell>
          <table:table-cell office:value-type="string" calcext:value-type="string">
            <text:p>Storia_delle_ferrovie_in_Svizzera</text:p>
          </table:table-cell>
        </table:table-row>
        <table:table-row table:style-name="ro1">
          <table:table-cell office:value-type="string" calcext:value-type="string">
            <text:p>NOB-D2-2Nr3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D_2/2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schichte_der_Stadt_Zürich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mkwiki</text:p>
          </table:table-cell>
          <table:table-cell office:value-type="string" calcext:value-type="string">
            <text:p>Цирих</text:p>
          </table:table-cell>
        </table:table-row>
        <table:table-row table:style-name="ro1">
          <table:table-cell office:value-type="string" calcext:value-type="string">
            <text:p>NOB-D2-4-Nr12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1799664</text:p>
          </table:table-cell>
        </table:table-row>
        <table:table-row table:style-name="ro1">
          <table:table-cell office:value-type="string" calcext:value-type="string">
            <text:p>Spelterini_HB_Zürich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_Hauptbahnhof</text:p>
          </table:table-cell>
        </table:table-row>
        <table:table-row table:style-name="ro1">
          <table:table-cell office:value-type="string" calcext:value-type="string">
            <text:p>8551E33SBBCFFFFS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NOB-D2-4-Nr1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D_2/4_(Maffei)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Estación_central_de_Zúrich</text:p>
          </table:table-cell>
        </table:table-row>
        <table:table-row table:style-name="ro1">
          <table:table-cell office:value-type="string" calcext:value-type="string">
            <text:p>3416D33SBBCFFFFS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D_3/3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Bahnhofplatz_(Zürich)</text:p>
          </table:table-cell>
        </table:table-row>
        <table:table-row table:style-name="ro1">
          <table:table-cell office:value-type="string" calcext:value-type="string">
            <text:p>Sarine260B2JS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FB_Ec_2/4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チューリッヒ中央駅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ilhelm_Pelargus</text:p>
          </table:table-cell>
        </table:table-row>
        <table:table-row table:style-name="ro1">
          <table:table-cell office:value-type="string" calcext:value-type="string">
            <text:p>Stilli353C2TNOB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NOB_D_2/4_(Maffei)</text:p>
          </table:table-cell>
        </table:table-row>
        <table:table-row table:style-name="ro1">
          <table:table-cell office:value-type="string" calcext:value-type="string">
            <text:p>Spelterini_HB_Zürich.jpg</text:p>
          </table:table-cell>
          <table:table-cell office:value-type="string" calcext:value-type="string">
            <text:p>glwiki</text:p>
          </table:table-cell>
          <table:table-cell office:value-type="string" calcext:value-type="string">
            <text:p>Estación_central_de_Zürich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jawiki</text:p>
          </table:table-cell>
          <table:table-cell office:value-type="string" calcext:value-type="string">
            <text:p>チューリッヒ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Zürich</text:p>
          </table:table-cell>
        </table:table-row>
        <table:table-row table:style-name="ro1">
          <table:table-cell office:value-type="string" calcext:value-type="string">
            <text:p>Sarine260B2JS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hemins_de_fer_de_la_Suisse_Occidentale</text:p>
          </table:table-cell>
        </table:table-row>
        <table:table-row table:style-name="ro1">
          <table:table-cell office:value-type="string" calcext:value-type="string">
            <text:p>Spelterini_HB_Zürich.jpg</text:p>
          </table:table-cell>
          <table:table-cell office:value-type="string" calcext:value-type="string">
            <text:p>eswiki</text:p>
          </table:table-cell>
          <table:table-cell office:value-type="string" calcext:value-type="string">
            <text:p>Estación_central_de_Zúrich</text:p>
          </table:table-cell>
        </table:table-row>
        <table:table-row table:style-name="ro1">
          <table:table-cell office:value-type="string" calcext:value-type="string">
            <text:p>Spelterini_HB_Zü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ische_Nordostbahn</text:p>
          </table:table-cell>
        </table:table-row>
        <table:table-row table:style-name="ro1">
          <table:table-cell office:value-type="string" calcext:value-type="string">
            <text:p>8551E33SBBCFFFFSTurici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BB_E_3/3</text:p>
          </table:table-cell>
        </table:table-row>
        <table:table-row table:style-name="ro1">
          <table:table-cell office:value-type="string" calcext:value-type="string">
            <text:p>Romont6399Ec24SBBCFFFFS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Chemin_de_fer_Lausanne–Fribourg–Berne</text:p>
          </table:table-cell>
        </table:table-row>
        <table:table-row table:style-name="ro1">
          <table:table-cell office:value-type="string" calcext:value-type="string">
            <text:p>Oetenbach_Abbru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Strafanstalt_19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Ostflügel_190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9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Uraniastrass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bollwerk_vor_190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bollwerk_vor_190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Oetenbach_Uraniastrass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Urania-Sternwarte_Zürich</text:p>
          </table:table-cell>
        </table:table-row>
        <table:table-row table:style-name="ro1">
          <table:table-cell office:value-type="string" calcext:value-type="string">
            <text:p>Oetenbachbollwerk_vor_1903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Oetenbach_Trennwand_Südwesten_190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bollwerk_vor_1903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Fortifications_of_Zürich</text:p>
          </table:table-cell>
        </table:table-row>
        <table:table-row table:style-name="ro1">
          <table:table-cell office:value-type="string" calcext:value-type="string">
            <text:p>Waisen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aetano_Matteo_Pisoni</text:p>
          </table:table-cell>
        </table:table-row>
        <table:table-row table:style-name="ro1">
          <table:table-cell office:value-type="string" calcext:value-type="string">
            <text:p>Waisenhaus_Zuerich.jpg</text:p>
          </table:table-cell>
          <table:table-cell office:value-type="string" calcext:value-type="string">
            <text:p>nlwiki</text:p>
          </table:table-cell>
          <table:table-cell office:value-type="string" calcext:value-type="string">
            <text:p>Gaetano_Matteo_Pisoni</text:p>
          </table:table-cell>
        </table:table-row>
        <table:table-row table:style-name="ro1">
          <table:table-cell office:value-type="string" calcext:value-type="string">
            <text:p>Waisenhaus_Zuerich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aetano_Matteo_Pisoni</text:p>
          </table:table-cell>
        </table:table-row>
        <table:table-row table:style-name="ro1">
          <table:table-cell office:value-type="string" calcext:value-type="string">
            <text:p>Waisenhaus.jpg</text:p>
          </table:table-cell>
          <table:table-cell office:value-type="string" calcext:value-type="string">
            <text:p>nlwiki</text:p>
          </table:table-cell>
          <table:table-cell office:value-type="string" calcext:value-type="string">
            <text:p>Gaetano_Matteo_Pisoni</text:p>
          </table:table-cell>
        </table:table-row>
        <table:table-row table:style-name="ro1">
          <table:table-cell office:value-type="string" calcext:value-type="string">
            <text:p>Zürich_-_Waisenhaus_IMG_5506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aisenhaus</text:p>
          </table:table-cell>
        </table:table-row>
        <table:table-row table:style-name="ro1">
          <table:table-cell office:value-type="string" calcext:value-type="string">
            <text:p>Zürich_-_Oetenbach-Waisenhaus_-_Amtshaus_I_IMG_027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Amthäuser_-_Waisenhaus_-_Limmatquai_2012-09-27_15-17-08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Oetenbach-Waisenhaus_-_Amtshaus_I_IMG_027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polizei_Zürich</text:p>
          </table:table-cell>
        </table:table-row>
        <table:table-row table:style-name="ro1">
          <table:table-cell office:value-type="string" calcext:value-type="string">
            <text:p>Amthaus_I_(Waisenhaus)_-_Lindenhofstrasse_2011-08-01_15-42-36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Oetenbach_Waisenhaus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Zürich_-_Schipfe_IMG_0275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Amthaus_I_(Waisenhaus)_-_Bahnhofquai-Uraniastrasse_2011-08-01_15-38-34_ShiftN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Schipfe_IMG_0277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shäuser_I_und_III_-_Urania_Sternwarte_-_Polyterasse_2012-09-27_14-00-11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2015_Sechseläuten_-_Uranianstrasse_-_Sihlbühl_2015-04-13_15-30-48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Oetenbach_nunnery</text:p>
          </table:table-cell>
        </table:table-row>
        <table:table-row table:style-name="ro1">
          <table:table-cell office:value-type="string" calcext:value-type="string">
            <text:p>Amthaus_I_(Waisenhaus-Stadtpolizei_Zürich)_-_Limmatquai_2015-02-26_12-43-34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ltstadt_Oetenbachgasse7-9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Zürich/Kreis_1_(West)</text:p>
          </table:table-cell>
        </table:table-row>
        <table:table-row table:style-name="ro1">
          <table:table-cell office:value-type="string" calcext:value-type="string">
            <text:p>Oetenbach_heutige_Lag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Zürich_-_Lindenhof_-_Rennweg-Oetenbachgasse_2010-08-27_19-02-40_ShiftN.jpg</text:p>
          </table:table-cell>
          <table:table-cell office:value-type="string" calcext:value-type="string">
            <text:p>wikidatawiki</text:p>
          </table:table-cell>
          <table:table-cell office:value-type="string" calcext:value-type="string">
            <text:p>Q27132067</text:p>
          </table:table-cell>
        </table:table-row>
        <table:table-row table:style-name="ro1">
          <table:table-cell office:value-type="string" calcext:value-type="string">
            <text:p>Altstadt_Oetenbachgasse5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Zürich/Kreis_1_(West)</text:p>
          </table:table-cell>
        </table:table-row>
        <table:table-row table:style-name="ro1">
          <table:table-cell office:value-type="string" calcext:value-type="string">
            <text:p>Kunsthaus_Zürich_Erweiterungsbau_2015-10-30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Heimplatz_(Zürich)</text:p>
          </table:table-cell>
        </table:table-row>
        <table:table-row table:style-name="ro1">
          <table:table-cell office:value-type="string" calcext:value-type="string">
            <text:p>Zürich_-_Heimatwerk_-_Waisenhaus_IMG_6153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Ritz,_Raphael_-_Der_Mineraloge_-_1883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Gerhard_vom_Rath</text:p>
          </table:table-cell>
        </table:table-row>
        <table:table-row table:style-name="ro1">
          <table:table-cell office:value-type="string" calcext:value-type="string">
            <text:p>Zürich_-_Heimatwerk_-_Waisenhaus_IMG_6153_ShiftN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Ritz,_Raphael_-_Der_Mineraloge_-_1883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Gerhard_vom_Rath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ndenhof_(Zürcher_Hügelzug)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Kastell_Zürich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office:value-type="string" calcext:value-type="string">
            <text:p>enwiki</text:p>
          </table:table-cell>
          <table:table-cell office:value-type="string" calcext:value-type="string">
            <text:p>Lindenhof</text:p>
          </table:table-cell>
        </table:table-row>
        <table:table-row table:style-name="ro1">
          <table:table-cell office:value-type="string" calcext:value-type="string">
            <text:p>Basel_2012-10-02_Mattes_(97)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tadtbefestigung_Zürich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Turicum</text:p>
          </table:table-cell>
        </table:table-row>
        <table:table-row table:style-name="ro1">
          <table:table-cell office:value-type="string" calcext:value-type="string">
            <text:p>SchweizerHeimatwerk.pn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hnhofstrasse_-_SNB_Zürich_&amp;_Heimatwerk_2012-09-18_15-28-22_(P7000)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Heimatwerk_Hartung0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Wilhelm_Hartung_(Maler)</text:p>
          </table:table-cell>
        </table:table-row>
        <table:table-row table:style-name="ro1">
          <table:table-cell office:value-type="string" calcext:value-type="string">
            <text:p>Richterswil_Seestr72b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72bei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78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76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72be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_74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  <table:table-row table:style-name="ro1">
          <table:table-cell office:value-type="string" calcext:value-type="string">
            <text:p>Richterswil_Seestrasse_72.JPG</text:p>
          </table:table-cell>
          <table:table-cell office:value-type="string" calcext:value-type="string">
            <text:p>dewiki</text:p>
          </table:table-cell>
          <table:table-cell office:value-type="string" calcext:value-type="string">
            <text:p>Liste_der_Kulturgüter_in_Richterswil</text:p>
          </table:table-cell>
        </table:table-row>
      </table:table>
      <table:table table:name="fil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mg_name</text:p>
          </table:table-cell>
          <table:table-cell office:value-type="string" calcext:value-type="string">
            <text:p>img_name_lower</text:p>
          </table:table-cell>
          <table:table-cell office:value-type="string" calcext:value-type="string">
            <text:p>img_timestamp</text:p>
          </table:table-cell>
          <table:table-cell office:value-type="string" calcext:value-type="string">
            <text:p>img_size</text:p>
          </table:table-cell>
          <table:table-cell office:value-type="string" calcext:value-type="string">
            <text:p>cl_to</text:p>
          </table:table-cell>
        </table:table-row>
        <table:table-row table:style-name="ro1">
          <table:table-cell office:value-type="string" calcext:value-type="string">
            <text:p>AdliswilponsI.jpg</text:p>
          </table:table-cell>
          <table:table-cell table:formula="of:=LOWER([.A2])" office:value-type="string" office:string-value="adliswilponsi.jpg" calcext:value-type="string">
            <text:p>adliswilponsi.jpg</text:p>
          </table:table-cell>
          <table:table-cell office:value-type="string" calcext:value-type="string">
            <text:p>2014-02-03T13:22:11.000Z</text:p>
          </table:table-cell>
          <table:table-cell office:value-type="float" office:value="3293944" calcext:value-type="float">
            <text:p>3293944</text:p>
          </table:table-cell>
          <table:table-cell office:value-type="string" calcext:value-type="string">
            <text:p>Historical_images_of_buildings_in_the_canton_of_Zürich</text:p>
          </table:table-cell>
        </table:table-row>
        <table:table-row table:style-name="ro1">
          <table:table-cell office:value-type="string" calcext:value-type="string">
            <text:p>Johann_Hamza_Bauerninterieur_Zürich_1899.jpg</text:p>
          </table:table-cell>
          <table:table-cell table:formula="of:=LOWER([.A3])" office:value-type="string" office:string-value="johann_hamza_bauerninterieur_zürich_1899.jpg" calcext:value-type="string">
            <text:p>johann_hamza_bauerninterieur_zürich_1899.jpg</text:p>
          </table:table-cell>
          <table:table-cell office:value-type="string" calcext:value-type="string">
            <text:p>2016-06-09T08:36:52.000Z</text:p>
          </table:table-cell>
          <table:table-cell office:value-type="float" office:value="3659496" calcext:value-type="float">
            <text:p>3659496</text:p>
          </table:table-cell>
          <table:table-cell office:value-type="string" calcext:value-type="string">
            <text:p>Historical_images_of_buildings_in_the_canton_of_Zürich</text:p>
          </table:table-cell>
        </table:table-row>
        <table:table-row table:style-name="ro1">
          <table:table-cell office:value-type="string" calcext:value-type="string">
            <text:p>Zentralbibliothek_Zürich_-_Gegen_die_Bodmers_Mühle_im_Canton_Zürich_-_000006145.jpg</text:p>
          </table:table-cell>
          <table:table-cell table:formula="of:=LOWER([.A4])" office:value-type="string" office:string-value="zentralbibliothek_zürich_-_gegen_die_bodmers_mühle_im_canton_zürich_-_000006145.jpg" calcext:value-type="string">
            <text:p>zentralbibliothek_zürich_-_gegen_die_bodmers_mühle_im_canton_zürich_-_000006145.jpg</text:p>
          </table:table-cell>
          <table:table-cell office:value-type="string" calcext:value-type="string">
            <text:p>2013-03-22T09:42:57.000Z</text:p>
          </table:table-cell>
          <table:table-cell office:value-type="float" office:value="2863000" calcext:value-type="float">
            <text:p>2863000</text:p>
          </table:table-cell>
          <table:table-cell office:value-type="string" calcext:value-type="string">
            <text:p>Historical_images_of_buildings_in_the_canton_of_Zürich</text:p>
          </table:table-cell>
        </table:table-row>
        <table:table-row table:style-name="ro1">
          <table:table-cell office:value-type="string" calcext:value-type="string">
            <text:p>Zentralbibliothek_Zürich_-_A_Gossau_au_Canton_de_Zurich_-_000010918_1.jpg</text:p>
          </table:table-cell>
          <table:table-cell table:formula="of:=LOWER([.A5])" office:value-type="string" office:string-value="zentralbibliothek_zürich_-_a_gossau_au_canton_de_zurich_-_000010918_1.jpg" calcext:value-type="string">
            <text:p>zentralbibliothek_zürich_-_a_gossau_au_canton_de_zurich_-_000010918_1.jpg</text:p>
          </table:table-cell>
          <table:table-cell office:value-type="string" calcext:value-type="string">
            <text:p>2013-03-29T08:04:11.000Z</text:p>
          </table:table-cell>
          <table:table-cell office:value-type="float" office:value="1299602" calcext:value-type="float">
            <text:p>1299602</text:p>
          </table:table-cell>
          <table:table-cell office:value-type="string" calcext:value-type="string">
            <text:p>Historical_images_of_buildings_in_the_canton_of_Zürich</text:p>
          </table:table-cell>
        </table:table-row>
        <table:table-row table:style-name="ro1">
          <table:table-cell office:value-type="string" calcext:value-type="string">
            <text:p>Zentralbibliothek_Zürich_-_Gegen_die_Bodmers_Mühle_im_Canton_Zürich_-_000006145.tif</text:p>
          </table:table-cell>
          <table:table-cell table:formula="of:=LOWER([.A6])" office:value-type="string" office:string-value="zentralbibliothek_zürich_-_gegen_die_bodmers_mühle_im_canton_zürich_-_000006145.tif" calcext:value-type="string">
            <text:p>zentralbibliothek_zürich_-_gegen_die_bodmers_mühle_im_canton_zürich_-_000006145.tif</text:p>
          </table:table-cell>
          <table:table-cell office:value-type="string" calcext:value-type="string">
            <text:p>2013-04-29T22:10:54.000Z</text:p>
          </table:table-cell>
          <table:table-cell office:value-type="float" office:value="30954900" calcext:value-type="float">
            <text:p>30954900</text:p>
          </table:table-cell>
          <table:table-cell office:value-type="string" calcext:value-type="string">
            <text:p>Historical_images_of_buildings_in_the_canton_of_Zürich</text:p>
          </table:table-cell>
        </table:table-row>
        <table:table-row table:style-name="ro1">
          <table:table-cell office:value-type="string" calcext:value-type="string">
            <text:p>OberburgRegenspergLSchulthessI.jpg</text:p>
          </table:table-cell>
          <table:table-cell table:formula="of:=LOWER([.A7])" office:value-type="string" office:string-value="oberburgregensperglschulthessi.jpg" calcext:value-type="string">
            <text:p>oberburgregensperglschulthessi.jpg</text:p>
          </table:table-cell>
          <table:table-cell office:value-type="string" calcext:value-type="string">
            <text:p>2014-01-17T12:47:40.000Z</text:p>
          </table:table-cell>
          <table:table-cell office:value-type="float" office:value="4452067" calcext:value-type="float">
            <text:p>4452067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OberhasliEcclesiaI.jpg</text:p>
          </table:table-cell>
          <table:table-cell table:formula="of:=LOWER([.A8])" office:value-type="string" office:string-value="oberhasliecclesiai.jpg" calcext:value-type="string">
            <text:p>oberhasliecclesiai.jpg</text:p>
          </table:table-cell>
          <table:table-cell office:value-type="string" calcext:value-type="string">
            <text:p>2014-01-17T00:01:05.000Z</text:p>
          </table:table-cell>
          <table:table-cell office:value-type="float" office:value="3215098" calcext:value-type="float">
            <text:p>3215098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BubikonecclesiaLSchulthessI.jpg</text:p>
          </table:table-cell>
          <table:table-cell table:formula="of:=LOWER([.A9])" office:value-type="string" office:string-value="bubikonecclesialschulthessi.jpg" calcext:value-type="string">
            <text:p>bubikonecclesialschulthessi.jpg</text:p>
          </table:table-cell>
          <table:table-cell office:value-type="string" calcext:value-type="string">
            <text:p>2014-01-18T01:07:01.000Z</text:p>
          </table:table-cell>
          <table:table-cell office:value-type="float" office:value="3854265" calcext:value-type="float">
            <text:p>3854265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PulliaciecclesiaI.jpg</text:p>
          </table:table-cell>
          <table:table-cell table:formula="of:=LOWER([.A10])" office:value-type="string" office:string-value="pulliaciecclesiai.jpg" calcext:value-type="string">
            <text:p>pulliaciecclesiai.jpg</text:p>
          </table:table-cell>
          <table:table-cell office:value-type="string" calcext:value-type="string">
            <text:p>2014-01-15T01:13:04.000Z</text:p>
          </table:table-cell>
          <table:table-cell office:value-type="float" office:value="2874072" calcext:value-type="float">
            <text:p>2874072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Bubikon_-_Reformierte_Kirche_(vor_1902)_2011-01-28_14-35-00_ShiftN.jpg</text:p>
          </table:table-cell>
          <table:table-cell table:formula="of:=LOWER([.A11])" office:value-type="string" office:string-value="bubikon_-_reformierte_kirche_(vor_1902)_2011-01-28_14-35-00_shiftn.jpg" calcext:value-type="string">
            <text:p>bubikon_-_reformierte_kirche_(vor_1902)_2011-01-28_14-35-00_shiftn.jpg</text:p>
          </table:table-cell>
          <table:table-cell office:value-type="string" calcext:value-type="string">
            <text:p>2011-01-29T00:29:09.000Z</text:p>
          </table:table-cell>
          <table:table-cell office:value-type="float" office:value="2468598" calcext:value-type="float">
            <text:p>2468598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Buchsecclesia1840i.jpg</text:p>
          </table:table-cell>
          <table:table-cell table:formula="of:=LOWER([.A12])" office:value-type="string" office:string-value="buchsecclesia1840i.jpg" calcext:value-type="string">
            <text:p>buchsecclesia1840i.jpg</text:p>
          </table:table-cell>
          <table:table-cell office:value-type="string" calcext:value-type="string">
            <text:p>2014-01-16T14:51:16.000Z</text:p>
          </table:table-cell>
          <table:table-cell office:value-type="float" office:value="2970533" calcext:value-type="float">
            <text:p>2970533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DielsdorffecclesiaSchulthessI.jpg</text:p>
          </table:table-cell>
          <table:table-cell table:formula="of:=LOWER([.A13])" office:value-type="string" office:string-value="dielsdorffecclesiaschulthessi.jpg" calcext:value-type="string">
            <text:p>dielsdorffecclesiaschulthessi.jpg</text:p>
          </table:table-cell>
          <table:table-cell office:value-type="string" calcext:value-type="string">
            <text:p>2014-01-16T15:05:22.000Z</text:p>
          </table:table-cell>
          <table:table-cell office:value-type="float" office:value="2787689" calcext:value-type="float">
            <text:p>2787689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GossauecclesiaI.jpg</text:p>
          </table:table-cell>
          <table:table-cell table:formula="of:=LOWER([.A14])" office:value-type="string" office:string-value="gossauecclesiai.jpg" calcext:value-type="string">
            <text:p>gossauecclesiai.jpg</text:p>
          </table:table-cell>
          <table:table-cell office:value-type="string" calcext:value-type="string">
            <text:p>2014-01-21T07:58:26.000Z</text:p>
          </table:table-cell>
          <table:table-cell office:value-type="float" office:value="3654280" calcext:value-type="float">
            <text:p>3654280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Gossau_-_'Die_alte_Kirche_und_das_Pfarrhaus_um_1790,_nach_J._Kuhn_-_Zentralbibliothek_Zürich'_2011-09-06_14-16-02_ShiftN.jpg</text:p>
          </table:table-cell>
          <table:table-cell table:formula="of:=LOWER([.A15])" office:value-type="string" office:string-value="gossau_-_'die_alte_kirche_und_das_pfarrhaus_um_1790,_nach_j._kuhn_-_zentralbibliothek_zürich'_2011-09-06_14-16-02_shiftn.jpg" calcext:value-type="string">
            <text:p>gossau_-_'die_alte_kirche_und_das_pfarrhaus_um_1790,_nach_j._kuhn_-_zentralbibliothek_zürich'_2011-09-06_14-16-02_shiftn.jpg</text:p>
          </table:table-cell>
          <table:table-cell office:value-type="string" calcext:value-type="string">
            <text:p>2011-09-06T22:34:22.000Z</text:p>
          </table:table-cell>
          <table:table-cell office:value-type="float" office:value="1422638" calcext:value-type="float">
            <text:p>1422638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HinwilecclesiaI.jpg</text:p>
          </table:table-cell>
          <table:table-cell table:formula="of:=LOWER([.A16])" office:value-type="string" office:string-value="hinwilecclesiai.jpg" calcext:value-type="string">
            <text:p>hinwilecclesiai.jpg</text:p>
          </table:table-cell>
          <table:table-cell office:value-type="string" calcext:value-type="string">
            <text:p>2014-01-21T15:45:19.000Z</text:p>
          </table:table-cell>
          <table:table-cell office:value-type="float" office:value="5396277" calcext:value-type="float">
            <text:p>5396277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SteinmaurecclesiaI.jpg</text:p>
          </table:table-cell>
          <table:table-cell table:formula="of:=LOWER([.A17])" office:value-type="string" office:string-value="steinmaurecclesiai.jpg" calcext:value-type="string">
            <text:p>steinmaurecclesiai.jpg</text:p>
          </table:table-cell>
          <table:table-cell office:value-type="string" calcext:value-type="string">
            <text:p>2014-01-18T00:55:07.000Z</text:p>
          </table:table-cell>
          <table:table-cell office:value-type="float" office:value="3737354" calcext:value-type="float">
            <text:p>3737354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SteinmaurecclesiaSchulthessI.jpg</text:p>
          </table:table-cell>
          <table:table-cell table:formula="of:=LOWER([.A18])" office:value-type="string" office:string-value="steinmaurecclesiaschulthessi.jpg" calcext:value-type="string">
            <text:p>steinmaurecclesiaschulthessi.jpg</text:p>
          </table:table-cell>
          <table:table-cell office:value-type="string" calcext:value-type="string">
            <text:p>2014-01-18T00:42:13.000Z</text:p>
          </table:table-cell>
          <table:table-cell office:value-type="float" office:value="2600578" calcext:value-type="float">
            <text:p>2600578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Embrach_mit_alter_Kirche.jpg</text:p>
          </table:table-cell>
          <table:table-cell table:formula="of:=LOWER([.A19])" office:value-type="string" office:string-value="embrach_mit_alter_kirche.jpg" calcext:value-type="string">
            <text:p>embrach_mit_alter_kirche.jpg</text:p>
          </table:table-cell>
          <table:table-cell office:value-type="string" calcext:value-type="string">
            <text:p>2010-01-08T06:59:46.000Z</text:p>
          </table:table-cell>
          <table:table-cell office:value-type="float" office:value="214156" calcext:value-type="float">
            <text:p>214156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VillarisecclesiaZH1840i.jpg</text:p>
          </table:table-cell>
          <table:table-cell table:formula="of:=LOWER([.A20])" office:value-type="string" office:string-value="villarisecclesiazh1840i.jpg" calcext:value-type="string">
            <text:p>villarisecclesiazh1840i.jpg</text:p>
          </table:table-cell>
          <table:table-cell office:value-type="string" calcext:value-type="string">
            <text:p>2014-01-16T14:37:11.000Z</text:p>
          </table:table-cell>
          <table:table-cell office:value-type="float" office:value="3078341" calcext:value-type="float">
            <text:p>3078341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Kirche_Embrach_um_1800.jpg</text:p>
          </table:table-cell>
          <table:table-cell table:formula="of:=LOWER([.A21])" office:value-type="string" office:string-value="kirche_embrach_um_1800.jpg" calcext:value-type="string">
            <text:p>kirche_embrach_um_1800.jpg</text:p>
          </table:table-cell>
          <table:table-cell office:value-type="string" calcext:value-type="string">
            <text:p>2010-01-08T07:14:17.000Z</text:p>
          </table:table-cell>
          <table:table-cell office:value-type="float" office:value="363069" calcext:value-type="float">
            <text:p>363069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EcclesiaHumbraechtikonII.jpg</text:p>
          </table:table-cell>
          <table:table-cell table:formula="of:=LOWER([.A22])" office:value-type="string" office:string-value="ecclesiahumbraechtikonii.jpg" calcext:value-type="string">
            <text:p>ecclesiahumbraechtikonii.jpg</text:p>
          </table:table-cell>
          <table:table-cell office:value-type="string" calcext:value-type="string">
            <text:p>2014-07-26T21:09:35.000Z</text:p>
          </table:table-cell>
          <table:table-cell office:value-type="float" office:value="3836351" calcext:value-type="float">
            <text:p>3836351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EcclesiaKuessnachtI.jpg</text:p>
          </table:table-cell>
          <table:table-cell table:formula="of:=LOWER([.A23])" office:value-type="string" office:string-value="ecclesiakuessnachti.jpg" calcext:value-type="string">
            <text:p>ecclesiakuessnachti.jpg</text:p>
          </table:table-cell>
          <table:table-cell office:value-type="string" calcext:value-type="string">
            <text:p>2014-09-02T11:34:40.000Z</text:p>
          </table:table-cell>
          <table:table-cell office:value-type="float" office:value="3703305" calcext:value-type="float">
            <text:p>3703305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EcclesiaKuessnachtII.jpg</text:p>
          </table:table-cell>
          <table:table-cell table:formula="of:=LOWER([.A24])" office:value-type="string" office:string-value="ecclesiakuessnachtii.jpg" calcext:value-type="string">
            <text:p>ecclesiakuessnachtii.jpg</text:p>
          </table:table-cell>
          <table:table-cell office:value-type="string" calcext:value-type="string">
            <text:p>2014-09-02T15:22:44.000Z</text:p>
          </table:table-cell>
          <table:table-cell office:value-type="float" office:value="1486574" calcext:value-type="float">
            <text:p>1486574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EcclesiaMeilenSchulthessI.jpg</text:p>
          </table:table-cell>
          <table:table-cell table:formula="of:=LOWER([.A25])" office:value-type="string" office:string-value="ecclesiameilenschulthessi.jpg" calcext:value-type="string">
            <text:p>ecclesiameilenschulthessi.jpg</text:p>
          </table:table-cell>
          <table:table-cell office:value-type="string" calcext:value-type="string">
            <text:p>2014-09-03T10:42:46.000Z</text:p>
          </table:table-cell>
          <table:table-cell office:value-type="float" office:value="3801113" calcext:value-type="float">
            <text:p>3801113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ClaudioduniecclesiaJHLipsi.jpg</text:p>
          </table:table-cell>
          <table:table-cell table:formula="of:=LOWER([.A26])" office:value-type="string" office:string-value="claudioduniecclesiajhlipsi.jpg" calcext:value-type="string">
            <text:p>claudioduniecclesiajhlipsi.jpg</text:p>
          </table:table-cell>
          <table:table-cell office:value-type="string" calcext:value-type="string">
            <text:p>2015-02-12T17:02:59.000Z</text:p>
          </table:table-cell>
          <table:table-cell office:value-type="float" office:value="5355918" calcext:value-type="float">
            <text:p>5355918</text:p>
          </table:table-cell>
          <table:table-cell office:value-type="string" calcext:value-type="string">
            <text:p>Historical_images_of_churches_in_the_canton_of_Zürich</text:p>
          </table:table-cell>
        </table:table-row>
        <table:table-row table:style-name="ro1">
          <table:table-cell office:value-type="string" calcext:value-type="string">
            <text:p>Kyburg_Hegi.jpg</text:p>
          </table:table-cell>
          <table:table-cell table:formula="of:=LOWER([.A27])" office:value-type="string" office:string-value="kyburg_hegi.jpg" calcext:value-type="string">
            <text:p>kyburg_hegi.jpg</text:p>
          </table:table-cell>
          <table:table-cell office:value-type="string" calcext:value-type="string">
            <text:p>2011-04-02T14:38:02.000Z</text:p>
          </table:table-cell>
          <table:table-cell office:value-type="float" office:value="966333" calcext:value-type="float">
            <text:p>966333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Herrliberger_Kyburg1740.jpg</text:p>
          </table:table-cell>
          <table:table-cell table:formula="of:=LOWER([.A28])" office:value-type="string" office:string-value="herrliberger_kyburg1740.jpg" calcext:value-type="string">
            <text:p>herrliberger_kyburg1740.jpg</text:p>
          </table:table-cell>
          <table:table-cell office:value-type="string" calcext:value-type="string">
            <text:p>2008-04-05T09:40:34.000Z</text:p>
          </table:table-cell>
          <table:table-cell office:value-type="float" office:value="1236757" calcext:value-type="float">
            <text:p>1236757</text:p>
          </table:table-cell>
          <table:table-cell office:value-type="string" calcext:value-type="string">
            <text:p>Vorstellung_Loblichen_Standts_Zürich_Schlösser_oder_so_genante_Ausere_Vogteyen</text:p>
          </table:table-cell>
        </table:table-row>
        <table:table-row table:style-name="ro1">
          <table:table-cell office:value-type="string" calcext:value-type="string">
            <text:p>Kyburg_Herrliberger.jpg</text:p>
          </table:table-cell>
          <table:table-cell table:formula="of:=LOWER([.A29])" office:value-type="string" office:string-value="kyburg_herrliberger.jpg" calcext:value-type="string">
            <text:p>kyburg_herrliberger.jpg</text:p>
          </table:table-cell>
          <table:table-cell office:value-type="string" calcext:value-type="string">
            <text:p>2011-03-21T17:31:46.000Z</text:p>
          </table:table-cell>
          <table:table-cell office:value-type="float" office:value="5666087" calcext:value-type="float">
            <text:p>5666087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Kyburg_Kuhn.jpg</text:p>
          </table:table-cell>
          <table:table-cell table:formula="of:=LOWER([.A30])" office:value-type="string" office:string-value="kyburg_kuhn.jpg" calcext:value-type="string">
            <text:p>kyburg_kuhn.jpg</text:p>
          </table:table-cell>
          <table:table-cell office:value-type="string" calcext:value-type="string">
            <text:p>2008-02-27T14:59:34.000Z</text:p>
          </table:table-cell>
          <table:table-cell office:value-type="float" office:value="939205" calcext:value-type="float">
            <text:p>939205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Merian_Kyburg_1642.jpg</text:p>
          </table:table-cell>
          <table:table-cell table:formula="of:=LOWER([.A31])" office:value-type="string" office:string-value="merian_kyburg_1642.jpg" calcext:value-type="string">
            <text:p>merian_kyburg_1642.jpg</text:p>
          </table:table-cell>
          <table:table-cell office:value-type="string" calcext:value-type="string">
            <text:p>2008-07-08T04:41:29.000Z</text:p>
          </table:table-cell>
          <table:table-cell office:value-type="float" office:value="959285" calcext:value-type="float">
            <text:p>959285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Kyburg_Rekonstruktion.jpg</text:p>
          </table:table-cell>
          <table:table-cell table:formula="of:=LOWER([.A32])" office:value-type="string" office:string-value="kyburg_rekonstruktion.jpg" calcext:value-type="string">
            <text:p>kyburg_rekonstruktion.jpg</text:p>
          </table:table-cell>
          <table:table-cell office:value-type="string" calcext:value-type="string">
            <text:p>2011-04-02T14:39:57.000Z</text:p>
          </table:table-cell>
          <table:table-cell office:value-type="float" office:value="1423800" calcext:value-type="float">
            <text:p>1423800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Bauernsturm_Töss.jpg</text:p>
          </table:table-cell>
          <table:table-cell table:formula="of:=LOWER([.A33])" office:value-type="string" office:string-value="bauernsturm_töss.jpg" calcext:value-type="string">
            <text:p>bauernsturm_töss.jpg</text:p>
          </table:table-cell>
          <table:table-cell office:value-type="string" calcext:value-type="string">
            <text:p>2011-03-01T16:06:36.000Z</text:p>
          </table:table-cell>
          <table:table-cell office:value-type="float" office:value="1328093" calcext:value-type="float">
            <text:p>1328093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Johann_Heinrich_Wüest_Burg_Kyburg.jpg</text:p>
          </table:table-cell>
          <table:table-cell table:formula="of:=LOWER([.A34])" office:value-type="string" office:string-value="johann_heinrich_wüest_burg_kyburg.jpg" calcext:value-type="string">
            <text:p>johann_heinrich_wüest_burg_kyburg.jpg</text:p>
          </table:table-cell>
          <table:table-cell office:value-type="string" calcext:value-type="string">
            <text:p>2011-02-22T17:54:41.000Z</text:p>
          </table:table-cell>
          <table:table-cell office:value-type="float" office:value="143949" calcext:value-type="float">
            <text:p>143949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Kyburg_Ansicht.jpg</text:p>
          </table:table-cell>
          <table:table-cell table:formula="of:=LOWER([.A35])" office:value-type="string" office:string-value="kyburg_ansicht.jpg" calcext:value-type="string">
            <text:p>kyburg_ansicht.jpg</text:p>
          </table:table-cell>
          <table:table-cell office:value-type="string" calcext:value-type="string">
            <text:p>2011-04-02T14:35:33.000Z</text:p>
          </table:table-cell>
          <table:table-cell office:value-type="float" office:value="820483" calcext:value-type="float">
            <text:p>820483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CH-NB_-_Kyburg,_von_Norden_-_Collection_Gugelmann_-_GS-GUGE-WINTERTHUR-D-2.tif</text:p>
          </table:table-cell>
          <table:table-cell table:formula="of:=LOWER([.A36])" office:value-type="string" office:string-value="ch-nb_-_kyburg,_von_norden_-_collection_gugelmann_-_gs-guge-winterthur-d-2.tif" calcext:value-type="string">
            <text:p>ch-nb_-_kyburg,_von_norden_-_collection_gugelmann_-_gs-guge-winterthur-d-2.tif</text:p>
          </table:table-cell>
          <table:table-cell office:value-type="string" calcext:value-type="string">
            <text:p>2015-03-23T19:09:18.000Z</text:p>
          </table:table-cell>
          <table:table-cell office:value-type="float" office:value="47200144" calcext:value-type="float">
            <text:p>47200144</text:p>
          </table:table-cell>
          <table:table-cell office:value-type="string" calcext:value-type="string">
            <text:p>Historical_images_of_Schloss_Kyburg</text:p>
          </table:table-cell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table:formula="of:=LOWER([.A37])" office:value-type="string" office:string-value="herrliberger_kloster_kappel_1741.jpg" calcext:value-type="string">
            <text:p>herrliberger_kloster_kappel_1741.jpg</text:p>
          </table:table-cell>
          <table:table-cell office:value-type="string" calcext:value-type="string">
            <text:p>2008-04-05T19:50:09.000Z</text:p>
          </table:table-cell>
          <table:table-cell office:value-type="float" office:value="1156147" calcext:value-type="float">
            <text:p>1156147</text:p>
          </table:table-cell>
          <table:table-cell office:value-type="string" calcext:value-type="string">
            <text:p>Vorstellung_Loblichen_Standts_Zürich_So_genante_Ausere_Amtheusser</text:p>
          </table:table-cell>
        </table:table-row>
        <table:table-row table:style-name="ro1">
          <table:table-cell office:value-type="string" calcext:value-type="string">
            <text:p>Küsnacht_Amtshaus_1742.jpg</text:p>
          </table:table-cell>
          <table:table-cell table:formula="of:=LOWER([.A38])" office:value-type="string" office:string-value="küsnacht_amtshaus_1742.jpg" calcext:value-type="string">
            <text:p>küsnacht_amtshaus_1742.jpg</text:p>
          </table:table-cell>
          <table:table-cell office:value-type="string" calcext:value-type="string">
            <text:p>2008-10-15T16:17:52.000Z</text:p>
          </table:table-cell>
          <table:table-cell office:value-type="float" office:value="2335687" calcext:value-type="float">
            <text:p>2335687</text:p>
          </table:table-cell>
          <table:table-cell office:value-type="string" calcext:value-type="string">
            <text:p>Vorstellung_Loblichen_Standts_Zürich_So_genante_Ausere_Amtheusser</text:p>
          </table:table-cell>
        </table:table-row>
        <table:table-row table:style-name="ro1">
          <table:table-cell office:value-type="string" calcext:value-type="string">
            <text:p>Herrliberger_Kloster_Töss_1741.jpg</text:p>
          </table:table-cell>
          <table:table-cell table:formula="of:=LOWER([.A39])" office:value-type="string" office:string-value="herrliberger_kloster_töss_1741.jpg" calcext:value-type="string">
            <text:p>herrliberger_kloster_töss_1741.jpg</text:p>
          </table:table-cell>
          <table:table-cell office:value-type="string" calcext:value-type="string">
            <text:p>2008-04-05T19:44:42.000Z</text:p>
          </table:table-cell>
          <table:table-cell office:value-type="float" office:value="1159786" calcext:value-type="float">
            <text:p>1159786</text:p>
          </table:table-cell>
          <table:table-cell office:value-type="string" calcext:value-type="string">
            <text:p>Vorstellung_Loblichen_Standts_Zürich_So_genante_Ausere_Amtheusser</text:p>
          </table:table-cell>
        </table:table-row>
        <table:table-row table:style-name="ro1">
          <table:table-cell office:value-type="string" calcext:value-type="string">
            <text:p>Herrliberger_Titelblatt_Amthaeuser.jpg</text:p>
          </table:table-cell>
          <table:table-cell table:formula="of:=LOWER([.A40])" office:value-type="string" office:string-value="herrliberger_titelblatt_amthaeuser.jpg" calcext:value-type="string">
            <text:p>herrliberger_titelblatt_amthaeuser.jpg</text:p>
          </table:table-cell>
          <table:table-cell office:value-type="string" calcext:value-type="string">
            <text:p>2008-04-06T10:04:45.000Z</text:p>
          </table:table-cell>
          <table:table-cell office:value-type="float" office:value="625653" calcext:value-type="float">
            <text:p>625653</text:p>
          </table:table-cell>
          <table:table-cell office:value-type="string" calcext:value-type="string">
            <text:p>Vorstellung_Loblichen_Standts_Zürich_So_genante_Ausere_Amtheusser</text:p>
          </table:table-cell>
        </table:table-row>
        <table:table-row table:style-name="ro1">
          <table:table-cell office:value-type="string" calcext:value-type="string">
            <text:p>Herrliberger_Titelblatt_Landvogteischloesser.jpg</text:p>
          </table:table-cell>
          <table:table-cell table:formula="of:=LOWER([.A41])" office:value-type="string" office:string-value="herrliberger_titelblatt_landvogteischloesser.jpg" calcext:value-type="string">
            <text:p>herrliberger_titelblatt_landvogteischloesser.jpg</text:p>
          </table:table-cell>
          <table:table-cell office:value-type="string" calcext:value-type="string">
            <text:p>2008-04-06T09:56:55.000Z</text:p>
          </table:table-cell>
          <table:table-cell office:value-type="float" office:value="1340985" calcext:value-type="float">
            <text:p>1340985</text:p>
          </table:table-cell>
          <table:table-cell office:value-type="string" calcext:value-type="string">
            <text:p>Vorstellung_Loblichen_Standts_Zürich_Schlösser_oder_so_genante_Ausere_Vogteyen</text:p>
          </table:table-cell>
        </table:table-row>
        <table:table-row table:style-name="ro1">
          <table:table-cell office:value-type="string" calcext:value-type="string">
            <text:p>Herrliberger_Hegi_1740.jpg</text:p>
          </table:table-cell>
          <table:table-cell table:formula="of:=LOWER([.A42])" office:value-type="string" office:string-value="herrliberger_hegi_1740.jpg" calcext:value-type="string">
            <text:p>herrliberger_hegi_1740.jpg</text:p>
          </table:table-cell>
          <table:table-cell office:value-type="string" calcext:value-type="string">
            <text:p>2008-04-06T08:03:55.000Z</text:p>
          </table:table-cell>
          <table:table-cell office:value-type="float" office:value="1169813" calcext:value-type="float">
            <text:p>1169813</text:p>
          </table:table-cell>
          <table:table-cell office:value-type="string" calcext:value-type="string">
            <text:p>Vorstellung_Loblichen_Standts_Zürich_Schlösser_oder_so_genante_Ausere_Vogteyen</text:p>
          </table:table-cell>
        </table:table-row>
        <table:table-row table:style-name="ro1">
          <table:table-cell office:value-type="string" calcext:value-type="string">
            <text:p>Rathaus_Zuerich1780.jpg</text:p>
          </table:table-cell>
          <table:table-cell table:formula="of:=LOWER([.A43])" office:value-type="string" office:string-value="rathaus_zuerich1780.jpg" calcext:value-type="string">
            <text:p>rathaus_zuerich1780.jpg</text:p>
          </table:table-cell>
          <table:table-cell office:value-type="string" calcext:value-type="string">
            <text:p>2009-10-20T08:03:05.000Z</text:p>
          </table:table-cell>
          <table:table-cell office:value-type="float" office:value="6355824" calcext:value-type="float">
            <text:p>6355824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David_Herrliberger_Schloss_Laufen_mit_Rheinfall_c1750.jpg</text:p>
          </table:table-cell>
          <table:table-cell table:formula="of:=LOWER([.A44])" office:value-type="string" office:string-value="david_herrliberger_schloss_laufen_mit_rheinfall_c1750.jpg" calcext:value-type="string">
            <text:p>david_herrliberger_schloss_laufen_mit_rheinfall_c1750.jpg</text:p>
          </table:table-cell>
          <table:table-cell office:value-type="string" calcext:value-type="string">
            <text:p>2011-01-06T19:24:40.000Z</text:p>
          </table:table-cell>
          <table:table-cell office:value-type="float" office:value="2479487" calcext:value-type="float">
            <text:p>2479487</text:p>
          </table:table-cell>
          <table:table-cell office:value-type="string" calcext:value-type="string">
            <text:p>Vorstellung_Loblichen_Standts_Zürich_Schlösser_oder_so_genante_Ausere_Vogteyen</text:p>
          </table:table-cell>
        </table:table-row>
        <table:table-row table:style-name="ro1">
          <table:table-cell office:value-type="string" calcext:value-type="string">
            <text:p>Herrliberger_Wetzikon.jpg</text:p>
          </table:table-cell>
          <table:table-cell table:formula="of:=LOWER([.A45])" office:value-type="string" office:string-value="herrliberger_wetzikon.jpg" calcext:value-type="string">
            <text:p>herrliberger_wetzikon.jpg</text:p>
          </table:table-cell>
          <table:table-cell office:value-type="string" calcext:value-type="string">
            <text:p>2009-10-03T10:08:39.000Z</text:p>
          </table:table-cell>
          <table:table-cell office:value-type="float" office:value="1563066" calcext:value-type="float">
            <text:p>1563066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Goldenberg.jpg</text:p>
          </table:table-cell>
          <table:table-cell table:formula="of:=LOWER([.A46])" office:value-type="string" office:string-value="herrliberger_goldenberg.jpg" calcext:value-type="string">
            <text:p>herrliberger_goldenberg.jpg</text:p>
          </table:table-cell>
          <table:table-cell office:value-type="string" calcext:value-type="string">
            <text:p>2009-09-28T18:06:52.000Z</text:p>
          </table:table-cell>
          <table:table-cell office:value-type="float" office:value="1400599" calcext:value-type="float">
            <text:p>1400599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Elgg_1740.jpg</text:p>
          </table:table-cell>
          <table:table-cell table:formula="of:=LOWER([.A47])" office:value-type="string" office:string-value="herrliberger_elgg_1740.jpg" calcext:value-type="string">
            <text:p>herrliberger_elgg_1740.jpg</text:p>
          </table:table-cell>
          <table:table-cell office:value-type="string" calcext:value-type="string">
            <text:p>2008-04-06T07:49:21.000Z</text:p>
          </table:table-cell>
          <table:table-cell office:value-type="float" office:value="1291944" calcext:value-type="float">
            <text:p>1291944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Bubikon-1765.jpg</text:p>
          </table:table-cell>
          <table:table-cell table:formula="of:=LOWER([.A48])" office:value-type="string" office:string-value="bubikon-1765.jpg" calcext:value-type="string">
            <text:p>bubikon-1765.jpg</text:p>
          </table:table-cell>
          <table:table-cell office:value-type="string" calcext:value-type="string">
            <text:p>2008-03-22T17:31:33.000Z</text:p>
          </table:table-cell>
          <table:table-cell office:value-type="float" office:value="2001249" calcext:value-type="float">
            <text:p>2001249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Herrliberger_Kefikon.jpg</text:p>
          </table:table-cell>
          <table:table-cell table:formula="of:=LOWER([.A49])" office:value-type="string" office:string-value="herrliberger_kefikon.jpg" calcext:value-type="string">
            <text:p>herrliberger_kefikon.jpg</text:p>
          </table:table-cell>
          <table:table-cell office:value-type="string" calcext:value-type="string">
            <text:p>2009-09-28T17:30:13.000Z</text:p>
          </table:table-cell>
          <table:table-cell office:value-type="float" office:value="1721252" calcext:value-type="float">
            <text:p>1721252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Breitenlandenberg.jpg</text:p>
          </table:table-cell>
          <table:table-cell table:formula="of:=LOWER([.A50])" office:value-type="string" office:string-value="herrliberger_breitenlandenberg.jpg" calcext:value-type="string">
            <text:p>herrliberger_breitenlandenberg.jpg</text:p>
          </table:table-cell>
          <table:table-cell office:value-type="string" calcext:value-type="string">
            <text:p>2009-09-28T17:56:13.000Z</text:p>
          </table:table-cell>
          <table:table-cell office:value-type="float" office:value="1474806" calcext:value-type="float">
            <text:p>1474806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Kempten.jpg</text:p>
          </table:table-cell>
          <table:table-cell table:formula="of:=LOWER([.A51])" office:value-type="string" office:string-value="herrliberger_kempten.jpg" calcext:value-type="string">
            <text:p>herrliberger_kempten.jpg</text:p>
          </table:table-cell>
          <table:table-cell office:value-type="string" calcext:value-type="string">
            <text:p>2009-09-28T18:19:34.000Z</text:p>
          </table:table-cell>
          <table:table-cell office:value-type="float" office:value="1652954" calcext:value-type="float">
            <text:p>1652954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Mur_1741.jpg</text:p>
          </table:table-cell>
          <table:table-cell table:formula="of:=LOWER([.A52])" office:value-type="string" office:string-value="herrliberger_mur_1741.jpg" calcext:value-type="string">
            <text:p>herrliberger_mur_1741.jpg</text:p>
          </table:table-cell>
          <table:table-cell office:value-type="string" calcext:value-type="string">
            <text:p>2008-04-06T08:33:02.000Z</text:p>
          </table:table-cell>
          <table:table-cell office:value-type="float" office:value="1040644" calcext:value-type="float">
            <text:p>1040644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Uitikon.jpg</text:p>
          </table:table-cell>
          <table:table-cell table:formula="of:=LOWER([.A53])" office:value-type="string" office:string-value="herrliberger_uitikon.jpg" calcext:value-type="string">
            <text:p>herrliberger_uitikon.jpg</text:p>
          </table:table-cell>
          <table:table-cell office:value-type="string" calcext:value-type="string">
            <text:p>2009-09-29T17:23:42.000Z</text:p>
          </table:table-cell>
          <table:table-cell office:value-type="float" office:value="1458269" calcext:value-type="float">
            <text:p>1458269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Uster.jpg</text:p>
          </table:table-cell>
          <table:table-cell table:formula="of:=LOWER([.A54])" office:value-type="string" office:string-value="herrliberger_uster.jpg" calcext:value-type="string">
            <text:p>herrliberger_uster.jpg</text:p>
          </table:table-cell>
          <table:table-cell office:value-type="string" calcext:value-type="string">
            <text:p>2009-10-03T09:56:59.000Z</text:p>
          </table:table-cell>
          <table:table-cell office:value-type="float" office:value="1423406" calcext:value-type="float">
            <text:p>1423406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Kloster_Rüti_-_Gesamtansicht_von_der_Schanz_um_1740.jpg</text:p>
          </table:table-cell>
          <table:table-cell table:formula="of:=LOWER([.A55])" office:value-type="string" office:string-value="kloster_rüti_-_gesamtansicht_von_der_schanz_um_1740.jpg" calcext:value-type="string">
            <text:p>kloster_rüti_-_gesamtansicht_von_der_schanz_um_1740.jpg</text:p>
          </table:table-cell>
          <table:table-cell office:value-type="string" calcext:value-type="string">
            <text:p>2009-12-26T20:18:01.000Z</text:p>
          </table:table-cell>
          <table:table-cell office:value-type="float" office:value="1434473" calcext:value-type="float">
            <text:p>1434473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table:formula="of:=LOWER([.A56])" office:value-type="string" office:string-value="herrliberger_-_schloss_knonau.jpg" calcext:value-type="string">
            <text:p>herrliberger_-_schloss_knonau.jpg</text:p>
          </table:table-cell>
          <table:table-cell office:value-type="string" calcext:value-type="string">
            <text:p>2009-05-06T22:18:23.000Z</text:p>
          </table:table-cell>
          <table:table-cell office:value-type="float" office:value="262325" calcext:value-type="float">
            <text:p>262325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NiderteufenHerrliberger1741.jpg</text:p>
          </table:table-cell>
          <table:table-cell table:formula="of:=LOWER([.A57])" office:value-type="string" office:string-value="niderteufenherrliberger1741.jpg" calcext:value-type="string">
            <text:p>niderteufenherrliberger1741.jpg</text:p>
          </table:table-cell>
          <table:table-cell office:value-type="string" calcext:value-type="string">
            <text:p>2014-01-16T01:11:18.000Z</text:p>
          </table:table-cell>
          <table:table-cell office:value-type="float" office:value="3851957" calcext:value-type="float">
            <text:p>3851957</text:p>
          </table:table-cell>
          <table:table-cell office:value-type="string" calcext:value-type="string">
            <text:p>Eigentliche_Vorstellung_der_Adelichen_Schlösser_im_Zürich_Gebieth</text:p>
          </table:table-cell>
        </table:table-row>
        <table:table-row table:style-name="ro1">
          <table:table-cell office:value-type="string" calcext:value-type="string">
            <text:p>Bubikon_16Jdh.jpg</text:p>
          </table:table-cell>
          <table:table-cell table:formula="of:=LOWER([.A58])" office:value-type="string" office:string-value="bubikon_16jdh.jpg" calcext:value-type="string">
            <text:p>bubikon_16jdh.jpg</text:p>
          </table:table-cell>
          <table:table-cell office:value-type="string" calcext:value-type="string">
            <text:p>2010-05-05T05:16:00.000Z</text:p>
          </table:table-cell>
          <table:table-cell office:value-type="float" office:value="3394695" calcext:value-type="float">
            <text:p>3394695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Bubikon_16Jh.jpg</text:p>
          </table:table-cell>
          <table:table-cell table:formula="of:=LOWER([.A59])" office:value-type="string" office:string-value="bubikon_16jh.jpg" calcext:value-type="string">
            <text:p>bubikon_16jh.jpg</text:p>
          </table:table-cell>
          <table:table-cell office:value-type="string" calcext:value-type="string">
            <text:p>2009-02-25T15:52:16.000Z</text:p>
          </table:table-cell>
          <table:table-cell office:value-type="float" office:value="1112683" calcext:value-type="float">
            <text:p>1112683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Franz_von_Sonnenberg_1662-2.jpg</text:p>
          </table:table-cell>
          <table:table-cell table:formula="of:=LOWER([.A60])" office:value-type="string" office:string-value="franz_von_sonnenberg_1662-2.jpg" calcext:value-type="string">
            <text:p>franz_von_sonnenberg_1662-2.jpg</text:p>
          </table:table-cell>
          <table:table-cell office:value-type="string" calcext:value-type="string">
            <text:p>2010-05-08T08:02:47.000Z</text:p>
          </table:table-cell>
          <table:table-cell office:value-type="float" office:value="2382046" calcext:value-type="float">
            <text:p>2382046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Franz_von_Sonnenberg_1662.jpg</text:p>
          </table:table-cell>
          <table:table-cell table:formula="of:=LOWER([.A61])" office:value-type="string" office:string-value="franz_von_sonnenberg_1662.jpg" calcext:value-type="string">
            <text:p>franz_von_sonnenberg_1662.jpg</text:p>
          </table:table-cell>
          <table:table-cell office:value-type="string" calcext:value-type="string">
            <text:p>2010-05-05T19:36:02.000Z</text:p>
          </table:table-cell>
          <table:table-cell office:value-type="float" office:value="2227146" calcext:value-type="float">
            <text:p>2227146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Johanniterkommende_Bubikon_1750.jpg</text:p>
          </table:table-cell>
          <table:table-cell table:formula="of:=LOWER([.A62])" office:value-type="string" office:string-value="johanniterkommende_bubikon_1750.jpg" calcext:value-type="string">
            <text:p>johanniterkommende_bubikon_1750.jpg</text:p>
          </table:table-cell>
          <table:table-cell office:value-type="string" calcext:value-type="string">
            <text:p>2010-10-14T07:32:14.000Z</text:p>
          </table:table-cell>
          <table:table-cell office:value-type="float" office:value="1043727" calcext:value-type="float">
            <text:p>1043727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Plan_Johanniterkommende_Bubikon_Lindinner1782.jpg</text:p>
          </table:table-cell>
          <table:table-cell table:formula="of:=LOWER([.A63])" office:value-type="string" office:string-value="plan_johanniterkommende_bubikon_lindinner1782.jpg" calcext:value-type="string">
            <text:p>plan_johanniterkommende_bubikon_lindinner1782.jpg</text:p>
          </table:table-cell>
          <table:table-cell office:value-type="string" calcext:value-type="string">
            <text:p>2010-09-12T15:11:01.000Z</text:p>
          </table:table-cell>
          <table:table-cell office:value-type="float" office:value="7200800" calcext:value-type="float">
            <text:p>7200800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Plan_Ritterhaus_Bubikon_Zeller_Werdmüller_1885.jpg</text:p>
          </table:table-cell>
          <table:table-cell table:formula="of:=LOWER([.A64])" office:value-type="string" office:string-value="plan_ritterhaus_bubikon_zeller_werdmüller_1885.jpg" calcext:value-type="string">
            <text:p>plan_ritterhaus_bubikon_zeller_werdmüller_1885.jpg</text:p>
          </table:table-cell>
          <table:table-cell office:value-type="string" calcext:value-type="string">
            <text:p>2010-10-10T08:08:34.000Z</text:p>
          </table:table-cell>
          <table:table-cell office:value-type="float" office:value="6965803" calcext:value-type="float">
            <text:p>6965803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Ritterhaus_Bubikon_Wandbild.jpg</text:p>
          </table:table-cell>
          <table:table-cell table:formula="of:=LOWER([.A65])" office:value-type="string" office:string-value="ritterhaus_bubikon_wandbild.jpg" calcext:value-type="string">
            <text:p>ritterhaus_bubikon_wandbild.jpg</text:p>
          </table:table-cell>
          <table:table-cell office:value-type="string" calcext:value-type="string">
            <text:p>2010-05-15T13:23:46.000Z</text:p>
          </table:table-cell>
          <table:table-cell office:value-type="float" office:value="851332" calcext:value-type="float">
            <text:p>851332</text:p>
          </table:table-cell>
          <table:table-cell office:value-type="string" calcext:value-type="string">
            <text:p>Historical_images_of_Ritterhaus_Bubikon</text:p>
          </table:table-cell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table:formula="of:=LOWER([.A66])" office:value-type="string" office:string-value="bild_maschinenhalle_escher_wyss_1875.jpg" calcext:value-type="string">
            <text:p>bild_maschinenhalle_escher_wyss_1875.jpg</text:p>
          </table:table-cell>
          <table:table-cell office:value-type="string" calcext:value-type="string">
            <text:p>2014-03-07T08:42:09.000Z</text:p>
          </table:table-cell>
          <table:table-cell office:value-type="float" office:value="1639628" calcext:value-type="float">
            <text:p>1639628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Hotel_Blume_Aussersihl.jpg</text:p>
          </table:table-cell>
          <table:table-cell table:formula="of:=LOWER([.A67])" office:value-type="string" office:string-value="hotel_blume_aussersihl.jpg" calcext:value-type="string">
            <text:p>hotel_blume_aussersihl.jpg</text:p>
          </table:table-cell>
          <table:table-cell office:value-type="string" calcext:value-type="string">
            <text:p>2008-09-15T12:33:47.000Z</text:p>
          </table:table-cell>
          <table:table-cell office:value-type="float" office:value="1003753" calcext:value-type="float">
            <text:p>1003753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Escher_Wyss_Maschinenfabrik_1903.jpg</text:p>
          </table:table-cell>
          <table:table-cell table:formula="of:=LOWER([.A68])" office:value-type="string" office:string-value="escher_wyss_maschinenfabrik_1903.jpg" calcext:value-type="string">
            <text:p>escher_wyss_maschinenfabrik_1903.jpg</text:p>
          </table:table-cell>
          <table:table-cell office:value-type="string" calcext:value-type="string">
            <text:p>2008-09-17T16:35:40.000Z</text:p>
          </table:table-cell>
          <table:table-cell office:value-type="float" office:value="1451376" calcext:value-type="float">
            <text:p>1451376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Freudenberg_alte_Villa.jpg</text:p>
          </table:table-cell>
          <table:table-cell table:formula="of:=LOWER([.A69])" office:value-type="string" office:string-value="freudenberg_alte_villa.jpg" calcext:value-type="string">
            <text:p>freudenberg_alte_villa.jpg</text:p>
          </table:table-cell>
          <table:table-cell office:value-type="string" calcext:value-type="string">
            <text:p>2008-10-10T05:19:56.000Z</text:p>
          </table:table-cell>
          <table:table-cell office:value-type="float" office:value="621675" calcext:value-type="float">
            <text:p>621675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table:formula="of:=LOWER([.A70])" office:value-type="string" office:string-value="hundert_jahre_bilder_aus_der_stadt_zürich_-_das_polytechnikum_1865.jpg" calcext:value-type="string">
            <text:p>hundert_jahre_bilder_aus_der_stadt_zürich_-_das_polytechnikum_1865.jpg</text:p>
          </table:table-cell>
          <table:table-cell office:value-type="string" calcext:value-type="string">
            <text:p>2010-02-27T00:29:38.000Z</text:p>
          </table:table-cell>
          <table:table-cell office:value-type="float" office:value="110242" calcext:value-type="float">
            <text:p>110242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Brewery_Horber_Zurich.jpg</text:p>
          </table:table-cell>
          <table:table-cell table:formula="of:=LOWER([.A71])" office:value-type="string" office:string-value="brewery_horber_zurich.jpg" calcext:value-type="string">
            <text:p>brewery_horber_zurich.jpg</text:p>
          </table:table-cell>
          <table:table-cell office:value-type="string" calcext:value-type="string">
            <text:p>2010-07-31T09:08:28.000Z</text:p>
          </table:table-cell>
          <table:table-cell office:value-type="float" office:value="502157" calcext:value-type="float">
            <text:p>502157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Evariste_Mertens_Villa_Patumbah_1889.jpg</text:p>
          </table:table-cell>
          <table:table-cell table:formula="of:=LOWER([.A72])" office:value-type="string" office:string-value="evariste_mertens_villa_patumbah_1889.jpg" calcext:value-type="string">
            <text:p>evariste_mertens_villa_patumbah_1889.jpg</text:p>
          </table:table-cell>
          <table:table-cell office:value-type="string" calcext:value-type="string">
            <text:p>2011-08-24T19:43:32.000Z</text:p>
          </table:table-cell>
          <table:table-cell office:value-type="float" office:value="19520" calcext:value-type="float">
            <text:p>19520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Haus_zum_Rechberg_1772.jpg</text:p>
          </table:table-cell>
          <table:table-cell table:formula="of:=LOWER([.A73])" office:value-type="string" office:string-value="haus_zum_rechberg_1772.jpg" calcext:value-type="string">
            <text:p>haus_zum_rechberg_1772.jpg</text:p>
          </table:table-cell>
          <table:table-cell office:value-type="string" calcext:value-type="string">
            <text:p>2008-07-09T15:57:08.000Z</text:p>
          </table:table-cell>
          <table:table-cell office:value-type="float" office:value="1239810" calcext:value-type="float">
            <text:p>1239810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Predigerkirche_19Jh.jpg</text:p>
          </table:table-cell>
          <table:table-cell table:formula="of:=LOWER([.A74])" office:value-type="string" office:string-value="predigerkirche_19jh.jpg" calcext:value-type="string">
            <text:p>predigerkirche_19jh.jpg</text:p>
          </table:table-cell>
          <table:table-cell office:value-type="string" calcext:value-type="string">
            <text:p>2008-07-11T07:01:48.000Z</text:p>
          </table:table-cell>
          <table:table-cell office:value-type="float" office:value="732946" calcext:value-type="float">
            <text:p>732946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Schönenhof.jpg</text:p>
          </table:table-cell>
          <table:table-cell table:formula="of:=LOWER([.A75])" office:value-type="string" office:string-value="schönenhof.jpg" calcext:value-type="string">
            <text:p>schönenhof.jpg</text:p>
          </table:table-cell>
          <table:table-cell office:value-type="string" calcext:value-type="string">
            <text:p>2008-11-12T11:48:48.000Z</text:p>
          </table:table-cell>
          <table:table-cell office:value-type="float" office:value="115355" calcext:value-type="float">
            <text:p>115355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CapelleOerlikonI.jpg</text:p>
          </table:table-cell>
          <table:table-cell table:formula="of:=LOWER([.A76])" office:value-type="string" office:string-value="capelleoerlikoni.jpg" calcext:value-type="string">
            <text:p>capelleoerlikoni.jpg</text:p>
          </table:table-cell>
          <table:table-cell office:value-type="string" calcext:value-type="string">
            <text:p>2012-10-02T13:37:33.000Z</text:p>
          </table:table-cell>
          <table:table-cell office:value-type="float" office:value="4039918" calcext:value-type="float">
            <text:p>4039918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GuyerHausOerlikonI.jpg</text:p>
          </table:table-cell>
          <table:table-cell table:formula="of:=LOWER([.A77])" office:value-type="string" office:string-value="guyerhausoerlikoni.jpg" calcext:value-type="string">
            <text:p>guyerhausoerlikoni.jpg</text:p>
          </table:table-cell>
          <table:table-cell office:value-type="string" calcext:value-type="string">
            <text:p>2012-10-02T13:13:44.000Z</text:p>
          </table:table-cell>
          <table:table-cell office:value-type="float" office:value="4217689" calcext:value-type="float">
            <text:p>4217689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Zuerich_Kuenstlergut.jpg</text:p>
          </table:table-cell>
          <table:table-cell table:formula="of:=LOWER([.A78])" office:value-type="string" office:string-value="zuerich_kuenstlergut.jpg" calcext:value-type="string">
            <text:p>zuerich_kuenstlergut.jpg</text:p>
          </table:table-cell>
          <table:table-cell office:value-type="string" calcext:value-type="string">
            <text:p>2006-05-18T17:29:03.000Z</text:p>
          </table:table-cell>
          <table:table-cell office:value-type="float" office:value="353968" calcext:value-type="float">
            <text:p>353968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St._Martin_Zürich.jpg</text:p>
          </table:table-cell>
          <table:table-cell table:formula="of:=LOWER([.A79])" office:value-type="string" office:string-value="st._martin_zürich.jpg" calcext:value-type="string">
            <text:p>st._martin_zürich.jpg</text:p>
          </table:table-cell>
          <table:table-cell office:value-type="string" calcext:value-type="string">
            <text:p>2011-12-04T09:31:34.000Z</text:p>
          </table:table-cell>
          <table:table-cell office:value-type="float" office:value="6338125" calcext:value-type="float">
            <text:p>6338125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Tonhalle_Zürich_-_Der_grosse_Tonhallensall_bei_der_Eröffnung_der_schweizerischen_Landesausstellung_am_1._Mai_1883_-_Grabung_Parkhaus_Opéra_-_2010-09-19_14-28-48.JPG</text:p>
          </table:table-cell>
          <table:table-cell table:formula="of:=LOWER([.A80])" office:value-type="string" office:string-value="tonhalle_zürich_-_der_grosse_tonhallensall_bei_der_eröffnung_der_schweizerischen_landesausstellung_am_1._mai_1883_-_grabung_parkhaus_opéra_-_2010-09-19_14-28-48.jpg" calcext:value-type="string">
            <text:p>tonhalle_zürich_-_der_grosse_tonhallensall_bei_der_eröffnung_der_schweizerischen_landesausstellung_am_1._mai_1883_-_grabung_parkhaus_opéra_-_2010-09-19_14-28-48.jpg</text:p>
          </table:table-cell>
          <table:table-cell office:value-type="string" calcext:value-type="string">
            <text:p>2010-09-19T17:20:50.000Z</text:p>
          </table:table-cell>
          <table:table-cell office:value-type="float" office:value="2302999" calcext:value-type="float">
            <text:p>2302999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Kaserne_Talacker_Zuerich_vor1871.jpg</text:p>
          </table:table-cell>
          <table:table-cell table:formula="of:=LOWER([.A81])" office:value-type="string" office:string-value="kaserne_talacker_zuerich_vor1871.jpg" calcext:value-type="string">
            <text:p>kaserne_talacker_zuerich_vor1871.jpg</text:p>
          </table:table-cell>
          <table:table-cell office:value-type="string" calcext:value-type="string">
            <text:p>2010-03-27T08:35:31.000Z</text:p>
          </table:table-cell>
          <table:table-cell office:value-type="float" office:value="1534214" calcext:value-type="float">
            <text:p>1534214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EcclesiaHumbraechtikonI.jpg</text:p>
          </table:table-cell>
          <table:table-cell table:formula="of:=LOWER([.A82])" office:value-type="string" office:string-value="ecclesiahumbraechtikoni.jpg" calcext:value-type="string">
            <text:p>ecclesiahumbraechtikoni.jpg</text:p>
          </table:table-cell>
          <table:table-cell office:value-type="string" calcext:value-type="string">
            <text:p>2014-07-26T18:12:16.000Z</text:p>
          </table:table-cell>
          <table:table-cell office:value-type="float" office:value="6303645" calcext:value-type="float">
            <text:p>6303645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Waisenhaus_1812.jpg</text:p>
          </table:table-cell>
          <table:table-cell table:formula="of:=LOWER([.A83])" office:value-type="string" office:string-value="waisenhaus_1812.jpg" calcext:value-type="string">
            <text:p>waisenhaus_1812.jpg</text:p>
          </table:table-cell>
          <table:table-cell office:value-type="string" calcext:value-type="string">
            <text:p>2008-05-06T06:40:43.000Z</text:p>
          </table:table-cell>
          <table:table-cell office:value-type="float" office:value="1074530" calcext:value-type="float">
            <text:p>1074530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Kantonsschule.jpg</text:p>
          </table:table-cell>
          <table:table-cell table:formula="of:=LOWER([.A84])" office:value-type="string" office:string-value="zürich_kantonsschule.jpg" calcext:value-type="string">
            <text:p>zürich_kantonsschule.jpg</text:p>
          </table:table-cell>
          <table:table-cell office:value-type="string" calcext:value-type="string">
            <text:p>2006-09-06T07:47:55.000Z</text:p>
          </table:table-cell>
          <table:table-cell office:value-type="float" office:value="288948" calcext:value-type="float">
            <text:p>288948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Zentralbibliothek_Zürich_-_Nach_dem_Brand_im_Aktientheater_Zürich_Nördlich_von_der_Strasse_-_000010559.jpg</text:p>
          </table:table-cell>
          <table:table-cell table:formula="of:=LOWER([.A85])" office:value-type="string" office:string-value="zentralbibliothek_zürich_-_nach_dem_brand_im_aktientheater_zürich_nördlich_von_der_strasse_-_000010559.jpg" calcext:value-type="string">
            <text:p>zentralbibliothek_zürich_-_nach_dem_brand_im_aktientheater_zürich_nördlich_von_der_strasse_-_000010559.jpg</text:p>
          </table:table-cell>
          <table:table-cell office:value-type="string" calcext:value-type="string">
            <text:p>2013-03-24T19:53:21.000Z</text:p>
          </table:table-cell>
          <table:table-cell office:value-type="float" office:value="799006" calcext:value-type="float">
            <text:p>799006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Zimmerleuten_Escher.jpg</text:p>
          </table:table-cell>
          <table:table-cell table:formula="of:=LOWER([.A86])" office:value-type="string" office:string-value="zimmerleuten_escher.jpg" calcext:value-type="string">
            <text:p>zimmerleuten_escher.jpg</text:p>
          </table:table-cell>
          <table:table-cell office:value-type="string" calcext:value-type="string">
            <text:p>2008-04-19T07:17:33.000Z</text:p>
          </table:table-cell>
          <table:table-cell office:value-type="float" office:value="1496103" calcext:value-type="float">
            <text:p>1496103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CH-NB_-_Zürich,_Waisenhaus,_vue_partielle_extérieure_-_Collection_Max_van_Berchem_-_EAD-6592.tif</text:p>
          </table:table-cell>
          <table:table-cell table:formula="of:=LOWER([.A87])" office:value-type="string" office:string-value="ch-nb_-_zürich,_waisenhaus,_vue_partielle_extérieure_-_collection_max_van_berchem_-_ead-6592.tif" calcext:value-type="string">
            <text:p>ch-nb_-_zürich,_waisenhaus,_vue_partielle_extérieure_-_collection_max_van_berchem_-_ead-6592.tif</text:p>
          </table:table-cell>
          <table:table-cell office:value-type="string" calcext:value-type="string">
            <text:p>2016-01-14T08:47:38.000Z</text:p>
          </table:table-cell>
          <table:table-cell office:value-type="float" office:value="18729980" calcext:value-type="float">
            <text:p>18729980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CH-NB_-_Zürich,_Zunfthaus_zur_Meise,_vue_partielle_extérieure_-_Collection_Max_van_Berchem_-_EAD-6591.tif</text:p>
          </table:table-cell>
          <table:table-cell table:formula="of:=LOWER([.A88])" office:value-type="string" office:string-value="ch-nb_-_zürich,_zunfthaus_zur_meise,_vue_partielle_extérieure_-_collection_max_van_berchem_-_ead-6591.tif" calcext:value-type="string">
            <text:p>ch-nb_-_zürich,_zunfthaus_zur_meise,_vue_partielle_extérieure_-_collection_max_van_berchem_-_ead-6591.tif</text:p>
          </table:table-cell>
          <table:table-cell office:value-type="string" calcext:value-type="string">
            <text:p>2016-01-14T08:47:38.000Z</text:p>
          </table:table-cell>
          <table:table-cell office:value-type="float" office:value="19039556" calcext:value-type="float">
            <text:p>19039556</text:p>
          </table:table-cell>
          <table:table-cell office:value-type="string" calcext:value-type="string">
            <text:p>Historical_images_of_buildings_in_Zürich</text:p>
          </table:table-cell>
        </table:table-row>
        <table:table-row table:style-name="ro1">
          <table:table-cell office:value-type="string" calcext:value-type="string">
            <text:p>Kyburg_Wehrgang_alt.jpg</text:p>
          </table:table-cell>
          <table:table-cell table:formula="of:=LOWER([.A89])" office:value-type="string" office:string-value="kyburg_wehrgang_alt.jpg" calcext:value-type="string">
            <text:p>kyburg_wehrgang_alt.jpg</text:p>
          </table:table-cell>
          <table:table-cell office:value-type="string" calcext:value-type="string">
            <text:p>2011-04-02T14:36:18.000Z</text:p>
          </table:table-cell>
          <table:table-cell office:value-type="float" office:value="927912" calcext:value-type="float">
            <text:p>927912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Kyburg_Hof_nach_Restauration.jpg</text:p>
          </table:table-cell>
          <table:table-cell table:formula="of:=LOWER([.A90])" office:value-type="string" office:string-value="kyburg_hof_nach_restauration.jpg" calcext:value-type="string">
            <text:p>kyburg_hof_nach_restauration.jpg</text:p>
          </table:table-cell>
          <table:table-cell office:value-type="string" calcext:value-type="string">
            <text:p>2011-04-02T14:35:57.000Z</text:p>
          </table:table-cell>
          <table:table-cell office:value-type="float" office:value="780879" calcext:value-type="float">
            <text:p>780879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Kyburg_Hof_alt.jpg</text:p>
          </table:table-cell>
          <table:table-cell table:formula="of:=LOWER([.A91])" office:value-type="string" office:string-value="kyburg_hof_alt.jpg" calcext:value-type="string">
            <text:p>kyburg_hof_alt.jpg</text:p>
          </table:table-cell>
          <table:table-cell office:value-type="string" calcext:value-type="string">
            <text:p>2011-04-02T14:35:49.000Z</text:p>
          </table:table-cell>
          <table:table-cell office:value-type="float" office:value="938239" calcext:value-type="float">
            <text:p>938239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Kyburg_vor_Restauration.jpg</text:p>
          </table:table-cell>
          <table:table-cell table:formula="of:=LOWER([.A92])" office:value-type="string" office:string-value="kyburg_vor_restauration.jpg" calcext:value-type="string">
            <text:p>kyburg_vor_restauration.jpg</text:p>
          </table:table-cell>
          <table:table-cell office:value-type="string" calcext:value-type="string">
            <text:p>2011-04-02T14:36:40.000Z</text:p>
          </table:table-cell>
          <table:table-cell office:value-type="float" office:value="824037" calcext:value-type="float">
            <text:p>824037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Kyburg_Wehrgang_nach_Restaurarion.jpg</text:p>
          </table:table-cell>
          <table:table-cell table:formula="of:=LOWER([.A93])" office:value-type="string" office:string-value="kyburg_wehrgang_nach_restaurarion.jpg" calcext:value-type="string">
            <text:p>kyburg_wehrgang_nach_restaurarion.jpg</text:p>
          </table:table-cell>
          <table:table-cell office:value-type="string" calcext:value-type="string">
            <text:p>2011-04-02T14:36:25.000Z</text:p>
          </table:table-cell>
          <table:table-cell office:value-type="float" office:value="643226" calcext:value-type="float">
            <text:p>643226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Kyburg_Zugang.jpg</text:p>
          </table:table-cell>
          <table:table-cell table:formula="of:=LOWER([.A94])" office:value-type="string" office:string-value="kyburg_zugang.jpg" calcext:value-type="string">
            <text:p>kyburg_zugang.jpg</text:p>
          </table:table-cell>
          <table:table-cell office:value-type="string" calcext:value-type="string">
            <text:p>2011-04-02T14:36:32.000Z</text:p>
          </table:table-cell>
          <table:table-cell office:value-type="float" office:value="789344" calcext:value-type="float">
            <text:p>789344</text:p>
          </table:table-cell>
          <table:table-cell office:value-type="string" calcext:value-type="string">
            <text:p>Historical_photographs_of_Schloss_Kyburg</text:p>
          </table:table-cell>
        </table:table-row>
        <table:table-row table:style-name="ro1">
          <table:table-cell office:value-type="string" calcext:value-type="string">
            <text:p>Prämonastenserabtei_Rüti_1840.jpg</text:p>
          </table:table-cell>
          <table:table-cell table:formula="of:=LOWER([.A95])" office:value-type="string" office:string-value="prämonastenserabtei_rüti_1840.jpg" calcext:value-type="string">
            <text:p>prämonastenserabtei_rüti_1840.jpg</text:p>
          </table:table-cell>
          <table:table-cell office:value-type="string" calcext:value-type="string">
            <text:p>2008-03-22T13:30:32.000Z</text:p>
          </table:table-cell>
          <table:table-cell office:value-type="float" office:value="1180865" calcext:value-type="float">
            <text:p>1180865</text:p>
          </table:table-cell>
          <table:table-cell office:value-type="string" calcext:value-type="string">
            <text:p>Historical_images_of_Reformierte_Kirche_Rüti</text:p>
          </table:table-cell>
        </table:table-row>
        <table:table-row table:style-name="ro1">
          <table:table-cell office:value-type="string" calcext:value-type="string">
            <text:p>Ruetimonasterium1840ii.jpg</text:p>
          </table:table-cell>
          <table:table-cell table:formula="of:=LOWER([.A96])" office:value-type="string" office:string-value="ruetimonasterium1840ii.jpg" calcext:value-type="string">
            <text:p>ruetimonasterium1840ii.jpg</text:p>
          </table:table-cell>
          <table:table-cell office:value-type="string" calcext:value-type="string">
            <text:p>2014-01-22T12:56:33.000Z</text:p>
          </table:table-cell>
          <table:table-cell office:value-type="float" office:value="3420124" calcext:value-type="float">
            <text:p>3420124</text:p>
          </table:table-cell>
          <table:table-cell office:value-type="string" calcext:value-type="string">
            <text:p>Historical_images_of_Reformierte_Kirche_Rüti</text:p>
          </table:table-cell>
        </table:table-row>
        <table:table-row table:style-name="ro1">
          <table:table-cell office:value-type="string" calcext:value-type="string">
            <text:p>Rüti_-_Ortsmuseum_-_Kloster_-_nach_Zeichnung_von_Wilhelm_Schulthess_1840_2011-01-05_15-15-02_ShiftN.jpg</text:p>
          </table:table-cell>
          <table:table-cell table:formula="of:=LOWER([.A97])" office:value-type="string" office:string-value="rüti_-_ortsmuseum_-_kloster_-_nach_zeichnung_von_wilhelm_schulthess_1840_2011-01-05_15-15-02_shiftn.jpg" calcext:value-type="string">
            <text:p>rüti_-_ortsmuseum_-_kloster_-_nach_zeichnung_von_wilhelm_schulthess_1840_2011-01-05_15-15-02_shiftn.jpg</text:p>
          </table:table-cell>
          <table:table-cell office:value-type="string" calcext:value-type="string">
            <text:p>2011-01-05T23:29:39.000Z</text:p>
          </table:table-cell>
          <table:table-cell office:value-type="float" office:value="2409235" calcext:value-type="float">
            <text:p>2409235</text:p>
          </table:table-cell>
          <table:table-cell office:value-type="string" calcext:value-type="string">
            <text:p>Historical_images_of_Reformierte_Kirche_Rüti</text:p>
          </table:table-cell>
        </table:table-row>
        <table:table-row table:style-name="ro1">
          <table:table-cell office:value-type="string" calcext:value-type="string">
            <text:p>RuetimonasteriiarcusI.jpg</text:p>
          </table:table-cell>
          <table:table-cell table:formula="of:=LOWER([.A98])" office:value-type="string" office:string-value="ruetimonasteriiarcusi.jpg" calcext:value-type="string">
            <text:p>ruetimonasteriiarcusi.jpg</text:p>
          </table:table-cell>
          <table:table-cell office:value-type="string" calcext:value-type="string">
            <text:p>2014-01-22T13:41:46.000Z</text:p>
          </table:table-cell>
          <table:table-cell office:value-type="float" office:value="2797227" calcext:value-type="float">
            <text:p>2797227</text:p>
          </table:table-cell>
          <table:table-cell office:value-type="string" calcext:value-type="string">
            <text:p>Historical_images_of_Reformierte_Kirche_Rüti</text:p>
          </table:table-cell>
        </table:table-row>
        <table:table-row table:style-name="ro1">
          <table:table-cell office:value-type="string" calcext:value-type="string">
            <text:p>WetzikonecclesiaLSchulthessI.jpg</text:p>
          </table:table-cell>
          <table:table-cell table:formula="of:=LOWER([.A99])" office:value-type="string" office:string-value="wetzikonecclesialschulthessi.jpg" calcext:value-type="string">
            <text:p>wetzikonecclesialschulthessi.jpg</text:p>
          </table:table-cell>
          <table:table-cell office:value-type="string" calcext:value-type="string">
            <text:p>2014-02-02T23:56:39.000Z</text:p>
          </table:table-cell>
          <table:table-cell office:value-type="float" office:value="3579879" calcext:value-type="float">
            <text:p>3579879</text:p>
          </table:table-cell>
          <table:table-cell office:value-type="string" calcext:value-type="string">
            <text:p>Historical_images_of_Reformierte_Kirche_Wetzikon</text:p>
          </table:table-cell>
        </table:table-row>
        <table:table-row table:style-name="ro1">
          <table:table-cell office:value-type="string" calcext:value-type="string">
            <text:p>Bild_Wasserkirche1770.jpg</text:p>
          </table:table-cell>
          <table:table-cell table:formula="of:=LOWER([.A100])" office:value-type="string" office:string-value="bild_wasserkirche1770.jpg" calcext:value-type="string">
            <text:p>bild_wasserkirche1770.jpg</text:p>
          </table:table-cell>
          <table:table-cell office:value-type="string" calcext:value-type="string">
            <text:p>2008-03-22T05:11:48.000Z</text:p>
          </table:table-cell>
          <table:table-cell office:value-type="float" office:value="1499540" calcext:value-type="float">
            <text:p>1499540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Grossmünster_Escher.jpg</text:p>
          </table:table-cell>
          <table:table-cell table:formula="of:=LOWER([.A101])" office:value-type="string" office:string-value="grossmünster_escher.jpg" calcext:value-type="string">
            <text:p>grossmünster_escher.jpg</text:p>
          </table:table-cell>
          <table:table-cell office:value-type="string" calcext:value-type="string">
            <text:p>2008-04-15T14:39:57.000Z</text:p>
          </table:table-cell>
          <table:table-cell office:value-type="float" office:value="1431827" calcext:value-type="float">
            <text:p>1431827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Müllerplan_Grossmünster.jpg</text:p>
          </table:table-cell>
          <table:table-cell table:formula="of:=LOWER([.A102])" office:value-type="string" office:string-value="müllerplan_grossmünster.jpg" calcext:value-type="string">
            <text:p>müllerplan_grossmünster.jpg</text:p>
          </table:table-cell>
          <table:table-cell office:value-type="string" calcext:value-type="string">
            <text:p>2008-04-09T12:31:33.000Z</text:p>
          </table:table-cell>
          <table:table-cell office:value-type="float" office:value="1191462" calcext:value-type="float">
            <text:p>119146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table:formula="of:=LOWER([.A103])" office:value-type="string" office:string-value="prozessionsachse_murerplan.jpg" calcext:value-type="string">
            <text:p>prozessionsachse_murerplan.jpg</text:p>
          </table:table-cell>
          <table:table-cell office:value-type="string" calcext:value-type="string">
            <text:p>2006-04-19T14:21:46.000Z</text:p>
          </table:table-cell>
          <table:table-cell office:value-type="float" office:value="594863" calcext:value-type="float">
            <text:p>594863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Rahn_Laengsschnitt_Grossmünster.jpg</text:p>
          </table:table-cell>
          <table:table-cell table:formula="of:=LOWER([.A104])" office:value-type="string" office:string-value="rahn_laengsschnitt_grossmünster.jpg" calcext:value-type="string">
            <text:p>rahn_laengsschnitt_grossmünster.jpg</text:p>
          </table:table-cell>
          <table:table-cell office:value-type="string" calcext:value-type="string">
            <text:p>2009-02-22T12:43:28.000Z</text:p>
          </table:table-cell>
          <table:table-cell office:value-type="float" office:value="1557632" calcext:value-type="float">
            <text:p>155763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Rahn_Rekonstruktion_Grossmünster_vor_Umbau_Waldmann.jpg</text:p>
          </table:table-cell>
          <table:table-cell table:formula="of:=LOWER([.A105])" office:value-type="string" office:string-value="rahn_rekonstruktion_grossmünster_vor_umbau_waldmann.jpg" calcext:value-type="string">
            <text:p>rahn_rekonstruktion_grossmünster_vor_umbau_waldmann.jpg</text:p>
          </table:table-cell>
          <table:table-cell office:value-type="string" calcext:value-type="string">
            <text:p>2009-03-01T12:32:03.000Z</text:p>
          </table:table-cell>
          <table:table-cell office:value-type="float" office:value="735253" calcext:value-type="float">
            <text:p>735253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Druck_Grossmünster.jpg</text:p>
          </table:table-cell>
          <table:table-cell table:formula="of:=LOWER([.A106])" office:value-type="string" office:string-value="druck_grossmünster.jpg" calcext:value-type="string">
            <text:p>druck_grossmünster.jpg</text:p>
          </table:table-cell>
          <table:table-cell office:value-type="string" calcext:value-type="string">
            <text:p>2006-09-24T05:14:22.000Z</text:p>
          </table:table-cell>
          <table:table-cell office:value-type="float" office:value="510638" calcext:value-type="float">
            <text:p>510638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Bellevue_Zürich_vor_1896_-_Grabung_Parkhaus_Opéra_-_2010-09-19_14-28-24.JPG</text:p>
          </table:table-cell>
          <table:table-cell table:formula="of:=LOWER([.A107])" office:value-type="string" office:string-value="bellevue_zürich_vor_1896_-_grabung_parkhaus_opéra_-_2010-09-19_14-28-24.jpg" calcext:value-type="string">
            <text:p>bellevue_zürich_vor_1896_-_grabung_parkhaus_opéra_-_2010-09-19_14-28-24.jpg</text:p>
          </table:table-cell>
          <table:table-cell office:value-type="string" calcext:value-type="string">
            <text:p>2010-09-19T17:06:29.000Z</text:p>
          </table:table-cell>
          <table:table-cell office:value-type="float" office:value="1583401" calcext:value-type="float">
            <text:p>1583401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Zürich_von_Rathausbrücke_1835.jpg</text:p>
          </table:table-cell>
          <table:table-cell table:formula="of:=LOWER([.A108])" office:value-type="string" office:string-value="zürich_von_rathausbrücke_1835.jpg" calcext:value-type="string">
            <text:p>zürich_von_rathausbrücke_1835.jpg</text:p>
          </table:table-cell>
          <table:table-cell office:value-type="string" calcext:value-type="string">
            <text:p>2008-07-09T15:51:31.000Z</text:p>
          </table:table-cell>
          <table:table-cell office:value-type="float" office:value="2424399" calcext:value-type="float">
            <text:p>2424399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Emil_Schulthess_Grossmunster_und_Chorherrenstift_1835.jpg</text:p>
          </table:table-cell>
          <table:table-cell table:formula="of:=LOWER([.A109])" office:value-type="string" office:string-value="emil_schulthess_grossmunster_und_chorherrenstift_1835.jpg" calcext:value-type="string">
            <text:p>emil_schulthess_grossmunster_und_chorherrenstift_1835.jpg</text:p>
          </table:table-cell>
          <table:table-cell office:value-type="string" calcext:value-type="string">
            <text:p>2009-10-20T07:59:38.000Z</text:p>
          </table:table-cell>
          <table:table-cell office:value-type="float" office:value="1600429" calcext:value-type="float">
            <text:p>1600429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Isidore_Laurent_Deroy_Grossmünster_1850.jpg</text:p>
          </table:table-cell>
          <table:table-cell table:formula="of:=LOWER([.A110])" office:value-type="string" office:string-value="isidore_laurent_deroy_grossmünster_1850.jpg" calcext:value-type="string">
            <text:p>isidore_laurent_deroy_grossmünster_1850.jpg</text:p>
          </table:table-cell>
          <table:table-cell office:value-type="string" calcext:value-type="string">
            <text:p>2009-10-20T07:54:42.000Z</text:p>
          </table:table-cell>
          <table:table-cell office:value-type="float" office:value="1640061" calcext:value-type="float">
            <text:p>1640061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Hundert_Jahre_Bilder_aus_der_Stadt_Zürich_-_Zürich_vom_Hotel_Schwert_aus_1835.jpg</text:p>
          </table:table-cell>
          <table:table-cell table:formula="of:=LOWER([.A111])" office:value-type="string" office:string-value="hundert_jahre_bilder_aus_der_stadt_zürich_-_zürich_vom_hotel_schwert_aus_1835.jpg" calcext:value-type="string">
            <text:p>hundert_jahre_bilder_aus_der_stadt_zürich_-_zürich_vom_hotel_schwert_aus_1835.jpg</text:p>
          </table:table-cell>
          <table:table-cell office:value-type="string" calcext:value-type="string">
            <text:p>2010-02-27T01:18:17.000Z</text:p>
          </table:table-cell>
          <table:table-cell office:value-type="float" office:value="100138" calcext:value-type="float">
            <text:p>100138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Zürich_(Stich).jpg</text:p>
          </table:table-cell>
          <table:table-cell table:formula="of:=LOWER([.A112])" office:value-type="string" office:string-value="zürich_(stich).jpg" calcext:value-type="string">
            <text:p>zürich_(stich).jpg</text:p>
          </table:table-cell>
          <table:table-cell office:value-type="string" calcext:value-type="string">
            <text:p>2007-02-08T17:58:14.000Z</text:p>
          </table:table-cell>
          <table:table-cell office:value-type="float" office:value="97547" calcext:value-type="float">
            <text:p>97547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&amp;_Zimmerleuten_2011-08-17_15-28-02.jpg</text:p>
          </table:table-cell>
          <table:table-cell table:formula="of:=LOWER([.A113])" office:value-type="string" office:string-value="altartafeln_von_hans_leu_d.ä._(haus_zum_rech)_-_rechtes_limmatufer_-_grossmünster_&amp;_zimmerleuten_2011-08-17_15-28-02.jpg" calcext:value-type="string">
            <text:p>altartafeln_von_hans_leu_d.ä._(haus_zum_rech)_-_rechtes_limmatufer_-_grossmünster_&amp;_zimmerleuten_2011-08-17_15-28-02.jpg</text:p>
          </table:table-cell>
          <table:table-cell office:value-type="string" calcext:value-type="string">
            <text:p>2011-08-18T23:40:49.000Z</text:p>
          </table:table-cell>
          <table:table-cell office:value-type="float" office:value="4063276" calcext:value-type="float">
            <text:p>4063276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Hundert_Jahre_Bilder_aus_der_Stadt_Zürich_-_Flucht_über_die_Münsterbrücke_am_6._September_1839.jpg</text:p>
          </table:table-cell>
          <table:table-cell table:formula="of:=LOWER([.A114])" office:value-type="string" office:string-value="hundert_jahre_bilder_aus_der_stadt_zürich_-_flucht_über_die_münsterbrücke_am_6._september_1839.jpg" calcext:value-type="string">
            <text:p>hundert_jahre_bilder_aus_der_stadt_zürich_-_flucht_über_die_münsterbrücke_am_6._september_1839.jpg</text:p>
          </table:table-cell>
          <table:table-cell office:value-type="string" calcext:value-type="string">
            <text:p>2010-02-27T00:44:00.000Z</text:p>
          </table:table-cell>
          <table:table-cell office:value-type="float" office:value="110622" calcext:value-type="float">
            <text:p>110622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Hundert_Jahre_Bilder_aus_der_Stadt_Zürich_-_Einzug_der_eidg._Gesandten_in_die_Grossmünsterkirche_bei_Eröffnung_der_Tagsatzung_1807.jpg</text:p>
          </table:table-cell>
          <table:table-cell table:formula="of:=LOWER([.A115])" office:value-type="string" office:string-value="hundert_jahre_bilder_aus_der_stadt_zürich_-_einzug_der_eidg._gesandten_in_die_grossmünsterkirche_bei_eröffnung_der_tagsatzung_1807.jpg" calcext:value-type="string">
            <text:p>hundert_jahre_bilder_aus_der_stadt_zürich_-_einzug_der_eidg._gesandten_in_die_grossmünsterkirche_bei_eröffnung_der_tagsatzung_1807.jpg</text:p>
          </table:table-cell>
          <table:table-cell office:value-type="string" calcext:value-type="string">
            <text:p>2010-03-27T08:53:01.000Z</text:p>
          </table:table-cell>
          <table:table-cell office:value-type="float" office:value="1066921" calcext:value-type="float">
            <text:p>1066921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2013-04-08_15-04-58.jpg</text:p>
          </table:table-cell>
          <table:table-cell table:formula="of:=LOWER([.A116])" office:value-type="string" office:string-value="altartafeln_von_hans_leu_d.ä._(haus_zum_rech)_-_rechtes_limmatufer_-_grossmünster_2013-04-08_15-04-58.jpg" calcext:value-type="string">
            <text:p>altartafeln_von_hans_leu_d.ä._(haus_zum_rech)_-_rechtes_limmatufer_-_grossmünster_2013-04-08_15-04-58.jpg</text:p>
          </table:table-cell>
          <table:table-cell office:value-type="string" calcext:value-type="string">
            <text:p>2013-04-08T17:33:48.000Z</text:p>
          </table:table-cell>
          <table:table-cell office:value-type="float" office:value="9098311" calcext:value-type="float">
            <text:p>9098311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-_Karlsturm_2013-04-08_15-30-50.jpg</text:p>
          </table:table-cell>
          <table:table-cell table:formula="of:=LOWER([.A117])" office:value-type="string" office:string-value="altartafeln_von_hans_leu_d.ä._(haus_zum_rech)_-_rechtes_limmatufer_-_grossmünster_-_karlsturm_2013-04-08_15-30-50.jpg" calcext:value-type="string">
            <text:p>altartafeln_von_hans_leu_d.ä._(haus_zum_rech)_-_rechtes_limmatufer_-_grossmünster_-_karlsturm_2013-04-08_15-30-50.jpg</text:p>
          </table:table-cell>
          <table:table-cell office:value-type="string" calcext:value-type="string">
            <text:p>2013-04-08T17:33:58.000Z</text:p>
          </table:table-cell>
          <table:table-cell office:value-type="float" office:value="10487372" calcext:value-type="float">
            <text:p>1048737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Hundert_Jahre_Bilder_aus_der_Stadt_Zürich_-_Bauschänzli.jpg</text:p>
          </table:table-cell>
          <table:table-cell table:formula="of:=LOWER([.A118])" office:value-type="string" office:string-value="hundert_jahre_bilder_aus_der_stadt_zürich_-_bauschänzli.jpg" calcext:value-type="string">
            <text:p>hundert_jahre_bilder_aus_der_stadt_zürich_-_bauschänzli.jpg</text:p>
          </table:table-cell>
          <table:table-cell office:value-type="string" calcext:value-type="string">
            <text:p>2010-02-27T00:23:24.000Z</text:p>
          </table:table-cell>
          <table:table-cell office:value-type="float" office:value="111715" calcext:value-type="float">
            <text:p>111715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ossmünster_-_Karlsturm_2013-04-08_15-28-49.jpg</text:p>
          </table:table-cell>
          <table:table-cell table:formula="of:=LOWER([.A119])" office:value-type="string" office:string-value="altartafeln_von_hans_leu_d.ä._(haus_zum_rech)_-_rechtes_limmatufer_-_grossmünster_-_karlsturm_2013-04-08_15-28-49.jpg" calcext:value-type="string">
            <text:p>altartafeln_von_hans_leu_d.ä._(haus_zum_rech)_-_rechtes_limmatufer_-_grossmünster_-_karlsturm_2013-04-08_15-28-49.jpg</text:p>
          </table:table-cell>
          <table:table-cell office:value-type="string" calcext:value-type="string">
            <text:p>2013-04-08T17:30:08.000Z</text:p>
          </table:table-cell>
          <table:table-cell office:value-type="float" office:value="9955812" calcext:value-type="float">
            <text:p>995581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2.tif</text:p>
          </table:table-cell>
          <table:table-cell table:formula="of:=LOWER([.A120])" office:value-type="string" office:string-value="ch-nb_-_zürich,_grossmünster,_vue_partielle_intérieure_-_collection_max_van_berchem_-_ead-6582.tif" calcext:value-type="string">
            <text:p>ch-nb_-_zürich,_grossmünster,_vue_partielle_intérieure_-_collection_max_van_berchem_-_ead-6582.tif</text:p>
          </table:table-cell>
          <table:table-cell office:value-type="string" calcext:value-type="string">
            <text:p>2016-01-14T08:45:31.000Z</text:p>
          </table:table-cell>
          <table:table-cell office:value-type="float" office:value="19246380" calcext:value-type="float">
            <text:p>19246380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Ulinger-Vedute_Grossmünster.JPG</text:p>
          </table:table-cell>
          <table:table-cell table:formula="of:=LOWER([.A121])" office:value-type="string" office:string-value="ulinger-vedute_grossmünster.jpg" calcext:value-type="string">
            <text:p>ulinger-vedute_grossmünster.jpg</text:p>
          </table:table-cell>
          <table:table-cell office:value-type="string" calcext:value-type="string">
            <text:p>2013-02-16T10:16:07.000Z</text:p>
          </table:table-cell>
          <table:table-cell office:value-type="float" office:value="5203681" calcext:value-type="float">
            <text:p>5203681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3.tif</text:p>
          </table:table-cell>
          <table:table-cell table:formula="of:=LOWER([.A122])" office:value-type="string" office:string-value="ch-nb_-_zürich,_grossmünster,_vue_partielle_intérieure_-_collection_max_van_berchem_-_ead-6583.tif" calcext:value-type="string">
            <text:p>ch-nb_-_zürich,_grossmünster,_vue_partielle_intérieure_-_collection_max_van_berchem_-_ead-6583.tif</text:p>
          </table:table-cell>
          <table:table-cell office:value-type="string" calcext:value-type="string">
            <text:p>2016-01-14T08:45:32.000Z</text:p>
          </table:table-cell>
          <table:table-cell office:value-type="float" office:value="19369136" calcext:value-type="float">
            <text:p>19369136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1798TuriciI.jpg</text:p>
          </table:table-cell>
          <table:table-cell table:formula="of:=LOWER([.A123])" office:value-type="string" office:string-value="1798turicii.jpg" calcext:value-type="string">
            <text:p>1798turicii.jpg</text:p>
          </table:table-cell>
          <table:table-cell office:value-type="string" calcext:value-type="string">
            <text:p>2012-10-01T15:20:44.000Z</text:p>
          </table:table-cell>
          <table:table-cell office:value-type="float" office:value="5254827" calcext:value-type="float">
            <text:p>5254827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8.tif</text:p>
          </table:table-cell>
          <table:table-cell table:formula="of:=LOWER([.A124])" office:value-type="string" office:string-value="ch-nb_-_zürich,_grossmünster,_vue_partielle_intérieure_-_collection_max_van_berchem_-_ead-6588.tif" calcext:value-type="string">
            <text:p>ch-nb_-_zürich,_grossmünster,_vue_partielle_intérieure_-_collection_max_van_berchem_-_ead-6588.tif</text:p>
          </table:table-cell>
          <table:table-cell office:value-type="string" calcext:value-type="string">
            <text:p>2016-01-14T08:46:37.000Z</text:p>
          </table:table-cell>
          <table:table-cell office:value-type="float" office:value="19322616" calcext:value-type="float">
            <text:p>19322616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Portail,_vue_d'ensemble_-_Collection_Max_van_Berchem_-_EAD-6581.tif</text:p>
          </table:table-cell>
          <table:table-cell table:formula="of:=LOWER([.A125])" office:value-type="string" office:string-value="ch-nb_-_zürich,_grossmünster,_portail,_vue_d'ensemble_-_collection_max_van_berchem_-_ead-6581.tif" calcext:value-type="string">
            <text:p>ch-nb_-_zürich,_grossmünster,_portail,_vue_d'ensemble_-_collection_max_van_berchem_-_ead-6581.tif</text:p>
          </table:table-cell>
          <table:table-cell office:value-type="string" calcext:value-type="string">
            <text:p>2016-01-14T08:45:31.000Z</text:p>
          </table:table-cell>
          <table:table-cell office:value-type="float" office:value="19364084" calcext:value-type="float">
            <text:p>19364084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9.tif</text:p>
          </table:table-cell>
          <table:table-cell table:formula="of:=LOWER([.A126])" office:value-type="string" office:string-value="ch-nb_-_zürich,_grossmünster,_vue_partielle_intérieure_-_collection_max_van_berchem_-_ead-6589.tif" calcext:value-type="string">
            <text:p>ch-nb_-_zürich,_grossmünster,_vue_partielle_intérieure_-_collection_max_van_berchem_-_ead-6589.tif</text:p>
          </table:table-cell>
          <table:table-cell office:value-type="string" calcext:value-type="string">
            <text:p>2016-01-14T08:46:37.000Z</text:p>
          </table:table-cell>
          <table:table-cell office:value-type="float" office:value="18961712" calcext:value-type="float">
            <text:p>1896171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Bullinger_Wasserkirche.JPG</text:p>
          </table:table-cell>
          <table:table-cell table:formula="of:=LOWER([.A127])" office:value-type="string" office:string-value="bullinger_wasserkirche.jpg" calcext:value-type="string">
            <text:p>bullinger_wasserkirche.jpg</text:p>
          </table:table-cell>
          <table:table-cell office:value-type="string" calcext:value-type="string">
            <text:p>2011-12-04T10:35:38.000Z</text:p>
          </table:table-cell>
          <table:table-cell office:value-type="float" office:value="3594519" calcext:value-type="float">
            <text:p>3594519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Grossmünster_Kanzellettner.JPG</text:p>
          </table:table-cell>
          <table:table-cell table:formula="of:=LOWER([.A128])" office:value-type="string" office:string-value="grossmünster_kanzellettner.jpg" calcext:value-type="string">
            <text:p>grossmünster_kanzellettner.jpg</text:p>
          </table:table-cell>
          <table:table-cell office:value-type="string" calcext:value-type="string">
            <text:p>2014-12-01T22:20:21.000Z</text:p>
          </table:table-cell>
          <table:table-cell office:value-type="float" office:value="3856392" calcext:value-type="float">
            <text:p>3856392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7.tif</text:p>
          </table:table-cell>
          <table:table-cell table:formula="of:=LOWER([.A129])" office:value-type="string" office:string-value="ch-nb_-_zürich,_grossmünster,_vue_partielle_intérieure_-_collection_max_van_berchem_-_ead-6587.tif" calcext:value-type="string">
            <text:p>ch-nb_-_zürich,_grossmünster,_vue_partielle_intérieure_-_collection_max_van_berchem_-_ead-6587.tif</text:p>
          </table:table-cell>
          <table:table-cell office:value-type="string" calcext:value-type="string">
            <text:p>2016-01-14T08:46:35.000Z</text:p>
          </table:table-cell>
          <table:table-cell office:value-type="float" office:value="19416408" calcext:value-type="float">
            <text:p>19416408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6.tif</text:p>
          </table:table-cell>
          <table:table-cell table:formula="of:=LOWER([.A130])" office:value-type="string" office:string-value="ch-nb_-_zürich,_grossmünster,_vue_partielle_intérieure_-_collection_max_van_berchem_-_ead-6586.tif" calcext:value-type="string">
            <text:p>ch-nb_-_zürich,_grossmünster,_vue_partielle_intérieure_-_collection_max_van_berchem_-_ead-6586.tif</text:p>
          </table:table-cell>
          <table:table-cell office:value-type="string" calcext:value-type="string">
            <text:p>2016-01-14T08:46:35.000Z</text:p>
          </table:table-cell>
          <table:table-cell office:value-type="float" office:value="19187164" calcext:value-type="float">
            <text:p>19187164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CH-NB_-_Zürich,_Grossmünster,_vue_partielle_intérieure_-_Collection_Max_van_Berchem_-_EAD-6585.tif</text:p>
          </table:table-cell>
          <table:table-cell table:formula="of:=LOWER([.A131])" office:value-type="string" office:string-value="ch-nb_-_zürich,_grossmünster,_vue_partielle_intérieure_-_collection_max_van_berchem_-_ead-6585.tif" calcext:value-type="string">
            <text:p>ch-nb_-_zürich,_grossmünster,_vue_partielle_intérieure_-_collection_max_van_berchem_-_ead-6585.tif</text:p>
          </table:table-cell>
          <table:table-cell office:value-type="string" calcext:value-type="string">
            <text:p>2016-01-14T08:45:32.000Z</text:p>
          </table:table-cell>
          <table:table-cell office:value-type="float" office:value="19067596" calcext:value-type="float">
            <text:p>19067596</text:p>
          </table:table-cell>
          <table:table-cell office:value-type="string" calcext:value-type="string">
            <text:p>Historical_images_of_Grossmünster</text:p>
          </table:table-cell>
        </table:table-row>
        <table:table-row table:style-name="ro1">
          <table:table-cell office:value-type="string" calcext:value-type="string">
            <text:p>Wasserkirche_Bibliothek.jpg</text:p>
          </table:table-cell>
          <table:table-cell table:formula="of:=LOWER([.A132])" office:value-type="string" office:string-value="wasserkirche_bibliothek.jpg" calcext:value-type="string">
            <text:p>wasserkirche_bibliothek.jpg</text:p>
          </table:table-cell>
          <table:table-cell office:value-type="string" calcext:value-type="string">
            <text:p>2008-03-21T11:38:53.000Z</text:p>
          </table:table-cell>
          <table:table-cell office:value-type="float" office:value="854785" calcext:value-type="float">
            <text:p>854785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table:formula="of:=LOWER([.A133])" office:value-type="string" office:string-value="zürich_-_wasserkirche_-_bürgerbibliothek_1719_img_1196.jpg" calcext:value-type="string">
            <text:p>zürich_-_wasserkirche_-_bürgerbibliothek_1719_img_1196.jpg</text:p>
          </table:table-cell>
          <table:table-cell office:value-type="string" calcext:value-type="string">
            <text:p>2008-10-22T18:36:27.000Z</text:p>
          </table:table-cell>
          <table:table-cell office:value-type="float" office:value="3583580" calcext:value-type="float">
            <text:p>3583580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Zürich_-_Wasserkirche-Neuhaus_1584_IMG_1195.jpg</text:p>
          </table:table-cell>
          <table:table-cell table:formula="of:=LOWER([.A134])" office:value-type="string" office:string-value="zürich_-_wasserkirche-neuhaus_1584_img_1195.jpg" calcext:value-type="string">
            <text:p>zürich_-_wasserkirche-neuhaus_1584_img_1195.jpg</text:p>
          </table:table-cell>
          <table:table-cell office:value-type="string" calcext:value-type="string">
            <text:p>2008-10-22T18:28:18.000Z</text:p>
          </table:table-cell>
          <table:table-cell office:value-type="float" office:value="2516315" calcext:value-type="float">
            <text:p>2516315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Oberdorftor.jpg</text:p>
          </table:table-cell>
          <table:table-cell table:formula="of:=LOWER([.A135])" office:value-type="string" office:string-value="oberdorftor.jpg" calcext:value-type="string">
            <text:p>oberdorftor.jpg</text:p>
          </table:table-cell>
          <table:table-cell office:value-type="string" calcext:value-type="string">
            <text:p>2008-03-28T19:16:13.000Z</text:p>
          </table:table-cell>
          <table:table-cell office:value-type="float" office:value="268715" calcext:value-type="float">
            <text:p>268715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Wasserkirche_Leu.jpg</text:p>
          </table:table-cell>
          <table:table-cell table:formula="of:=LOWER([.A136])" office:value-type="string" office:string-value="wasserkirche_leu.jpg" calcext:value-type="string">
            <text:p>wasserkirche_leu.jpg</text:p>
          </table:table-cell>
          <table:table-cell office:value-type="string" calcext:value-type="string">
            <text:p>2008-03-13T14:49:25.000Z</text:p>
          </table:table-cell>
          <table:table-cell office:value-type="float" office:value="873152" calcext:value-type="float">
            <text:p>873152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Zürich_Silberysen.jpg</text:p>
          </table:table-cell>
          <table:table-cell table:formula="of:=LOWER([.A137])" office:value-type="string" office:string-value="zürich_silberysen.jpg" calcext:value-type="string">
            <text:p>zürich_silberysen.jpg</text:p>
          </table:table-cell>
          <table:table-cell office:value-type="string" calcext:value-type="string">
            <text:p>2008-03-29T17:32:06.000Z</text:p>
          </table:table-cell>
          <table:table-cell office:value-type="float" office:value="1326331" calcext:value-type="float">
            <text:p>1326331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Wasserkirche_Escher.jpg</text:p>
          </table:table-cell>
          <table:table-cell table:formula="of:=LOWER([.A138])" office:value-type="string" office:string-value="wasserkirche_escher.jpg" calcext:value-type="string">
            <text:p>wasserkirche_escher.jpg</text:p>
          </table:table-cell>
          <table:table-cell office:value-type="string" calcext:value-type="string">
            <text:p>2008-04-15T14:43:13.000Z</text:p>
          </table:table-cell>
          <table:table-cell office:value-type="float" office:value="1748879" calcext:value-type="float">
            <text:p>1748879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Wasserkirche_Bibliothek_vor1917.jpg</text:p>
          </table:table-cell>
          <table:table-cell table:formula="of:=LOWER([.A139])" office:value-type="string" office:string-value="wasserkirche_bibliothek_vor1917.jpg" calcext:value-type="string">
            <text:p>wasserkirche_bibliothek_vor1917.jpg</text:p>
          </table:table-cell>
          <table:table-cell office:value-type="string" calcext:value-type="string">
            <text:p>2008-11-15T14:50:24.000Z</text:p>
          </table:table-cell>
          <table:table-cell office:value-type="float" office:value="2123078" calcext:value-type="float">
            <text:p>2123078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Wasserkirche_&amp;_Münsterbrücke_mit_Mühlen_2011-08-17_15-27-40.jpg</text:p>
          </table:table-cell>
          <table:table-cell table:formula="of:=LOWER([.A140])" office:value-type="string" office:string-value="altartafeln_von_hans_leu_d.ä._(haus_zum_rech)_-_rechtes_limmatufer_-_wasserkirche_&amp;_münsterbrücke_mit_mühlen_2011-08-17_15-27-40.jpg" calcext:value-type="string">
            <text:p>altartafeln_von_hans_leu_d.ä._(haus_zum_rech)_-_rechtes_limmatufer_-_wasserkirche_&amp;_münsterbrücke_mit_mühlen_2011-08-17_15-27-40.jpg</text:p>
          </table:table-cell>
          <table:table-cell office:value-type="string" calcext:value-type="string">
            <text:p>2011-08-18T23:44:17.000Z</text:p>
          </table:table-cell>
          <table:table-cell office:value-type="float" office:value="4066263" calcext:value-type="float">
            <text:p>4066263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Wasserkirche_&amp;_Grendeltor-Schwirren_2011-08-17_15-28-20.jpg</text:p>
          </table:table-cell>
          <table:table-cell table:formula="of:=LOWER([.A141])" office:value-type="string" office:string-value="altartafeln_von_hans_leu_d.ä._(haus_zum_rech)_-_rechtes_limmatufer_-_wasserkirche_&amp;_grendeltor-schwirren_2011-08-17_15-28-20.jpg" calcext:value-type="string">
            <text:p>altartafeln_von_hans_leu_d.ä._(haus_zum_rech)_-_rechtes_limmatufer_-_wasserkirche_&amp;_grendeltor-schwirren_2011-08-17_15-28-20.jpg</text:p>
          </table:table-cell>
          <table:table-cell office:value-type="string" calcext:value-type="string">
            <text:p>2011-08-18T23:41:45.000Z</text:p>
          </table:table-cell>
          <table:table-cell office:value-type="float" office:value="3610695" calcext:value-type="float">
            <text:p>3610695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Murerplan_koloriert_(Haus_zum_Rech)_-_Helmhaus_und_Wasserkirche_2013-04-08_15-43-28.jpg</text:p>
          </table:table-cell>
          <table:table-cell table:formula="of:=LOWER([.A142])" office:value-type="string" office:string-value="murerplan_koloriert_(haus_zum_rech)_-_helmhaus_und_wasserkirche_2013-04-08_15-43-28.jpg" calcext:value-type="string">
            <text:p>murerplan_koloriert_(haus_zum_rech)_-_helmhaus_und_wasserkirche_2013-04-08_15-43-28.jpg</text:p>
          </table:table-cell>
          <table:table-cell office:value-type="string" calcext:value-type="string">
            <text:p>2013-04-08T17:10:20.000Z</text:p>
          </table:table-cell>
          <table:table-cell office:value-type="float" office:value="9736923" calcext:value-type="float">
            <text:p>9736923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Wasserkirche_-_Wassermühle_2013-04-08_15-32-05.jpg</text:p>
          </table:table-cell>
          <table:table-cell table:formula="of:=LOWER([.A143])" office:value-type="string" office:string-value="altartafeln_von_hans_leu_d.ä._(haus_zum_rech)_-_rechtes_limmatufer_-_wasserkirche_-_wassermühle_2013-04-08_15-32-05.jpg" calcext:value-type="string">
            <text:p>altartafeln_von_hans_leu_d.ä._(haus_zum_rech)_-_rechtes_limmatufer_-_wasserkirche_-_wassermühle_2013-04-08_15-32-05.jpg</text:p>
          </table:table-cell>
          <table:table-cell office:value-type="string" calcext:value-type="string">
            <text:p>2013-04-08T17:49:13.000Z</text:p>
          </table:table-cell>
          <table:table-cell office:value-type="float" office:value="9603619" calcext:value-type="float">
            <text:p>9603619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table:formula="of:=LOWER([.A144])" office:value-type="string" office:string-value="destruction_of_icons_in_zurich_1524.jpg" calcext:value-type="string">
            <text:p>destruction_of_icons_in_zurich_1524.jpg</text:p>
          </table:table-cell>
          <table:table-cell office:value-type="string" calcext:value-type="string">
            <text:p>2010-11-28T02:55:36.000Z</text:p>
          </table:table-cell>
          <table:table-cell office:value-type="float" office:value="1338249" calcext:value-type="float">
            <text:p>1338249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Zentralbibliothek_Zürich_-_Effigies_praecipuorum_illustrium_atque_praestantium_aliquot_theologorum_-_000008283.jpg</text:p>
          </table:table-cell>
          <table:table-cell table:formula="of:=LOWER([.A145])" office:value-type="string" office:string-value="zentralbibliothek_zürich_-_effigies_praecipuorum_illustrium_atque_praestantium_aliquot_theologorum_-_000008283.jpg" calcext:value-type="string">
            <text:p>zentralbibliothek_zürich_-_effigies_praecipuorum_illustrium_atque_praestantium_aliquot_theologorum_-_000008283.jpg</text:p>
          </table:table-cell>
          <table:table-cell office:value-type="string" calcext:value-type="string">
            <text:p>2013-02-26T09:36:34.000Z</text:p>
          </table:table-cell>
          <table:table-cell office:value-type="float" office:value="26999480" calcext:value-type="float">
            <text:p>26999480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Wasserkirche_2013-04-08_15-06-02.jpg</text:p>
          </table:table-cell>
          <table:table-cell table:formula="of:=LOWER([.A146])" office:value-type="string" office:string-value="altartafeln_von_hans_leu_d.ä._(haus_zum_rech)_-_rechtes_limmatufer_-_wasserkirche_2013-04-08_15-06-02.jpg" calcext:value-type="string">
            <text:p>altartafeln_von_hans_leu_d.ä._(haus_zum_rech)_-_rechtes_limmatufer_-_wasserkirche_2013-04-08_15-06-02.jpg</text:p>
          </table:table-cell>
          <table:table-cell office:value-type="string" calcext:value-type="string">
            <text:p>2013-04-08T17:50:22.000Z</text:p>
          </table:table-cell>
          <table:table-cell office:value-type="float" office:value="9684943" calcext:value-type="float">
            <text:p>9684943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Aurèle_Robert_-_Die_Stadtbibliothek_in_der_Wasserkirche.jpg</text:p>
          </table:table-cell>
          <table:table-cell table:formula="of:=LOWER([.A147])" office:value-type="string" office:string-value="aurèle_robert_-_die_stadtbibliothek_in_der_wasserkirche.jpg" calcext:value-type="string">
            <text:p>aurèle_robert_-_die_stadtbibliothek_in_der_wasserkirche.jpg</text:p>
          </table:table-cell>
          <table:table-cell office:value-type="string" calcext:value-type="string">
            <text:p>2014-05-05T18:56:37.000Z</text:p>
          </table:table-cell>
          <table:table-cell office:value-type="float" office:value="210571" calcext:value-type="float">
            <text:p>210571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Zentralbibliothek_Zürich_-_Effigies_praecipuorum_illustrium_atque_praestantium_aliquot_theologorum_-_000008283.tif</text:p>
          </table:table-cell>
          <table:table-cell table:formula="of:=LOWER([.A148])" office:value-type="string" office:string-value="zentralbibliothek_zürich_-_effigies_praecipuorum_illustrium_atque_praestantium_aliquot_theologorum_-_000008283.tif" calcext:value-type="string">
            <text:p>zentralbibliothek_zürich_-_effigies_praecipuorum_illustrium_atque_praestantium_aliquot_theologorum_-_000008283.tif</text:p>
          </table:table-cell>
          <table:table-cell office:value-type="string" calcext:value-type="string">
            <text:p>2013-02-26T10:56:22.000Z</text:p>
          </table:table-cell>
          <table:table-cell office:value-type="float" office:value="269414552" calcext:value-type="float">
            <text:p>269414552</text:p>
          </table:table-cell>
          <table:table-cell office:value-type="string" calcext:value-type="string">
            <text:p>Historical_images_of_Wasserkirche,_Zürich</text:p>
          </table:table-cell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table:formula="of:=LOWER([.A149])" office:value-type="string" office:string-value="dübendorf_-_dübelstein_-_gerold_edlibach_1489.jpg" calcext:value-type="string">
            <text:p>dübendorf_-_dübelstein_-_gerold_edlibach_1489.jpg</text:p>
          </table:table-cell>
          <table:table-cell office:value-type="string" calcext:value-type="string">
            <text:p>2008-09-19T22:28:34.000Z</text:p>
          </table:table-cell>
          <table:table-cell office:value-type="float" office:value="4172197" calcext:value-type="float">
            <text:p>4172197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Bild_Fraumuenster.jpg</text:p>
          </table:table-cell>
          <table:table-cell table:formula="of:=LOWER([.A150])" office:value-type="string" office:string-value="bild_fraumuenster.jpg" calcext:value-type="string">
            <text:p>bild_fraumuenster.jpg</text:p>
          </table:table-cell>
          <table:table-cell office:value-type="string" calcext:value-type="string">
            <text:p>2006-04-05T11:20:32.000Z</text:p>
          </table:table-cell>
          <table:table-cell office:value-type="float" office:value="1056174" calcext:value-type="float">
            <text:p>1056174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Fraumuenster_Murerplan1576.jpg</text:p>
          </table:table-cell>
          <table:table-cell table:formula="of:=LOWER([.A151])" office:value-type="string" office:string-value="fraumuenster_murerplan1576.jpg" calcext:value-type="string">
            <text:p>fraumuenster_murerplan1576.jpg</text:p>
          </table:table-cell>
          <table:table-cell office:value-type="string" calcext:value-type="string">
            <text:p>2005-12-11T19:24:58.000Z</text:p>
          </table:table-cell>
          <table:table-cell office:value-type="float" office:value="698351" calcext:value-type="float">
            <text:p>698351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Fraumünster_ca_16Jh.jpg</text:p>
          </table:table-cell>
          <table:table-cell table:formula="of:=LOWER([.A152])" office:value-type="string" office:string-value="fraumünster_ca_16jh.jpg" calcext:value-type="string">
            <text:p>fraumünster_ca_16jh.jpg</text:p>
          </table:table-cell>
          <table:table-cell office:value-type="string" calcext:value-type="string">
            <text:p>2008-08-22T12:43:50.000Z</text:p>
          </table:table-cell>
          <table:table-cell office:value-type="float" office:value="1167946" calcext:value-type="float">
            <text:p>1167946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Fraumünster_Escher.jpg</text:p>
          </table:table-cell>
          <table:table-cell table:formula="of:=LOWER([.A153])" office:value-type="string" office:string-value="fraumünster_escher.jpg" calcext:value-type="string">
            <text:p>fraumünster_escher.jpg</text:p>
          </table:table-cell>
          <table:table-cell office:value-type="string" calcext:value-type="string">
            <text:p>2008-04-15T14:37:44.000Z</text:p>
          </table:table-cell>
          <table:table-cell office:value-type="float" office:value="1440361" calcext:value-type="float">
            <text:p>1440361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Heinrich_Keller_Abtei_und_Fraumuenster_1830.jpg</text:p>
          </table:table-cell>
          <table:table-cell table:formula="of:=LOWER([.A154])" office:value-type="string" office:string-value="heinrich_keller_abtei_und_fraumuenster_1830.jpg" calcext:value-type="string">
            <text:p>heinrich_keller_abtei_und_fraumuenster_1830.jpg</text:p>
          </table:table-cell>
          <table:table-cell office:value-type="string" calcext:value-type="string">
            <text:p>2008-08-22T11:57:21.000Z</text:p>
          </table:table-cell>
          <table:table-cell office:value-type="float" office:value="1431340" calcext:value-type="float">
            <text:p>1431340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2011-08-17_15-26-36.JPG</text:p>
          </table:table-cell>
          <table:table-cell table:formula="of:=LOWER([.A155])" office:value-type="string" office:string-value="altartafeln_von_hans_leu_d.ä._(haus_zum_rech)_-_linkes_limmatufer_2011-08-17_15-26-36.jpg" calcext:value-type="string">
            <text:p>altartafeln_von_hans_leu_d.ä._(haus_zum_rech)_-_linkes_limmatufer_2011-08-17_15-26-36.jpg</text:p>
          </table:table-cell>
          <table:table-cell office:value-type="string" calcext:value-type="string">
            <text:p>2011-08-18T23:27:42.000Z</text:p>
          </table:table-cell>
          <table:table-cell office:value-type="float" office:value="3230418" calcext:value-type="float">
            <text:p>3230418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Hundert_Jahre_Bilder_aus_der_Stadt_Zürich_-_Münsterhof_1833.jpg</text:p>
          </table:table-cell>
          <table:table-cell table:formula="of:=LOWER([.A156])" office:value-type="string" office:string-value="hundert_jahre_bilder_aus_der_stadt_zürich_-_münsterhof_1833.jpg" calcext:value-type="string">
            <text:p>hundert_jahre_bilder_aus_der_stadt_zürich_-_münsterhof_1833.jpg</text:p>
          </table:table-cell>
          <table:table-cell office:value-type="string" calcext:value-type="string">
            <text:p>2010-02-27T00:49:27.000Z</text:p>
          </table:table-cell>
          <table:table-cell office:value-type="float" office:value="111095" calcext:value-type="float">
            <text:p>111095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Fraumünster_&amp;_Münsterhof_2011-08-17_15-29-02.jpg</text:p>
          </table:table-cell>
          <table:table-cell table:formula="of:=LOWER([.A157])" office:value-type="string" office:string-value="altartafeln_von_hans_leu_d.ä._(haus_zum_rech)_-_linkes_limmatufer_-_fraumünster_&amp;_münsterhof_2011-08-17_15-29-02.jpg" calcext:value-type="string">
            <text:p>altartafeln_von_hans_leu_d.ä._(haus_zum_rech)_-_linkes_limmatufer_-_fraumünster_&amp;_münsterhof_2011-08-17_15-29-02.jpg</text:p>
          </table:table-cell>
          <table:table-cell office:value-type="string" calcext:value-type="string">
            <text:p>2011-08-18T23:53:00.000Z</text:p>
          </table:table-cell>
          <table:table-cell office:value-type="float" office:value="4822614" calcext:value-type="float">
            <text:p>4822614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Hundert_Jahre_Bilder_aus_der_Stadt_Zürich_-_Vue_de_la_ville_de_Zurich_depuis_l'hotel_de_l'Epee.jpg</text:p>
          </table:table-cell>
          <table:table-cell table:formula="of:=LOWER([.A158])" office:value-type="string" office:string-value="hundert_jahre_bilder_aus_der_stadt_zürich_-_vue_de_la_ville_de_zurich_depuis_l'hotel_de_l'epee.jpg" calcext:value-type="string">
            <text:p>hundert_jahre_bilder_aus_der_stadt_zürich_-_vue_de_la_ville_de_zurich_depuis_l'hotel_de_l'epee.jpg</text:p>
          </table:table-cell>
          <table:table-cell office:value-type="string" calcext:value-type="string">
            <text:p>2010-02-27T01:24:29.000Z</text:p>
          </table:table-cell>
          <table:table-cell office:value-type="float" office:value="125162" calcext:value-type="float">
            <text:p>125162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Fraumünster_&amp;_Münsterhof_2011-08-17_15-29-02_cropped.jpg</text:p>
          </table:table-cell>
          <table:table-cell table:formula="of:=LOWER([.A159])" office:value-type="string" office:string-value="altartafeln_von_hans_leu_d.ä._(haus_zum_rech)_-_linkes_limmatufer_-_fraumünster_&amp;_münsterhof_2011-08-17_15-29-02_cropped.jpg" calcext:value-type="string">
            <text:p>altartafeln_von_hans_leu_d.ä._(haus_zum_rech)_-_linkes_limmatufer_-_fraumünster_&amp;_münsterhof_2011-08-17_15-29-02_cropped.jpg</text:p>
          </table:table-cell>
          <table:table-cell office:value-type="string" calcext:value-type="string">
            <text:p>2015-03-06T21:12:43.000Z</text:p>
          </table:table-cell>
          <table:table-cell office:value-type="float" office:value="1899649" calcext:value-type="float">
            <text:p>1899649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Ausstellung_Münsterhof_vom_Markplatz_zum_Parkplatz_zum_Kulturplatz_-_Der_Münsterhof_mit_dem_1811_abgebrochenen_Neptun_Brunnen,_Emil_Schulthess_um_1835,_Kunsthaus_Zürich_Grafische_Sammlung_2015-07-16_12-30-32.JPG</text:p>
          </table:table-cell>
          <table:table-cell table:formula="of:=LOWER([.A160])" office:value-type="string" office:string-value="ausstellung_münsterhof_vom_markplatz_zum_parkplatz_zum_kulturplatz_-_der_münsterhof_mit_dem_1811_abgebrochenen_neptun_brunnen,_emil_schulthess_um_1835,_kunsthaus_zürich_grafische_sammlung_2015-07-16_12-30-32.jpg" calcext:value-type="string">
            <text:p>ausstellung_münsterhof_vom_markplatz_zum_parkplatz_zum_kulturplatz_-_der_münsterhof_mit_dem_1811_abgebrochenen_neptun_brunnen,_emil_schulthess_um_1835,_kunsthaus_zürich_grafische_sammlung_2015-07-16_12-30-32.jpg</text:p>
          </table:table-cell>
          <table:table-cell office:value-type="string" calcext:value-type="string">
            <text:p>2015-07-16T19:48:38.000Z</text:p>
          </table:table-cell>
          <table:table-cell office:value-type="float" office:value="3489608" calcext:value-type="float">
            <text:p>3489608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-_Fraumünster_-_Kratzquartier_-_Schwirren_2013-04-08_15-14-10.jpg</text:p>
          </table:table-cell>
          <table:table-cell table:formula="of:=LOWER([.A161])" office:value-type="string" office:string-value="altartafeln_von_hans_leu_d.ä._(haus_zum_rech)_-_linkes_limmatufer_-_münsterbrücke_-_fraumünster_-_kratzquartier_-_schwirren_2013-04-08_15-14-10.jpg" calcext:value-type="string">
            <text:p>altartafeln_von_hans_leu_d.ä._(haus_zum_rech)_-_linkes_limmatufer_-_münsterbrücke_-_fraumünster_-_kratzquartier_-_schwirren_2013-04-08_15-14-10.jpg</text:p>
          </table:table-cell>
          <table:table-cell office:value-type="string" calcext:value-type="string">
            <text:p>2013-04-08T17:17:55.000Z</text:p>
          </table:table-cell>
          <table:table-cell office:value-type="float" office:value="10154409" calcext:value-type="float">
            <text:p>10154409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hof-Fraumünster-Kratzquartier_2013-04-03_16-21-00.JPG</text:p>
          </table:table-cell>
          <table:table-cell table:formula="of:=LOWER([.A162])" office:value-type="string" office:string-value="altartafeln_von_hans_leu_d.ä._(haus_zum_rech)_-_linkes_limmatufer_-_münsterhof-fraumünster-kratzquartier_2013-04-03_16-21-00.jpg" calcext:value-type="string">
            <text:p>altartafeln_von_hans_leu_d.ä._(haus_zum_rech)_-_linkes_limmatufer_-_münsterhof-fraumünster-kratzquartier_2013-04-03_16-21-00.jpg</text:p>
          </table:table-cell>
          <table:table-cell office:value-type="string" calcext:value-type="string">
            <text:p>2013-04-04T17:05:20.000Z</text:p>
          </table:table-cell>
          <table:table-cell office:value-type="float" office:value="6532162" calcext:value-type="float">
            <text:p>6532162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Murerplan_koloriert_(Haus_zum_Rech)_-_Münsterhof_-_Münsterbrücke_-_Fraumünster_2013-04-08_15-40-38.jpg</text:p>
          </table:table-cell>
          <table:table-cell table:formula="of:=LOWER([.A163])" office:value-type="string" office:string-value="murerplan_koloriert_(haus_zum_rech)_-_münsterhof_-_münsterbrücke_-_fraumünster_2013-04-08_15-40-38.jpg" calcext:value-type="string">
            <text:p>murerplan_koloriert_(haus_zum_rech)_-_münsterhof_-_münsterbrücke_-_fraumünster_2013-04-08_15-40-38.jpg</text:p>
          </table:table-cell>
          <table:table-cell office:value-type="string" calcext:value-type="string">
            <text:p>2013-04-08T17:13:05.000Z</text:p>
          </table:table-cell>
          <table:table-cell office:value-type="float" office:value="10293154" calcext:value-type="float">
            <text:p>10293154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Zentralbibliothek_Solothurn_-_Schweizerische_Hauptkirchen_-_aa0050.tiff</text:p>
          </table:table-cell>
          <table:table-cell table:formula="of:=LOWER([.A164])" office:value-type="string" office:string-value="zentralbibliothek_solothurn_-_schweizerische_hauptkirchen_-_aa0050.tiff" calcext:value-type="string">
            <text:p>zentralbibliothek_solothurn_-_schweizerische_hauptkirchen_-_aa0050.tiff</text:p>
          </table:table-cell>
          <table:table-cell office:value-type="string" calcext:value-type="string">
            <text:p>2013-11-16T14:53:01.000Z</text:p>
          </table:table-cell>
          <table:table-cell office:value-type="float" office:value="11929696" calcext:value-type="float">
            <text:p>11929696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CH-NB_-_Zürich,_Frauenmünster,_vue_partielle_extérieure_-_Collection_Max_van_Berchem_-_EAD-6590.tif</text:p>
          </table:table-cell>
          <table:table-cell table:formula="of:=LOWER([.A165])" office:value-type="string" office:string-value="ch-nb_-_zürich,_frauenmünster,_vue_partielle_extérieure_-_collection_max_van_berchem_-_ead-6590.tif" calcext:value-type="string">
            <text:p>ch-nb_-_zürich,_frauenmünster,_vue_partielle_extérieure_-_collection_max_van_berchem_-_ead-6590.tif</text:p>
          </table:table-cell>
          <table:table-cell office:value-type="string" calcext:value-type="string">
            <text:p>2016-01-14T08:46:37.000Z</text:p>
          </table:table-cell>
          <table:table-cell office:value-type="float" office:value="18882200" calcext:value-type="float">
            <text:p>18882200</text:p>
          </table:table-cell>
          <table:table-cell office:value-type="string" calcext:value-type="string">
            <text:p>Historical_images_of_Fraumünster,_Zürich</text:p>
          </table:table-cell>
        </table:table-row>
        <table:table-row table:style-name="ro1">
          <table:table-cell office:value-type="string" calcext:value-type="string">
            <text:p>St_Peter_Escher.jpg</text:p>
          </table:table-cell>
          <table:table-cell table:formula="of:=LOWER([.A166])" office:value-type="string" office:string-value="st_peter_escher.jpg" calcext:value-type="string">
            <text:p>st_peter_escher.jpg</text:p>
          </table:table-cell>
          <table:table-cell office:value-type="string" calcext:value-type="string">
            <text:p>2008-04-17T11:34:11.000Z</text:p>
          </table:table-cell>
          <table:table-cell office:value-type="float" office:value="1112298" calcext:value-type="float">
            <text:p>1112298</text:p>
          </table:table-cell>
          <table:table-cell office:value-type="string" calcext:value-type="string">
            <text:p>Historical_images_of_St._Peter_Church_in_Zürich</text:p>
          </table:table-cell>
        </table:table-row>
        <table:table-row table:style-name="ro1">
          <table:table-cell office:value-type="string" calcext:value-type="string">
            <text:p>Paradeplatz_ca_1888.jpg</text:p>
          </table:table-cell>
          <table:table-cell table:formula="of:=LOWER([.A167])" office:value-type="string" office:string-value="paradeplatz_ca_1888.jpg" calcext:value-type="string">
            <text:p>paradeplatz_ca_1888.jpg</text:p>
          </table:table-cell>
          <table:table-cell office:value-type="string" calcext:value-type="string">
            <text:p>2006-09-26T16:24:33.000Z</text:p>
          </table:table-cell>
          <table:table-cell office:value-type="float" office:value="283773" calcext:value-type="float">
            <text:p>283773</text:p>
          </table:table-cell>
          <table:table-cell office:value-type="string" calcext:value-type="string">
            <text:p>Historical_images_of_St._Peter_Church_in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St._Peter_&amp;_Uetliberg_2011-08-17_15-29-18_ShiftN.jpg</text:p>
          </table:table-cell>
          <table:table-cell table:formula="of:=LOWER([.A168])" office:value-type="string" office:string-value="altartafeln_von_hans_leu_d.ä._(haus_zum_rech)_-_linkes_limmatufer_-_st._peter_&amp;_uetliberg_2011-08-17_15-29-18_shiftn.jpg" calcext:value-type="string">
            <text:p>altartafeln_von_hans_leu_d.ä._(haus_zum_rech)_-_linkes_limmatufer_-_st._peter_&amp;_uetliberg_2011-08-17_15-29-18_shiftn.jpg</text:p>
          </table:table-cell>
          <table:table-cell office:value-type="string" calcext:value-type="string">
            <text:p>2011-08-18T23:54:42.000Z</text:p>
          </table:table-cell>
          <table:table-cell office:value-type="float" office:value="4025214" calcext:value-type="float">
            <text:p>4025214</text:p>
          </table:table-cell>
          <table:table-cell office:value-type="string" calcext:value-type="string">
            <text:p>Historical_images_of_St._Peter_Church_in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2011-08-17_15-26-46.jpg</text:p>
          </table:table-cell>
          <table:table-cell table:formula="of:=LOWER([.A169])" office:value-type="string" office:string-value="altartafeln_von_hans_leu_d.ä._(haus_zum_rech)_-_linkes_limmatufer_2011-08-17_15-26-46.jpg" calcext:value-type="string">
            <text:p>altartafeln_von_hans_leu_d.ä._(haus_zum_rech)_-_linkes_limmatufer_2011-08-17_15-26-46.jpg</text:p>
          </table:table-cell>
          <table:table-cell office:value-type="string" calcext:value-type="string">
            <text:p>2011-08-18T23:31:26.000Z</text:p>
          </table:table-cell>
          <table:table-cell office:value-type="float" office:value="3280490" calcext:value-type="float">
            <text:p>3280490</text:p>
          </table:table-cell>
          <table:table-cell office:value-type="string" calcext:value-type="string">
            <text:p>Historical_images_of_St._Peter_Church_in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St._Peter_2011-08-17_15-28-46.jpg</text:p>
          </table:table-cell>
          <table:table-cell table:formula="of:=LOWER([.A170])" office:value-type="string" office:string-value="altartafeln_von_hans_leu_d.ä._(haus_zum_rech)_-_linkes_limmatufer_-_st._peter_2011-08-17_15-28-46.jpg" calcext:value-type="string">
            <text:p>altartafeln_von_hans_leu_d.ä._(haus_zum_rech)_-_linkes_limmatufer_-_st._peter_2011-08-17_15-28-46.jpg</text:p>
          </table:table-cell>
          <table:table-cell office:value-type="string" calcext:value-type="string">
            <text:p>2011-08-18T23:56:44.000Z</text:p>
          </table:table-cell>
          <table:table-cell office:value-type="float" office:value="4626383" calcext:value-type="float">
            <text:p>4626383</text:p>
          </table:table-cell>
          <table:table-cell office:value-type="string" calcext:value-type="string">
            <text:p>Historical_images_of_St._Peter_Church_in_Zürich</text:p>
          </table:table-cell>
        </table:table-row>
        <table:table-row table:style-name="ro1">
          <table:table-cell office:value-type="string" calcext:value-type="string">
            <text:p>Aktientheater_Brandruine.jpg</text:p>
          </table:table-cell>
          <table:table-cell table:formula="of:=LOWER([.A171])" office:value-type="string" office:string-value="aktientheater_brandruine.jpg" calcext:value-type="string">
            <text:p>aktientheater_brandruine.jpg</text:p>
          </table:table-cell>
          <table:table-cell office:value-type="string" calcext:value-type="string">
            <text:p>2008-06-22T15:39:32.000Z</text:p>
          </table:table-cell>
          <table:table-cell office:value-type="float" office:value="1941871" calcext:value-type="float">
            <text:p>1941871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Aktientheater_1839_Hegi.jpg</text:p>
          </table:table-cell>
          <table:table-cell table:formula="of:=LOWER([.A172])" office:value-type="string" office:string-value="aktientheater_1839_hegi.jpg" calcext:value-type="string">
            <text:p>aktientheater_1839_hegi.jpg</text:p>
          </table:table-cell>
          <table:table-cell office:value-type="string" calcext:value-type="string">
            <text:p>2008-07-21T08:37:47.000Z</text:p>
          </table:table-cell>
          <table:table-cell office:value-type="float" office:value="870709" calcext:value-type="float">
            <text:p>870709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1833.jpg</text:p>
          </table:table-cell>
          <table:table-cell table:formula="of:=LOWER([.A173])" office:value-type="string" office:string-value="barfüsser_1833.jpg" calcext:value-type="string">
            <text:p>barfüsser_1833.jpg</text:p>
          </table:table-cell>
          <table:table-cell office:value-type="string" calcext:value-type="string">
            <text:p>2008-05-20T14:51:20.000Z</text:p>
          </table:table-cell>
          <table:table-cell office:value-type="float" office:value="1906034" calcext:value-type="float">
            <text:p>1906034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Bluntschli.jpg</text:p>
          </table:table-cell>
          <table:table-cell table:formula="of:=LOWER([.A174])" office:value-type="string" office:string-value="barfüsser_bluntschli.jpg" calcext:value-type="string">
            <text:p>barfüsser_bluntschli.jpg</text:p>
          </table:table-cell>
          <table:table-cell office:value-type="string" calcext:value-type="string">
            <text:p>2008-06-22T16:07:11.000Z</text:p>
          </table:table-cell>
          <table:table-cell office:value-type="float" office:value="1520214" calcext:value-type="float">
            <text:p>1520214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Aktientheater.jpg</text:p>
          </table:table-cell>
          <table:table-cell table:formula="of:=LOWER([.A175])" office:value-type="string" office:string-value="aktientheater.jpg" calcext:value-type="string">
            <text:p>aktientheater.jpg</text:p>
          </table:table-cell>
          <table:table-cell office:value-type="string" calcext:value-type="string">
            <text:p>2008-07-20T10:52:31.000Z</text:p>
          </table:table-cell>
          <table:table-cell office:value-type="float" office:value="3416396" calcext:value-type="float">
            <text:p>3416396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Brandruine1.jpg</text:p>
          </table:table-cell>
          <table:table-cell table:formula="of:=LOWER([.A176])" office:value-type="string" office:string-value="barfüsser_brandruine1.jpg" calcext:value-type="string">
            <text:p>barfüsser_brandruine1.jpg</text:p>
          </table:table-cell>
          <table:table-cell office:value-type="string" calcext:value-type="string">
            <text:p>2008-05-20T14:38:33.000Z</text:p>
          </table:table-cell>
          <table:table-cell office:value-type="float" office:value="1651735" calcext:value-type="float">
            <text:p>1651735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Barfüsser_Brandruine2.jpg</text:p>
          </table:table-cell>
          <table:table-cell table:formula="of:=LOWER([.A177])" office:value-type="string" office:string-value="barfüsser_brandruine2.jpg" calcext:value-type="string">
            <text:p>barfüsser_brandruine2.jpg</text:p>
          </table:table-cell>
          <table:table-cell office:value-type="string" calcext:value-type="string">
            <text:p>2008-05-20T14:41:10.000Z</text:p>
          </table:table-cell>
          <table:table-cell office:value-type="float" office:value="1429914" calcext:value-type="float">
            <text:p>1429914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Barfüsser_Casino.jpg</text:p>
          </table:table-cell>
          <table:table-cell table:formula="of:=LOWER([.A178])" office:value-type="string" office:string-value="barfüsser_casino.jpg" calcext:value-type="string">
            <text:p>barfüsser_casino.jpg</text:p>
          </table:table-cell>
          <table:table-cell office:value-type="string" calcext:value-type="string">
            <text:p>2008-07-21T08:41:09.000Z</text:p>
          </table:table-cell>
          <table:table-cell office:value-type="float" office:value="811997" calcext:value-type="float">
            <text:p>811997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Brunnen.jpg</text:p>
          </table:table-cell>
          <table:table-cell table:formula="of:=LOWER([.A179])" office:value-type="string" office:string-value="barfüsser_brunnen.jpg" calcext:value-type="string">
            <text:p>barfüsser_brunnen.jpg</text:p>
          </table:table-cell>
          <table:table-cell office:value-type="string" calcext:value-type="string">
            <text:p>2008-07-20T10:22:33.000Z</text:p>
          </table:table-cell>
          <table:table-cell office:value-type="float" office:value="2101415" calcext:value-type="float">
            <text:p>2101415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Kirchenplan.jpg</text:p>
          </table:table-cell>
          <table:table-cell table:formula="of:=LOWER([.A180])" office:value-type="string" office:string-value="barfüsser_kirchenplan.jpg" calcext:value-type="string">
            <text:p>barfüsser_kirchenplan.jpg</text:p>
          </table:table-cell>
          <table:table-cell office:value-type="string" calcext:value-type="string">
            <text:p>2008-07-20T10:26:34.000Z</text:p>
          </table:table-cell>
          <table:table-cell office:value-type="float" office:value="961832" calcext:value-type="float">
            <text:p>961832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Chor.jpg</text:p>
          </table:table-cell>
          <table:table-cell table:formula="of:=LOWER([.A181])" office:value-type="string" office:string-value="barfüsser_chor.jpg" calcext:value-type="string">
            <text:p>barfüsser_chor.jpg</text:p>
          </table:table-cell>
          <table:table-cell office:value-type="string" calcext:value-type="string">
            <text:p>2008-05-20T15:00:02.000Z</text:p>
          </table:table-cell>
          <table:table-cell office:value-type="float" office:value="2061693" calcext:value-type="float">
            <text:p>2061693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Casino_Escher.jpg</text:p>
          </table:table-cell>
          <table:table-cell table:formula="of:=LOWER([.A182])" office:value-type="string" office:string-value="barfüsser_casino_escher.jpg" calcext:value-type="string">
            <text:p>barfüsser_casino_escher.jpg</text:p>
          </table:table-cell>
          <table:table-cell office:value-type="string" calcext:value-type="string">
            <text:p>2008-07-21T08:34:47.000Z</text:p>
          </table:table-cell>
          <table:table-cell office:value-type="float" office:value="2034257" calcext:value-type="float">
            <text:p>2034257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Obmannamt.jpg</text:p>
          </table:table-cell>
          <table:table-cell table:formula="of:=LOWER([.A183])" office:value-type="string" office:string-value="barfüsser_obmannamt.jpg" calcext:value-type="string">
            <text:p>barfüsser_obmannamt.jpg</text:p>
          </table:table-cell>
          <table:table-cell office:value-type="string" calcext:value-type="string">
            <text:p>2008-06-22T15:59:41.000Z</text:p>
          </table:table-cell>
          <table:table-cell office:value-type="float" office:value="1479971" calcext:value-type="float">
            <text:p>1479971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Theater_Brandruine.jpg</text:p>
          </table:table-cell>
          <table:table-cell table:formula="of:=LOWER([.A184])" office:value-type="string" office:string-value="barfüsser_theater_brandruine.jpg" calcext:value-type="string">
            <text:p>barfüsser_theater_brandruine.jpg</text:p>
          </table:table-cell>
          <table:table-cell office:value-type="string" calcext:value-type="string">
            <text:p>2008-07-20T10:59:24.000Z</text:p>
          </table:table-cell>
          <table:table-cell office:value-type="float" office:value="2836621" calcext:value-type="float">
            <text:p>2836621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Längstrakt.jpg</text:p>
          </table:table-cell>
          <table:table-cell table:formula="of:=LOWER([.A185])" office:value-type="string" office:string-value="barfüsser_längstrakt.jpg" calcext:value-type="string">
            <text:p>barfüsser_längstrakt.jpg</text:p>
          </table:table-cell>
          <table:table-cell office:value-type="string" calcext:value-type="string">
            <text:p>2008-05-20T14:57:39.000Z</text:p>
          </table:table-cell>
          <table:table-cell office:value-type="float" office:value="2042806" calcext:value-type="float">
            <text:p>2042806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Müllerplan.jpg</text:p>
          </table:table-cell>
          <table:table-cell table:formula="of:=LOWER([.A186])" office:value-type="string" office:string-value="barfüsser_müllerplan.jpg" calcext:value-type="string">
            <text:p>barfüsser_müllerplan.jpg</text:p>
          </table:table-cell>
          <table:table-cell office:value-type="string" calcext:value-type="string">
            <text:p>2008-06-22T15:45:00.000Z</text:p>
          </table:table-cell>
          <table:table-cell office:value-type="float" office:value="1719948" calcext:value-type="float">
            <text:p>1719948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Murerplan.jpg</text:p>
          </table:table-cell>
          <table:table-cell table:formula="of:=LOWER([.A187])" office:value-type="string" office:string-value="barfüsser_murerplan.jpg" calcext:value-type="string">
            <text:p>barfüsser_murerplan.jpg</text:p>
          </table:table-cell>
          <table:table-cell office:value-type="string" calcext:value-type="string">
            <text:p>2008-07-20T10:14:54.000Z</text:p>
          </table:table-cell>
          <table:table-cell office:value-type="float" office:value="2506584" calcext:value-type="float">
            <text:p>2506584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kloster_Längstrakt_um_1900.jpg</text:p>
          </table:table-cell>
          <table:table-cell table:formula="of:=LOWER([.A188])" office:value-type="string" office:string-value="barfüsserkloster_längstrakt_um_1900.jpg" calcext:value-type="string">
            <text:p>barfüsserkloster_längstrakt_um_1900.jpg</text:p>
          </table:table-cell>
          <table:table-cell office:value-type="string" calcext:value-type="string">
            <text:p>2008-07-20T12:15:33.000Z</text:p>
          </table:table-cell>
          <table:table-cell office:value-type="float" office:value="2277422" calcext:value-type="float">
            <text:p>2277422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Barfüsserkloster_ehemalige_Kirche_1830.jpg</text:p>
          </table:table-cell>
          <table:table-cell table:formula="of:=LOWER([.A189])" office:value-type="string" office:string-value="barfüsserkloster_ehemalige_kirche_1830.jpg" calcext:value-type="string">
            <text:p>barfüsserkloster_ehemalige_kirche_1830.jpg</text:p>
          </table:table-cell>
          <table:table-cell office:value-type="string" calcext:value-type="string">
            <text:p>2008-07-20T12:11:03.000Z</text:p>
          </table:table-cell>
          <table:table-cell office:value-type="float" office:value="1402559" calcext:value-type="float">
            <text:p>1402559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kloster_Casino.jpg</text:p>
          </table:table-cell>
          <table:table-cell table:formula="of:=LOWER([.A190])" office:value-type="string" office:string-value="barfüsserkloster_casino.jpg" calcext:value-type="string">
            <text:p>barfüsserkloster_casino.jpg</text:p>
          </table:table-cell>
          <table:table-cell office:value-type="string" calcext:value-type="string">
            <text:p>2008-07-20T12:05:51.000Z</text:p>
          </table:table-cell>
          <table:table-cell office:value-type="float" office:value="2823180" calcext:value-type="float">
            <text:p>2823180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Theaterplan.jpg</text:p>
          </table:table-cell>
          <table:table-cell table:formula="of:=LOWER([.A191])" office:value-type="string" office:string-value="barfüsser_theaterplan.jpg" calcext:value-type="string">
            <text:p>barfüsser_theaterplan.jpg</text:p>
          </table:table-cell>
          <table:table-cell office:value-type="string" calcext:value-type="string">
            <text:p>2008-07-21T08:30:30.000Z</text:p>
          </table:table-cell>
          <table:table-cell office:value-type="float" office:value="1677340" calcext:value-type="float">
            <text:p>1677340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rkade4.jpg</text:p>
          </table:table-cell>
          <table:table-cell table:formula="of:=LOWER([.A192])" office:value-type="string" office:string-value="barfüsser_arkade4.jpg" calcext:value-type="string">
            <text:p>barfüsser_arkade4.jpg</text:p>
          </table:table-cell>
          <table:table-cell office:value-type="string" calcext:value-type="string">
            <text:p>2008-07-17T15:11:17.000Z</text:p>
          </table:table-cell>
          <table:table-cell office:value-type="float" office:value="1482433" calcext:value-type="float">
            <text:p>1482433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Übersicht.jpg</text:p>
          </table:table-cell>
          <table:table-cell table:formula="of:=LOWER([.A193])" office:value-type="string" office:string-value="barfüsser_übersicht.jpg" calcext:value-type="string">
            <text:p>barfüsser_übersicht.jpg</text:p>
          </table:table-cell>
          <table:table-cell office:value-type="string" calcext:value-type="string">
            <text:p>2008-07-21T12:52:39.000Z</text:p>
          </table:table-cell>
          <table:table-cell office:value-type="float" office:value="1348123" calcext:value-type="float">
            <text:p>1348123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Kreuzgang_Südecke.jpg</text:p>
          </table:table-cell>
          <table:table-cell table:formula="of:=LOWER([.A194])" office:value-type="string" office:string-value="barfüsser_kreuzgang_südecke.jpg" calcext:value-type="string">
            <text:p>barfüsser_kreuzgang_südecke.jpg</text:p>
          </table:table-cell>
          <table:table-cell office:value-type="string" calcext:value-type="string">
            <text:p>2008-07-17T15:33:50.000Z</text:p>
          </table:table-cell>
          <table:table-cell office:value-type="float" office:value="1917441" calcext:value-type="float">
            <text:p>1917441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rkade5.jpg</text:p>
          </table:table-cell>
          <table:table-cell table:formula="of:=LOWER([.A195])" office:value-type="string" office:string-value="barfüsser_arkade5.jpg" calcext:value-type="string">
            <text:p>barfüsser_arkade5.jpg</text:p>
          </table:table-cell>
          <table:table-cell office:value-type="string" calcext:value-type="string">
            <text:p>2008-07-17T15:14:21.000Z</text:p>
          </table:table-cell>
          <table:table-cell office:value-type="float" office:value="1527583" calcext:value-type="float">
            <text:p>1527583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rkade3.jpg</text:p>
          </table:table-cell>
          <table:table-cell table:formula="of:=LOWER([.A196])" office:value-type="string" office:string-value="barfüsser_arkade3.jpg" calcext:value-type="string">
            <text:p>barfüsser_arkade3.jpg</text:p>
          </table:table-cell>
          <table:table-cell office:value-type="string" calcext:value-type="string">
            <text:p>2008-07-17T15:07:27.000Z</text:p>
          </table:table-cell>
          <table:table-cell office:value-type="float" office:value="1550519" calcext:value-type="float">
            <text:p>1550519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rkade1.jpg</text:p>
          </table:table-cell>
          <table:table-cell table:formula="of:=LOWER([.A197])" office:value-type="string" office:string-value="barfüsser_arkade1.jpg" calcext:value-type="string">
            <text:p>barfüsser_arkade1.jpg</text:p>
          </table:table-cell>
          <table:table-cell office:value-type="string" calcext:value-type="string">
            <text:p>2008-07-17T15:02:17.000Z</text:p>
          </table:table-cell>
          <table:table-cell office:value-type="float" office:value="1416738" calcext:value-type="float">
            <text:p>1416738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rkade2.jpg</text:p>
          </table:table-cell>
          <table:table-cell table:formula="of:=LOWER([.A198])" office:value-type="string" office:string-value="barfüsser_arkade2.jpg" calcext:value-type="string">
            <text:p>barfüsser_arkade2.jpg</text:p>
          </table:table-cell>
          <table:table-cell office:value-type="string" calcext:value-type="string">
            <text:p>2008-07-17T15:05:00.000Z</text:p>
          </table:table-cell>
          <table:table-cell office:value-type="float" office:value="1386776" calcext:value-type="float">
            <text:p>1386776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Escher.jpg</text:p>
          </table:table-cell>
          <table:table-cell table:formula="of:=LOWER([.A199])" office:value-type="string" office:string-value="barfüsser_escher.jpg" calcext:value-type="string">
            <text:p>barfüsser_escher.jpg</text:p>
          </table:table-cell>
          <table:table-cell office:value-type="string" calcext:value-type="string">
            <text:p>2008-05-20T14:45:26.000Z</text:p>
          </table:table-cell>
          <table:table-cell office:value-type="float" office:value="1118614" calcext:value-type="float">
            <text:p>1118614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Ofen.jpg</text:p>
          </table:table-cell>
          <table:table-cell table:formula="of:=LOWER([.A200])" office:value-type="string" office:string-value="barfüsser_ofen.jpg" calcext:value-type="string">
            <text:p>barfüsser_ofen.jpg</text:p>
          </table:table-cell>
          <table:table-cell office:value-type="string" calcext:value-type="string">
            <text:p>2008-07-20T10:07:21.000Z</text:p>
          </table:table-cell>
          <table:table-cell office:value-type="float" office:value="1054167" calcext:value-type="float">
            <text:p>1054167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Kreuzgang_NE.jpg</text:p>
          </table:table-cell>
          <table:table-cell table:formula="of:=LOWER([.A201])" office:value-type="string" office:string-value="barfüsser_kreuzgang_ne.jpg" calcext:value-type="string">
            <text:p>barfüsser_kreuzgang_ne.jpg</text:p>
          </table:table-cell>
          <table:table-cell office:value-type="string" calcext:value-type="string">
            <text:p>2008-07-17T15:25:29.000Z</text:p>
          </table:table-cell>
          <table:table-cell office:value-type="float" office:value="1238419" calcext:value-type="float">
            <text:p>1238419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Kreuzgang_Ostecke.jpg</text:p>
          </table:table-cell>
          <table:table-cell table:formula="of:=LOWER([.A202])" office:value-type="string" office:string-value="barfüsser_kreuzgang_ostecke.jpg" calcext:value-type="string">
            <text:p>barfüsser_kreuzgang_ostecke.jpg</text:p>
          </table:table-cell>
          <table:table-cell office:value-type="string" calcext:value-type="string">
            <text:p>2008-07-17T15:30:57.000Z</text:p>
          </table:table-cell>
          <table:table-cell office:value-type="float" office:value="1625791" calcext:value-type="float">
            <text:p>1625791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Kreuzgang_NW.jpg</text:p>
          </table:table-cell>
          <table:table-cell table:formula="of:=LOWER([.A203])" office:value-type="string" office:string-value="barfüsser_kreuzgang_nw.jpg" calcext:value-type="string">
            <text:p>barfüsser_kreuzgang_nw.jpg</text:p>
          </table:table-cell>
          <table:table-cell office:value-type="string" calcext:value-type="string">
            <text:p>2008-07-17T15:28:26.000Z</text:p>
          </table:table-cell>
          <table:table-cell office:value-type="float" office:value="1410614" calcext:value-type="float">
            <text:p>1410614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Ulinger-Vedute_Barfüsser.JPG</text:p>
          </table:table-cell>
          <table:table-cell table:formula="of:=LOWER([.A204])" office:value-type="string" office:string-value="ulinger-vedute_barfüsser.jpg" calcext:value-type="string">
            <text:p>ulinger-vedute_barfüsser.jpg</text:p>
          </table:table-cell>
          <table:table-cell office:value-type="string" calcext:value-type="string">
            <text:p>2013-02-16T10:09:58.000Z</text:p>
          </table:table-cell>
          <table:table-cell office:value-type="float" office:value="4915036" calcext:value-type="float">
            <text:p>4915036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Quertrakt.jpg</text:p>
          </table:table-cell>
          <table:table-cell table:formula="of:=LOWER([.A205])" office:value-type="string" office:string-value="barfüsser_quertrakt.jpg" calcext:value-type="string">
            <text:p>barfüsser_quertrakt.jpg</text:p>
          </table:table-cell>
          <table:table-cell office:value-type="string" calcext:value-type="string">
            <text:p>2008-07-17T15:37:08.000Z</text:p>
          </table:table-cell>
          <table:table-cell office:value-type="float" office:value="1340350" calcext:value-type="float">
            <text:p>1340350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alter_Boden.jpg</text:p>
          </table:table-cell>
          <table:table-cell table:formula="of:=LOWER([.A206])" office:value-type="string" office:string-value="barfüsser_alter_boden.jpg" calcext:value-type="string">
            <text:p>barfüsser_alter_boden.jpg</text:p>
          </table:table-cell>
          <table:table-cell office:value-type="string" calcext:value-type="string">
            <text:p>2008-07-20T10:03:22.000Z</text:p>
          </table:table-cell>
          <table:table-cell office:value-type="float" office:value="1191491" calcext:value-type="float">
            <text:p>1191491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Barfüsser_Standort_Kirche.jpg</text:p>
          </table:table-cell>
          <table:table-cell table:formula="of:=LOWER([.A207])" office:value-type="string" office:string-value="barfüsser_standort_kirche.jpg" calcext:value-type="string">
            <text:p>barfüsser_standort_kirche.jpg</text:p>
          </table:table-cell>
          <table:table-cell office:value-type="string" calcext:value-type="string">
            <text:p>2008-07-17T15:40:53.000Z</text:p>
          </table:table-cell>
          <table:table-cell office:value-type="float" office:value="1094165" calcext:value-type="float">
            <text:p>1094165</text:p>
          </table:table-cell>
          <table:table-cell office:value-type="string" calcext:value-type="string">
            <text:p>Historical_images_of_Barfüsserkloster,_Zürich</text:p>
          </table:table-cell>
        </table:table-row>
        <table:table-row table:style-name="ro1">
          <table:table-cell office:value-type="string" calcext:value-type="string">
            <text:p>Gedecktes_Brüggli_1780.jpg</text:p>
          </table:table-cell>
          <table:table-cell table:formula="of:=LOWER([.A208])" office:value-type="string" office:string-value="gedecktes_brüggli_1780.jpg" calcext:value-type="string">
            <text:p>gedecktes_brüggli_1780.jpg</text:p>
          </table:table-cell>
          <table:table-cell office:value-type="string" calcext:value-type="string">
            <text:p>2008-05-07T09:53:50.000Z</text:p>
          </table:table-cell>
          <table:table-cell office:value-type="float" office:value="1543173" calcext:value-type="float">
            <text:p>1543173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Waisenhausbollwerk.jpg</text:p>
          </table:table-cell>
          <table:table-cell table:formula="of:=LOWER([.A209])" office:value-type="string" office:string-value="waisenhausbollwerk.jpg" calcext:value-type="string">
            <text:p>waisenhausbollwerk.jpg</text:p>
          </table:table-cell>
          <table:table-cell office:value-type="string" calcext:value-type="string">
            <text:p>2008-05-06T06:46:15.000Z</text:p>
          </table:table-cell>
          <table:table-cell office:value-type="float" office:value="660489" calcext:value-type="float">
            <text:p>660489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Gedecktes_Brüggli_1900_innen.jpg</text:p>
          </table:table-cell>
          <table:table-cell table:formula="of:=LOWER([.A210])" office:value-type="string" office:string-value="gedecktes_brüggli_1900_innen.jpg" calcext:value-type="string">
            <text:p>gedecktes_brüggli_1900_innen.jpg</text:p>
          </table:table-cell>
          <table:table-cell office:value-type="string" calcext:value-type="string">
            <text:p>2008-05-10T09:11:04.000Z</text:p>
          </table:table-cell>
          <table:table-cell office:value-type="float" office:value="1028122" calcext:value-type="float">
            <text:p>1028122</text:p>
          </table:table-cell>
          <table:table-cell office:value-type="string" calcext:value-type="string">
            <text:p>Historical_images_of_Gedecktes_Brüggli,_Zürich</text:p>
          </table:table-cell>
        </table:table-row>
        <table:table-row table:style-name="ro1">
          <table:table-cell office:value-type="string" calcext:value-type="string">
            <text:p>Brüggli_farbig.jpg</text:p>
          </table:table-cell>
          <table:table-cell table:formula="of:=LOWER([.A211])" office:value-type="string" office:string-value="brüggli_farbig.jpg" calcext:value-type="string">
            <text:p>brüggli_farbig.jpg</text:p>
          </table:table-cell>
          <table:table-cell office:value-type="string" calcext:value-type="string">
            <text:p>2008-05-07T09:52:26.000Z</text:p>
          </table:table-cell>
          <table:table-cell office:value-type="float" office:value="1832645" calcext:value-type="float">
            <text:p>1832645</text:p>
          </table:table-cell>
          <table:table-cell office:value-type="string" calcext:value-type="string">
            <text:p>Historical_images_of_Gedecktes_Brüggli,_Zürich</text:p>
          </table:table-cell>
        </table:table-row>
        <table:table-row table:style-name="ro1">
          <table:table-cell office:value-type="string" calcext:value-type="string">
            <text:p>Bullinger_altes_Stadthaus.jpg</text:p>
          </table:table-cell>
          <table:table-cell table:formula="of:=LOWER([.A212])" office:value-type="string" office:string-value="bullinger_altes_stadthaus.jpg" calcext:value-type="string">
            <text:p>bullinger_altes_stadthaus.jpg</text:p>
          </table:table-cell>
          <table:table-cell office:value-type="string" calcext:value-type="string">
            <text:p>2012-01-08T13:58:33.000Z</text:p>
          </table:table-cell>
          <table:table-cell office:value-type="float" office:value="3972689" calcext:value-type="float">
            <text:p>3972689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Bullinger_Stadthaus_Kratz.jpg</text:p>
          </table:table-cell>
          <table:table-cell table:formula="of:=LOWER([.A213])" office:value-type="string" office:string-value="bullinger_stadthaus_kratz.jpg" calcext:value-type="string">
            <text:p>bullinger_stadthaus_kratz.jpg</text:p>
          </table:table-cell>
          <table:table-cell office:value-type="string" calcext:value-type="string">
            <text:p>2012-01-08T14:00:55.000Z</text:p>
          </table:table-cell>
          <table:table-cell office:value-type="float" office:value="3479010" calcext:value-type="float">
            <text:p>3479010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HabsburgerstrWipkingenI.jpg</text:p>
          </table:table-cell>
          <table:table-cell table:formula="of:=LOWER([.A214])" office:value-type="string" office:string-value="habsburgerstrwipkingeni.jpg" calcext:value-type="string">
            <text:p>habsburgerstrwipkingeni.jpg</text:p>
          </table:table-cell>
          <table:table-cell office:value-type="string" calcext:value-type="string">
            <text:p>2009-01-08T16:51:25.000Z</text:p>
          </table:table-cell>
          <table:table-cell office:value-type="float" office:value="1884316" calcext:value-type="float">
            <text:p>1884316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DammstrWipkingenI.jpg</text:p>
          </table:table-cell>
          <table:table-cell table:formula="of:=LOWER([.A215])" office:value-type="string" office:string-value="dammstrwipkingeni.jpg" calcext:value-type="string">
            <text:p>dammstrwipkingeni.jpg</text:p>
          </table:table-cell>
          <table:table-cell office:value-type="string" calcext:value-type="string">
            <text:p>2012-09-07T15:14:40.000Z</text:p>
          </table:table-cell>
          <table:table-cell office:value-type="float" office:value="2990285" calcext:value-type="float">
            <text:p>2990285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DammstrWipkingenII.jpg</text:p>
          </table:table-cell>
          <table:table-cell table:formula="of:=LOWER([.A216])" office:value-type="string" office:string-value="dammstrwipkingenii.jpg" calcext:value-type="string">
            <text:p>dammstrwipkingenii.jpg</text:p>
          </table:table-cell>
          <table:table-cell office:value-type="string" calcext:value-type="string">
            <text:p>2012-09-07T15:28:43.000Z</text:p>
          </table:table-cell>
          <table:table-cell office:value-type="float" office:value="2786271" calcext:value-type="float">
            <text:p>2786271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HltstWipkingenI.jpg</text:p>
          </table:table-cell>
          <table:table-cell table:formula="of:=LOWER([.A217])" office:value-type="string" office:string-value="hltstwipkingeni.jpg" calcext:value-type="string">
            <text:p>hltstwipkingeni.jpg</text:p>
          </table:table-cell>
          <table:table-cell office:value-type="string" calcext:value-type="string">
            <text:p>2009-09-05T11:53:35.000Z</text:p>
          </table:table-cell>
          <table:table-cell office:value-type="float" office:value="2788754" calcext:value-type="float">
            <text:p>2788754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I.jpg</text:p>
          </table:table-cell>
          <table:table-cell table:formula="of:=LOWER([.A218])" office:value-type="string" office:string-value="leonhardstrturicii.jpg" calcext:value-type="string">
            <text:p>leonhardstrturicii.jpg</text:p>
          </table:table-cell>
          <table:table-cell office:value-type="string" calcext:value-type="string">
            <text:p>2012-01-21T17:20:41.000Z</text:p>
          </table:table-cell>
          <table:table-cell office:value-type="float" office:value="2867777" calcext:value-type="float">
            <text:p>2867777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KenngottwTuriciI.jpg</text:p>
          </table:table-cell>
          <table:table-cell table:formula="of:=LOWER([.A219])" office:value-type="string" office:string-value="kenngottwturicii.jpg" calcext:value-type="string">
            <text:p>kenngottwturicii.jpg</text:p>
          </table:table-cell>
          <table:table-cell office:value-type="string" calcext:value-type="string">
            <text:p>2012-09-17T13:17:53.000Z</text:p>
          </table:table-cell>
          <table:table-cell office:value-type="float" office:value="2932549" calcext:value-type="float">
            <text:p>2932549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III.jpg</text:p>
          </table:table-cell>
          <table:table-cell table:formula="of:=LOWER([.A220])" office:value-type="string" office:string-value="leonhardstrturiciiii.jpg" calcext:value-type="string">
            <text:p>leonhardstrturiciiii.jpg</text:p>
          </table:table-cell>
          <table:table-cell office:value-type="string" calcext:value-type="string">
            <text:p>2012-09-22T14:27:15.000Z</text:p>
          </table:table-cell>
          <table:table-cell office:value-type="float" office:value="1964711" calcext:value-type="float">
            <text:p>1964711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IV.jpg</text:p>
          </table:table-cell>
          <table:table-cell table:formula="of:=LOWER([.A221])" office:value-type="string" office:string-value="leonhardstrturiciiv.jpg" calcext:value-type="string">
            <text:p>leonhardstrturiciiv.jpg</text:p>
          </table:table-cell>
          <table:table-cell office:value-type="string" calcext:value-type="string">
            <text:p>2012-09-22T14:34:46.000Z</text:p>
          </table:table-cell>
          <table:table-cell office:value-type="float" office:value="2858379" calcext:value-type="float">
            <text:p>2858379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V.jpg</text:p>
          </table:table-cell>
          <table:table-cell table:formula="of:=LOWER([.A222])" office:value-type="string" office:string-value="leonhardstrturiciv.jpg" calcext:value-type="string">
            <text:p>leonhardstrturiciv.jpg</text:p>
          </table:table-cell>
          <table:table-cell office:value-type="string" calcext:value-type="string">
            <text:p>2012-09-22T14:49:54.000Z</text:p>
          </table:table-cell>
          <table:table-cell office:value-type="float" office:value="2207226" calcext:value-type="float">
            <text:p>2207226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Oerlikon_-_Edisonstrasse_2012-04-02_14-21-43_(P7000).jpg</text:p>
          </table:table-cell>
          <table:table-cell table:formula="of:=LOWER([.A223])" office:value-type="string" office:string-value="oerlikon_-_edisonstrasse_2012-04-02_14-21-43_(p7000).jpg" calcext:value-type="string">
            <text:p>oerlikon_-_edisonstrasse_2012-04-02_14-21-43_(p7000).jpg</text:p>
          </table:table-cell>
          <table:table-cell office:value-type="string" calcext:value-type="string">
            <text:p>2012-04-05T16:43:05.000Z</text:p>
          </table:table-cell>
          <table:table-cell office:value-type="float" office:value="2470145" calcext:value-type="float">
            <text:p>2470145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Oerlikon_-_Edisonstrasse_2012-04-02_14-22-19_(P7000).jpg</text:p>
          </table:table-cell>
          <table:table-cell table:formula="of:=LOWER([.A224])" office:value-type="string" office:string-value="oerlikon_-_edisonstrasse_2012-04-02_14-22-19_(p7000).jpg" calcext:value-type="string">
            <text:p>oerlikon_-_edisonstrasse_2012-04-02_14-22-19_(p7000).jpg</text:p>
          </table:table-cell>
          <table:table-cell office:value-type="string" calcext:value-type="string">
            <text:p>2012-04-05T16:46:51.000Z</text:p>
          </table:table-cell>
          <table:table-cell office:value-type="float" office:value="2204671" calcext:value-type="float">
            <text:p>2204671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VIII.jpg</text:p>
          </table:table-cell>
          <table:table-cell table:formula="of:=LOWER([.A225])" office:value-type="string" office:string-value="leonhardstrturiciviii.jpg" calcext:value-type="string">
            <text:p>leonhardstrturiciviii.jpg</text:p>
          </table:table-cell>
          <table:table-cell office:value-type="string" calcext:value-type="string">
            <text:p>2012-09-29T14:16:56.000Z</text:p>
          </table:table-cell>
          <table:table-cell office:value-type="float" office:value="2825186" calcext:value-type="float">
            <text:p>2825186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VI.jpg</text:p>
          </table:table-cell>
          <table:table-cell table:formula="of:=LOWER([.A226])" office:value-type="string" office:string-value="leonhardstrturicivi.jpg" calcext:value-type="string">
            <text:p>leonhardstrturicivi.jpg</text:p>
          </table:table-cell>
          <table:table-cell office:value-type="string" calcext:value-type="string">
            <text:p>2012-09-22T14:56:36.000Z</text:p>
          </table:table-cell>
          <table:table-cell office:value-type="float" office:value="2921106" calcext:value-type="float">
            <text:p>2921106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VII.jpg</text:p>
          </table:table-cell>
          <table:table-cell table:formula="of:=LOWER([.A227])" office:value-type="string" office:string-value="leonhardstrturicivii.jpg" calcext:value-type="string">
            <text:p>leonhardstrturicivii.jpg</text:p>
          </table:table-cell>
          <table:table-cell office:value-type="string" calcext:value-type="string">
            <text:p>2012-09-28T12:05:36.000Z</text:p>
          </table:table-cell>
          <table:table-cell office:value-type="float" office:value="2769393" calcext:value-type="float">
            <text:p>2769393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UeberlandstrAltriedI.jpg</text:p>
          </table:table-cell>
          <table:table-cell table:formula="of:=LOWER([.A228])" office:value-type="string" office:string-value="ueberlandstraltriedi.jpg" calcext:value-type="string">
            <text:p>ueberlandstraltriedi.jpg</text:p>
          </table:table-cell>
          <table:table-cell office:value-type="string" calcext:value-type="string">
            <text:p>2012-08-23T11:58:34.000Z</text:p>
          </table:table-cell>
          <table:table-cell office:value-type="float" office:value="3003863" calcext:value-type="float">
            <text:p>3003863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WallisellenstrOerlikon-20120917i.jpg</text:p>
          </table:table-cell>
          <table:table-cell table:formula="of:=LOWER([.A229])" office:value-type="string" office:string-value="wallisellenstroerlikon-20120917i.jpg" calcext:value-type="string">
            <text:p>wallisellenstroerlikon-20120917i.jpg</text:p>
          </table:table-cell>
          <table:table-cell office:value-type="string" calcext:value-type="string">
            <text:p>2014-01-08T15:38:51.000Z</text:p>
          </table:table-cell>
          <table:table-cell office:value-type="float" office:value="1389519" calcext:value-type="float">
            <text:p>1389519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X.jpg</text:p>
          </table:table-cell>
          <table:table-cell table:formula="of:=LOWER([.A230])" office:value-type="string" office:string-value="leonhardstrturicix.jpg" calcext:value-type="string">
            <text:p>leonhardstrturicix.jpg</text:p>
          </table:table-cell>
          <table:table-cell office:value-type="string" calcext:value-type="string">
            <text:p>2012-10-12T15:31:59.000Z</text:p>
          </table:table-cell>
          <table:table-cell office:value-type="float" office:value="2968797" calcext:value-type="float">
            <text:p>2968797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ugislandstrSchwamendingenI.jpg</text:p>
          </table:table-cell>
          <table:table-cell table:formula="of:=LOWER([.A231])" office:value-type="string" office:string-value="lugislandstrschwamendingeni.jpg" calcext:value-type="string">
            <text:p>lugislandstrschwamendingeni.jpg</text:p>
          </table:table-cell>
          <table:table-cell office:value-type="string" calcext:value-type="string">
            <text:p>2012-11-19T17:47:16.000Z</text:p>
          </table:table-cell>
          <table:table-cell office:value-type="float" office:value="2895842" calcext:value-type="float">
            <text:p>2895842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LeonhardstrTuriciXI.jpg</text:p>
          </table:table-cell>
          <table:table-cell table:formula="of:=LOWER([.A232])" office:value-type="string" office:string-value="leonhardstrturicixi.jpg" calcext:value-type="string">
            <text:p>leonhardstrturicixi.jpg</text:p>
          </table:table-cell>
          <table:table-cell office:value-type="string" calcext:value-type="string">
            <text:p>2012-10-12T15:37:36.000Z</text:p>
          </table:table-cell>
          <table:table-cell office:value-type="float" office:value="2982619" calcext:value-type="float">
            <text:p>2982619</text:p>
          </table:table-cell>
          <table:table-cell office:value-type="string" calcext:value-type="string">
            <text:p>Demolished_buildings_in_Zürich</text:p>
          </table:table-cell>
        </table:table-row>
        <table:table-row table:style-name="ro1">
          <table:table-cell office:value-type="string" calcext:value-type="string">
            <text:p>Kornhaus_Escher.jpg</text:p>
          </table:table-cell>
          <table:table-cell table:formula="of:=LOWER([.A233])" office:value-type="string" office:string-value="kornhaus_escher.jpg" calcext:value-type="string">
            <text:p>kornhaus_escher.jpg</text:p>
          </table:table-cell>
          <table:table-cell office:value-type="string" calcext:value-type="string">
            <text:p>2008-04-15T14:40:48.000Z</text:p>
          </table:table-cell>
          <table:table-cell office:value-type="float" office:value="1180508" calcext:value-type="float">
            <text:p>1180508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Kaufhaus_1891.jpg</text:p>
          </table:table-cell>
          <table:table-cell table:formula="of:=LOWER([.A234])" office:value-type="string" office:string-value="kaufhaus_1891.jpg" calcext:value-type="string">
            <text:p>kaufhaus_1891.jpg</text:p>
          </table:table-cell>
          <table:table-cell office:value-type="string" calcext:value-type="string">
            <text:p>2008-04-19T14:04:21.000Z</text:p>
          </table:table-cell>
          <table:table-cell office:value-type="float" office:value="1598053" calcext:value-type="float">
            <text:p>1598053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Kornhaus_Bullinger_1770.jpg</text:p>
          </table:table-cell>
          <table:table-cell table:formula="of:=LOWER([.A235])" office:value-type="string" office:string-value="kornhaus_bullinger_1770.jpg" calcext:value-type="string">
            <text:p>kornhaus_bullinger_1770.jpg</text:p>
          </table:table-cell>
          <table:table-cell office:value-type="string" calcext:value-type="string">
            <text:p>2011-12-04T10:12:42.000Z</text:p>
          </table:table-cell>
          <table:table-cell office:value-type="float" office:value="5686077" calcext:value-type="float">
            <text:p>5686077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Kornhaus_Fraumünster.jpg</text:p>
          </table:table-cell>
          <table:table-cell table:formula="of:=LOWER([.A236])" office:value-type="string" office:string-value="kornhaus_fraumünster.jpg" calcext:value-type="string">
            <text:p>kornhaus_fraumünster.jpg</text:p>
          </table:table-cell>
          <table:table-cell office:value-type="string" calcext:value-type="string">
            <text:p>2016-07-25T19:02:30.000Z</text:p>
          </table:table-cell>
          <table:table-cell office:value-type="float" office:value="1230205" calcext:value-type="float">
            <text:p>1230205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Kaufhaus_Umbauprojekt.jpg</text:p>
          </table:table-cell>
          <table:table-cell table:formula="of:=LOWER([.A237])" office:value-type="string" office:string-value="kaufhaus_umbauprojekt.jpg" calcext:value-type="string">
            <text:p>kaufhaus_umbauprojekt.jpg</text:p>
          </table:table-cell>
          <table:table-cell office:value-type="string" calcext:value-type="string">
            <text:p>2016-07-25T19:04:38.000Z</text:p>
          </table:table-cell>
          <table:table-cell office:value-type="float" office:value="2127200" calcext:value-type="float">
            <text:p>2127200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Zürich_-_Stadtmodell_IMG_1352.jpg</text:p>
          </table:table-cell>
          <table:table-cell table:formula="of:=LOWER([.A238])" office:value-type="string" office:string-value="zürich_-_stadtmodell_img_1352.jpg" calcext:value-type="string">
            <text:p>zürich_-_stadtmodell_img_1352.jpg</text:p>
          </table:table-cell>
          <table:table-cell office:value-type="string" calcext:value-type="string">
            <text:p>2009-02-14T17:25:40.000Z</text:p>
          </table:table-cell>
          <table:table-cell office:value-type="float" office:value="4923808" calcext:value-type="float">
            <text:p>4923808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Kornhaus_Querschnitt.jpg</text:p>
          </table:table-cell>
          <table:table-cell table:formula="of:=LOWER([.A239])" office:value-type="string" office:string-value="kornhaus_querschnitt.jpg" calcext:value-type="string">
            <text:p>kornhaus_querschnitt.jpg</text:p>
          </table:table-cell>
          <table:table-cell office:value-type="string" calcext:value-type="string">
            <text:p>2008-04-19T06:47:48.000Z</text:p>
          </table:table-cell>
          <table:table-cell office:value-type="float" office:value="919425" calcext:value-type="float">
            <text:p>919425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Zürich_-_Stadtmodell_IMG_1351.jpg</text:p>
          </table:table-cell>
          <table:table-cell table:formula="of:=LOWER([.A240])" office:value-type="string" office:string-value="zürich_-_stadtmodell_img_1351.jpg" calcext:value-type="string">
            <text:p>zürich_-_stadtmodell_img_1351.jpg</text:p>
          </table:table-cell>
          <table:table-cell office:value-type="string" calcext:value-type="string">
            <text:p>2009-02-14T17:18:10.000Z</text:p>
          </table:table-cell>
          <table:table-cell office:value-type="float" office:value="5104113" calcext:value-type="float">
            <text:p>5104113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Kornhaus_Musiksaal_1707.jpg</text:p>
          </table:table-cell>
          <table:table-cell table:formula="of:=LOWER([.A241])" office:value-type="string" office:string-value="kornhaus_musiksaal_1707.jpg" calcext:value-type="string">
            <text:p>kornhaus_musiksaal_1707.jpg</text:p>
          </table:table-cell>
          <table:table-cell office:value-type="string" calcext:value-type="string">
            <text:p>2008-04-15T15:09:02.000Z</text:p>
          </table:table-cell>
          <table:table-cell office:value-type="float" office:value="985447" calcext:value-type="float">
            <text:p>985447</text:p>
          </table:table-cell>
          <table:table-cell office:value-type="string" calcext:value-type="string">
            <text:p>Historical_images_of_Kornhaus,_Zürich</text:p>
          </table:table-cell>
        </table:table-row>
        <table:table-row table:style-name="ro1">
          <table:table-cell office:value-type="string" calcext:value-type="string">
            <text:p>CH-NB_-_Zürich,_Helmhausbrücke_-_Collection_Gugelmann_-_GS-GUGE-TRACHSLER-F-4.tif</text:p>
          </table:table-cell>
          <table:table-cell table:formula="of:=LOWER([.A242])" office:value-type="string" office:string-value="ch-nb_-_zürich,_helmhausbrücke_-_collection_gugelmann_-_gs-guge-trachsler-f-4.tif" calcext:value-type="string">
            <text:p>ch-nb_-_zürich,_helmhausbrücke_-_collection_gugelmann_-_gs-guge-trachsler-f-4.tif</text:p>
          </table:table-cell>
          <table:table-cell office:value-type="string" calcext:value-type="string">
            <text:p>2015-03-23T22:28:17.000Z</text:p>
          </table:table-cell>
          <table:table-cell office:value-type="float" office:value="43724864" calcext:value-type="float">
            <text:p>43724864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Hirschengraben_Brand.jpg</text:p>
          </table:table-cell>
          <table:table-cell table:formula="of:=LOWER([.A243])" office:value-type="string" office:string-value="hirschengraben_brand.jpg" calcext:value-type="string">
            <text:p>hirschengraben_brand.jpg</text:p>
          </table:table-cell>
          <table:table-cell office:value-type="string" calcext:value-type="string">
            <text:p>2009-06-01T14:38:22.000Z</text:p>
          </table:table-cell>
          <table:table-cell office:value-type="float" office:value="2633321" calcext:value-type="float">
            <text:p>2633321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Schulhaus_Hirschengraben.jpg</text:p>
          </table:table-cell>
          <table:table-cell table:formula="of:=LOWER([.A244])" office:value-type="string" office:string-value="schulhaus_hirschengraben.jpg" calcext:value-type="string">
            <text:p>schulhaus_hirschengraben.jpg</text:p>
          </table:table-cell>
          <table:table-cell office:value-type="string" calcext:value-type="string">
            <text:p>2011-09-02T14:16:40.000Z</text:p>
          </table:table-cell>
          <table:table-cell office:value-type="float" office:value="1843435" calcext:value-type="float">
            <text:p>1843435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Murerplan_rechts_der_Limmat.jpg</text:p>
          </table:table-cell>
          <table:table-cell table:formula="of:=LOWER([.A245])" office:value-type="string" office:string-value="murerplan_rechts_der_limmat.jpg" calcext:value-type="string">
            <text:p>murerplan_rechts_der_limmat.jpg</text:p>
          </table:table-cell>
          <table:table-cell office:value-type="string" calcext:value-type="string">
            <text:p>2009-06-01T15:00:41.000Z</text:p>
          </table:table-cell>
          <table:table-cell office:value-type="float" office:value="4944652" calcext:value-type="float">
            <text:p>4944652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Hirschengraben_Herrliberger.jpg</text:p>
          </table:table-cell>
          <table:table-cell table:formula="of:=LOWER([.A246])" office:value-type="string" office:string-value="hirschengraben_herrliberger.jpg" calcext:value-type="string">
            <text:p>hirschengraben_herrliberger.jpg</text:p>
          </table:table-cell>
          <table:table-cell office:value-type="string" calcext:value-type="string">
            <text:p>2009-06-01T14:13:56.000Z</text:p>
          </table:table-cell>
          <table:table-cell office:value-type="float" office:value="2687528" calcext:value-type="float">
            <text:p>2687528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Zurich_Seilergraben_web.jpg</text:p>
          </table:table-cell>
          <table:table-cell table:formula="of:=LOWER([.A247])" office:value-type="string" office:string-value="zurich_seilergraben_web.jpg" calcext:value-type="string">
            <text:p>zurich_seilergraben_web.jpg</text:p>
          </table:table-cell>
          <table:table-cell office:value-type="string" calcext:value-type="string">
            <text:p>2006-01-05T08:42:18.000Z</text:p>
          </table:table-cell>
          <table:table-cell office:value-type="float" office:value="386757" calcext:value-type="float">
            <text:p>386757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Oberer_Hirschengraben_1830.jpg</text:p>
          </table:table-cell>
          <table:table-cell table:formula="of:=LOWER([.A248])" office:value-type="string" office:string-value="oberer_hirschengraben_1830.jpg" calcext:value-type="string">
            <text:p>oberer_hirschengraben_1830.jpg</text:p>
          </table:table-cell>
          <table:table-cell office:value-type="string" calcext:value-type="string">
            <text:p>2009-06-20T03:55:07.000Z</text:p>
          </table:table-cell>
          <table:table-cell office:value-type="float" office:value="2083068" calcext:value-type="float">
            <text:p>2083068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Müllerplan_Hirschengraben.JPG</text:p>
          </table:table-cell>
          <table:table-cell table:formula="of:=LOWER([.A249])" office:value-type="string" office:string-value="müllerplan_hirschengraben.jpg" calcext:value-type="string">
            <text:p>müllerplan_hirschengraben.jpg</text:p>
          </table:table-cell>
          <table:table-cell office:value-type="string" calcext:value-type="string">
            <text:p>2013-05-22T15:09:02.000Z</text:p>
          </table:table-cell>
          <table:table-cell office:value-type="float" office:value="6814802" calcext:value-type="float">
            <text:p>6814802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Haus_zum_Kiel_Herrliberger.jpg</text:p>
          </table:table-cell>
          <table:table-cell table:formula="of:=LOWER([.A250])" office:value-type="string" office:string-value="haus_zum_kiel_herrliberger.jpg" calcext:value-type="string">
            <text:p>haus_zum_kiel_herrliberger.jpg</text:p>
          </table:table-cell>
          <table:table-cell office:value-type="string" calcext:value-type="string">
            <text:p>2009-06-20T09:03:02.000Z</text:p>
          </table:table-cell>
          <table:table-cell office:value-type="float" office:value="3068174" calcext:value-type="float">
            <text:p>3068174</text:p>
          </table:table-cell>
          <table:table-cell office:value-type="string" calcext:value-type="string">
            <text:p>Historical_images_of_Hirschengraben,_Zürich</text:p>
          </table:table-cell>
        </table:table-row>
        <table:table-row table:style-name="ro1">
          <table:table-cell office:value-type="string" calcext:value-type="string">
            <text:p>Kronenporte_ZH.jpg</text:p>
          </table:table-cell>
          <table:table-cell table:formula="of:=LOWER([.A251])" office:value-type="string" office:string-value="kronenporte_zh.jpg" calcext:value-type="string">
            <text:p>kronenporte_zh.jpg</text:p>
          </table:table-cell>
          <table:table-cell office:value-type="string" calcext:value-type="string">
            <text:p>2012-12-28T10:19:02.000Z</text:p>
          </table:table-cell>
          <table:table-cell office:value-type="float" office:value="2022557" calcext:value-type="float">
            <text:p>2022557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Bauhaus_1850.jpg</text:p>
          </table:table-cell>
          <table:table-cell table:formula="of:=LOWER([.A252])" office:value-type="string" office:string-value="bauhaus_1850.jpg" calcext:value-type="string">
            <text:p>bauhaus_1850.jpg</text:p>
          </table:table-cell>
          <table:table-cell office:value-type="string" calcext:value-type="string">
            <text:p>2009-06-27T03:36:35.000Z</text:p>
          </table:table-cell>
          <table:table-cell office:value-type="float" office:value="1727298" calcext:value-type="float">
            <text:p>1727298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Bauhaus_1700.jpg</text:p>
          </table:table-cell>
          <table:table-cell table:formula="of:=LOWER([.A253])" office:value-type="string" office:string-value="bauhaus_1700.jpg" calcext:value-type="string">
            <text:p>bauhaus_1700.jpg</text:p>
          </table:table-cell>
          <table:table-cell office:value-type="string" calcext:value-type="string">
            <text:p>2008-11-08T16:00:21.000Z</text:p>
          </table:table-cell>
          <table:table-cell office:value-type="float" office:value="1653161" calcext:value-type="float">
            <text:p>1653161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Bauhaus_innen.jpg</text:p>
          </table:table-cell>
          <table:table-cell table:formula="of:=LOWER([.A254])" office:value-type="string" office:string-value="bauhaus_innen.jpg" calcext:value-type="string">
            <text:p>bauhaus_innen.jpg</text:p>
          </table:table-cell>
          <table:table-cell office:value-type="string" calcext:value-type="string">
            <text:p>2009-06-26T02:44:01.000Z</text:p>
          </table:table-cell>
          <table:table-cell office:value-type="float" office:value="1364163" calcext:value-type="float">
            <text:p>1364163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Bauhaus_Pläne.jpg</text:p>
          </table:table-cell>
          <table:table-cell table:formula="of:=LOWER([.A255])" office:value-type="string" office:string-value="bauhaus_pläne.jpg" calcext:value-type="string">
            <text:p>bauhaus_pläne.jpg</text:p>
          </table:table-cell>
          <table:table-cell office:value-type="string" calcext:value-type="string">
            <text:p>2009-06-26T16:15:00.000Z</text:p>
          </table:table-cell>
          <table:table-cell office:value-type="float" office:value="1569974" calcext:value-type="float">
            <text:p>1569974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Altes_Stadthaus_1865.jpg</text:p>
          </table:table-cell>
          <table:table-cell table:formula="of:=LOWER([.A256])" office:value-type="string" office:string-value="altes_stadthaus_1865.jpg" calcext:value-type="string">
            <text:p>altes_stadthaus_1865.jpg</text:p>
          </table:table-cell>
          <table:table-cell office:value-type="string" calcext:value-type="string">
            <text:p>2008-07-11T07:13:11.000Z</text:p>
          </table:table-cell>
          <table:table-cell office:value-type="float" office:value="680894" calcext:value-type="float">
            <text:p>680894</text:p>
          </table:table-cell>
          <table:table-cell office:value-type="string" calcext:value-type="string">
            <text:p>Bauhaus_Zürich</text:p>
          </table:table-cell>
        </table:table-row>
        <table:table-row table:style-name="ro1">
          <table:table-cell office:value-type="string" calcext:value-type="string">
            <text:p>Coop_Provisorium.jpg</text:p>
          </table:table-cell>
          <table:table-cell table:formula="of:=LOWER([.A257])" office:value-type="string" office:string-value="coop_provisorium.jpg" calcext:value-type="string">
            <text:p>coop_provisorium.jpg</text:p>
          </table:table-cell>
          <table:table-cell office:value-type="string" calcext:value-type="string">
            <text:p>2016-07-31T05:10:34.000Z</text:p>
          </table:table-cell>
          <table:table-cell office:value-type="float" office:value="8545266" calcext:value-type="float">
            <text:p>8545266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Picswiss_ZH-14-45.jpg</text:p>
          </table:table-cell>
          <table:table-cell table:formula="of:=LOWER([.A258])" office:value-type="string" office:string-value="picswiss_zh-14-45.jpg" calcext:value-type="string">
            <text:p>picswiss_zh-14-45.jpg</text:p>
          </table:table-cell>
          <table:table-cell office:value-type="string" calcext:value-type="string">
            <text:p>2006-10-04T18:25:12.000Z</text:p>
          </table:table-cell>
          <table:table-cell office:value-type="float" office:value="50775" calcext:value-type="float">
            <text:p>50775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Zürich_-_Murerplan_-_Ausschnitt_Papierwerd.jpg</text:p>
          </table:table-cell>
          <table:table-cell table:formula="of:=LOWER([.A259])" office:value-type="string" office:string-value="zürich_-_murerplan_-_ausschnitt_papierwerd.jpg" calcext:value-type="string">
            <text:p>zürich_-_murerplan_-_ausschnitt_papierwerd.jpg</text:p>
          </table:table-cell>
          <table:table-cell office:value-type="string" calcext:value-type="string">
            <text:p>2008-11-11T23:51:41.000Z</text:p>
          </table:table-cell>
          <table:table-cell office:value-type="float" office:value="1921532" calcext:value-type="float">
            <text:p>1921532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Zuerich_1863_sw.jpg</text:p>
          </table:table-cell>
          <table:table-cell table:formula="of:=LOWER([.A260])" office:value-type="string" office:string-value="zuerich_1863_sw.jpg" calcext:value-type="string">
            <text:p>zuerich_1863_sw.jpg</text:p>
          </table:table-cell>
          <table:table-cell office:value-type="string" calcext:value-type="string">
            <text:p>2006-05-09T06:44:57.000Z</text:p>
          </table:table-cell>
          <table:table-cell office:value-type="float" office:value="1151588" calcext:value-type="float">
            <text:p>1151588</text:p>
          </table:table-cell>
          <table:table-cell office:value-type="string" calcext:value-type="string">
            <text:p>Papierwerd</text:p>
          </table:table-cell>
        </table:table-row>
        <table:table-row table:style-name="ro1">
          <table:table-cell office:value-type="string" calcext:value-type="string">
            <text:p>Spelterini_Limmatraum.jpg</text:p>
          </table:table-cell>
          <table:table-cell table:formula="of:=LOWER([.A261])" office:value-type="string" office:string-value="spelterini_limmatraum.jpg" calcext:value-type="string">
            <text:p>spelterini_limmatraum.jpg</text:p>
          </table:table-cell>
          <table:table-cell office:value-type="string" calcext:value-type="string">
            <text:p>2007-12-28T11:54:50.000Z</text:p>
          </table:table-cell>
          <table:table-cell office:value-type="float" office:value="877076" calcext:value-type="float">
            <text:p>877076</text:p>
          </table:table-cell>
          <table:table-cell office:value-type="string" calcext:value-type="string">
            <text:p>Historical_photographs_of_Gedecktes_Brüggli</text:p>
          </table:table-cell>
        </table:table-row>
        <table:table-row table:style-name="ro1">
          <table:table-cell office:value-type="string" calcext:value-type="string">
            <text:p>Müllerplan_Prediger.jpg</text:p>
          </table:table-cell>
          <table:table-cell table:formula="of:=LOWER([.A262])" office:value-type="string" office:string-value="müllerplan_prediger.jpg" calcext:value-type="string">
            <text:p>müllerplan_prediger.jpg</text:p>
          </table:table-cell>
          <table:table-cell office:value-type="string" calcext:value-type="string">
            <text:p>2008-04-09T12:42:31.000Z</text:p>
          </table:table-cell>
          <table:table-cell office:value-type="float" office:value="1655848" calcext:value-type="float">
            <text:p>1655848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Glockenaufzug_Predigerkirche1900.jpg</text:p>
          </table:table-cell>
          <table:table-cell table:formula="of:=LOWER([.A263])" office:value-type="string" office:string-value="glockenaufzug_predigerkirche1900.jpg" calcext:value-type="string">
            <text:p>glockenaufzug_predigerkirche1900.jpg</text:p>
          </table:table-cell>
          <table:table-cell office:value-type="string" calcext:value-type="string">
            <text:p>2009-08-31T16:27:23.000Z</text:p>
          </table:table-cell>
          <table:table-cell office:value-type="float" office:value="1053779" calcext:value-type="float">
            <text:p>1053779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Müller_Spitalplan.jpg</text:p>
          </table:table-cell>
          <table:table-cell table:formula="of:=LOWER([.A264])" office:value-type="string" office:string-value="müller_spitalplan.jpg" calcext:value-type="string">
            <text:p>müller_spitalplan.jpg</text:p>
          </table:table-cell>
          <table:table-cell office:value-type="string" calcext:value-type="string">
            <text:p>2008-04-07T05:29:44.000Z</text:p>
          </table:table-cell>
          <table:table-cell office:value-type="float" office:value="1183500" calcext:value-type="float">
            <text:p>1183500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Predigerquartier_vor_1878.jpg</text:p>
          </table:table-cell>
          <table:table-cell table:formula="of:=LOWER([.A265])" office:value-type="string" office:string-value="predigerquartier_vor_1878.jpg" calcext:value-type="string">
            <text:p>predigerquartier_vor_1878.jpg</text:p>
          </table:table-cell>
          <table:table-cell office:value-type="string" calcext:value-type="string">
            <text:p>2009-09-01T11:43:22.000Z</text:p>
          </table:table-cell>
          <table:table-cell office:value-type="float" office:value="1144146" calcext:value-type="float">
            <text:p>1144146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Predigerkloster_Murerplan.jpg</text:p>
          </table:table-cell>
          <table:table-cell table:formula="of:=LOWER([.A266])" office:value-type="string" office:string-value="predigerkloster_murerplan.jpg" calcext:value-type="string">
            <text:p>predigerkloster_murerplan.jpg</text:p>
          </table:table-cell>
          <table:table-cell office:value-type="string" calcext:value-type="string">
            <text:p>2009-08-30T14:15:53.000Z</text:p>
          </table:table-cell>
          <table:table-cell office:value-type="float" office:value="635046" calcext:value-type="float">
            <text:p>635046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Zuerich_Predigerkirche_vor_1915.jpg</text:p>
          </table:table-cell>
          <table:table-cell table:formula="of:=LOWER([.A267])" office:value-type="string" office:string-value="zuerich_predigerkirche_vor_1915.jpg" calcext:value-type="string">
            <text:p>zuerich_predigerkirche_vor_1915.jpg</text:p>
          </table:table-cell>
          <table:table-cell office:value-type="string" calcext:value-type="string">
            <text:p>2009-08-31T16:45:43.000Z</text:p>
          </table:table-cell>
          <table:table-cell office:value-type="float" office:value="3293901" calcext:value-type="float">
            <text:p>3293901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Predigerkloster_1887.jpg</text:p>
          </table:table-cell>
          <table:table-cell table:formula="of:=LOWER([.A268])" office:value-type="string" office:string-value="predigerkloster_1887.jpg" calcext:value-type="string">
            <text:p>predigerkloster_1887.jpg</text:p>
          </table:table-cell>
          <table:table-cell office:value-type="string" calcext:value-type="string">
            <text:p>2009-08-30T14:25:22.000Z</text:p>
          </table:table-cell>
          <table:table-cell office:value-type="float" office:value="1676407" calcext:value-type="float">
            <text:p>1676407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Predigerkirche_vor_1900.jpg</text:p>
          </table:table-cell>
          <table:table-cell table:formula="of:=LOWER([.A269])" office:value-type="string" office:string-value="predigerkirche_vor_1900.jpg" calcext:value-type="string">
            <text:p>predigerkirche_vor_1900.jpg</text:p>
          </table:table-cell>
          <table:table-cell office:value-type="string" calcext:value-type="string">
            <text:p>2009-08-31T16:35:31.000Z</text:p>
          </table:table-cell>
          <table:table-cell office:value-type="float" office:value="3103656" calcext:value-type="float">
            <text:p>3103656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Müllerplan_Prediger.JPG</text:p>
          </table:table-cell>
          <table:table-cell table:formula="of:=LOWER([.A270])" office:value-type="string" office:string-value="müllerplan_prediger.jpg" calcext:value-type="string">
            <text:p>müllerplan_prediger.jpg</text:p>
          </table:table-cell>
          <table:table-cell office:value-type="string" calcext:value-type="string">
            <text:p>2013-05-22T15:11:57.000Z</text:p>
          </table:table-cell>
          <table:table-cell office:value-type="float" office:value="9530143" calcext:value-type="float">
            <text:p>9530143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Stammbaum_der_Zürcher_Spitalpfleger.jpg</text:p>
          </table:table-cell>
          <table:table-cell table:formula="of:=LOWER([.A271])" office:value-type="string" office:string-value="stammbaum_der_zürcher_spitalpfleger.jpg" calcext:value-type="string">
            <text:p>stammbaum_der_zürcher_spitalpfleger.jpg</text:p>
          </table:table-cell>
          <table:table-cell office:value-type="string" calcext:value-type="string">
            <text:p>2011-02-22T17:32:09.000Z</text:p>
          </table:table-cell>
          <table:table-cell office:value-type="float" office:value="117984" calcext:value-type="float">
            <text:p>117984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Predigerkirche_ZH_1742.jpg</text:p>
          </table:table-cell>
          <table:table-cell table:formula="of:=LOWER([.A272])" office:value-type="string" office:string-value="predigerkirche_zh_1742.jpg" calcext:value-type="string">
            <text:p>predigerkirche_zh_1742.jpg</text:p>
          </table:table-cell>
          <table:table-cell office:value-type="string" calcext:value-type="string">
            <text:p>2011-01-02T10:53:20.000Z</text:p>
          </table:table-cell>
          <table:table-cell office:value-type="float" office:value="2030334" calcext:value-type="float">
            <text:p>2030334</text:p>
          </table:table-cell>
          <table:table-cell office:value-type="string" calcext:value-type="string">
            <text:p>Historical_images_of_Predigerkloster_(Zürich)</text:p>
          </table:table-cell>
        </table:table-row>
        <table:table-row table:style-name="ro1">
          <table:table-cell office:value-type="string" calcext:value-type="string">
            <text:p>Münsterbrücke_Kaufhaus.jpg</text:p>
          </table:table-cell>
          <table:table-cell table:formula="of:=LOWER([.A273])" office:value-type="string" office:string-value="münsterbrücke_kaufhaus.jpg" calcext:value-type="string">
            <text:p>münsterbrücke_kaufhaus.jpg</text:p>
          </table:table-cell>
          <table:table-cell office:value-type="string" calcext:value-type="string">
            <text:p>2008-04-12T08:54:07.000Z</text:p>
          </table:table-cell>
          <table:table-cell office:value-type="float" office:value="469943" calcext:value-type="float">
            <text:p>469943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ornhaus_nach_Abbruch_1897.jpg</text:p>
          </table:table-cell>
          <table:table-cell table:formula="of:=LOWER([.A274])" office:value-type="string" office:string-value="kornhaus_nach_abbruch_1897.jpg" calcext:value-type="string">
            <text:p>kornhaus_nach_abbruch_1897.jpg</text:p>
          </table:table-cell>
          <table:table-cell office:value-type="string" calcext:value-type="string">
            <text:p>2008-04-11T16:25:06.000Z</text:p>
          </table:table-cell>
          <table:table-cell office:value-type="float" office:value="855353" calcext:value-type="float">
            <text:p>855353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Limmat_Corrodi.jpg</text:p>
          </table:table-cell>
          <table:table-cell table:formula="of:=LOWER([.A275])" office:value-type="string" office:string-value="limmat_corrodi.jpg" calcext:value-type="string">
            <text:p>limmat_corrodi.jpg</text:p>
          </table:table-cell>
          <table:table-cell office:value-type="string" calcext:value-type="string">
            <text:p>2008-11-22T07:18:48.000Z</text:p>
          </table:table-cell>
          <table:table-cell office:value-type="float" office:value="176988" calcext:value-type="float">
            <text:p>176988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Münsterbrücke_2013-04-08_15-19-43.jpg</text:p>
          </table:table-cell>
          <table:table-cell table:formula="of:=LOWER([.A276])" office:value-type="string" office:string-value="altartafeln_von_hans_leu_d.ä._(haus_zum_rech)_-_linkes_limmatufer_-_münsterbrücke_2013-04-08_15-19-43.jpg" calcext:value-type="string">
            <text:p>altartafeln_von_hans_leu_d.ä._(haus_zum_rech)_-_linkes_limmatufer_-_münsterbrücke_2013-04-08_15-19-43.jpg</text:p>
          </table:table-cell>
          <table:table-cell office:value-type="string" calcext:value-type="string">
            <text:p>2013-04-08T17:19:09.000Z</text:p>
          </table:table-cell>
          <table:table-cell office:value-type="float" office:value="10767759" calcext:value-type="float">
            <text:p>10767759</text:p>
          </table:table-cell>
          <table:table-cell office:value-type="string" calcext:value-type="string">
            <text:p>Historical_images_of_Münsterbrücke_Zürich</text:p>
          </table:table-cell>
        </table:table-row>
        <table:table-row table:style-name="ro1">
          <table:table-cell office:value-type="string" calcext:value-type="string">
            <text:p>Müllerplan_Weinplatz.jpg</text:p>
          </table:table-cell>
          <table:table-cell table:formula="of:=LOWER([.A277])" office:value-type="string" office:string-value="müllerplan_weinplatz.jpg" calcext:value-type="string">
            <text:p>müllerplan_weinplatz.jpg</text:p>
          </table:table-cell>
          <table:table-cell office:value-type="string" calcext:value-type="string">
            <text:p>2009-01-03T14:20:25.000Z</text:p>
          </table:table-cell>
          <table:table-cell office:value-type="float" office:value="3257196" calcext:value-type="float">
            <text:p>3257196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Uetliberg_Leu.jpg</text:p>
          </table:table-cell>
          <table:table-cell table:formula="of:=LOWER([.A278])" office:value-type="string" office:string-value="uetliberg_leu.jpg" calcext:value-type="string">
            <text:p>uetliberg_leu.jpg</text:p>
          </table:table-cell>
          <table:table-cell office:value-type="string" calcext:value-type="string">
            <text:p>2008-03-22T07:01:36.000Z</text:p>
          </table:table-cell>
          <table:table-cell office:value-type="float" office:value="1337713" calcext:value-type="float">
            <text:p>1337713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Zürich_-_Murerplan_-_Zunfthaus_Haue_und_Rüden.jpg</text:p>
          </table:table-cell>
          <table:table-cell table:formula="of:=LOWER([.A279])" office:value-type="string" office:string-value="zürich_-_murerplan_-_zunfthaus_haue_und_rüden.jpg" calcext:value-type="string">
            <text:p>zürich_-_murerplan_-_zunfthaus_haue_und_rüden.jpg</text:p>
          </table:table-cell>
          <table:table-cell office:value-type="string" calcext:value-type="string">
            <text:p>2009-03-12T19:23:04.000Z</text:p>
          </table:table-cell>
          <table:table-cell office:value-type="float" office:value="544517" calcext:value-type="float">
            <text:p>544517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Weinplatz_Schwert.jpg</text:p>
          </table:table-cell>
          <table:table-cell table:formula="of:=LOWER([.A280])" office:value-type="string" office:string-value="weinplatz_schwert.jpg" calcext:value-type="string">
            <text:p>weinplatz_schwert.jpg</text:p>
          </table:table-cell>
          <table:table-cell office:value-type="string" calcext:value-type="string">
            <text:p>2008-11-17T17:48:17.000Z</text:p>
          </table:table-cell>
          <table:table-cell office:value-type="float" office:value="2896083" calcext:value-type="float">
            <text:p>2896083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Zürich_-_Murerplan_-_Ausschnitt_Rathaus.jpg</text:p>
          </table:table-cell>
          <table:table-cell table:formula="of:=LOWER([.A281])" office:value-type="string" office:string-value="zürich_-_murerplan_-_ausschnitt_rathaus.jpg" calcext:value-type="string">
            <text:p>zürich_-_murerplan_-_ausschnitt_rathaus.jpg</text:p>
          </table:table-cell>
          <table:table-cell office:value-type="string" calcext:value-type="string">
            <text:p>2008-12-26T14:47:18.000Z</text:p>
          </table:table-cell>
          <table:table-cell office:value-type="float" office:value="961690" calcext:value-type="float">
            <text:p>961690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Rathausbrücke_Wikiana.jpg</text:p>
          </table:table-cell>
          <table:table-cell table:formula="of:=LOWER([.A282])" office:value-type="string" office:string-value="rathausbrücke_wikiana.jpg" calcext:value-type="string">
            <text:p>rathausbrücke_wikiana.jpg</text:p>
          </table:table-cell>
          <table:table-cell office:value-type="string" calcext:value-type="string">
            <text:p>2010-06-23T13:58:41.000Z</text:p>
          </table:table-cell>
          <table:table-cell office:value-type="float" office:value="4197789" calcext:value-type="float">
            <text:p>4197789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Spelterini_Zürich_City.jpg</text:p>
          </table:table-cell>
          <table:table-cell table:formula="of:=LOWER([.A283])" office:value-type="string" office:string-value="spelterini_zürich_city.jpg" calcext:value-type="string">
            <text:p>spelterini_zürich_city.jpg</text:p>
          </table:table-cell>
          <table:table-cell office:value-type="string" calcext:value-type="string">
            <text:p>2008-04-01T05:27:16.000Z</text:p>
          </table:table-cell>
          <table:table-cell office:value-type="float" office:value="788866" calcext:value-type="float">
            <text:p>788866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Zollikon.tif</text:p>
          </table:table-cell>
          <table:table-cell table:formula="of:=LOWER([.A284])" office:value-type="string" office:string-value="zollikon.tif" calcext:value-type="string">
            <text:p>zollikon.tif</text:p>
          </table:table-cell>
          <table:table-cell office:value-type="string" calcext:value-type="string">
            <text:p>2010-12-21T11:38:01.000Z</text:p>
          </table:table-cell>
          <table:table-cell office:value-type="float" office:value="276116" calcext:value-type="float">
            <text:p>276116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CH-NB_-_Zürich,_Rathausbrücke_-_Collection_Gugelmann_-_GS-GUGE-TRACHSLER-F-3.tif</text:p>
          </table:table-cell>
          <table:table-cell table:formula="of:=LOWER([.A285])" office:value-type="string" office:string-value="ch-nb_-_zürich,_rathausbrücke_-_collection_gugelmann_-_gs-guge-trachsler-f-3.tif" calcext:value-type="string">
            <text:p>ch-nb_-_zürich,_rathausbrücke_-_collection_gugelmann_-_gs-guge-trachsler-f-3.tif</text:p>
          </table:table-cell>
          <table:table-cell office:value-type="string" calcext:value-type="string">
            <text:p>2015-03-23T22:29:22.000Z</text:p>
          </table:table-cell>
          <table:table-cell office:value-type="float" office:value="43205040" calcext:value-type="float">
            <text:p>43205040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CH-NB_-_Zürich,_Rathausbrücke_-_Collection_Gugelmann_-_GS-GUGE-ANONYM-B-3.tif</text:p>
          </table:table-cell>
          <table:table-cell table:formula="of:=LOWER([.A286])" office:value-type="string" office:string-value="ch-nb_-_zürich,_rathausbrücke_-_collection_gugelmann_-_gs-guge-anonym-b-3.tif" calcext:value-type="string">
            <text:p>ch-nb_-_zürich,_rathausbrücke_-_collection_gugelmann_-_gs-guge-anonym-b-3.tif</text:p>
          </table:table-cell>
          <table:table-cell office:value-type="string" calcext:value-type="string">
            <text:p>2015-02-20T14:47:07.000Z</text:p>
          </table:table-cell>
          <table:table-cell office:value-type="float" office:value="77820952" calcext:value-type="float">
            <text:p>77820952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Wickiana_Brückeneinsturz_1375.jpg</text:p>
          </table:table-cell>
          <table:table-cell table:formula="of:=LOWER([.A287])" office:value-type="string" office:string-value="wickiana_brückeneinsturz_1375.jpg" calcext:value-type="string">
            <text:p>wickiana_brückeneinsturz_1375.jpg</text:p>
          </table:table-cell>
          <table:table-cell office:value-type="string" calcext:value-type="string">
            <text:p>2012-07-29T10:21:31.000Z</text:p>
          </table:table-cell>
          <table:table-cell office:value-type="float" office:value="2723874" calcext:value-type="float">
            <text:p>2723874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Ulinger_Rathausbrücke_1740.jpg</text:p>
          </table:table-cell>
          <table:table-cell table:formula="of:=LOWER([.A288])" office:value-type="string" office:string-value="ulinger_rathausbrücke_1740.jpg" calcext:value-type="string">
            <text:p>ulinger_rathausbrücke_1740.jpg</text:p>
          </table:table-cell>
          <table:table-cell office:value-type="string" calcext:value-type="string">
            <text:p>2013-02-16T09:42:58.000Z</text:p>
          </table:table-cell>
          <table:table-cell office:value-type="float" office:value="3519857" calcext:value-type="float">
            <text:p>3519857</text:p>
          </table:table-cell>
          <table:table-cell office:value-type="string" calcext:value-type="string">
            <text:p>Historical_images_of_Rathausbrücke_Zürich</text:p>
          </table:table-cell>
        </table:table-row>
        <table:table-row table:style-name="ro1">
          <table:table-cell office:value-type="string" calcext:value-type="string">
            <text:p>Ströhl_Heraldischer_Atlas_s03.jpg</text:p>
          </table:table-cell>
          <table:table-cell table:formula="of:=LOWER([.A289])" office:value-type="string" office:string-value="ströhl_heraldischer_atlas_s03.jpg" calcext:value-type="string">
            <text:p>ströhl_heraldischer_atlas_s03.jpg</text:p>
          </table:table-cell>
          <table:table-cell office:value-type="string" calcext:value-type="string">
            <text:p>2013-07-12T08:59:28.000Z</text:p>
          </table:table-cell>
          <table:table-cell office:value-type="float" office:value="366736" calcext:value-type="float">
            <text:p>366736</text:p>
          </table:table-cell>
          <table:table-cell office:value-type="string" calcext:value-type="string">
            <text:p>Historical_images_of_Landesmuseum_Zürich</text:p>
          </table:table-cell>
        </table:table-row>
        <table:table-row table:style-name="ro1">
          <table:table-cell office:value-type="string" calcext:value-type="string">
            <text:p>Rathaussaal_Zuerich.jpg</text:p>
          </table:table-cell>
          <table:table-cell table:formula="of:=LOWER([.A290])" office:value-type="string" office:string-value="rathaussaal_zuerich.jpg" calcext:value-type="string">
            <text:p>rathaussaal_zuerich.jpg</text:p>
          </table:table-cell>
          <table:table-cell office:value-type="string" calcext:value-type="string">
            <text:p>2007-05-31T12:25:53.000Z</text:p>
          </table:table-cell>
          <table:table-cell office:value-type="float" office:value="1240673" calcext:value-type="float">
            <text:p>1240673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Altes_Rathaus_Escher.jpg</text:p>
          </table:table-cell>
          <table:table-cell table:formula="of:=LOWER([.A291])" office:value-type="string" office:string-value="altes_rathaus_escher.jpg" calcext:value-type="string">
            <text:p>altes_rathaus_escher.jpg</text:p>
          </table:table-cell>
          <table:table-cell office:value-type="string" calcext:value-type="string">
            <text:p>2008-04-15T14:38:53.000Z</text:p>
          </table:table-cell>
          <table:table-cell office:value-type="float" office:value="1167741" calcext:value-type="float">
            <text:p>1167741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Limmatquai_1900.jpg</text:p>
          </table:table-cell>
          <table:table-cell table:formula="of:=LOWER([.A292])" office:value-type="string" office:string-value="limmatquai_1900.jpg" calcext:value-type="string">
            <text:p>limmatquai_1900.jpg</text:p>
          </table:table-cell>
          <table:table-cell office:value-type="string" calcext:value-type="string">
            <text:p>2011-03-04T15:48:06.000Z</text:p>
          </table:table-cell>
          <table:table-cell office:value-type="float" office:value="1553988" calcext:value-type="float">
            <text:p>1553988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Herrliberger_Rathaussaal_1751.jpg</text:p>
          </table:table-cell>
          <table:table-cell table:formula="of:=LOWER([.A293])" office:value-type="string" office:string-value="herrliberger_rathaussaal_1751.jpg" calcext:value-type="string">
            <text:p>herrliberger_rathaussaal_1751.jpg</text:p>
          </table:table-cell>
          <table:table-cell office:value-type="string" calcext:value-type="string">
            <text:p>2008-06-23T17:46:20.000Z</text:p>
          </table:table-cell>
          <table:table-cell office:value-type="float" office:value="1113314" calcext:value-type="float">
            <text:p>1113314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Zentralbibliothek_Zürich_-_Magnificentissimo_et_amplissimo_Senatui_populoque_Tigurino_-_000010430.jpg</text:p>
          </table:table-cell>
          <table:table-cell table:formula="of:=LOWER([.A294])" office:value-type="string" office:string-value="zentralbibliothek_zürich_-_magnificentissimo_et_amplissimo_senatui_populoque_tigurino_-_000010430.jpg" calcext:value-type="string">
            <text:p>zentralbibliothek_zürich_-_magnificentissimo_et_amplissimo_senatui_populoque_tigurino_-_000010430.jpg</text:p>
          </table:table-cell>
          <table:table-cell office:value-type="string" calcext:value-type="string">
            <text:p>2013-04-22T13:19:33.000Z</text:p>
          </table:table-cell>
          <table:table-cell office:value-type="float" office:value="26098831" calcext:value-type="float">
            <text:p>26098831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Rathaus_Edlibach_ZH.jpg</text:p>
          </table:table-cell>
          <table:table-cell table:formula="of:=LOWER([.A295])" office:value-type="string" office:string-value="rathaus_edlibach_zh.jpg" calcext:value-type="string">
            <text:p>rathaus_edlibach_zh.jpg</text:p>
          </table:table-cell>
          <table:table-cell office:value-type="string" calcext:value-type="string">
            <text:p>2011-03-04T16:06:37.000Z</text:p>
          </table:table-cell>
          <table:table-cell office:value-type="float" office:value="2679335" calcext:value-type="float">
            <text:p>2679335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Zentralbibliothek_Zürich_-_Magnificentissimo_et_amplissimo_Senatui_populoque_Tigurino_-_000010430.tif</text:p>
          </table:table-cell>
          <table:table-cell table:formula="of:=LOWER([.A296])" office:value-type="string" office:string-value="zentralbibliothek_zürich_-_magnificentissimo_et_amplissimo_senatui_populoque_tigurino_-_000010430.tif" calcext:value-type="string">
            <text:p>zentralbibliothek_zürich_-_magnificentissimo_et_amplissimo_senatui_populoque_tigurino_-_000010430.tif</text:p>
          </table:table-cell>
          <table:table-cell office:value-type="string" calcext:value-type="string">
            <text:p>2013-04-29T23:04:49.000Z</text:p>
          </table:table-cell>
          <table:table-cell office:value-type="float" office:value="232131996" calcext:value-type="float">
            <text:p>232131996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CH-NB_-_Zürich,_Rathaus,_façade,_vue_d'ensemble_-_Collection_Max_van_Berchem_-_EAD-6580.tif</text:p>
          </table:table-cell>
          <table:table-cell table:formula="of:=LOWER([.A297])" office:value-type="string" office:string-value="ch-nb_-_zürich,_rathaus,_façade,_vue_d'ensemble_-_collection_max_van_berchem_-_ead-6580.tif" calcext:value-type="string">
            <text:p>ch-nb_-_zürich,_rathaus,_façade,_vue_d'ensemble_-_collection_max_van_berchem_-_ead-6580.tif</text:p>
          </table:table-cell>
          <table:table-cell office:value-type="string" calcext:value-type="string">
            <text:p>2016-01-14T08:45:32.000Z</text:p>
          </table:table-cell>
          <table:table-cell office:value-type="float" office:value="18934540" calcext:value-type="float">
            <text:p>18934540</text:p>
          </table:table-cell>
          <table:table-cell office:value-type="string" calcext:value-type="string">
            <text:p>Historical_images_of_Rathaus_Zürich</text:p>
          </table:table-cell>
        </table:table-row>
        <table:table-row table:style-name="ro1">
          <table:table-cell office:value-type="string" calcext:value-type="string">
            <text:p>Bahnhof_Zürich_1883.jpg</text:p>
          </table:table-cell>
          <table:table-cell table:formula="of:=LOWER([.A298])" office:value-type="string" office:string-value="bahnhof_zürich_1883.jpg" calcext:value-type="string">
            <text:p>bahnhof_zürich_1883.jpg</text:p>
          </table:table-cell>
          <table:table-cell office:value-type="string" calcext:value-type="string">
            <text:p>2008-10-17T11:30:31.000Z</text:p>
          </table:table-cell>
          <table:table-cell office:value-type="float" office:value="2536332" calcext:value-type="float">
            <text:p>2536332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Isenring_Bahnhof_Zürich_1847.jpg</text:p>
          </table:table-cell>
          <table:table-cell table:formula="of:=LOWER([.A299])" office:value-type="string" office:string-value="isenring_bahnhof_zürich_1847.jpg" calcext:value-type="string">
            <text:p>isenring_bahnhof_zürich_1847.jpg</text:p>
          </table:table-cell>
          <table:table-cell office:value-type="string" calcext:value-type="string">
            <text:p>2008-10-17T12:01:17.000Z</text:p>
          </table:table-cell>
          <table:table-cell office:value-type="float" office:value="4378381" calcext:value-type="float">
            <text:p>4378381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Bahnhof_Zürich_1847_(Originalscan)-2.jpg</text:p>
          </table:table-cell>
          <table:table-cell table:formula="of:=LOWER([.A300])" office:value-type="string" office:string-value="bahnhof_zürich_1847_(originalscan)-2.jpg" calcext:value-type="string">
            <text:p>bahnhof_zürich_1847_(originalscan)-2.jpg</text:p>
          </table:table-cell>
          <table:table-cell office:value-type="string" calcext:value-type="string">
            <text:p>2008-09-24T10:16:19.000Z</text:p>
          </table:table-cell>
          <table:table-cell office:value-type="float" office:value="2090630" calcext:value-type="float">
            <text:p>2090630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Bahnhof_Zürich_-_Isenring.jpg</text:p>
          </table:table-cell>
          <table:table-cell table:formula="of:=LOWER([.A301])" office:value-type="string" office:string-value="bahnhof_zürich_-_isenring.jpg" calcext:value-type="string">
            <text:p>bahnhof_zürich_-_isenring.jpg</text:p>
          </table:table-cell>
          <table:table-cell office:value-type="string" calcext:value-type="string">
            <text:p>2008-09-28T13:05:36.000Z</text:p>
          </table:table-cell>
          <table:table-cell office:value-type="float" office:value="2024941" calcext:value-type="float">
            <text:p>2024941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Zuerich_Bahnhof_Wegmann.jpg</text:p>
          </table:table-cell>
          <table:table-cell table:formula="of:=LOWER([.A302])" office:value-type="string" office:string-value="zuerich_bahnhof_wegmann.jpg" calcext:value-type="string">
            <text:p>zuerich_bahnhof_wegmann.jpg</text:p>
          </table:table-cell>
          <table:table-cell office:value-type="string" calcext:value-type="string">
            <text:p>2006-04-20T04:21:26.000Z</text:p>
          </table:table-cell>
          <table:table-cell office:value-type="float" office:value="1001833" calcext:value-type="float">
            <text:p>1001833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Plan_Bahnprojekt_Zürich_Ernst_1900.jpg</text:p>
          </table:table-cell>
          <table:table-cell table:formula="of:=LOWER([.A303])" office:value-type="string" office:string-value="plan_bahnprojekt_zürich_ernst_1900.jpg" calcext:value-type="string">
            <text:p>plan_bahnprojekt_zürich_ernst_1900.jpg</text:p>
          </table:table-cell>
          <table:table-cell office:value-type="string" calcext:value-type="string">
            <text:p>2008-09-15T13:17:32.000Z</text:p>
          </table:table-cell>
          <table:table-cell office:value-type="float" office:value="1240528" calcext:value-type="float">
            <text:p>1240528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Plan_Bahnprojekt_Zürich_Waser.jpg</text:p>
          </table:table-cell>
          <table:table-cell table:formula="of:=LOWER([.A304])" office:value-type="string" office:string-value="plan_bahnprojekt_zürich_waser.jpg" calcext:value-type="string">
            <text:p>plan_bahnprojekt_zürich_waser.jpg</text:p>
          </table:table-cell>
          <table:table-cell office:value-type="string" calcext:value-type="string">
            <text:p>2008-09-15T12:57:17.000Z</text:p>
          </table:table-cell>
          <table:table-cell office:value-type="float" office:value="617564" calcext:value-type="float">
            <text:p>617564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Grundriss_Bahnhof_Zürich.jpg</text:p>
          </table:table-cell>
          <table:table-cell table:formula="of:=LOWER([.A305])" office:value-type="string" office:string-value="grundriss_bahnhof_zürich.jpg" calcext:value-type="string">
            <text:p>grundriss_bahnhof_zürich.jpg</text:p>
          </table:table-cell>
          <table:table-cell office:value-type="string" calcext:value-type="string">
            <text:p>2008-09-28T10:00:11.000Z</text:p>
          </table:table-cell>
          <table:table-cell office:value-type="float" office:value="421348" calcext:value-type="float">
            <text:p>421348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Grundriss_Bahnhof_Zürich_und_Baden.jpg</text:p>
          </table:table-cell>
          <table:table-cell table:formula="of:=LOWER([.A306])" office:value-type="string" office:string-value="grundriss_bahnhof_zürich_und_baden.jpg" calcext:value-type="string">
            <text:p>grundriss_bahnhof_zürich_und_baden.jpg</text:p>
          </table:table-cell>
          <table:table-cell office:value-type="string" calcext:value-type="string">
            <text:p>2008-09-28T09:56:21.000Z</text:p>
          </table:table-cell>
          <table:table-cell office:value-type="float" office:value="780148" calcext:value-type="float">
            <text:p>780148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Hundert_Jahre_Bilder_aus_der_Stadt_Zürich_-_Der_Bahnhof_der_Nordbahngesellschaft_in_Zürich_1847.jpg</text:p>
          </table:table-cell>
          <table:table-cell table:formula="of:=LOWER([.A307])" office:value-type="string" office:string-value="hundert_jahre_bilder_aus_der_stadt_zürich_-_der_bahnhof_der_nordbahngesellschaft_in_zürich_1847.jpg" calcext:value-type="string">
            <text:p>hundert_jahre_bilder_aus_der_stadt_zürich_-_der_bahnhof_der_nordbahngesellschaft_in_zürich_1847.jpg</text:p>
          </table:table-cell>
          <table:table-cell office:value-type="string" calcext:value-type="string">
            <text:p>2010-02-27T00:33:42.000Z</text:p>
          </table:table-cell>
          <table:table-cell office:value-type="float" office:value="154313" calcext:value-type="float">
            <text:p>154313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Zurich_Urbahnhof_am_Stadtrand_-_1846.jpg</text:p>
          </table:table-cell>
          <table:table-cell table:formula="of:=LOWER([.A308])" office:value-type="string" office:string-value="zurich_urbahnhof_am_stadtrand_-_1846.jpg" calcext:value-type="string">
            <text:p>zurich_urbahnhof_am_stadtrand_-_1846.jpg</text:p>
          </table:table-cell>
          <table:table-cell office:value-type="string" calcext:value-type="string">
            <text:p>2014-05-01T13:34:44.000Z</text:p>
          </table:table-cell>
          <table:table-cell office:value-type="float" office:value="633771" calcext:value-type="float">
            <text:p>633771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Zürich_HB_um_1900.jpg</text:p>
          </table:table-cell>
          <table:table-cell table:formula="of:=LOWER([.A309])" office:value-type="string" office:string-value="zürich_hb_um_1900.jpg" calcext:value-type="string">
            <text:p>zürich_hb_um_1900.jpg</text:p>
          </table:table-cell>
          <table:table-cell office:value-type="string" calcext:value-type="string">
            <text:p>2014-02-26T20:22:02.000Z</text:p>
          </table:table-cell>
          <table:table-cell office:value-type="float" office:value="70343" calcext:value-type="float">
            <text:p>70343</text:p>
          </table:table-cell>
          <table:table-cell office:value-type="string" calcext:value-type="string">
            <text:p>Historical_images_of_Zürich_Main_Station</text:p>
          </table:table-cell>
        </table:table-row>
        <table:table-row table:style-name="ro1">
          <table:table-cell office:value-type="string" calcext:value-type="string">
            <text:p>Quaibrücke_1884.jpg</text:p>
          </table:table-cell>
          <table:table-cell table:formula="of:=LOWER([.A310])" office:value-type="string" office:string-value="quaibrücke_1884.jpg" calcext:value-type="string">
            <text:p>quaibrücke_1884.jpg</text:p>
          </table:table-cell>
          <table:table-cell office:value-type="string" calcext:value-type="string">
            <text:p>2008-03-22T07:45:33.000Z</text:p>
          </table:table-cell>
          <table:table-cell office:value-type="float" office:value="1132669" calcext:value-type="float">
            <text:p>1132669</text:p>
          </table:table-cell>
          <table:table-cell office:value-type="string" calcext:value-type="string">
            <text:p>Historical_images_of_Quaibrücke_Zürich</text:p>
          </table:table-cell>
        </table:table-row>
        <table:table-row table:style-name="ro1">
          <table:table-cell office:value-type="string" calcext:value-type="string">
            <text:p>Quaibrücke_Zürich_um_1890.jpg</text:p>
          </table:table-cell>
          <table:table-cell table:formula="of:=LOWER([.A311])" office:value-type="string" office:string-value="quaibrücke_zürich_um_1890.jpg" calcext:value-type="string">
            <text:p>quaibrücke_zürich_um_1890.jpg</text:p>
          </table:table-cell>
          <table:table-cell office:value-type="string" calcext:value-type="string">
            <text:p>2009-06-20T07:58:05.000Z</text:p>
          </table:table-cell>
          <table:table-cell office:value-type="float" office:value="1581162" calcext:value-type="float">
            <text:p>1581162</text:p>
          </table:table-cell>
          <table:table-cell office:value-type="string" calcext:value-type="string">
            <text:p>Historical_images_of_Quaibrücke_Zürich</text:p>
          </table:table-cell>
        </table:table-row>
        <table:table-row table:style-name="ro1">
          <table:table-cell office:value-type="string" calcext:value-type="string">
            <text:p>Quaibrücke_1903.jpg</text:p>
          </table:table-cell>
          <table:table-cell table:formula="of:=LOWER([.A312])" office:value-type="string" office:string-value="quaibrücke_1903.jpg" calcext:value-type="string">
            <text:p>quaibrücke_1903.jpg</text:p>
          </table:table-cell>
          <table:table-cell office:value-type="string" calcext:value-type="string">
            <text:p>2011-01-02T09:26:09.000Z</text:p>
          </table:table-cell>
          <table:table-cell office:value-type="float" office:value="1710697" calcext:value-type="float">
            <text:p>1710697</text:p>
          </table:table-cell>
          <table:table-cell office:value-type="string" calcext:value-type="string">
            <text:p>Historical_images_of_Quaibrücke_Zürich</text:p>
          </table:table-cell>
        </table:table-row>
        <table:table-row table:style-name="ro1">
          <table:table-cell office:value-type="string" calcext:value-type="string">
            <text:p>Modellbogen_Grendeltor.jpg</text:p>
          </table:table-cell>
          <table:table-cell table:formula="of:=LOWER([.A313])" office:value-type="string" office:string-value="modellbogen_grendeltor.jpg" calcext:value-type="string">
            <text:p>modellbogen_grendeltor.jpg</text:p>
          </table:table-cell>
          <table:table-cell office:value-type="string" calcext:value-type="string">
            <text:p>2009-03-08T15:37:15.000Z</text:p>
          </table:table-cell>
          <table:table-cell office:value-type="float" office:value="965945" calcext:value-type="float">
            <text:p>965945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Zürich_-_Stadtmodell_IMG_1354.jpg</text:p>
          </table:table-cell>
          <table:table-cell table:formula="of:=LOWER([.A314])" office:value-type="string" office:string-value="zürich_-_stadtmodell_img_1354.jpg" calcext:value-type="string">
            <text:p>zürich_-_stadtmodell_img_1354.jpg</text:p>
          </table:table-cell>
          <table:table-cell office:value-type="string" calcext:value-type="string">
            <text:p>2009-02-12T18:01:13.000Z</text:p>
          </table:table-cell>
          <table:table-cell office:value-type="float" office:value="3928755" calcext:value-type="float">
            <text:p>3928755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tor_Lage.jpg</text:p>
          </table:table-cell>
          <table:table-cell table:formula="of:=LOWER([.A315])" office:value-type="string" office:string-value="grendeltor_lage.jpg" calcext:value-type="string">
            <text:p>grendeltor_lage.jpg</text:p>
          </table:table-cell>
          <table:table-cell office:value-type="string" calcext:value-type="string">
            <text:p>2008-03-20T18:07:00.000Z</text:p>
          </table:table-cell>
          <table:table-cell office:value-type="float" office:value="1175817" calcext:value-type="float">
            <text:p>1175817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Guigon.jpg</text:p>
          </table:table-cell>
          <table:table-cell table:formula="of:=LOWER([.A316])" office:value-type="string" office:string-value="grendel_guigon.jpg" calcext:value-type="string">
            <text:p>grendel_guigon.jpg</text:p>
          </table:table-cell>
          <table:table-cell office:value-type="string" calcext:value-type="string">
            <text:p>2008-03-20T17:44:25.000Z</text:p>
          </table:table-cell>
          <table:table-cell office:value-type="float" office:value="1414086" calcext:value-type="float">
            <text:p>1414086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Usteri.jpg</text:p>
          </table:table-cell>
          <table:table-cell table:formula="of:=LOWER([.A317])" office:value-type="string" office:string-value="grendel_usteri.jpg" calcext:value-type="string">
            <text:p>grendel_usteri.jpg</text:p>
          </table:table-cell>
          <table:table-cell office:value-type="string" calcext:value-type="string">
            <text:p>2008-03-20T17:57:50.000Z</text:p>
          </table:table-cell>
          <table:table-cell office:value-type="float" office:value="1519521" calcext:value-type="float">
            <text:p>1519521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Zeichnung.jpg</text:p>
          </table:table-cell>
          <table:table-cell table:formula="of:=LOWER([.A318])" office:value-type="string" office:string-value="grendel_zeichnung.jpg" calcext:value-type="string">
            <text:p>grendel_zeichnung.jpg</text:p>
          </table:table-cell>
          <table:table-cell office:value-type="string" calcext:value-type="string">
            <text:p>2008-03-20T18:02:50.000Z</text:p>
          </table:table-cell>
          <table:table-cell office:value-type="float" office:value="1188737" calcext:value-type="float">
            <text:p>1188737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.jpg</text:p>
          </table:table-cell>
          <table:table-cell table:formula="of:=LOWER([.A319])" office:value-type="string" office:string-value="grendel.jpg" calcext:value-type="string">
            <text:p>grendel.jpg</text:p>
          </table:table-cell>
          <table:table-cell office:value-type="string" calcext:value-type="string">
            <text:p>2008-03-18T06:45:27.000Z</text:p>
          </table:table-cell>
          <table:table-cell office:value-type="float" office:value="57152" calcext:value-type="float">
            <text:p>57152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Schifflände.jpg</text:p>
          </table:table-cell>
          <table:table-cell table:formula="of:=LOWER([.A320])" office:value-type="string" office:string-value="grendel_schifflände.jpg" calcext:value-type="string">
            <text:p>grendel_schifflände.jpg</text:p>
          </table:table-cell>
          <table:table-cell office:value-type="string" calcext:value-type="string">
            <text:p>2008-03-20T17:51:30.000Z</text:p>
          </table:table-cell>
          <table:table-cell office:value-type="float" office:value="1286960" calcext:value-type="float">
            <text:p>1286960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Kull.jpg</text:p>
          </table:table-cell>
          <table:table-cell table:formula="of:=LOWER([.A321])" office:value-type="string" office:string-value="grendel_kull.jpg" calcext:value-type="string">
            <text:p>grendel_kull.jpg</text:p>
          </table:table-cell>
          <table:table-cell office:value-type="string" calcext:value-type="string">
            <text:p>2008-03-20T17:47:28.000Z</text:p>
          </table:table-cell>
          <table:table-cell office:value-type="float" office:value="1023718" calcext:value-type="float">
            <text:p>1023718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_vom_See.jpg</text:p>
          </table:table-cell>
          <table:table-cell table:formula="of:=LOWER([.A322])" office:value-type="string" office:string-value="grendel_vom_see.jpg" calcext:value-type="string">
            <text:p>grendel_vom_see.jpg</text:p>
          </table:table-cell>
          <table:table-cell office:value-type="string" calcext:value-type="string">
            <text:p>2008-03-20T18:00:38.000Z</text:p>
          </table:table-cell>
          <table:table-cell office:value-type="float" office:value="1658004" calcext:value-type="float">
            <text:p>1658004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Wellenberg_JanHackaert.jpg</text:p>
          </table:table-cell>
          <table:table-cell table:formula="of:=LOWER([.A323])" office:value-type="string" office:string-value="wellenberg_janhackaert.jpg" calcext:value-type="string">
            <text:p>wellenberg_janhackaert.jpg</text:p>
          </table:table-cell>
          <table:table-cell office:value-type="string" calcext:value-type="string">
            <text:p>2008-03-29T07:55:47.000Z</text:p>
          </table:table-cell>
          <table:table-cell office:value-type="float" office:value="945349" calcext:value-type="float">
            <text:p>94534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Grendeltor_-_Schanzen_beim_Stadelhoferplatz_(Ausschnitt)_2014_Sechseläutenplatz-'fäscht'_2014_2014-04-26_18-24-53_(P7700).JPG</text:p>
          </table:table-cell>
          <table:table-cell table:formula="of:=LOWER([.A324])" office:value-type="string" office:string-value="grendeltor_-_schanzen_beim_stadelhoferplatz_(ausschnitt)_2014_sechseläutenplatz-'fäscht'_2014_2014-04-26_18-24-53_(p7700).jpg" calcext:value-type="string">
            <text:p>grendeltor_-_schanzen_beim_stadelhoferplatz_(ausschnitt)_2014_sechseläutenplatz-'fäscht'_2014_2014-04-26_18-24-53_(p7700).jpg</text:p>
          </table:table-cell>
          <table:table-cell office:value-type="string" calcext:value-type="string">
            <text:p>2014-04-26T19:54:19.000Z</text:p>
          </table:table-cell>
          <table:table-cell office:value-type="float" office:value="1631683" calcext:value-type="float">
            <text:p>1631683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Bullinger_Grendeltor_Wellenberg.jpg</text:p>
          </table:table-cell>
          <table:table-cell table:formula="of:=LOWER([.A325])" office:value-type="string" office:string-value="bullinger_grendeltor_wellenberg.jpg" calcext:value-type="string">
            <text:p>bullinger_grendeltor_wellenberg.jpg</text:p>
          </table:table-cell>
          <table:table-cell office:value-type="string" calcext:value-type="string">
            <text:p>2012-01-08T13:54:50.000Z</text:p>
          </table:table-cell>
          <table:table-cell office:value-type="float" office:value="6809705" calcext:value-type="float">
            <text:p>6809705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Zurich_c1660.jpg</text:p>
          </table:table-cell>
          <table:table-cell table:formula="of:=LOWER([.A326])" office:value-type="string" office:string-value="zurich_c1660.jpg" calcext:value-type="string">
            <text:p>zurich_c1660.jpg</text:p>
          </table:table-cell>
          <table:table-cell office:value-type="string" calcext:value-type="string">
            <text:p>2010-07-22T13:22:09.000Z</text:p>
          </table:table-cell>
          <table:table-cell office:value-type="float" office:value="143074" calcext:value-type="float">
            <text:p>143074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Zürich_Müllerplan_Wellenberg.jpg</text:p>
          </table:table-cell>
          <table:table-cell table:formula="of:=LOWER([.A327])" office:value-type="string" office:string-value="zürich_müllerplan_wellenberg.jpg" calcext:value-type="string">
            <text:p>zürich_müllerplan_wellenberg.jpg</text:p>
          </table:table-cell>
          <table:table-cell office:value-type="string" calcext:value-type="string">
            <text:p>2008-04-09T13:23:38.000Z</text:p>
          </table:table-cell>
          <table:table-cell office:value-type="float" office:value="977723" calcext:value-type="float">
            <text:p>977723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CH-NB_-_Zürich,_Hafen_beim_Seetor_-_Collection_Gugelmann_-_GS-GUGE-MEYER-JJ-B-1.tif</text:p>
          </table:table-cell>
          <table:table-cell table:formula="of:=LOWER([.A328])" office:value-type="string" office:string-value="ch-nb_-_zürich,_hafen_beim_seetor_-_collection_gugelmann_-_gs-guge-meyer-jj-b-1.tif" calcext:value-type="string">
            <text:p>ch-nb_-_zürich,_hafen_beim_seetor_-_collection_gugelmann_-_gs-guge-meyer-jj-b-1.tif</text:p>
          </table:table-cell>
          <table:table-cell office:value-type="string" calcext:value-type="string">
            <text:p>2015-02-28T12:26:19.000Z</text:p>
          </table:table-cell>
          <table:table-cell office:value-type="float" office:value="76426284" calcext:value-type="float">
            <text:p>76426284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Grendeltor.jpg</text:p>
          </table:table-cell>
          <table:table-cell table:formula="of:=LOWER([.A329])" office:value-type="string" office:string-value="grendeltor.jpg" calcext:value-type="string">
            <text:p>grendeltor.jpg</text:p>
          </table:table-cell>
          <table:table-cell office:value-type="string" calcext:value-type="string">
            <text:p>2008-03-28T19:38:55.000Z</text:p>
          </table:table-cell>
          <table:table-cell office:value-type="float" office:value="336713" calcext:value-type="float">
            <text:p>336713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Grendeltor_2013-04-03_16-25-47.JPG</text:p>
          </table:table-cell>
          <table:table-cell table:formula="of:=LOWER([.A330])" office:value-type="string" office:string-value="altartafeln_von_hans_leu_d.ä._(haus_zum_rech)_-_linkes_limmatufer_-_grendeltor_2013-04-03_16-25-47.jpg" calcext:value-type="string">
            <text:p>altartafeln_von_hans_leu_d.ä._(haus_zum_rech)_-_linkes_limmatufer_-_grendeltor_2013-04-03_16-25-47.jpg</text:p>
          </table:table-cell>
          <table:table-cell office:value-type="string" calcext:value-type="string">
            <text:p>2013-04-08T16:38:50.000Z</text:p>
          </table:table-cell>
          <table:table-cell office:value-type="float" office:value="9494951" calcext:value-type="float">
            <text:p>9494951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Altartafeln_von_Hans_Leu_d.Ä._(Haus_zum_Rech)_-_rechtes_Limmatufer_-_Grendeltor_2011-08-17_15-27-28.jpg</text:p>
          </table:table-cell>
          <table:table-cell table:formula="of:=LOWER([.A331])" office:value-type="string" office:string-value="altartafeln_von_hans_leu_d.ä._(haus_zum_rech)_-_rechtes_limmatufer_-_grendeltor_2011-08-17_15-27-28.jpg" calcext:value-type="string">
            <text:p>altartafeln_von_hans_leu_d.ä._(haus_zum_rech)_-_rechtes_limmatufer_-_grendeltor_2011-08-17_15-27-28.jpg</text:p>
          </table:table-cell>
          <table:table-cell office:value-type="string" calcext:value-type="string">
            <text:p>2011-08-18T23:39:38.000Z</text:p>
          </table:table-cell>
          <table:table-cell office:value-type="float" office:value="4085417" calcext:value-type="float">
            <text:p>4085417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Limmatufer_West_2Nord.jpg</text:p>
          </table:table-cell>
          <table:table-cell table:formula="of:=LOWER([.A332])" office:value-type="string" office:string-value="limmatufer_west_2nord.jpg" calcext:value-type="string">
            <text:p>limmatufer_west_2nord.jpg</text:p>
          </table:table-cell>
          <table:table-cell office:value-type="string" calcext:value-type="string">
            <text:p>2015-10-04T12:48:39.000Z</text:p>
          </table:table-cell>
          <table:table-cell office:value-type="float" office:value="1392284" calcext:value-type="float">
            <text:p>1392284</text:p>
          </table:table-cell>
          <table:table-cell office:value-type="string" calcext:value-type="string">
            <text:p>Grendeltor</text:p>
          </table:table-cell>
        </table:table-row>
        <table:table-row table:style-name="ro1">
          <table:table-cell office:value-type="string" calcext:value-type="string">
            <text:p>Ulinger-Vedute_Bauschänzli.JPG</text:p>
          </table:table-cell>
          <table:table-cell table:formula="of:=LOWER([.A333])" office:value-type="string" office:string-value="ulinger-vedute_bauschänzli.jpg" calcext:value-type="string">
            <text:p>ulinger-vedute_bauschänzli.jpg</text:p>
          </table:table-cell>
          <table:table-cell office:value-type="string" calcext:value-type="string">
            <text:p>2013-02-16T10:12:47.000Z</text:p>
          </table:table-cell>
          <table:table-cell office:value-type="float" office:value="5402424" calcext:value-type="float">
            <text:p>5402424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Rennwegtor_Hegi3.jpg</text:p>
          </table:table-cell>
          <table:table-cell table:formula="of:=LOWER([.A334])" office:value-type="string" office:string-value="rennwegtor_hegi3.jpg" calcext:value-type="string">
            <text:p>rennwegtor_hegi3.jpg</text:p>
          </table:table-cell>
          <table:table-cell office:value-type="string" calcext:value-type="string">
            <text:p>2013-03-29T09:51:25.000Z</text:p>
          </table:table-cell>
          <table:table-cell office:value-type="float" office:value="2681127" calcext:value-type="float">
            <text:p>2681127</text:p>
          </table:table-cell>
          <table:table-cell office:value-type="string" calcext:value-type="string">
            <text:p>Augustinertor</text:p>
          </table:table-cell>
        </table:table-row>
        <table:table-row table:style-name="ro1">
          <table:table-cell office:value-type="string" calcext:value-type="string">
            <text:p>Augustinertor.jpg</text:p>
          </table:table-cell>
          <table:table-cell table:formula="of:=LOWER([.A335])" office:value-type="string" office:string-value="augustinertor.jpg" calcext:value-type="string">
            <text:p>augustinertor.jpg</text:p>
          </table:table-cell>
          <table:table-cell office:value-type="string" calcext:value-type="string">
            <text:p>2008-03-28T19:20:50.000Z</text:p>
          </table:table-cell>
          <table:table-cell office:value-type="float" office:value="403105" calcext:value-type="float">
            <text:p>403105</text:p>
          </table:table-cell>
          <table:table-cell office:value-type="string" calcext:value-type="string">
            <text:p>Augustinertor</text:p>
          </table:table-cell>
        </table:table-row>
        <table:table-row table:style-name="ro1">
          <table:table-cell office:value-type="string" calcext:value-type="string">
            <text:p>Rennwegtor_Silberysen_1576.JPG</text:p>
          </table:table-cell>
          <table:table-cell table:formula="of:=LOWER([.A336])" office:value-type="string" office:string-value="rennwegtor_silberysen_1576.jpg" calcext:value-type="string">
            <text:p>rennwegtor_silberysen_1576.jpg</text:p>
          </table:table-cell>
          <table:table-cell office:value-type="string" calcext:value-type="string">
            <text:p>2013-03-29T10:08:01.000Z</text:p>
          </table:table-cell>
          <table:table-cell office:value-type="float" office:value="1052882" calcext:value-type="float">
            <text:p>1052882</text:p>
          </table:table-cell>
          <table:table-cell office:value-type="string" calcext:value-type="string">
            <text:p>Augustinertor</text:p>
          </table:table-cell>
        </table:table-row>
        <table:table-row table:style-name="ro1">
          <table:table-cell office:value-type="string" calcext:value-type="string">
            <text:p>Fröschengraben_Grundriss1.jpg</text:p>
          </table:table-cell>
          <table:table-cell table:formula="of:=LOWER([.A337])" office:value-type="string" office:string-value="fröschengraben_grundriss1.jpg" calcext:value-type="string">
            <text:p>fröschengraben_grundriss1.jpg</text:p>
          </table:table-cell>
          <table:table-cell office:value-type="string" calcext:value-type="string">
            <text:p>2009-05-19T01:58:15.000Z</text:p>
          </table:table-cell>
          <table:table-cell office:value-type="float" office:value="1935631" calcext:value-type="float">
            <text:p>1935631</text:p>
          </table:table-cell>
          <table:table-cell office:value-type="string" calcext:value-type="string">
            <text:p>Augustinertor</text:p>
          </table:table-cell>
        </table:table-row>
        <table:table-row table:style-name="ro1">
          <table:table-cell office:value-type="string" calcext:value-type="string">
            <text:p>Rennwegtor-Rennweg.jpg</text:p>
          </table:table-cell>
          <table:table-cell table:formula="of:=LOWER([.A338])" office:value-type="string" office:string-value="rennwegtor-rennweg.jpg" calcext:value-type="string">
            <text:p>rennwegtor-rennweg.jpg</text:p>
          </table:table-cell>
          <table:table-cell office:value-type="string" calcext:value-type="string">
            <text:p>2013-03-28T05:28:19.000Z</text:p>
          </table:table-cell>
          <table:table-cell office:value-type="float" office:value="723146" calcext:value-type="float">
            <text:p>72314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Fröschengraben_Kratzturm_Bullinger.jpg</text:p>
          </table:table-cell>
          <table:table-cell table:formula="of:=LOWER([.A339])" office:value-type="string" office:string-value="fröschengraben_kratzturm_bullinger.jpg" calcext:value-type="string">
            <text:p>fröschengraben_kratzturm_bullinger.jpg</text:p>
          </table:table-cell>
          <table:table-cell office:value-type="string" calcext:value-type="string">
            <text:p>2009-05-18T16:11:54.000Z</text:p>
          </table:table-cell>
          <table:table-cell office:value-type="float" office:value="2239810" calcext:value-type="float">
            <text:p>2239810</text:p>
          </table:table-cell>
          <table:table-cell office:value-type="string" calcext:value-type="string">
            <text:p>Augustinertor</text:p>
          </table:table-cell>
        </table:table-row>
        <table:table-row table:style-name="ro1">
          <table:table-cell office:value-type="string" calcext:value-type="string">
            <text:p>Fröschengraben_Bullinger.jpg</text:p>
          </table:table-cell>
          <table:table-cell table:formula="of:=LOWER([.A340])" office:value-type="string" office:string-value="fröschengraben_bullinger.jpg" calcext:value-type="string">
            <text:p>fröschengraben_bullinger.jpg</text:p>
          </table:table-cell>
          <table:table-cell office:value-type="string" calcext:value-type="string">
            <text:p>2013-03-29T09:30:16.000Z</text:p>
          </table:table-cell>
          <table:table-cell office:value-type="float" office:value="1712395" calcext:value-type="float">
            <text:p>1712395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.jpg</text:p>
          </table:table-cell>
          <table:table-cell table:formula="of:=LOWER([.A341])" office:value-type="string" office:string-value="rennwegtor.jpg" calcext:value-type="string">
            <text:p>rennwegtor.jpg</text:p>
          </table:table-cell>
          <table:table-cell office:value-type="string" calcext:value-type="string">
            <text:p>2008-03-13T09:52:58.000Z</text:p>
          </table:table-cell>
          <table:table-cell office:value-type="float" office:value="380879" calcext:value-type="float">
            <text:p>380879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1860.jpg</text:p>
          </table:table-cell>
          <table:table-cell table:formula="of:=LOWER([.A342])" office:value-type="string" office:string-value="rennwegtor_1860.jpg" calcext:value-type="string">
            <text:p>rennwegtor_1860.jpg</text:p>
          </table:table-cell>
          <table:table-cell office:value-type="string" calcext:value-type="string">
            <text:p>2013-03-29T11:30:11.000Z</text:p>
          </table:table-cell>
          <table:table-cell office:value-type="float" office:value="7749153" calcext:value-type="float">
            <text:p>7749153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Zentralbibliothek_Zürich_-_Das_Rennwegtor_in_Zürich_-_000011018.jpg</text:p>
          </table:table-cell>
          <table:table-cell table:formula="of:=LOWER([.A343])" office:value-type="string" office:string-value="zentralbibliothek_zürich_-_das_rennwegtor_in_zürich_-_000011018.jpg" calcext:value-type="string">
            <text:p>zentralbibliothek_zürich_-_das_rennwegtor_in_zürich_-_000011018.jpg</text:p>
          </table:table-cell>
          <table:table-cell office:value-type="string" calcext:value-type="string">
            <text:p>2013-05-04T21:36:28.000Z</text:p>
          </table:table-cell>
          <table:table-cell office:value-type="float" office:value="4060707" calcext:value-type="float">
            <text:p>4060707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Trülle.jpg</text:p>
          </table:table-cell>
          <table:table-cell table:formula="of:=LOWER([.A344])" office:value-type="string" office:string-value="trülle.jpg" calcext:value-type="string">
            <text:p>trülle.jpg</text:p>
          </table:table-cell>
          <table:table-cell office:value-type="string" calcext:value-type="string">
            <text:p>2009-06-18T15:27:01.000Z</text:p>
          </table:table-cell>
          <table:table-cell office:value-type="float" office:value="1649126" calcext:value-type="float">
            <text:p>164912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_col.jpg</text:p>
          </table:table-cell>
          <table:table-cell table:formula="of:=LOWER([.A345])" office:value-type="string" office:string-value="rennweg_col.jpg" calcext:value-type="string">
            <text:p>rennweg_col.jpg</text:p>
          </table:table-cell>
          <table:table-cell office:value-type="string" calcext:value-type="string">
            <text:p>2013-03-28T05:32:00.000Z</text:p>
          </table:table-cell>
          <table:table-cell office:value-type="float" office:value="3007075" calcext:value-type="float">
            <text:p>3007075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1853.jpg</text:p>
          </table:table-cell>
          <table:table-cell table:formula="of:=LOWER([.A346])" office:value-type="string" office:string-value="rennwegtor_1853.jpg" calcext:value-type="string">
            <text:p>rennwegtor_1853.jpg</text:p>
          </table:table-cell>
          <table:table-cell office:value-type="string" calcext:value-type="string">
            <text:p>2013-03-29T09:50:57.000Z</text:p>
          </table:table-cell>
          <table:table-cell office:value-type="float" office:value="1377221" calcext:value-type="float">
            <text:p>1377221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Hegi.JPG</text:p>
          </table:table-cell>
          <table:table-cell table:formula="of:=LOWER([.A347])" office:value-type="string" office:string-value="rennwegtor_hegi.jpg" calcext:value-type="string">
            <text:p>rennwegtor_hegi.jpg</text:p>
          </table:table-cell>
          <table:table-cell office:value-type="string" calcext:value-type="string">
            <text:p>2013-03-29T09:51:08.000Z</text:p>
          </table:table-cell>
          <table:table-cell office:value-type="float" office:value="3203366" calcext:value-type="float">
            <text:p>320336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1354.jpg</text:p>
          </table:table-cell>
          <table:table-cell table:formula="of:=LOWER([.A348])" office:value-type="string" office:string-value="rennwegtor_1354.jpg" calcext:value-type="string">
            <text:p>rennwegtor_1354.jpg</text:p>
          </table:table-cell>
          <table:table-cell office:value-type="string" calcext:value-type="string">
            <text:p>2013-03-29T09:50:51.000Z</text:p>
          </table:table-cell>
          <table:table-cell office:value-type="float" office:value="3221348" calcext:value-type="float">
            <text:p>3221348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Holzschnitt_1522.JPG</text:p>
          </table:table-cell>
          <table:table-cell table:formula="of:=LOWER([.A349])" office:value-type="string" office:string-value="rennwegtor_holzschnitt_1522.jpg" calcext:value-type="string">
            <text:p>rennwegtor_holzschnitt_1522.jpg</text:p>
          </table:table-cell>
          <table:table-cell office:value-type="string" calcext:value-type="string">
            <text:p>2013-03-29T09:51:32.000Z</text:p>
          </table:table-cell>
          <table:table-cell office:value-type="float" office:value="1563461" calcext:value-type="float">
            <text:p>1563461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Zeichnung.jpg</text:p>
          </table:table-cell>
          <table:table-cell table:formula="of:=LOWER([.A350])" office:value-type="string" office:string-value="rennwegtor_zeichnung.jpg" calcext:value-type="string">
            <text:p>rennwegtor_zeichnung.jpg</text:p>
          </table:table-cell>
          <table:table-cell office:value-type="string" calcext:value-type="string">
            <text:p>2013-03-29T09:51:47.000Z</text:p>
          </table:table-cell>
          <table:table-cell office:value-type="float" office:value="2406625" calcext:value-type="float">
            <text:p>2406625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Hegi2.JPG</text:p>
          </table:table-cell>
          <table:table-cell table:formula="of:=LOWER([.A351])" office:value-type="string" office:string-value="rennwegtor_hegi2.jpg" calcext:value-type="string">
            <text:p>rennwegtor_hegi2.jpg</text:p>
          </table:table-cell>
          <table:table-cell office:value-type="string" calcext:value-type="string">
            <text:p>2013-03-29T09:51:17.000Z</text:p>
          </table:table-cell>
          <table:table-cell office:value-type="float" office:value="2489920" calcext:value-type="float">
            <text:p>2489920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Wagen.jpg</text:p>
          </table:table-cell>
          <table:table-cell table:formula="of:=LOWER([.A352])" office:value-type="string" office:string-value="rennwegtor_wagen.jpg" calcext:value-type="string">
            <text:p>rennwegtor_wagen.jpg</text:p>
          </table:table-cell>
          <table:table-cell office:value-type="string" calcext:value-type="string">
            <text:p>2013-03-29T09:51:39.000Z</text:p>
          </table:table-cell>
          <table:table-cell office:value-type="float" office:value="1719966" calcext:value-type="float">
            <text:p>171996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Zeichnung1.JPG</text:p>
          </table:table-cell>
          <table:table-cell table:formula="of:=LOWER([.A353])" office:value-type="string" office:string-value="rennwegtor_zeichnung1.jpg" calcext:value-type="string">
            <text:p>rennwegtor_zeichnung1.jpg</text:p>
          </table:table-cell>
          <table:table-cell office:value-type="string" calcext:value-type="string">
            <text:p>2013-03-29T09:51:59.000Z</text:p>
          </table:table-cell>
          <table:table-cell office:value-type="float" office:value="3706917" calcext:value-type="float">
            <text:p>3706917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nach_Edlibach.JPG</text:p>
          </table:table-cell>
          <table:table-cell table:formula="of:=LOWER([.A354])" office:value-type="string" office:string-value="rennwegtor_nach_edlibach.jpg" calcext:value-type="string">
            <text:p>rennwegtor_nach_edlibach.jpg</text:p>
          </table:table-cell>
          <table:table-cell office:value-type="string" calcext:value-type="string">
            <text:p>2013-03-29T09:52:15.000Z</text:p>
          </table:table-cell>
          <table:table-cell office:value-type="float" office:value="591851" calcext:value-type="float">
            <text:p>591851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innen2.JPG</text:p>
          </table:table-cell>
          <table:table-cell table:formula="of:=LOWER([.A355])" office:value-type="string" office:string-value="rennwegtor_innen2.jpg" calcext:value-type="string">
            <text:p>rennwegtor_innen2.jpg</text:p>
          </table:table-cell>
          <table:table-cell office:value-type="string" calcext:value-type="string">
            <text:p>2013-03-29T09:52:10.000Z</text:p>
          </table:table-cell>
          <table:table-cell office:value-type="float" office:value="3319372" calcext:value-type="float">
            <text:p>3319372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Carl_Toechi_1860.JPG</text:p>
          </table:table-cell>
          <table:table-cell table:formula="of:=LOWER([.A356])" office:value-type="string" office:string-value="rennwegtor_carl_toechi_1860.jpg" calcext:value-type="string">
            <text:p>rennwegtor_carl_toechi_1860.jpg</text:p>
          </table:table-cell>
          <table:table-cell office:value-type="string" calcext:value-type="string">
            <text:p>2013-03-29T10:24:47.000Z</text:p>
          </table:table-cell>
          <table:table-cell office:value-type="float" office:value="3111292" calcext:value-type="float">
            <text:p>3111292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um_1475.jpg</text:p>
          </table:table-cell>
          <table:table-cell table:formula="of:=LOWER([.A357])" office:value-type="string" office:string-value="rennwegtor_um_1475.jpg" calcext:value-type="string">
            <text:p>rennwegtor_um_1475.jpg</text:p>
          </table:table-cell>
          <table:table-cell office:value-type="string" calcext:value-type="string">
            <text:p>2013-03-29T09:52:24.000Z</text:p>
          </table:table-cell>
          <table:table-cell office:value-type="float" office:value="2855269" calcext:value-type="float">
            <text:p>2855269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Edlibach.tiff</text:p>
          </table:table-cell>
          <table:table-cell table:formula="of:=LOWER([.A358])" office:value-type="string" office:string-value="rennwegtor_edlibach.tiff" calcext:value-type="string">
            <text:p>rennwegtor_edlibach.tiff</text:p>
          </table:table-cell>
          <table:table-cell office:value-type="string" calcext:value-type="string">
            <text:p>2013-03-29T09:54:52.000Z</text:p>
          </table:table-cell>
          <table:table-cell office:value-type="float" office:value="1088972" calcext:value-type="float">
            <text:p>1088972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Glocke.JPG</text:p>
          </table:table-cell>
          <table:table-cell table:formula="of:=LOWER([.A359])" office:value-type="string" office:string-value="rennwegtor_glocke.jpg" calcext:value-type="string">
            <text:p>rennwegtor_glocke.jpg</text:p>
          </table:table-cell>
          <table:table-cell office:value-type="string" calcext:value-type="string">
            <text:p>2013-03-29T10:04:25.000Z</text:p>
          </table:table-cell>
          <table:table-cell office:value-type="float" office:value="3296043" calcext:value-type="float">
            <text:p>3296043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Peter_Grimm1_1768.JPG</text:p>
          </table:table-cell>
          <table:table-cell table:formula="of:=LOWER([.A360])" office:value-type="string" office:string-value="rennwegtor_peter_grimm1_1768.jpg" calcext:value-type="string">
            <text:p>rennwegtor_peter_grimm1_1768.jpg</text:p>
          </table:table-cell>
          <table:table-cell office:value-type="string" calcext:value-type="string">
            <text:p>2013-03-29T10:19:10.000Z</text:p>
          </table:table-cell>
          <table:table-cell office:value-type="float" office:value="1710492" calcext:value-type="float">
            <text:p>1710492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Ulinger.JPG</text:p>
          </table:table-cell>
          <table:table-cell table:formula="of:=LOWER([.A361])" office:value-type="string" office:string-value="rennwegtor_ulinger.jpg" calcext:value-type="string">
            <text:p>rennwegtor_ulinger.jpg</text:p>
          </table:table-cell>
          <table:table-cell office:value-type="string" calcext:value-type="string">
            <text:p>2013-03-29T10:01:24.000Z</text:p>
          </table:table-cell>
          <table:table-cell office:value-type="float" office:value="3593479" calcext:value-type="float">
            <text:p>3593479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Honegger1.JPG</text:p>
          </table:table-cell>
          <table:table-cell table:formula="of:=LOWER([.A362])" office:value-type="string" office:string-value="rennwegtor_honegger1.jpg" calcext:value-type="string">
            <text:p>rennwegtor_honegger1.jpg</text:p>
          </table:table-cell>
          <table:table-cell office:value-type="string" calcext:value-type="string">
            <text:p>2013-03-29T10:11:17.000Z</text:p>
          </table:table-cell>
          <table:table-cell office:value-type="float" office:value="4070329" calcext:value-type="float">
            <text:p>4070329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Honegger2.JPG</text:p>
          </table:table-cell>
          <table:table-cell table:formula="of:=LOWER([.A363])" office:value-type="string" office:string-value="rennwegtor_honegger2.jpg" calcext:value-type="string">
            <text:p>rennwegtor_honegger2.jpg</text:p>
          </table:table-cell>
          <table:table-cell office:value-type="string" calcext:value-type="string">
            <text:p>2013-03-29T10:11:36.000Z</text:p>
          </table:table-cell>
          <table:table-cell office:value-type="float" office:value="6947483" calcext:value-type="float">
            <text:p>6947483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Standort_heute2.JPG</text:p>
          </table:table-cell>
          <table:table-cell table:formula="of:=LOWER([.A364])" office:value-type="string" office:string-value="rennwegtor_standort_heute2.jpg" calcext:value-type="string">
            <text:p>rennwegtor_standort_heute2.jpg</text:p>
          </table:table-cell>
          <table:table-cell office:value-type="string" calcext:value-type="string">
            <text:p>2013-03-29T10:04:32.000Z</text:p>
          </table:table-cell>
          <table:table-cell office:value-type="float" office:value="1870614" calcext:value-type="float">
            <text:p>1870614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Peter_Grimm3_1768.jpg</text:p>
          </table:table-cell>
          <table:table-cell table:formula="of:=LOWER([.A365])" office:value-type="string" office:string-value="rennwegtor_peter_grimm3_1768.jpg" calcext:value-type="string">
            <text:p>rennwegtor_peter_grimm3_1768.jpg</text:p>
          </table:table-cell>
          <table:table-cell office:value-type="string" calcext:value-type="string">
            <text:p>2013-03-29T10:19:28.000Z</text:p>
          </table:table-cell>
          <table:table-cell office:value-type="float" office:value="1517406" calcext:value-type="float">
            <text:p>151740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L._Pfyffer_1865.JPG</text:p>
          </table:table-cell>
          <table:table-cell table:formula="of:=LOWER([.A366])" office:value-type="string" office:string-value="rennwegtor_l._pfyffer_1865.jpg" calcext:value-type="string">
            <text:p>rennwegtor_l._pfyffer_1865.jpg</text:p>
          </table:table-cell>
          <table:table-cell office:value-type="string" calcext:value-type="string">
            <text:p>2013-03-29T10:15:31.000Z</text:p>
          </table:table-cell>
          <table:table-cell office:value-type="float" office:value="3844328" calcext:value-type="float">
            <text:p>3844328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Peter_Grimm2_1768.jpg</text:p>
          </table:table-cell>
          <table:table-cell table:formula="of:=LOWER([.A367])" office:value-type="string" office:string-value="rennwegtor_peter_grimm2_1768.jpg" calcext:value-type="string">
            <text:p>rennwegtor_peter_grimm2_1768.jpg</text:p>
          </table:table-cell>
          <table:table-cell office:value-type="string" calcext:value-type="string">
            <text:p>2013-03-29T10:19:22.000Z</text:p>
          </table:table-cell>
          <table:table-cell office:value-type="float" office:value="4089391" calcext:value-type="float">
            <text:p>4089391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Rennwegtor_Werdmüller.JPG</text:p>
          </table:table-cell>
          <table:table-cell table:formula="of:=LOWER([.A368])" office:value-type="string" office:string-value="rennwegtor_werdmüller.jpg" calcext:value-type="string">
            <text:p>rennwegtor_werdmüller.jpg</text:p>
          </table:table-cell>
          <table:table-cell office:value-type="string" calcext:value-type="string">
            <text:p>2013-03-29T11:50:13.000Z</text:p>
          </table:table-cell>
          <table:table-cell office:value-type="float" office:value="3138386" calcext:value-type="float">
            <text:p>3138386</text:p>
          </table:table-cell>
          <table:table-cell office:value-type="string" calcext:value-type="string">
            <text:p>Rennwegtor</text:p>
          </table:table-cell>
        </table:table-row>
        <table:table-row table:style-name="ro1">
          <table:table-cell office:value-type="string" calcext:value-type="string">
            <text:p>Kronentor_1827.jpg</text:p>
          </table:table-cell>
          <table:table-cell table:formula="of:=LOWER([.A369])" office:value-type="string" office:string-value="kronentor_1827.jpg" calcext:value-type="string">
            <text:p>kronentor_1827.jpg</text:p>
          </table:table-cell>
          <table:table-cell office:value-type="string" calcext:value-type="string">
            <text:p>2008-03-30T12:28:04.000Z</text:p>
          </table:table-cell>
          <table:table-cell office:value-type="float" office:value="2834443" calcext:value-type="float">
            <text:p>2834443</text:p>
          </table:table-cell>
          <table:table-cell office:value-type="string" calcext:value-type="string">
            <text:p>Kronentor_(Zürich)</text:p>
          </table:table-cell>
        </table:table-row>
        <table:table-row table:style-name="ro1">
          <table:table-cell office:value-type="string" calcext:value-type="string">
            <text:p>Kronentor.jpg</text:p>
          </table:table-cell>
          <table:table-cell table:formula="of:=LOWER([.A370])" office:value-type="string" office:string-value="kronentor.jpg" calcext:value-type="string">
            <text:p>kronentor.jpg</text:p>
          </table:table-cell>
          <table:table-cell office:value-type="string" calcext:value-type="string">
            <text:p>2006-06-05T13:16:53.000Z</text:p>
          </table:table-cell>
          <table:table-cell office:value-type="float" office:value="711531" calcext:value-type="float">
            <text:p>711531</text:p>
          </table:table-cell>
          <table:table-cell office:value-type="string" calcext:value-type="string">
            <text:p>Kronentor_(Zürich)</text:p>
          </table:table-cell>
        </table:table-row>
        <table:table-row table:style-name="ro1">
          <table:table-cell office:value-type="string" calcext:value-type="string">
            <text:p>Kronentor_Müllerplan.JPG</text:p>
          </table:table-cell>
          <table:table-cell table:formula="of:=LOWER([.A371])" office:value-type="string" office:string-value="kronentor_müllerplan.jpg" calcext:value-type="string">
            <text:p>kronentor_müllerplan.jpg</text:p>
          </table:table-cell>
          <table:table-cell office:value-type="string" calcext:value-type="string">
            <text:p>2013-01-26T14:55:36.000Z</text:p>
          </table:table-cell>
          <table:table-cell office:value-type="float" office:value="10428225" calcext:value-type="float">
            <text:p>10428225</text:p>
          </table:table-cell>
          <table:table-cell office:value-type="string" calcext:value-type="string">
            <text:p>Kronentor_(Zürich)</text:p>
          </table:table-cell>
        </table:table-row>
        <table:table-row table:style-name="ro1">
          <table:table-cell office:value-type="string" calcext:value-type="string">
            <text:p>Neumarkttor_Heinrich_Keller_Juli_1827.jpg</text:p>
          </table:table-cell>
          <table:table-cell table:formula="of:=LOWER([.A372])" office:value-type="string" office:string-value="neumarkttor_heinrich_keller_juli_1827.jpg" calcext:value-type="string">
            <text:p>neumarkttor_heinrich_keller_juli_1827.jpg</text:p>
          </table:table-cell>
          <table:table-cell office:value-type="string" calcext:value-type="string">
            <text:p>2013-01-26T14:58:47.000Z</text:p>
          </table:table-cell>
          <table:table-cell office:value-type="float" office:value="7584357" calcext:value-type="float">
            <text:p>7584357</text:p>
          </table:table-cell>
          <table:table-cell office:value-type="string" calcext:value-type="string">
            <text:p>Kronentor_(Zürich)</text:p>
          </table:table-cell>
        </table:table-row>
        <table:table-row table:style-name="ro1">
          <table:table-cell office:value-type="string" calcext:value-type="string">
            <text:p>Neumarkttor_Murerplan.jpg</text:p>
          </table:table-cell>
          <table:table-cell table:formula="of:=LOWER([.A373])" office:value-type="string" office:string-value="neumarkttor_murerplan.jpg" calcext:value-type="string">
            <text:p>neumarkttor_murerplan.jpg</text:p>
          </table:table-cell>
          <table:table-cell office:value-type="string" calcext:value-type="string">
            <text:p>2013-01-26T14:52:04.000Z</text:p>
          </table:table-cell>
          <table:table-cell office:value-type="float" office:value="350960" calcext:value-type="float">
            <text:p>350960</text:p>
          </table:table-cell>
          <table:table-cell office:value-type="string" calcext:value-type="string">
            <text:p>Kronentor_(Zürich)</text:p>
          </table:table-cell>
        </table:table-row>
        <table:table-row table:style-name="ro1">
          <table:table-cell office:value-type="string" calcext:value-type="string">
            <text:p>Ulinger-Vedute_Halseisengasse.JPG</text:p>
          </table:table-cell>
          <table:table-cell table:formula="of:=LOWER([.A374])" office:value-type="string" office:string-value="ulinger-vedute_halseisengasse.jpg" calcext:value-type="string">
            <text:p>ulinger-vedute_halseisengasse.jpg</text:p>
          </table:table-cell>
          <table:table-cell office:value-type="string" calcext:value-type="string">
            <text:p>2013-02-16T09:22:43.000Z</text:p>
          </table:table-cell>
          <table:table-cell office:value-type="float" office:value="4815911" calcext:value-type="float">
            <text:p>4815911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arikatur_Strauss-Affäre_Zürich_1839.jpg</text:p>
          </table:table-cell>
          <table:table-cell table:formula="of:=LOWER([.A375])" office:value-type="string" office:string-value="karikatur_strauss-affäre_zürich_1839.jpg" calcext:value-type="string">
            <text:p>karikatur_strauss-affäre_zürich_1839.jpg</text:p>
          </table:table-cell>
          <table:table-cell office:value-type="string" calcext:value-type="string">
            <text:p>2010-08-01T05:55:21.000Z</text:p>
          </table:table-cell>
          <table:table-cell office:value-type="float" office:value="2884641" calcext:value-type="float">
            <text:p>2884641</text:p>
          </table:table-cell>
          <table:table-cell office:value-type="string" calcext:value-type="string">
            <text:p>Historical_images_of_the_University_of_Zurich</text:p>
          </table:table-cell>
        </table:table-row>
        <table:table-row table:style-name="ro1">
          <table:table-cell office:value-type="string" calcext:value-type="string">
            <text:p>Kronenporte_Uni.JPG</text:p>
          </table:table-cell>
          <table:table-cell table:formula="of:=LOWER([.A376])" office:value-type="string" office:string-value="kronenporte_uni.jpg" calcext:value-type="string">
            <text:p>kronenporte_uni.jpg</text:p>
          </table:table-cell>
          <table:table-cell office:value-type="string" calcext:value-type="string">
            <text:p>2013-02-02T07:38:36.000Z</text:p>
          </table:table-cell>
          <table:table-cell office:value-type="float" office:value="2614189" calcext:value-type="float">
            <text:p>2614189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Universitaet_Zuerich_1838_1864.jpg</text:p>
          </table:table-cell>
          <table:table-cell table:formula="of:=LOWER([.A377])" office:value-type="string" office:string-value="universitaet_zuerich_1838_1864.jpg" calcext:value-type="string">
            <text:p>universitaet_zuerich_1838_1864.jpg</text:p>
          </table:table-cell>
          <table:table-cell office:value-type="string" calcext:value-type="string">
            <text:p>2009-09-01T11:51:20.000Z</text:p>
          </table:table-cell>
          <table:table-cell office:value-type="float" office:value="1292905" calcext:value-type="float">
            <text:p>1292905</text:p>
          </table:table-cell>
          <table:table-cell office:value-type="string" calcext:value-type="string">
            <text:p>Historical_images_of_the_University_of_Zurich</text:p>
          </table:table-cell>
        </table:table-row>
        <table:table-row table:style-name="ro1">
          <table:table-cell office:value-type="string" calcext:value-type="string">
            <text:p>Münsterbrücke_Zürich_1910.jpg</text:p>
          </table:table-cell>
          <table:table-cell table:formula="of:=LOWER([.A378])" office:value-type="string" office:string-value="münsterbrücke_zürich_1910.jpg" calcext:value-type="string">
            <text:p>münsterbrücke_zürich_1910.jpg</text:p>
          </table:table-cell>
          <table:table-cell office:value-type="string" calcext:value-type="string">
            <text:p>2009-07-11T08:46:07.000Z</text:p>
          </table:table-cell>
          <table:table-cell office:value-type="float" office:value="1438022" calcext:value-type="float">
            <text:p>1438022</text:p>
          </table:table-cell>
          <table:table-cell office:value-type="string" calcext:value-type="string">
            <text:p>Historical_photographs_of_Fraumünster,_Zürich</text:p>
          </table:table-cell>
        </table:table-row>
        <table:table-row table:style-name="ro1">
          <table:table-cell office:value-type="string" calcext:value-type="string">
            <text:p>Fraumünster_Hof_1898.jpg</text:p>
          </table:table-cell>
          <table:table-cell table:formula="of:=LOWER([.A379])" office:value-type="string" office:string-value="fraumünster_hof_1898.jpg" calcext:value-type="string">
            <text:p>fraumünster_hof_1898.jpg</text:p>
          </table:table-cell>
          <table:table-cell office:value-type="string" calcext:value-type="string">
            <text:p>2007-06-25T15:11:16.000Z</text:p>
          </table:table-cell>
          <table:table-cell office:value-type="float" office:value="317722" calcext:value-type="float">
            <text:p>317722</text:p>
          </table:table-cell>
          <table:table-cell office:value-type="string" calcext:value-type="string">
            <text:p>Historical_photographs_of_Fraumünster,_Zürich</text:p>
          </table:table-cell>
        </table:table-row>
        <table:table-row table:style-name="ro1">
          <table:table-cell office:value-type="string" calcext:value-type="string">
            <text:p>Fraumünsterkreuzgang_1898.jpg</text:p>
          </table:table-cell>
          <table:table-cell table:formula="of:=LOWER([.A380])" office:value-type="string" office:string-value="fraumünsterkreuzgang_1898.jpg" calcext:value-type="string">
            <text:p>fraumünsterkreuzgang_1898.jpg</text:p>
          </table:table-cell>
          <table:table-cell office:value-type="string" calcext:value-type="string">
            <text:p>2007-06-25T15:14:41.000Z</text:p>
          </table:table-cell>
          <table:table-cell office:value-type="float" office:value="306921" calcext:value-type="float">
            <text:p>306921</text:p>
          </table:table-cell>
          <table:table-cell office:value-type="string" calcext:value-type="string">
            <text:p>Historical_photographs_of_Fraumünster,_Zürich</text:p>
          </table:table-cell>
        </table:table-row>
        <table:table-row table:style-name="ro1">
          <table:table-cell office:value-type="string" calcext:value-type="string">
            <text:p>Fraumünster_Kratzquartier_1874.jpg</text:p>
          </table:table-cell>
          <table:table-cell table:formula="of:=LOWER([.A381])" office:value-type="string" office:string-value="fraumünster_kratzquartier_1874.jpg" calcext:value-type="string">
            <text:p>fraumünster_kratzquartier_1874.jpg</text:p>
          </table:table-cell>
          <table:table-cell office:value-type="string" calcext:value-type="string">
            <text:p>2009-07-11T07:16:56.000Z</text:p>
          </table:table-cell>
          <table:table-cell office:value-type="float" office:value="1638381" calcext:value-type="float">
            <text:p>1638381</text:p>
          </table:table-cell>
          <table:table-cell office:value-type="string" calcext:value-type="string">
            <text:p>Historical_photographs_of_Fraumünster,_Zürich</text:p>
          </table:table-cell>
        </table:table-row>
        <table:table-row table:style-name="ro1">
          <table:table-cell office:value-type="string" calcext:value-type="string">
            <text:p>ObmannamtsgTuriciII.jpg</text:p>
          </table:table-cell>
          <table:table-cell table:formula="of:=LOWER([.A382])" office:value-type="string" office:string-value="obmannamtsgturiciii.jpg" calcext:value-type="string">
            <text:p>obmannamtsgturiciii.jpg</text:p>
          </table:table-cell>
          <table:table-cell office:value-type="string" calcext:value-type="string">
            <text:p>2012-08-23T05:33:04.000Z</text:p>
          </table:table-cell>
          <table:table-cell office:value-type="float" office:value="2802621" calcext:value-type="float">
            <text:p>2802621</text:p>
          </table:table-cell>
          <table:table-cell office:value-type="string" calcext:value-type="string">
            <text:p>Historical_photographs_of_Barfüsserkloster,_Zürich</text:p>
          </table:table-cell>
        </table:table-row>
        <table:table-row table:style-name="ro1">
          <table:table-cell office:value-type="string" calcext:value-type="string">
            <text:p>Kaufhaus_1897.jpg</text:p>
          </table:table-cell>
          <table:table-cell table:formula="of:=LOWER([.A383])" office:value-type="string" office:string-value="kaufhaus_1897.jpg" calcext:value-type="string">
            <text:p>kaufhaus_1897.jpg</text:p>
          </table:table-cell>
          <table:table-cell office:value-type="string" calcext:value-type="string">
            <text:p>2008-04-12T08:57:14.000Z</text:p>
          </table:table-cell>
          <table:table-cell office:value-type="float" office:value="217674" calcext:value-type="float">
            <text:p>217674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aufhaus.jpg</text:p>
          </table:table-cell>
          <table:table-cell table:formula="of:=LOWER([.A384])" office:value-type="string" office:string-value="kaufhaus.jpg" calcext:value-type="string">
            <text:p>kaufhaus.jpg</text:p>
          </table:table-cell>
          <table:table-cell office:value-type="string" calcext:value-type="string">
            <text:p>2008-04-12T08:49:25.000Z</text:p>
          </table:table-cell>
          <table:table-cell office:value-type="float" office:value="478833" calcext:value-type="float">
            <text:p>478833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aufhaus_1893.jpg</text:p>
          </table:table-cell>
          <table:table-cell table:formula="of:=LOWER([.A385])" office:value-type="string" office:string-value="kaufhaus_1893.jpg" calcext:value-type="string">
            <text:p>kaufhaus_1893.jpg</text:p>
          </table:table-cell>
          <table:table-cell office:value-type="string" calcext:value-type="string">
            <text:p>2008-04-11T16:14:13.000Z</text:p>
          </table:table-cell>
          <table:table-cell office:value-type="float" office:value="1126006" calcext:value-type="float">
            <text:p>1126006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ornhaus_1897.jpg</text:p>
          </table:table-cell>
          <table:table-cell table:formula="of:=LOWER([.A386])" office:value-type="string" office:string-value="kornhaus_1897.jpg" calcext:value-type="string">
            <text:p>kornhaus_1897.jpg</text:p>
          </table:table-cell>
          <table:table-cell office:value-type="string" calcext:value-type="string">
            <text:p>2009-07-11T08:52:39.000Z</text:p>
          </table:table-cell>
          <table:table-cell office:value-type="float" office:value="1762380" calcext:value-type="float">
            <text:p>1762380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aufhaus_Abbruch.jpg</text:p>
          </table:table-cell>
          <table:table-cell table:formula="of:=LOWER([.A387])" office:value-type="string" office:string-value="kaufhaus_abbruch.jpg" calcext:value-type="string">
            <text:p>kaufhaus_abbruch.jpg</text:p>
          </table:table-cell>
          <table:table-cell office:value-type="string" calcext:value-type="string">
            <text:p>2008-04-12T09:02:18.000Z</text:p>
          </table:table-cell>
          <table:table-cell office:value-type="float" office:value="392613" calcext:value-type="float">
            <text:p>392613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ornhaus_Zürich_um_1895.jpg</text:p>
          </table:table-cell>
          <table:table-cell table:formula="of:=LOWER([.A388])" office:value-type="string" office:string-value="kornhaus_zürich_um_1895.jpg" calcext:value-type="string">
            <text:p>kornhaus_zürich_um_1895.jpg</text:p>
          </table:table-cell>
          <table:table-cell office:value-type="string" calcext:value-type="string">
            <text:p>2009-06-20T07:50:35.000Z</text:p>
          </table:table-cell>
          <table:table-cell office:value-type="float" office:value="1421076" calcext:value-type="float">
            <text:p>1421076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ratz_Kornhaus.jpg</text:p>
          </table:table-cell>
          <table:table-cell table:formula="of:=LOWER([.A389])" office:value-type="string" office:string-value="kratz_kornhaus.jpg" calcext:value-type="string">
            <text:p>kratz_kornhaus.jpg</text:p>
          </table:table-cell>
          <table:table-cell office:value-type="string" calcext:value-type="string">
            <text:p>2008-11-08T16:11:42.000Z</text:p>
          </table:table-cell>
          <table:table-cell office:value-type="float" office:value="2116029" calcext:value-type="float">
            <text:p>2116029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Kornhaus_Zürich.jpg</text:p>
          </table:table-cell>
          <table:table-cell table:formula="of:=LOWER([.A390])" office:value-type="string" office:string-value="kornhaus_zürich.jpg" calcext:value-type="string">
            <text:p>kornhaus_zürich.jpg</text:p>
          </table:table-cell>
          <table:table-cell office:value-type="string" calcext:value-type="string">
            <text:p>2008-03-22T10:11:55.000Z</text:p>
          </table:table-cell>
          <table:table-cell office:value-type="float" office:value="254480" calcext:value-type="float">
            <text:p>254480</text:p>
          </table:table-cell>
          <table:table-cell office:value-type="string" calcext:value-type="string">
            <text:p>Historical_photographs_of_Kornhaus,_Zürich</text:p>
          </table:table-cell>
        </table:table-row>
        <table:table-row table:style-name="ro1">
          <table:table-cell office:value-type="string" calcext:value-type="string">
            <text:p>Bewachung_Zürcher_Bahnhof_-_CH-BAR_-_3241690.tif</text:p>
          </table:table-cell>
          <table:table-cell table:formula="of:=LOWER([.A391])" office:value-type="string" office:string-value="bewachung_zürcher_bahnhof_-_ch-bar_-_3241690.tif" calcext:value-type="string">
            <text:p>bewachung_zürcher_bahnhof_-_ch-bar_-_3241690.tif</text:p>
          </table:table-cell>
          <table:table-cell office:value-type="string" calcext:value-type="string">
            <text:p>2013-11-29T13:38:16.000Z</text:p>
          </table:table-cell>
          <table:table-cell office:value-type="float" office:value="1389846" calcext:value-type="float">
            <text:p>1389846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Bewachung_Zürcher_Bahnhof_-_CH-BAR_-_3237502.tif</text:p>
          </table:table-cell>
          <table:table-cell table:formula="of:=LOWER([.A392])" office:value-type="string" office:string-value="bewachung_zürcher_bahnhof_-_ch-bar_-_3237502.tif" calcext:value-type="string">
            <text:p>bewachung_zürcher_bahnhof_-_ch-bar_-_3237502.tif</text:p>
          </table:table-cell>
          <table:table-cell office:value-type="string" calcext:value-type="string">
            <text:p>2013-12-05T07:06:15.000Z</text:p>
          </table:table-cell>
          <table:table-cell office:value-type="float" office:value="1355752" calcext:value-type="float">
            <text:p>1355752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Bewachung_Zürcher_Bahnhof_-_CH-BAR_-_3237499.tif</text:p>
          </table:table-cell>
          <table:table-cell table:formula="of:=LOWER([.A393])" office:value-type="string" office:string-value="bewachung_zürcher_bahnhof_-_ch-bar_-_3237499.tif" calcext:value-type="string">
            <text:p>bewachung_zürcher_bahnhof_-_ch-bar_-_3237499.tif</text:p>
          </table:table-cell>
          <table:table-cell office:value-type="string" calcext:value-type="string">
            <text:p>2013-12-02T17:48:54.000Z</text:p>
          </table:table-cell>
          <table:table-cell office:value-type="float" office:value="1282364" calcext:value-type="float">
            <text:p>1282364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Bewachungsdienst_Bahnhof_Zürich_-_CH-BAR_-_3237321.tif</text:p>
          </table:table-cell>
          <table:table-cell table:formula="of:=LOWER([.A394])" office:value-type="string" office:string-value="bewachungsdienst_bahnhof_zürich_-_ch-bar_-_3237321.tif" calcext:value-type="string">
            <text:p>bewachungsdienst_bahnhof_zürich_-_ch-bar_-_3237321.tif</text:p>
          </table:table-cell>
          <table:table-cell office:value-type="string" calcext:value-type="string">
            <text:p>2013-11-30T12:35:14.000Z</text:p>
          </table:table-cell>
          <table:table-cell office:value-type="float" office:value="2136530" calcext:value-type="float">
            <text:p>2136530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Bewachung_Zürcher_Bahnhof_-_CH-BAR_-_3237501.tif</text:p>
          </table:table-cell>
          <table:table-cell table:formula="of:=LOWER([.A395])" office:value-type="string" office:string-value="bewachung_zürcher_bahnhof_-_ch-bar_-_3237501.tif" calcext:value-type="string">
            <text:p>bewachung_zürcher_bahnhof_-_ch-bar_-_3237501.tif</text:p>
          </table:table-cell>
          <table:table-cell office:value-type="string" calcext:value-type="string">
            <text:p>2013-12-03T02:47:30.000Z</text:p>
          </table:table-cell>
          <table:table-cell office:value-type="float" office:value="1687692" calcext:value-type="float">
            <text:p>1687692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Wachübergabe_Zürcher_Bahnhof_-_CH-BAR_-_3241691.tif</text:p>
          </table:table-cell>
          <table:table-cell table:formula="of:=LOWER([.A396])" office:value-type="string" office:string-value="wachübergabe_zürcher_bahnhof_-_ch-bar_-_3241691.tif" calcext:value-type="string">
            <text:p>wachübergabe_zürcher_bahnhof_-_ch-bar_-_3241691.tif</text:p>
          </table:table-cell>
          <table:table-cell office:value-type="string" calcext:value-type="string">
            <text:p>2013-12-03T13:43:27.000Z</text:p>
          </table:table-cell>
          <table:table-cell office:value-type="float" office:value="1618082" calcext:value-type="float">
            <text:p>1618082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024-A.tif</text:p>
          </table:table-cell>
          <table:table-cell table:formula="of:=LOWER([.A397])" office:value-type="string" office:string-value="ch-nb_-_zürich,_hauptbahnhof_-_eduard_spelterini_-_ead-wehr-32024-a.tif" calcext:value-type="string">
            <text:p>ch-nb_-_zürich,_hauptbahnhof_-_eduard_spelterini_-_ead-wehr-32024-a.tif</text:p>
          </table:table-cell>
          <table:table-cell office:value-type="string" calcext:value-type="string">
            <text:p>2014-05-22T11:26:17.000Z</text:p>
          </table:table-cell>
          <table:table-cell office:value-type="float" office:value="16665916" calcext:value-type="float">
            <text:p>16665916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Bewachung_Zürcher_Bahnhof_-_CH-BAR_-_3237500.tif</text:p>
          </table:table-cell>
          <table:table-cell table:formula="of:=LOWER([.A398])" office:value-type="string" office:string-value="bewachung_zürcher_bahnhof_-_ch-bar_-_3237500.tif" calcext:value-type="string">
            <text:p>bewachung_zürcher_bahnhof_-_ch-bar_-_3237500.tif</text:p>
          </table:table-cell>
          <table:table-cell office:value-type="string" calcext:value-type="string">
            <text:p>2013-11-29T19:57:03.000Z</text:p>
          </table:table-cell>
          <table:table-cell office:value-type="float" office:value="937458" calcext:value-type="float">
            <text:p>937458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CH-NB_-_Zürich,_Kreis_5_-_Eduard_Spelterini_-_EAD-WEHR-32022-A.tif</text:p>
          </table:table-cell>
          <table:table-cell table:formula="of:=LOWER([.A399])" office:value-type="string" office:string-value="ch-nb_-_zürich,_kreis_5_-_eduard_spelterini_-_ead-wehr-32022-a.tif" calcext:value-type="string">
            <text:p>ch-nb_-_zürich,_kreis_5_-_eduard_spelterini_-_ead-wehr-32022-a.tif</text:p>
          </table:table-cell>
          <table:table-cell office:value-type="string" calcext:value-type="string">
            <text:p>2014-05-22T11:30:16.000Z</text:p>
          </table:table-cell>
          <table:table-cell office:value-type="float" office:value="16003032" calcext:value-type="float">
            <text:p>16003032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106-B.tif</text:p>
          </table:table-cell>
          <table:table-cell table:formula="of:=LOWER([.A400])" office:value-type="string" office:string-value="ch-nb_-_zürich,_hauptbahnhof_-_eduard_spelterini_-_ead-wehr-32106-b.tif" calcext:value-type="string">
            <text:p>ch-nb_-_zürich,_hauptbahnhof_-_eduard_spelterini_-_ead-wehr-32106-b.tif</text:p>
          </table:table-cell>
          <table:table-cell office:value-type="string" calcext:value-type="string">
            <text:p>2014-05-22T11:28:05.000Z</text:p>
          </table:table-cell>
          <table:table-cell office:value-type="float" office:value="17069724" calcext:value-type="float">
            <text:p>17069724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09.08.88_Zurich_HB_SBB_Re_4-4¹¹_11381_(12684810715).jpg</text:p>
          </table:table-cell>
          <table:table-cell table:formula="of:=LOWER([.A401])" office:value-type="string" office:string-value="09.08.88_zurich_hb_sbb_re_4-4¹¹_11381_(12684810715).jpg" calcext:value-type="string">
            <text:p>09.08.88_zurich_hb_sbb_re_4-4¹¹_11381_(12684810715).jpg</text:p>
          </table:table-cell>
          <table:table-cell office:value-type="string" calcext:value-type="string">
            <text:p>2014-05-13T11:26:48.000Z</text:p>
          </table:table-cell>
          <table:table-cell office:value-type="float" office:value="1693060" calcext:value-type="float">
            <text:p>1693060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CH-NB_-_Zürich,_Hauptbahnhof_-_Eduard_Spelterini_-_EAD-WEHR-32025-A.tif</text:p>
          </table:table-cell>
          <table:table-cell table:formula="of:=LOWER([.A402])" office:value-type="string" office:string-value="ch-nb_-_zürich,_hauptbahnhof_-_eduard_spelterini_-_ead-wehr-32025-a.tif" calcext:value-type="string">
            <text:p>ch-nb_-_zürich,_hauptbahnhof_-_eduard_spelterini_-_ead-wehr-32025-a.tif</text:p>
          </table:table-cell>
          <table:table-cell office:value-type="string" calcext:value-type="string">
            <text:p>2014-05-22T11:27:05.000Z</text:p>
          </table:table-cell>
          <table:table-cell office:value-type="float" office:value="17494036" calcext:value-type="float">
            <text:p>17494036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CH-NB_-_Zürich,_Aussersihl_und_Innenstadt_-_Eduard_Spelterini_-_EAD-WEHR-32026-A.tif</text:p>
          </table:table-cell>
          <table:table-cell table:formula="of:=LOWER([.A403])" office:value-type="string" office:string-value="ch-nb_-_zürich,_aussersihl_und_innenstadt_-_eduard_spelterini_-_ead-wehr-32026-a.tif" calcext:value-type="string">
            <text:p>ch-nb_-_zürich,_aussersihl_und_innenstadt_-_eduard_spelterini_-_ead-wehr-32026-a.tif</text:p>
          </table:table-cell>
          <table:table-cell office:value-type="string" calcext:value-type="string">
            <text:p>2014-05-22T11:04:40.000Z</text:p>
          </table:table-cell>
          <table:table-cell office:value-type="float" office:value="16201220" calcext:value-type="float">
            <text:p>16201220</text:p>
          </table:table-cell>
          <table:table-cell office:value-type="string" calcext:value-type="string">
            <text:p>Historical_photographs_of_Zürich_Main_Station</text:p>
          </table:table-cell>
        </table:table-row>
        <table:table-row table:style-name="ro1">
          <table:table-cell office:value-type="string" calcext:value-type="string">
            <text:p>Rennwegtor_Foto_1865.JPG</text:p>
          </table:table-cell>
          <table:table-cell table:formula="of:=LOWER([.A404])" office:value-type="string" office:string-value="rennwegtor_foto_1865.jpg" calcext:value-type="string">
            <text:p>rennwegtor_foto_1865.jpg</text:p>
          </table:table-cell>
          <table:table-cell office:value-type="string" calcext:value-type="string">
            <text:p>2013-03-29T11:36:20.000Z</text:p>
          </table:table-cell>
          <table:table-cell office:value-type="float" office:value="2029229" calcext:value-type="float">
            <text:p>2029229</text:p>
          </table:table-cell>
          <table:table-cell office:value-type="string" calcext:value-type="string">
            <text:p>Historical_photographs_of_Rennwegtor</text:p>
          </table:table-cell>
        </table:table-row>
        <table:table-row table:style-name="ro1">
          <table:table-cell office:value-type="string" calcext:value-type="string">
            <text:p>Rennwegtor_vor_1865.jpg</text:p>
          </table:table-cell>
          <table:table-cell table:formula="of:=LOWER([.A405])" office:value-type="string" office:string-value="rennwegtor_vor_1865.jpg" calcext:value-type="string">
            <text:p>rennwegtor_vor_1865.jpg</text:p>
          </table:table-cell>
          <table:table-cell office:value-type="string" calcext:value-type="string">
            <text:p>2008-03-30T12:12:58.000Z</text:p>
          </table:table-cell>
          <table:table-cell office:value-type="float" office:value="1161287" calcext:value-type="float">
            <text:p>1161287</text:p>
          </table:table-cell>
          <table:table-cell office:value-type="string" calcext:value-type="string">
            <text:p>Historical_photographs_of_Rennwegtor</text:p>
          </table:table-cell>
        </table:table-row>
        <table:table-row table:style-name="ro1">
          <table:table-cell office:value-type="string" calcext:value-type="string">
            <text:p>Rennwegbollwerk_1865.jpg</text:p>
          </table:table-cell>
          <table:table-cell table:formula="of:=LOWER([.A406])" office:value-type="string" office:string-value="rennwegbollwerk_1865.jpg" calcext:value-type="string">
            <text:p>rennwegbollwerk_1865.jpg</text:p>
          </table:table-cell>
          <table:table-cell office:value-type="string" calcext:value-type="string">
            <text:p>2013-03-28T17:55:05.000Z</text:p>
          </table:table-cell>
          <table:table-cell office:value-type="float" office:value="2506177" calcext:value-type="float">
            <text:p>2506177</text:p>
          </table:table-cell>
          <table:table-cell office:value-type="string" calcext:value-type="string">
            <text:p>Historical_photographs_of_Rennwegtor</text:p>
          </table:table-cell>
        </table:table-row>
        <table:table-row table:style-name="ro1">
          <table:table-cell office:value-type="string" calcext:value-type="string">
            <text:p>Brüggli_1898.jpg</text:p>
          </table:table-cell>
          <table:table-cell table:formula="of:=LOWER([.A407])" office:value-type="string" office:string-value="brüggli_1898.jpg" calcext:value-type="string">
            <text:p>brüggli_1898.jpg</text:p>
          </table:table-cell>
          <table:table-cell office:value-type="string" calcext:value-type="string">
            <text:p>2008-05-07T09:44:34.000Z</text:p>
          </table:table-cell>
          <table:table-cell office:value-type="float" office:value="977066" calcext:value-type="float">
            <text:p>977066</text:p>
          </table:table-cell>
          <table:table-cell office:value-type="string" calcext:value-type="string">
            <text:p>Historical_photographs_of_Gedecktes_Brüggli</text:p>
          </table:table-cell>
        </table:table-row>
        <table:table-row table:style-name="ro1">
          <table:table-cell office:value-type="string" calcext:value-type="string">
            <text:p>Brüggli_Waisenhausbollwerk_1909.jpg</text:p>
          </table:table-cell>
          <table:table-cell table:formula="of:=LOWER([.A408])" office:value-type="string" office:string-value="brüggli_waisenhausbollwerk_1909.jpg" calcext:value-type="string">
            <text:p>brüggli_waisenhausbollwerk_1909.jpg</text:p>
          </table:table-cell>
          <table:table-cell office:value-type="string" calcext:value-type="string">
            <text:p>2008-05-07T09:46:11.000Z</text:p>
          </table:table-cell>
          <table:table-cell office:value-type="float" office:value="948513" calcext:value-type="float">
            <text:p>948513</text:p>
          </table:table-cell>
          <table:table-cell office:value-type="string" calcext:value-type="string">
            <text:p>Historical_photographs_of_Gedecktes_Brüggli</text:p>
          </table:table-cell>
        </table:table-row>
        <table:table-row table:style-name="ro1">
          <table:table-cell office:value-type="string" calcext:value-type="string">
            <text:p>Gedecktes_Brüggli_Hauptbahnhof.jpg</text:p>
          </table:table-cell>
          <table:table-cell table:formula="of:=LOWER([.A409])" office:value-type="string" office:string-value="gedecktes_brüggli_hauptbahnhof.jpg" calcext:value-type="string">
            <text:p>gedecktes_brüggli_hauptbahnhof.jpg</text:p>
          </table:table-cell>
          <table:table-cell office:value-type="string" calcext:value-type="string">
            <text:p>2008-05-07T09:48:26.000Z</text:p>
          </table:table-cell>
          <table:table-cell office:value-type="float" office:value="1074845" calcext:value-type="float">
            <text:p>1074845</text:p>
          </table:table-cell>
          <table:table-cell office:value-type="string" calcext:value-type="string">
            <text:p>Historical_photographs_of_Gedecktes_Brüggli</text:p>
          </table:table-cell>
        </table:table-row>
        <table:table-row table:style-name="ro1">
          <table:table-cell office:value-type="string" calcext:value-type="string">
            <text:p>Gedecktes_Brüggli_Bahnhofquai.jpg</text:p>
          </table:table-cell>
          <table:table-cell table:formula="of:=LOWER([.A410])" office:value-type="string" office:string-value="gedecktes_brüggli_bahnhofquai.jpg" calcext:value-type="string">
            <text:p>gedecktes_brüggli_bahnhofquai.jpg</text:p>
          </table:table-cell>
          <table:table-cell office:value-type="string" calcext:value-type="string">
            <text:p>2008-05-07T09:51:10.000Z</text:p>
          </table:table-cell>
          <table:table-cell office:value-type="float" office:value="1053414" calcext:value-type="float">
            <text:p>1053414</text:p>
          </table:table-cell>
          <table:table-cell office:value-type="string" calcext:value-type="string">
            <text:p>Historical_photographs_of_Gedecktes_Brüggli</text:p>
          </table:table-cell>
        </table:table-row>
        <table:table-row table:style-name="ro1">
          <table:table-cell office:value-type="string" calcext:value-type="string">
            <text:p>Gedecktes_Brüggli.jpg</text:p>
          </table:table-cell>
          <table:table-cell table:formula="of:=LOWER([.A411])" office:value-type="string" office:string-value="gedecktes_brüggli.jpg" calcext:value-type="string">
            <text:p>gedecktes_brüggli.jpg</text:p>
          </table:table-cell>
          <table:table-cell office:value-type="string" calcext:value-type="string">
            <text:p>2008-03-22T07:14:16.000Z</text:p>
          </table:table-cell>
          <table:table-cell office:value-type="float" office:value="1729123" calcext:value-type="float">
            <text:p>1729123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Hirschengraben_Zürich_Süd.jpg</text:p>
          </table:table-cell>
          <table:table-cell table:formula="of:=LOWER([.A412])" office:value-type="string" office:string-value="hirschengraben_zürich_süd.jpg" calcext:value-type="string">
            <text:p>hirschengraben_zürich_süd.jpg</text:p>
          </table:table-cell>
          <table:table-cell office:value-type="string" calcext:value-type="string">
            <text:p>2009-06-20T04:44:51.000Z</text:p>
          </table:table-cell>
          <table:table-cell office:value-type="float" office:value="1192150" calcext:value-type="float">
            <text:p>1192150</text:p>
          </table:table-cell>
          <table:table-cell office:value-type="string" calcext:value-type="string">
            <text:p>Historical_photographs_of_Hirschengraben,_Zürich</text:p>
          </table:table-cell>
        </table:table-row>
        <table:table-row table:style-name="ro1">
          <table:table-cell office:value-type="string" calcext:value-type="string">
            <text:p>Rechberghaus_1883.jpg</text:p>
          </table:table-cell>
          <table:table-cell table:formula="of:=LOWER([.A413])" office:value-type="string" office:string-value="rechberghaus_1883.jpg" calcext:value-type="string">
            <text:p>rechberghaus_1883.jpg</text:p>
          </table:table-cell>
          <table:table-cell office:value-type="string" calcext:value-type="string">
            <text:p>2009-06-01T14:30:54.000Z</text:p>
          </table:table-cell>
          <table:table-cell office:value-type="float" office:value="1171269" calcext:value-type="float">
            <text:p>1171269</text:p>
          </table:table-cell>
          <table:table-cell office:value-type="string" calcext:value-type="string">
            <text:p>Historical_photographs_of_Hirschengraben,_Zürich</text:p>
          </table:table-cell>
        </table:table-row>
        <table:table-row table:style-name="ro1">
          <table:table-cell office:value-type="string" calcext:value-type="string">
            <text:p>Zentralbibliothek_Zürich_-_Obmannamt_-_000006580_4.jpg</text:p>
          </table:table-cell>
          <table:table-cell table:formula="of:=LOWER([.A414])" office:value-type="string" office:string-value="zentralbibliothek_zürich_-_obmannamt_-_000006580_4.jpg" calcext:value-type="string">
            <text:p>zentralbibliothek_zürich_-_obmannamt_-_000006580_4.jpg</text:p>
          </table:table-cell>
          <table:table-cell office:value-type="string" calcext:value-type="string">
            <text:p>2013-03-22T09:56:53.000Z</text:p>
          </table:table-cell>
          <table:table-cell office:value-type="float" office:value="1195326" calcext:value-type="float">
            <text:p>1195326</text:p>
          </table:table-cell>
          <table:table-cell office:value-type="string" calcext:value-type="string">
            <text:p>Historical_photographs_of_Hirschengraben,_Zürich</text:p>
          </table:table-cell>
        </table:table-row>
        <table:table-row table:style-name="ro1">
          <table:table-cell office:value-type="string" calcext:value-type="string">
            <text:p>Oetenbach_1705.jpg</text:p>
          </table:table-cell>
          <table:table-cell table:formula="of:=LOWER([.A415])" office:value-type="string" office:string-value="oetenbach_1705.jpg" calcext:value-type="string">
            <text:p>oetenbach_1705.jpg</text:p>
          </table:table-cell>
          <table:table-cell office:value-type="string" calcext:value-type="string">
            <text:p>2008-05-04T11:39:15.000Z</text:p>
          </table:table-cell>
          <table:table-cell office:value-type="float" office:value="1806097" calcext:value-type="float">
            <text:p>1806097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Chor.jpg</text:p>
          </table:table-cell>
          <table:table-cell table:formula="of:=LOWER([.A416])" office:value-type="string" office:string-value="oetenbach_chor.jpg" calcext:value-type="string">
            <text:p>oetenbach_chor.jpg</text:p>
          </table:table-cell>
          <table:table-cell office:value-type="string" calcext:value-type="string">
            <text:p>2008-05-06T07:19:20.000Z</text:p>
          </table:table-cell>
          <table:table-cell office:value-type="float" office:value="177159" calcext:value-type="float">
            <text:p>177159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Gygerplan_Wollishofen.jpg</text:p>
          </table:table-cell>
          <table:table-cell table:formula="of:=LOWER([.A417])" office:value-type="string" office:string-value="gygerplan_wollishofen.jpg" calcext:value-type="string">
            <text:p>gygerplan_wollishofen.jpg</text:p>
          </table:table-cell>
          <table:table-cell office:value-type="string" calcext:value-type="string">
            <text:p>2010-06-22T13:17:18.000Z</text:p>
          </table:table-cell>
          <table:table-cell office:value-type="float" office:value="2301879" calcext:value-type="float">
            <text:p>2301879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71.jpg</text:p>
          </table:table-cell>
          <table:table-cell table:formula="of:=LOWER([.A418])" office:value-type="string" office:string-value="oetenbach_1871.jpg" calcext:value-type="string">
            <text:p>oetenbach_1871.jpg</text:p>
          </table:table-cell>
          <table:table-cell office:value-type="string" calcext:value-type="string">
            <text:p>2008-05-04T11:40:29.000Z</text:p>
          </table:table-cell>
          <table:table-cell office:value-type="float" office:value="1747306" calcext:value-type="float">
            <text:p>1747306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68.jpg</text:p>
          </table:table-cell>
          <table:table-cell table:formula="of:=LOWER([.A419])" office:value-type="string" office:string-value="oetenbach_1868.jpg" calcext:value-type="string">
            <text:p>oetenbach_1868.jpg</text:p>
          </table:table-cell>
          <table:table-cell office:value-type="string" calcext:value-type="string">
            <text:p>2008-05-06T05:40:25.000Z</text:p>
          </table:table-cell>
          <table:table-cell office:value-type="float" office:value="882129" calcext:value-type="float">
            <text:p>882129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ExLibris.jpg</text:p>
          </table:table-cell>
          <table:table-cell table:formula="of:=LOWER([.A420])" office:value-type="string" office:string-value="oetenbach_exlibris.jpg" calcext:value-type="string">
            <text:p>oetenbach_exlibris.jpg</text:p>
          </table:table-cell>
          <table:table-cell office:value-type="string" calcext:value-type="string">
            <text:p>2008-05-08T08:02:06.000Z</text:p>
          </table:table-cell>
          <table:table-cell office:value-type="float" office:value="390854" calcext:value-type="float">
            <text:p>390854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Murerplan.jpg</text:p>
          </table:table-cell>
          <table:table-cell table:formula="of:=LOWER([.A421])" office:value-type="string" office:string-value="oetenbach_murerplan.jpg" calcext:value-type="string">
            <text:p>oetenbach_murerplan.jpg</text:p>
          </table:table-cell>
          <table:table-cell office:value-type="string" calcext:value-type="string">
            <text:p>2008-05-06T07:20:16.000Z</text:p>
          </table:table-cell>
          <table:table-cell office:value-type="float" office:value="458168" calcext:value-type="float">
            <text:p>458168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Täfer.jpg</text:p>
          </table:table-cell>
          <table:table-cell table:formula="of:=LOWER([.A422])" office:value-type="string" office:string-value="oetenbach_täfer.jpg" calcext:value-type="string">
            <text:p>oetenbach_täfer.jpg</text:p>
          </table:table-cell>
          <table:table-cell office:value-type="string" calcext:value-type="string">
            <text:p>2008-11-22T11:46:09.000Z</text:p>
          </table:table-cell>
          <table:table-cell office:value-type="float" office:value="1911211" calcext:value-type="float">
            <text:p>1911211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Escher.jpg</text:p>
          </table:table-cell>
          <table:table-cell table:formula="of:=LOWER([.A423])" office:value-type="string" office:string-value="oetenbach_escher.jpg" calcext:value-type="string">
            <text:p>oetenbach_escher.jpg</text:p>
          </table:table-cell>
          <table:table-cell office:value-type="string" calcext:value-type="string">
            <text:p>2008-04-15T14:41:55.000Z</text:p>
          </table:table-cell>
          <table:table-cell office:value-type="float" office:value="1206852" calcext:value-type="float">
            <text:p>1206852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Kreuzgang.jpg</text:p>
          </table:table-cell>
          <table:table-cell table:formula="of:=LOWER([.A424])" office:value-type="string" office:string-value="oetenbach_kreuzgang.jpg" calcext:value-type="string">
            <text:p>oetenbach_kreuzgang.jpg</text:p>
          </table:table-cell>
          <table:table-cell office:value-type="string" calcext:value-type="string">
            <text:p>2008-05-04T11:47:39.000Z</text:p>
          </table:table-cell>
          <table:table-cell office:value-type="float" office:value="2381136" calcext:value-type="float">
            <text:p>2381136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Handschrift.jpg</text:p>
          </table:table-cell>
          <table:table-cell table:formula="of:=LOWER([.A425])" office:value-type="string" office:string-value="oetenbach_handschrift.jpg" calcext:value-type="string">
            <text:p>oetenbach_handschrift.jpg</text:p>
          </table:table-cell>
          <table:table-cell office:value-type="string" calcext:value-type="string">
            <text:p>2008-05-08T07:58:57.000Z</text:p>
          </table:table-cell>
          <table:table-cell office:value-type="float" office:value="1025392" calcext:value-type="float">
            <text:p>1025392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UlrichvonRegensberg01.JPG</text:p>
          </table:table-cell>
          <table:table-cell table:formula="of:=LOWER([.A426])" office:value-type="string" office:string-value="ulrichvonregensberg01.jpg" calcext:value-type="string">
            <text:p>ulrichvonregensberg01.jpg</text:p>
          </table:table-cell>
          <table:table-cell office:value-type="string" calcext:value-type="string">
            <text:p>2007-03-16T16:04:07.000Z</text:p>
          </table:table-cell>
          <table:table-cell office:value-type="float" office:value="264795" calcext:value-type="float">
            <text:p>264795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1825.jpg</text:p>
          </table:table-cell>
          <table:table-cell table:formula="of:=LOWER([.A427])" office:value-type="string" office:string-value="oetenbach_1825.jpg" calcext:value-type="string">
            <text:p>oetenbach_1825.jpg</text:p>
          </table:table-cell>
          <table:table-cell office:value-type="string" calcext:value-type="string">
            <text:p>2011-02-26T14:10:45.000Z</text:p>
          </table:table-cell>
          <table:table-cell office:value-type="float" office:value="1574787" calcext:value-type="float">
            <text:p>1574787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table:formula="of:=LOWER([.A428])" office:value-type="string" office:string-value="regensberg_-_ulrich_von_regensberg_20100524_18-27-34_shiftn.jpg" calcext:value-type="string">
            <text:p>regensberg_-_ulrich_von_regensberg_20100524_18-27-34_shiftn.jpg</text:p>
          </table:table-cell>
          <table:table-cell office:value-type="string" calcext:value-type="string">
            <text:p>2010-05-25T00:03:40.000Z</text:p>
          </table:table-cell>
          <table:table-cell office:value-type="float" office:value="3819734" calcext:value-type="float">
            <text:p>3819734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Stadtmodell.jpg</text:p>
          </table:table-cell>
          <table:table-cell table:formula="of:=LOWER([.A429])" office:value-type="string" office:string-value="oetenbach_stadtmodell.jpg" calcext:value-type="string">
            <text:p>oetenbach_stadtmodell.jpg</text:p>
          </table:table-cell>
          <table:table-cell office:value-type="string" calcext:value-type="string">
            <text:p>2008-05-04T11:52:09.000Z</text:p>
          </table:table-cell>
          <table:table-cell office:value-type="float" office:value="305862" calcext:value-type="float">
            <text:p>305862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Picswiss_ZH-16-08.jpg</text:p>
          </table:table-cell>
          <table:table-cell table:formula="of:=LOWER([.A430])" office:value-type="string" office:string-value="picswiss_zh-16-08.jpg" calcext:value-type="string">
            <text:p>picswiss_zh-16-08.jpg</text:p>
          </table:table-cell>
          <table:table-cell office:value-type="string" calcext:value-type="string">
            <text:p>2006-10-04T18:29:47.000Z</text:p>
          </table:table-cell>
          <table:table-cell office:value-type="float" office:value="62083" calcext:value-type="float">
            <text:p>62083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Zürich_1520.jpg</text:p>
          </table:table-cell>
          <table:table-cell table:formula="of:=LOWER([.A431])" office:value-type="string" office:string-value="oetenbach_zürich_1520.jpg" calcext:value-type="string">
            <text:p>oetenbach_zürich_1520.jpg</text:p>
          </table:table-cell>
          <table:table-cell office:value-type="string" calcext:value-type="string">
            <text:p>2010-06-18T15:45:24.000Z</text:p>
          </table:table-cell>
          <table:table-cell office:value-type="float" office:value="5173838" calcext:value-type="float">
            <text:p>5173838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Kloster_Oetenbach_(Zeller-Werdmüller)_p_1.gif</text:p>
          </table:table-cell>
          <table:table-cell table:formula="of:=LOWER([.A432])" office:value-type="string" office:string-value="kloster_oetenbach_(zeller-werdmüller)_p_1.gif" calcext:value-type="string">
            <text:p>kloster_oetenbach_(zeller-werdmüller)_p_1.gif</text:p>
          </table:table-cell>
          <table:table-cell office:value-type="string" calcext:value-type="string">
            <text:p>2008-02-19T17:42:05.000Z</text:p>
          </table:table-cell>
          <table:table-cell office:value-type="float" office:value="548911" calcext:value-type="float">
            <text:p>548911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Oetenbach_Plan.jpg</text:p>
          </table:table-cell>
          <table:table-cell table:formula="of:=LOWER([.A433])" office:value-type="string" office:string-value="oetenbach_plan.jpg" calcext:value-type="string">
            <text:p>oetenbach_plan.jpg</text:p>
          </table:table-cell>
          <table:table-cell office:value-type="string" calcext:value-type="string">
            <text:p>2008-09-10T15:12:38.000Z</text:p>
          </table:table-cell>
          <table:table-cell office:value-type="float" office:value="241478" calcext:value-type="float">
            <text:p>241478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Ulinger-Vedute_Oetenbach.JPG</text:p>
          </table:table-cell>
          <table:table-cell table:formula="of:=LOWER([.A434])" office:value-type="string" office:string-value="ulinger-vedute_oetenbach.jpg" calcext:value-type="string">
            <text:p>ulinger-vedute_oetenbach.jpg</text:p>
          </table:table-cell>
          <table:table-cell office:value-type="string" calcext:value-type="string">
            <text:p>2013-02-16T09:23:32.000Z</text:p>
          </table:table-cell>
          <table:table-cell office:value-type="float" office:value="5291522" calcext:value-type="float">
            <text:p>5291522</text:p>
          </table:table-cell>
          <table:table-cell office:value-type="string" calcext:value-type="string">
            <text:p>Kloster_Oetenbach</text:p>
          </table:table-cell>
        </table:table-row>
        <table:table-row table:style-name="ro1">
          <table:table-cell office:value-type="string" calcext:value-type="string">
            <text:p>Zürich_-_Kloster_St._Martin_-_Grossmünster_-_Grabplatte_Kaplan_Heinrich_Mahler_1518_IMG_1559_crop.jpg</text:p>
          </table:table-cell>
          <table:table-cell table:formula="of:=LOWER([.A435])" office:value-type="string" office:string-value="zürich_-_kloster_st._martin_-_grossmünster_-_grabplatte_kaplan_heinrich_mahler_1518_img_1559_crop.jpg" calcext:value-type="string">
            <text:p>zürich_-_kloster_st._martin_-_grossmünster_-_grabplatte_kaplan_heinrich_mahler_1518_img_1559_crop.jpg</text:p>
          </table:table-cell>
          <table:table-cell office:value-type="string" calcext:value-type="string">
            <text:p>2009-01-28T16:49:55.000Z</text:p>
          </table:table-cell>
          <table:table-cell office:value-type="float" office:value="948387" calcext:value-type="float">
            <text:p>948387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table:formula="of:=LOWER([.A436])" office:value-type="string" office:string-value="zürich_-_oerlikon_-_gygerkarte_1667.jpg" calcext:value-type="string">
            <text:p>zürich_-_oerlikon_-_gygerkarte_1667.jpg</text:p>
          </table:table-cell>
          <table:table-cell office:value-type="string" calcext:value-type="string">
            <text:p>2008-09-20T00:24:10.000Z</text:p>
          </table:table-cell>
          <table:table-cell office:value-type="float" office:value="388169" calcext:value-type="float">
            <text:p>388169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losterkirche-Pfeilerbasis_IMG_1562.jpg</text:p>
          </table:table-cell>
          <table:table-cell table:formula="of:=LOWER([.A437])" office:value-type="string" office:string-value="zürich_-_kloster_st._martin_-_klosterkirche-pfeilerbasis_img_1562.jpg" calcext:value-type="string">
            <text:p>zürich_-_kloster_st._martin_-_klosterkirche-pfeilerbasis_img_1562.jpg</text:p>
          </table:table-cell>
          <table:table-cell office:value-type="string" calcext:value-type="string">
            <text:p>2009-01-28T16:52:11.000Z</text:p>
          </table:table-cell>
          <table:table-cell office:value-type="float" office:value="4499305" calcext:value-type="float">
            <text:p>4499305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losterkirche-Bodenplatte_IMG_1560_crop.jpg</text:p>
          </table:table-cell>
          <table:table-cell table:formula="of:=LOWER([.A438])" office:value-type="string" office:string-value="zürich_-_kloster_st._martin_-_klosterkirche-bodenplatte_img_1560_crop.jpg" calcext:value-type="string">
            <text:p>zürich_-_kloster_st._martin_-_klosterkirche-bodenplatte_img_1560_crop.jpg</text:p>
          </table:table-cell>
          <table:table-cell office:value-type="string" calcext:value-type="string">
            <text:p>2009-01-28T16:49:37.000Z</text:p>
          </table:table-cell>
          <table:table-cell office:value-type="float" office:value="195885" calcext:value-type="float">
            <text:p>195885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Altes_Klösterli_IMG_1572.jpg</text:p>
          </table:table-cell>
          <table:table-cell table:formula="of:=LOWER([.A439])" office:value-type="string" office:string-value="zürich_-_kloster_st._martin_-_altes_klösterli_img_1572.jpg" calcext:value-type="string">
            <text:p>zürich_-_kloster_st._martin_-_altes_klösterli_img_1572.jpg</text:p>
          </table:table-cell>
          <table:table-cell office:value-type="string" calcext:value-type="string">
            <text:p>2009-01-28T16:51:33.000Z</text:p>
          </table:table-cell>
          <table:table-cell office:value-type="float" office:value="4366647" calcext:value-type="float">
            <text:p>4366647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Rekonstruktionsversuch_IMG_1564_crop.svg</text:p>
          </table:table-cell>
          <table:table-cell table:formula="of:=LOWER([.A440])" office:value-type="string" office:string-value="zürich_-_kloster_st._martin_-_rekonstruktionsversuch_img_1564_crop.svg" calcext:value-type="string">
            <text:p>zürich_-_kloster_st._martin_-_rekonstruktionsversuch_img_1564_crop.svg</text:p>
          </table:table-cell>
          <table:table-cell office:value-type="string" calcext:value-type="string">
            <text:p>2009-01-29T16:53:47.000Z</text:p>
          </table:table-cell>
          <table:table-cell office:value-type="float" office:value="1068541" calcext:value-type="float">
            <text:p>1068541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Alters_Klösterli_IMG_1571.jpg</text:p>
          </table:table-cell>
          <table:table-cell table:formula="of:=LOWER([.A441])" office:value-type="string" office:string-value="zürich_-_kloster_st._martin_-_alters_klösterli_img_1571.jpg" calcext:value-type="string">
            <text:p>zürich_-_kloster_st._martin_-_alters_klösterli_img_1571.jpg</text:p>
          </table:table-cell>
          <table:table-cell office:value-type="string" calcext:value-type="string">
            <text:p>2009-01-28T16:50:23.000Z</text:p>
          </table:table-cell>
          <table:table-cell office:value-type="float" office:value="4142788" calcext:value-type="float">
            <text:p>4142788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ürich_-_Kloster_St._Martin_-_Kreuzgang-Lehenhaus_IMG_1568_crop.jpg</text:p>
          </table:table-cell>
          <table:table-cell table:formula="of:=LOWER([.A442])" office:value-type="string" office:string-value="zürich_-_kloster_st._martin_-_kreuzgang-lehenhaus_img_1568_crop.jpg" calcext:value-type="string">
            <text:p>zürich_-_kloster_st._martin_-_kreuzgang-lehenhaus_img_1568_crop.jpg</text:p>
          </table:table-cell>
          <table:table-cell office:value-type="string" calcext:value-type="string">
            <text:p>2009-01-28T16:51:22.000Z</text:p>
          </table:table-cell>
          <table:table-cell office:value-type="float" office:value="1709293" calcext:value-type="float">
            <text:p>1709293</text:p>
          </table:table-cell>
          <table:table-cell office:value-type="string" calcext:value-type="string">
            <text:p>Kloster_St._Martin_(Zürich)</text:p>
          </table:table-cell>
        </table:table-row>
        <table:table-row table:style-name="ro1">
          <table:table-cell office:value-type="string" calcext:value-type="string">
            <text:p>Zurich_Bartlett.jpg</text:p>
          </table:table-cell>
          <table:table-cell table:formula="of:=LOWER([.A443])" office:value-type="string" office:string-value="zurich_bartlett.jpg" calcext:value-type="string">
            <text:p>zurich_bartlett.jpg</text:p>
          </table:table-cell>
          <table:table-cell office:value-type="string" calcext:value-type="string">
            <text:p>2008-03-19T07:54:34.000Z</text:p>
          </table:table-cell>
          <table:table-cell office:value-type="float" office:value="480419" calcext:value-type="float">
            <text:p>48041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Bullinger_1770.jpg</text:p>
          </table:table-cell>
          <table:table-cell table:formula="of:=LOWER([.A444])" office:value-type="string" office:string-value="wellenberg_bullinger_1770.jpg" calcext:value-type="string">
            <text:p>wellenberg_bullinger_1770.jpg</text:p>
          </table:table-cell>
          <table:table-cell office:value-type="string" calcext:value-type="string">
            <text:p>2008-03-21T09:03:03.000Z</text:p>
          </table:table-cell>
          <table:table-cell office:value-type="float" office:value="823539" calcext:value-type="float">
            <text:p>82353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Zelle1.jpg</text:p>
          </table:table-cell>
          <table:table-cell table:formula="of:=LOWER([.A445])" office:value-type="string" office:string-value="wellenberg_zelle1.jpg" calcext:value-type="string">
            <text:p>wellenberg_zelle1.jpg</text:p>
          </table:table-cell>
          <table:table-cell office:value-type="string" calcext:value-type="string">
            <text:p>2008-03-29T06:15:34.000Z</text:p>
          </table:table-cell>
          <table:table-cell office:value-type="float" office:value="1058441" calcext:value-type="float">
            <text:p>1058441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Innentreppe.jpg</text:p>
          </table:table-cell>
          <table:table-cell table:formula="of:=LOWER([.A446])" office:value-type="string" office:string-value="wellenberg_innentreppe.jpg" calcext:value-type="string">
            <text:p>wellenberg_innentreppe.jpg</text:p>
          </table:table-cell>
          <table:table-cell office:value-type="string" calcext:value-type="string">
            <text:p>2008-03-21T09:08:10.000Z</text:p>
          </table:table-cell>
          <table:table-cell office:value-type="float" office:value="1220454" calcext:value-type="float">
            <text:p>1220454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Zelle.jpg</text:p>
          </table:table-cell>
          <table:table-cell table:formula="of:=LOWER([.A447])" office:value-type="string" office:string-value="wellenberg_zelle.jpg" calcext:value-type="string">
            <text:p>wellenberg_zelle.jpg</text:p>
          </table:table-cell>
          <table:table-cell office:value-type="string" calcext:value-type="string">
            <text:p>2008-03-29T06:29:59.000Z</text:p>
          </table:table-cell>
          <table:table-cell office:value-type="float" office:value="848373" calcext:value-type="float">
            <text:p>848373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Blockhaus.jpg</text:p>
          </table:table-cell>
          <table:table-cell table:formula="of:=LOWER([.A448])" office:value-type="string" office:string-value="wellenberg_blockhaus.jpg" calcext:value-type="string">
            <text:p>wellenberg_blockhaus.jpg</text:p>
          </table:table-cell>
          <table:table-cell office:value-type="string" calcext:value-type="string">
            <text:p>2008-03-29T07:49:20.000Z</text:p>
          </table:table-cell>
          <table:table-cell office:value-type="float" office:value="795899" calcext:value-type="float">
            <text:p>79589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Zürich_Bullinger.jpg</text:p>
          </table:table-cell>
          <table:table-cell table:formula="of:=LOWER([.A449])" office:value-type="string" office:string-value="zürich_bullinger.jpg" calcext:value-type="string">
            <text:p>zürich_bullinger.jpg</text:p>
          </table:table-cell>
          <table:table-cell office:value-type="string" calcext:value-type="string">
            <text:p>2008-03-25T16:36:57.000Z</text:p>
          </table:table-cell>
          <table:table-cell office:value-type="float" office:value="1230385" calcext:value-type="float">
            <text:p>1230385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Waldmann.jpg</text:p>
          </table:table-cell>
          <table:table-cell table:formula="of:=LOWER([.A450])" office:value-type="string" office:string-value="wellenberg_waldmann.jpg" calcext:value-type="string">
            <text:p>wellenberg_waldmann.jpg</text:p>
          </table:table-cell>
          <table:table-cell office:value-type="string" calcext:value-type="string">
            <text:p>2008-03-29T07:21:29.000Z</text:p>
          </table:table-cell>
          <table:table-cell office:value-type="float" office:value="935979" calcext:value-type="float">
            <text:p>93597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_innen.jpg</text:p>
          </table:table-cell>
          <table:table-cell table:formula="of:=LOWER([.A451])" office:value-type="string" office:string-value="wellenberg_innen.jpg" calcext:value-type="string">
            <text:p>wellenberg_innen.jpg</text:p>
          </table:table-cell>
          <table:table-cell office:value-type="string" calcext:value-type="string">
            <text:p>2008-03-21T09:05:32.000Z</text:p>
          </table:table-cell>
          <table:table-cell office:value-type="float" office:value="697339" calcext:value-type="float">
            <text:p>69733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Komet_Kratzquartier_1744.jpg</text:p>
          </table:table-cell>
          <table:table-cell table:formula="of:=LOWER([.A452])" office:value-type="string" office:string-value="komet_kratzquartier_1744.jpg" calcext:value-type="string">
            <text:p>komet_kratzquartier_1744.jpg</text:p>
          </table:table-cell>
          <table:table-cell office:value-type="string" calcext:value-type="string">
            <text:p>2011-01-02T11:12:35.000Z</text:p>
          </table:table-cell>
          <table:table-cell office:value-type="float" office:value="2111257" calcext:value-type="float">
            <text:p>2111257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Wellenbergturm.jpg</text:p>
          </table:table-cell>
          <table:table-cell table:formula="of:=LOWER([.A453])" office:value-type="string" office:string-value="wellenbergturm.jpg" calcext:value-type="string">
            <text:p>wellenbergturm.jpg</text:p>
          </table:table-cell>
          <table:table-cell office:value-type="string" calcext:value-type="string">
            <text:p>2008-03-28T19:33:15.000Z</text:p>
          </table:table-cell>
          <table:table-cell office:value-type="float" office:value="256011" calcext:value-type="float">
            <text:p>256011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Zurich_c1660_summer.jpg</text:p>
          </table:table-cell>
          <table:table-cell table:formula="of:=LOWER([.A454])" office:value-type="string" office:string-value="zurich_c1660_summer.jpg" calcext:value-type="string">
            <text:p>zurich_c1660_summer.jpg</text:p>
          </table:table-cell>
          <table:table-cell office:value-type="string" calcext:value-type="string">
            <text:p>2010-07-23T10:46:10.000Z</text:p>
          </table:table-cell>
          <table:table-cell office:value-type="float" office:value="139719" calcext:value-type="float">
            <text:p>139719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Alt_Zürich.jpg</text:p>
          </table:table-cell>
          <table:table-cell table:formula="of:=LOWER([.A455])" office:value-type="string" office:string-value="alt_zürich.jpg" calcext:value-type="string">
            <text:p>alt_zürich.jpg</text:p>
          </table:table-cell>
          <table:table-cell office:value-type="string" calcext:value-type="string">
            <text:p>2015-01-10T17:44:33.000Z</text:p>
          </table:table-cell>
          <table:table-cell office:value-type="float" office:value="1207430" calcext:value-type="float">
            <text:p>1207430</text:p>
          </table:table-cell>
          <table:table-cell office:value-type="string" calcext:value-type="string">
            <text:p>Wellenberg</text:p>
          </table:table-cell>
        </table:table-row>
        <table:table-row table:style-name="ro1">
          <table:table-cell office:value-type="string" calcext:value-type="string">
            <text:p>Kronenporte_Brücke.JPG</text:p>
          </table:table-cell>
          <table:table-cell table:formula="of:=LOWER([.A456])" office:value-type="string" office:string-value="kronenporte_brücke.jpg" calcext:value-type="string">
            <text:p>kronenporte_brücke.jpg</text:p>
          </table:table-cell>
          <table:table-cell office:value-type="string" calcext:value-type="string">
            <text:p>2013-02-02T07:28:01.000Z</text:p>
          </table:table-cell>
          <table:table-cell office:value-type="float" office:value="2864263" calcext:value-type="float">
            <text:p>2864263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Müllerplan_Kronenporte.JPG</text:p>
          </table:table-cell>
          <table:table-cell table:formula="of:=LOWER([.A457])" office:value-type="string" office:string-value="müllerplan_kronenporte.jpg" calcext:value-type="string">
            <text:p>müllerplan_kronenporte.jpg</text:p>
          </table:table-cell>
          <table:table-cell office:value-type="string" calcext:value-type="string">
            <text:p>2013-02-02T07:07:32.000Z</text:p>
          </table:table-cell>
          <table:table-cell office:value-type="float" office:value="6781484" calcext:value-type="float">
            <text:p>6781484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Verhaftanstalt_Zürich.JPG</text:p>
          </table:table-cell>
          <table:table-cell table:formula="of:=LOWER([.A458])" office:value-type="string" office:string-value="verhaftanstalt_zürich.jpg" calcext:value-type="string">
            <text:p>verhaftanstalt_zürich.jpg</text:p>
          </table:table-cell>
          <table:table-cell office:value-type="string" calcext:value-type="string">
            <text:p>2013-02-02T07:39:54.000Z</text:p>
          </table:table-cell>
          <table:table-cell office:value-type="float" office:value="3531072" calcext:value-type="float">
            <text:p>3531072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ronenporte_Freijtag.jpg</text:p>
          </table:table-cell>
          <table:table-cell table:formula="of:=LOWER([.A459])" office:value-type="string" office:string-value="kronenporte_freijtag.jpg" calcext:value-type="string">
            <text:p>kronenporte_freijtag.jpg</text:p>
          </table:table-cell>
          <table:table-cell office:value-type="string" calcext:value-type="string">
            <text:p>2013-02-02T07:43:45.000Z</text:p>
          </table:table-cell>
          <table:table-cell office:value-type="float" office:value="6912599" calcext:value-type="float">
            <text:p>6912599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Kronenporte_1744.jpg</text:p>
          </table:table-cell>
          <table:table-cell table:formula="of:=LOWER([.A460])" office:value-type="string" office:string-value="kronenporte_1744.jpg" calcext:value-type="string">
            <text:p>kronenporte_1744.jpg</text:p>
          </table:table-cell>
          <table:table-cell office:value-type="string" calcext:value-type="string">
            <text:p>2008-08-22T10:58:06.000Z</text:p>
          </table:table-cell>
          <table:table-cell office:value-type="float" office:value="785813" calcext:value-type="float">
            <text:p>785813</text:p>
          </table:table-cell>
          <table:table-cell office:value-type="string" calcext:value-type="string">
            <text:p>Kronenporte</text:p>
          </table:table-cell>
        </table:table-row>
        <table:table-row table:style-name="ro1">
          <table:table-cell office:value-type="string" calcext:value-type="string">
            <text:p>Heimplatz_Turnhalle_2010.jpg</text:p>
          </table:table-cell>
          <table:table-cell table:formula="of:=LOWER([.A461])" office:value-type="string" office:string-value="heimplatz_turnhalle_2010.jpg" calcext:value-type="string">
            <text:p>heimplatz_turnhalle_2010.jpg</text:p>
          </table:table-cell>
          <table:table-cell office:value-type="string" calcext:value-type="string">
            <text:p>2010-06-01T21:35:58.000Z</text:p>
          </table:table-cell>
          <table:table-cell office:value-type="float" office:value="2546290" calcext:value-type="float">
            <text:p>2546290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HeimplTuriciI.jpg</text:p>
          </table:table-cell>
          <table:table-cell table:formula="of:=LOWER([.A462])" office:value-type="string" office:string-value="heimplturicii.jpg" calcext:value-type="string">
            <text:p>heimplturicii.jpg</text:p>
          </table:table-cell>
          <table:table-cell office:value-type="string" calcext:value-type="string">
            <text:p>2012-01-29T15:09:05.000Z</text:p>
          </table:table-cell>
          <table:table-cell office:value-type="float" office:value="2987870" calcext:value-type="float">
            <text:p>2987870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GymnasiumWolfbachgTurici-20130415iii.jpg</text:p>
          </table:table-cell>
          <table:table-cell table:formula="of:=LOWER([.A463])" office:value-type="string" office:string-value="gymnasiumwolfbachgturici-20130415iii.jpg" calcext:value-type="string">
            <text:p>gymnasiumwolfbachgturici-20130415iii.jpg</text:p>
          </table:table-cell>
          <table:table-cell office:value-type="string" calcext:value-type="string">
            <text:p>2016-09-01T11:03:46.000Z</text:p>
          </table:table-cell>
          <table:table-cell office:value-type="float" office:value="5508612" calcext:value-type="float">
            <text:p>5508612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Turnhallen_Heimplatz_-_2014-09-24_-_Bild_1.JPG</text:p>
          </table:table-cell>
          <table:table-cell table:formula="of:=LOWER([.A464])" office:value-type="string" office:string-value="turnhallen_heimplatz_-_2014-09-24_-_bild_1.jpg" calcext:value-type="string">
            <text:p>turnhallen_heimplatz_-_2014-09-24_-_bild_1.jpg</text:p>
          </table:table-cell>
          <table:table-cell office:value-type="string" calcext:value-type="string">
            <text:p>2014-09-24T17:53:26.000Z</text:p>
          </table:table-cell>
          <table:table-cell office:value-type="float" office:value="5407297" calcext:value-type="float">
            <text:p>5407297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Turnhallen_Heimplatz_-_2014-09-24_-_Bild_2.JPG</text:p>
          </table:table-cell>
          <table:table-cell table:formula="of:=LOWER([.A465])" office:value-type="string" office:string-value="turnhallen_heimplatz_-_2014-09-24_-_bild_2.jpg" calcext:value-type="string">
            <text:p>turnhallen_heimplatz_-_2014-09-24_-_bild_2.jpg</text:p>
          </table:table-cell>
          <table:table-cell office:value-type="string" calcext:value-type="string">
            <text:p>2014-09-24T17:53:28.000Z</text:p>
          </table:table-cell>
          <table:table-cell office:value-type="float" office:value="4513700" calcext:value-type="float">
            <text:p>4513700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FlunternTurnhalle_am_Pfauen_1881.JPG</text:p>
          </table:table-cell>
          <table:table-cell table:formula="of:=LOWER([.A466])" office:value-type="string" office:string-value="flunternturnhalle_am_pfauen_1881.jpg" calcext:value-type="string">
            <text:p>flunternturnhalle_am_pfauen_1881.jpg</text:p>
          </table:table-cell>
          <table:table-cell office:value-type="string" calcext:value-type="string">
            <text:p>2014-05-30T10:52:41.000Z</text:p>
          </table:table-cell>
          <table:table-cell office:value-type="float" office:value="1301474" calcext:value-type="float">
            <text:p>1301474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GymnasiumWolfbachgTurici-20150929iii.jpg</text:p>
          </table:table-cell>
          <table:table-cell table:formula="of:=LOWER([.A467])" office:value-type="string" office:string-value="gymnasiumwolfbachgturici-20150929iii.jpg" calcext:value-type="string">
            <text:p>gymnasiumwolfbachgturici-20150929iii.jpg</text:p>
          </table:table-cell>
          <table:table-cell office:value-type="string" calcext:value-type="string">
            <text:p>2016-09-17T14:36:40.000Z</text:p>
          </table:table-cell>
          <table:table-cell office:value-type="float" office:value="2892256" calcext:value-type="float">
            <text:p>2892256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GymnasiumWolfbachgTurici-20150929iv.jpg</text:p>
          </table:table-cell>
          <table:table-cell table:formula="of:=LOWER([.A468])" office:value-type="string" office:string-value="gymnasiumwolfbachgturici-20150929iv.jpg" calcext:value-type="string">
            <text:p>gymnasiumwolfbachgturici-20150929iv.jpg</text:p>
          </table:table-cell>
          <table:table-cell office:value-type="string" calcext:value-type="string">
            <text:p>2016-09-17T14:41:45.000Z</text:p>
          </table:table-cell>
          <table:table-cell office:value-type="float" office:value="2704054" calcext:value-type="float">
            <text:p>2704054</text:p>
          </table:table-cell>
          <table:table-cell office:value-type="string" calcext:value-type="string">
            <text:p>Gymnasium_at_4_Kantonsschulstraße,_Zurich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Kloster_Selnau_2013-04-03_16-24-08.jpg</text:p>
          </table:table-cell>
          <table:table-cell table:formula="of:=LOWER([.A469])" office:value-type="string" office:string-value="altartafeln_von_hans_leu_d.ä._(haus_zum_rech)_-_linkes_limmatufer_-_kloster_selnau_2013-04-03_16-24-08.jpg" calcext:value-type="string">
            <text:p>altartafeln_von_hans_leu_d.ä._(haus_zum_rech)_-_linkes_limmatufer_-_kloster_selnau_2013-04-03_16-24-08.jpg</text:p>
          </table:table-cell>
          <table:table-cell office:value-type="string" calcext:value-type="string">
            <text:p>2013-04-14T21:23:59.000Z</text:p>
          </table:table-cell>
          <table:table-cell office:value-type="float" office:value="10775121" calcext:value-type="float">
            <text:p>10775121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Altartafeln_von_Hans_Leu_d.Ä._(Haus_zum_Rech)_-_linkes_Limmatufer_-_Kloster_Selnau_(Kirche)_2013-04-08_15-45-25.jpg</text:p>
          </table:table-cell>
          <table:table-cell table:formula="of:=LOWER([.A470])" office:value-type="string" office:string-value="altartafeln_von_hans_leu_d.ä._(haus_zum_rech)_-_linkes_limmatufer_-_kloster_selnau_(kirche)_2013-04-08_15-45-25.jpg" calcext:value-type="string">
            <text:p>altartafeln_von_hans_leu_d.ä._(haus_zum_rech)_-_linkes_limmatufer_-_kloster_selnau_(kirche)_2013-04-08_15-45-25.jpg</text:p>
          </table:table-cell>
          <table:table-cell office:value-type="string" calcext:value-type="string">
            <text:p>2013-04-08T15:39:36.000Z</text:p>
          </table:table-cell>
          <table:table-cell office:value-type="float" office:value="11041637" calcext:value-type="float">
            <text:p>11041637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Kloster_Selnau_-_Selnaustrasse,_im_Vordergrund_das_1767_abgebrannte_und_dann_abgebrochene_letzte_Gebäude_des_Klosters_Selnau._Aquarell_um_1650._Zentralbibliothek_Sammlung_Steinfels.PNG</text:p>
          </table:table-cell>
          <table:table-cell table:formula="of:=LOWER([.A471])" office:value-type="string" office:string-value="kloster_selnau_-_selnaustrasse,_im_vordergrund_das_1767_abgebrannte_und_dann_abgebrochene_letzte_gebäude_des_klosters_selnau._aquarell_um_1650._zentralbibliothek_sammlung_steinfels.png" calcext:value-type="string">
            <text:p>kloster_selnau_-_selnaustrasse,_im_vordergrund_das_1767_abgebrannte_und_dann_abgebrochene_letzte_gebäude_des_klosters_selnau._aquarell_um_1650._zentralbibliothek_sammlung_steinfels.png</text:p>
          </table:table-cell>
          <table:table-cell office:value-type="string" calcext:value-type="string">
            <text:p>2013-04-14T21:26:18.000Z</text:p>
          </table:table-cell>
          <table:table-cell office:value-type="float" office:value="400266" calcext:value-type="float">
            <text:p>400266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Karte_des_Zürcher_Gebiets_1566_(Kantonskarte_Jos_Murer)_-_Zürich_-_Zentralbibliothek_2011-08-22_15-18-36.jpg</text:p>
          </table:table-cell>
          <table:table-cell table:formula="of:=LOWER([.A472])" office:value-type="string" office:string-value="karte_des_zürcher_gebiets_1566_(kantonskarte_jos_murer)_-_zürich_-_zentralbibliothek_2011-08-22_15-18-36.jpg" calcext:value-type="string">
            <text:p>karte_des_zürcher_gebiets_1566_(kantonskarte_jos_murer)_-_zürich_-_zentralbibliothek_2011-08-22_15-18-36.jpg</text:p>
          </table:table-cell>
          <table:table-cell office:value-type="string" calcext:value-type="string">
            <text:p>2011-08-22T20:14:41.000Z</text:p>
          </table:table-cell>
          <table:table-cell office:value-type="float" office:value="3561131" calcext:value-type="float">
            <text:p>3561131</text:p>
          </table:table-cell>
          <table:table-cell office:value-type="string" calcext:value-type="string">
            <text:p>Kloster_Selnau</text:p>
          </table:table-cell>
        </table:table-row>
        <table:table-row table:style-name="ro1">
          <table:table-cell office:value-type="string" calcext:value-type="string">
            <text:p>Turnhallen_Heimplatz_-_2014-09-24_-_Bild_3.JPG</text:p>
          </table:table-cell>
          <table:table-cell table:formula="of:=LOWER([.A473])" office:value-type="string" office:string-value="turnhallen_heimplatz_-_2014-09-24_-_bild_3.jpg" calcext:value-type="string">
            <text:p>turnhallen_heimplatz_-_2014-09-24_-_bild_3.jpg</text:p>
          </table:table-cell>
          <table:table-cell office:value-type="string" calcext:value-type="string">
            <text:p>2014-09-24T17:53:29.000Z</text:p>
          </table:table-cell>
          <table:table-cell office:value-type="float" office:value="6907196" calcext:value-type="float">
            <text:p>6907196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Zürich_-_Hohe_Promenade_-_Heimplatz_IMG_0125.JPG</text:p>
          </table:table-cell>
          <table:table-cell table:formula="of:=LOWER([.A474])" office:value-type="string" office:string-value="zürich_-_hohe_promenade_-_heimplatz_img_0125.jpg" calcext:value-type="string">
            <text:p>zürich_-_hohe_promenade_-_heimplatz_img_0125.jpg</text:p>
          </table:table-cell>
          <table:table-cell office:value-type="string" calcext:value-type="string">
            <text:p>2009-09-12T19:29:02.000Z</text:p>
          </table:table-cell>
          <table:table-cell office:value-type="float" office:value="5122991" calcext:value-type="float">
            <text:p>5122991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Turnhallen_Heimplatz_-_2014-09-24_-_Bild_5.JPG</text:p>
          </table:table-cell>
          <table:table-cell table:formula="of:=LOWER([.A475])" office:value-type="string" office:string-value="turnhallen_heimplatz_-_2014-09-24_-_bild_5.jpg" calcext:value-type="string">
            <text:p>turnhallen_heimplatz_-_2014-09-24_-_bild_5.jpg</text:p>
          </table:table-cell>
          <table:table-cell office:value-type="string" calcext:value-type="string">
            <text:p>2014-09-24T17:53:32.000Z</text:p>
          </table:table-cell>
          <table:table-cell office:value-type="float" office:value="6293659" calcext:value-type="float">
            <text:p>6293659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Turnhallen_Heimplatz_-_2014-09-24_-_Bild_4.JPG</text:p>
          </table:table-cell>
          <table:table-cell table:formula="of:=LOWER([.A476])" office:value-type="string" office:string-value="turnhallen_heimplatz_-_2014-09-24_-_bild_4.jpg" calcext:value-type="string">
            <text:p>turnhallen_heimplatz_-_2014-09-24_-_bild_4.jpg</text:p>
          </table:table-cell>
          <table:table-cell office:value-type="string" calcext:value-type="string">
            <text:p>2014-09-24T17:53:30.000Z</text:p>
          </table:table-cell>
          <table:table-cell office:value-type="float" office:value="6424079" calcext:value-type="float">
            <text:p>6424079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FonticulusWolfbachgTurici-20130415i.jpg</text:p>
          </table:table-cell>
          <table:table-cell table:formula="of:=LOWER([.A477])" office:value-type="string" office:string-value="fonticuluswolfbachgturici-20130415i.jpg" calcext:value-type="string">
            <text:p>fonticuluswolfbachgturici-20130415i.jpg</text:p>
          </table:table-cell>
          <table:table-cell office:value-type="string" calcext:value-type="string">
            <text:p>2016-09-01T09:44:49.000Z</text:p>
          </table:table-cell>
          <table:table-cell office:value-type="float" office:value="3562947" calcext:value-type="float">
            <text:p>3562947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GymnasiumWolfbachgTurici-20130415i.jpg</text:p>
          </table:table-cell>
          <table:table-cell table:formula="of:=LOWER([.A478])" office:value-type="string" office:string-value="gymnasiumwolfbachgturici-20130415i.jpg" calcext:value-type="string">
            <text:p>gymnasiumwolfbachgturici-20130415i.jpg</text:p>
          </table:table-cell>
          <table:table-cell office:value-type="string" calcext:value-type="string">
            <text:p>2016-09-01T10:00:53.000Z</text:p>
          </table:table-cell>
          <table:table-cell office:value-type="float" office:value="2402246" calcext:value-type="float">
            <text:p>2402246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Fluntern_Turnhalle_am_Pfauen_1902.JPG</text:p>
          </table:table-cell>
          <table:table-cell table:formula="of:=LOWER([.A479])" office:value-type="string" office:string-value="fluntern_turnhalle_am_pfauen_1902.jpg" calcext:value-type="string">
            <text:p>fluntern_turnhalle_am_pfauen_1902.jpg</text:p>
          </table:table-cell>
          <table:table-cell office:value-type="string" calcext:value-type="string">
            <text:p>2014-05-30T10:52:41.000Z</text:p>
          </table:table-cell>
          <table:table-cell office:value-type="float" office:value="1298232" calcext:value-type="float">
            <text:p>1298232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GymnasiumWolfbachgTurici-20150929i.jpg</text:p>
          </table:table-cell>
          <table:table-cell table:formula="of:=LOWER([.A480])" office:value-type="string" office:string-value="gymnasiumwolfbachgturici-20150929i.jpg" calcext:value-type="string">
            <text:p>gymnasiumwolfbachgturici-20150929i.jpg</text:p>
          </table:table-cell>
          <table:table-cell office:value-type="string" calcext:value-type="string">
            <text:p>2016-09-17T14:25:17.000Z</text:p>
          </table:table-cell>
          <table:table-cell office:value-type="float" office:value="2906679" calcext:value-type="float">
            <text:p>2906679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GymnasiumWolfbachgTurici-20130415ii.jpg</text:p>
          </table:table-cell>
          <table:table-cell table:formula="of:=LOWER([.A481])" office:value-type="string" office:string-value="gymnasiumwolfbachgturici-20130415ii.jpg" calcext:value-type="string">
            <text:p>gymnasiumwolfbachgturici-20130415ii.jpg</text:p>
          </table:table-cell>
          <table:table-cell office:value-type="string" calcext:value-type="string">
            <text:p>2016-09-01T10:24:57.000Z</text:p>
          </table:table-cell>
          <table:table-cell office:value-type="float" office:value="4583914" calcext:value-type="float">
            <text:p>4583914</text:p>
          </table:table-cell>
          <table:table-cell office:value-type="string" calcext:value-type="string">
            <text:p>Gymnasium_at_8_Kantonsschulstraße,_Zurich</text:p>
          </table:table-cell>
        </table:table-row>
        <table:table-row table:style-name="ro1">
          <table:table-cell office:value-type="string" calcext:value-type="string">
            <text:p>The_museum_room_from_the_Casa_Pestalozzi_in_Chiavenna_Zurich_Switzerland.jpg</text:p>
          </table:table-cell>
          <table:table-cell table:formula="of:=LOWER([.A482])" office:value-type="string" office:string-value="the_museum_room_from_the_casa_pestalozzi_in_chiavenna_zurich_switzerland.jpg" calcext:value-type="string">
            <text:p>the_museum_room_from_the_casa_pestalozzi_in_chiavenna_zurich_switzerland.jpg</text:p>
          </table:table-cell>
          <table:table-cell office:value-type="string" calcext:value-type="string">
            <text:p>2012-07-03T11:53:55.000Z</text:p>
          </table:table-cell>
          <table:table-cell office:value-type="float" office:value="196278" calcext:value-type="float">
            <text:p>196278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_room_from_the_Seidenhofe_with_oven_Zurich_Switzerland.jpg</text:p>
          </table:table-cell>
          <table:table-cell table:formula="of:=LOWER([.A483])" office:value-type="string" office:string-value="the_museum_room_from_the_seidenhofe_with_oven_zurich_switzerland.jpg" calcext:value-type="string">
            <text:p>the_museum_room_from_the_seidenhofe_with_oven_zurich_switzerland.jpg</text:p>
          </table:table-cell>
          <table:table-cell office:value-type="string" calcext:value-type="string">
            <text:p>2012-07-03T11:54:02.000Z</text:p>
          </table:table-cell>
          <table:table-cell office:value-type="float" office:value="205986" calcext:value-type="float">
            <text:p>205986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_the_steps_from_the_lower_chapel_Zurich_Switzerland.jpg</text:p>
          </table:table-cell>
          <table:table-cell table:formula="of:=LOWER([.A484])" office:value-type="string" office:string-value="the_museum_the_steps_from_the_lower_chapel_zurich_switzerland.jpg" calcext:value-type="string">
            <text:p>the_museum_the_steps_from_the_lower_chapel_zurich_switzerland.jpg</text:p>
          </table:table-cell>
          <table:table-cell office:value-type="string" calcext:value-type="string">
            <text:p>2012-07-03T11:54:14.000Z</text:p>
          </table:table-cell>
          <table:table-cell office:value-type="float" office:value="160819" calcext:value-type="float">
            <text:p>160819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_Gothic_Room_Zurich_Switzerland.jpg</text:p>
          </table:table-cell>
          <table:table-cell table:formula="of:=LOWER([.A485])" office:value-type="string" office:string-value="the_museum_gothic_room_zurich_switzerland.jpg" calcext:value-type="string">
            <text:p>the_museum_gothic_room_zurich_switzerland.jpg</text:p>
          </table:table-cell>
          <table:table-cell office:value-type="string" calcext:value-type="string">
            <text:p>2012-07-03T11:53:37.000Z</text:p>
          </table:table-cell>
          <table:table-cell office:value-type="float" office:value="194700" calcext:value-type="float">
            <text:p>194700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_the_display_of_armor_Zurich_Switzerland.jpg</text:p>
          </table:table-cell>
          <table:table-cell table:formula="of:=LOWER([.A486])" office:value-type="string" office:string-value="the_museum_the_display_of_armor_zurich_switzerland.jpg" calcext:value-type="string">
            <text:p>the_museum_the_display_of_armor_zurich_switzerland.jpg</text:p>
          </table:table-cell>
          <table:table-cell office:value-type="string" calcext:value-type="string">
            <text:p>2013-08-03T15:38:22.000Z</text:p>
          </table:table-cell>
          <table:table-cell office:value-type="float" office:value="269525" calcext:value-type="float">
            <text:p>269525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room_from_the_Casa_Pestalozzi_in_Chiavenna,_Zurich,_Switzerland-LCCN2001703365.jpg</text:p>
          </table:table-cell>
          <table:table-cell table:formula="of:=LOWER([.A487])" office:value-type="string" office:string-value="the_museum,_room_from_the_casa_pestalozzi_in_chiavenna,_zurich,_switzerland-lccn2001703365.jpg" calcext:value-type="string">
            <text:p>the_museum,_room_from_the_casa_pestalozzi_in_chiavenna,_zurich,_switzerland-lccn2001703365.jpg</text:p>
          </table:table-cell>
          <table:table-cell office:value-type="string" calcext:value-type="string">
            <text:p>2014-06-18T17:42:43.000Z</text:p>
          </table:table-cell>
          <table:table-cell office:value-type="float" office:value="3798758" calcext:value-type="float">
            <text:p>3798758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room_from_the_Seidenhofe,_with_oven,_Zurich,_Switzerland-LCCN2001703367.jpg</text:p>
          </table:table-cell>
          <table:table-cell table:formula="of:=LOWER([.A488])" office:value-type="string" office:string-value="the_museum,_room_from_the_seidenhofe,_with_oven,_zurich,_switzerland-lccn2001703367.jpg" calcext:value-type="string">
            <text:p>the_museum,_room_from_the_seidenhofe,_with_oven,_zurich,_switzerland-lccn2001703367.jpg</text:p>
          </table:table-cell>
          <table:table-cell office:value-type="string" calcext:value-type="string">
            <text:p>2014-06-18T17:44:33.000Z</text:p>
          </table:table-cell>
          <table:table-cell office:value-type="float" office:value="4019497" calcext:value-type="float">
            <text:p>4019497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the_steps_from_the_lower_chapel,_Zurich,_Switzerland-LCCN2001703363.jpg</text:p>
          </table:table-cell>
          <table:table-cell table:formula="of:=LOWER([.A489])" office:value-type="string" office:string-value="the_museum,_the_steps_from_the_lower_chapel,_zurich,_switzerland-lccn2001703363.jpg" calcext:value-type="string">
            <text:p>the_museum,_the_steps_from_the_lower_chapel,_zurich,_switzerland-lccn2001703363.jpg</text:p>
          </table:table-cell>
          <table:table-cell office:value-type="string" calcext:value-type="string">
            <text:p>2014-06-18T17:46:26.000Z</text:p>
          </table:table-cell>
          <table:table-cell office:value-type="float" office:value="3479468" calcext:value-type="float">
            <text:p>3479468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Gothic_Room,_Zurich,_Switzerland-LCCN2001703366.jpg</text:p>
          </table:table-cell>
          <table:table-cell table:formula="of:=LOWER([.A490])" office:value-type="string" office:string-value="the_museum,_gothic_room,_zurich,_switzerland-lccn2001703366.jpg" calcext:value-type="string">
            <text:p>the_museum,_gothic_room,_zurich,_switzerland-lccn2001703366.jpg</text:p>
          </table:table-cell>
          <table:table-cell office:value-type="string" calcext:value-type="string">
            <text:p>2014-06-18T17:38:52.000Z</text:p>
          </table:table-cell>
          <table:table-cell office:value-type="float" office:value="3924181" calcext:value-type="float">
            <text:p>3924181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_Zurich_Switzerland.jpg</text:p>
          </table:table-cell>
          <table:table-cell table:formula="of:=LOWER([.A491])" office:value-type="string" office:string-value="the_museum_zurich_switzerland.jpg" calcext:value-type="string">
            <text:p>the_museum_zurich_switzerland.jpg</text:p>
          </table:table-cell>
          <table:table-cell office:value-type="string" calcext:value-type="string">
            <text:p>2012-07-03T11:54:19.000Z</text:p>
          </table:table-cell>
          <table:table-cell office:value-type="float" office:value="148234" calcext:value-type="float">
            <text:p>148234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Zurich,_Switzerland-LCCN2001703362.jpg</text:p>
          </table:table-cell>
          <table:table-cell table:formula="of:=LOWER([.A492])" office:value-type="string" office:string-value="the_museum,_zurich,_switzerland-lccn2001703362.jpg" calcext:value-type="string">
            <text:p>the_museum,_zurich,_switzerland-lccn2001703362.jpg</text:p>
          </table:table-cell>
          <table:table-cell office:value-type="string" calcext:value-type="string">
            <text:p>2014-06-18T17:48:13.000Z</text:p>
          </table:table-cell>
          <table:table-cell office:value-type="float" office:value="2904209" calcext:value-type="float">
            <text:p>2904209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The_museum,_the_display_of_armor,_Zurich,_Switzerland-LCCN2001703364.jpg</text:p>
          </table:table-cell>
          <table:table-cell table:formula="of:=LOWER([.A493])" office:value-type="string" office:string-value="the_museum,_the_display_of_armor,_zurich,_switzerland-lccn2001703364.jpg" calcext:value-type="string">
            <text:p>the_museum,_the_display_of_armor,_zurich,_switzerland-lccn2001703364.jpg</text:p>
          </table:table-cell>
          <table:table-cell office:value-type="string" calcext:value-type="string">
            <text:p>2014-06-16T11:47:48.000Z</text:p>
          </table:table-cell>
          <table:table-cell office:value-type="float" office:value="3577305" calcext:value-type="float">
            <text:p>3577305</text:p>
          </table:table-cell>
          <table:table-cell office:value-type="string" calcext:value-type="string">
            <text:p>Landesmuseum_Zürich_on_photochrome_prints</text:p>
          </table:table-cell>
        </table:table-row>
        <table:table-row table:style-name="ro1">
          <table:table-cell office:value-type="string" calcext:value-type="string">
            <text:p>Stadthaus_Zürich_1883.jpg</text:p>
          </table:table-cell>
          <table:table-cell table:formula="of:=LOWER([.A494])" office:value-type="string" office:string-value="stadthaus_zürich_1883.jpg" calcext:value-type="string">
            <text:p>stadthaus_zürich_1883.jpg</text:p>
          </table:table-cell>
          <table:table-cell office:value-type="string" calcext:value-type="string">
            <text:p>2009-07-11T08:20:24.000Z</text:p>
          </table:table-cell>
          <table:table-cell office:value-type="float" office:value="1635524" calcext:value-type="float">
            <text:p>1635524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Bauhaus_Zürich.jpg</text:p>
          </table:table-cell>
          <table:table-cell table:formula="of:=LOWER([.A495])" office:value-type="string" office:string-value="bauhaus_zürich.jpg" calcext:value-type="string">
            <text:p>bauhaus_zürich.jpg</text:p>
          </table:table-cell>
          <table:table-cell office:value-type="string" calcext:value-type="string">
            <text:p>2011-11-05T15:09:29.000Z</text:p>
          </table:table-cell>
          <table:table-cell office:value-type="float" office:value="702988" calcext:value-type="float">
            <text:p>702988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Stadthaus_Zürich_1870.jpg</text:p>
          </table:table-cell>
          <table:table-cell table:formula="of:=LOWER([.A496])" office:value-type="string" office:string-value="stadthaus_zürich_1870.jpg" calcext:value-type="string">
            <text:p>stadthaus_zürich_1870.jpg</text:p>
          </table:table-cell>
          <table:table-cell office:value-type="string" calcext:value-type="string">
            <text:p>2009-07-11T08:18:27.000Z</text:p>
          </table:table-cell>
          <table:table-cell office:value-type="float" office:value="1209976" calcext:value-type="float">
            <text:p>1209976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Bauhaus_Abbruch.jpg</text:p>
          </table:table-cell>
          <table:table-cell table:formula="of:=LOWER([.A497])" office:value-type="string" office:string-value="bauhaus_abbruch.jpg" calcext:value-type="string">
            <text:p>bauhaus_abbruch.jpg</text:p>
          </table:table-cell>
          <table:table-cell office:value-type="string" calcext:value-type="string">
            <text:p>2011-11-05T15:08:45.000Z</text:p>
          </table:table-cell>
          <table:table-cell office:value-type="float" office:value="843377" calcext:value-type="float">
            <text:p>843377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Bauhütte_und_Stadthaus.jpg</text:p>
          </table:table-cell>
          <table:table-cell table:formula="of:=LOWER([.A498])" office:value-type="string" office:string-value="bauhütte_und_stadthaus.jpg" calcext:value-type="string">
            <text:p>bauhütte_und_stadthaus.jpg</text:p>
          </table:table-cell>
          <table:table-cell office:value-type="string" calcext:value-type="string">
            <text:p>2011-11-05T15:10:06.000Z</text:p>
          </table:table-cell>
          <table:table-cell office:value-type="float" office:value="1050636" calcext:value-type="float">
            <text:p>1050636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Südliches_Kratzquartier_1880.jpg</text:p>
          </table:table-cell>
          <table:table-cell table:formula="of:=LOWER([.A499])" office:value-type="string" office:string-value="südliches_kratzquartier_1880.jpg" calcext:value-type="string">
            <text:p>südliches_kratzquartier_1880.jpg</text:p>
          </table:table-cell>
          <table:table-cell office:value-type="string" calcext:value-type="string">
            <text:p>2009-07-11T08:27:32.000Z</text:p>
          </table:table-cell>
          <table:table-cell office:value-type="float" office:value="1833771" calcext:value-type="float">
            <text:p>1833771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Stadthaus_Zürich_1875.jpg</text:p>
          </table:table-cell>
          <table:table-cell table:formula="of:=LOWER([.A500])" office:value-type="string" office:string-value="stadthaus_zürich_1875.jpg" calcext:value-type="string">
            <text:p>stadthaus_zürich_1875.jpg</text:p>
          </table:table-cell>
          <table:table-cell office:value-type="string" calcext:value-type="string">
            <text:p>2009-07-11T08:23:22.000Z</text:p>
          </table:table-cell>
          <table:table-cell office:value-type="float" office:value="1750618" calcext:value-type="float">
            <text:p>1750618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Bauhaus_1883.jpg</text:p>
          </table:table-cell>
          <table:table-cell table:formula="of:=LOWER([.A501])" office:value-type="string" office:string-value="bauhaus_1883.jpg" calcext:value-type="string">
            <text:p>bauhaus_1883.jpg</text:p>
          </table:table-cell>
          <table:table-cell office:value-type="string" calcext:value-type="string">
            <text:p>2009-06-26T02:42:04.000Z</text:p>
          </table:table-cell>
          <table:table-cell office:value-type="float" office:value="1881272" calcext:value-type="float">
            <text:p>1881272</text:p>
          </table:table-cell>
          <table:table-cell office:value-type="string" calcext:value-type="string">
            <text:p>Historical_photographs_of_Bauhaus,_Zürich</text:p>
          </table:table-cell>
        </table:table-row>
        <table:table-row table:style-name="ro1">
          <table:table-cell office:value-type="string" calcext:value-type="string">
            <text:p>3096D22SBBCFFFFSTuriciI.jpg</text:p>
          </table:table-cell>
          <table:table-cell table:formula="of:=LOWER([.A502])" office:value-type="string" office:string-value="3096d22sbbcffffsturicii.jpg" calcext:value-type="string">
            <text:p>3096d22sbbcffffsturicii.jpg</text:p>
          </table:table-cell>
          <table:table-cell office:value-type="string" calcext:value-type="string">
            <text:p>2013-08-24T04:44:14.000Z</text:p>
          </table:table-cell>
          <table:table-cell office:value-type="float" office:value="8321361" calcext:value-type="float">
            <text:p>832136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1445B34SBBCFFFFSTuriciI.jpg</text:p>
          </table:table-cell>
          <table:table-cell table:formula="of:=LOWER([.A503])" office:value-type="string" office:string-value="1445b34sbbcffffsturicii.jpg" calcext:value-type="string">
            <text:p>1445b34sbbcffffsturicii.jpg</text:p>
          </table:table-cell>
          <table:table-cell office:value-type="string" calcext:value-type="string">
            <text:p>2013-08-25T22:04:14.000Z</text:p>
          </table:table-cell>
          <table:table-cell office:value-type="float" office:value="9083732" calcext:value-type="float">
            <text:p>9083732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226B2TNOBTuriciI.jpg</text:p>
          </table:table-cell>
          <table:table-cell table:formula="of:=LOWER([.A504])" office:value-type="string" office:string-value="226b2tnobturicii.jpg" calcext:value-type="string">
            <text:p>226b2tnobturicii.jpg</text:p>
          </table:table-cell>
          <table:table-cell office:value-type="string" calcext:value-type="string">
            <text:p>2013-08-25T01:28:39.000Z</text:p>
          </table:table-cell>
          <table:table-cell office:value-type="float" office:value="6635351" calcext:value-type="float">
            <text:p>663535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438E2NOBTuriciI.jpg</text:p>
          </table:table-cell>
          <table:table-cell table:formula="of:=LOWER([.A505])" office:value-type="string" office:string-value="438e2nobturicii.jpg" calcext:value-type="string">
            <text:p>438e2nobturicii.jpg</text:p>
          </table:table-cell>
          <table:table-cell office:value-type="string" calcext:value-type="string">
            <text:p>2013-08-25T01:43:01.000Z</text:p>
          </table:table-cell>
          <table:table-cell office:value-type="float" office:value="6480836" calcext:value-type="float">
            <text:p>648083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1162A2TSBBCFFFFSTuriciI.jpg</text:p>
          </table:table-cell>
          <table:table-cell table:formula="of:=LOWER([.A506])" office:value-type="string" office:string-value="1162a2tsbbcffffsturicii.jpg" calcext:value-type="string">
            <text:p>1162a2tsbbcffffsturicii.jpg</text:p>
          </table:table-cell>
          <table:table-cell office:value-type="string" calcext:value-type="string">
            <text:p>2013-08-25T22:20:35.000Z</text:p>
          </table:table-cell>
          <table:table-cell office:value-type="float" office:value="9476485" calcext:value-type="float">
            <text:p>9476485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1162A2TSBBCFFFFSTuriciIcr.jpg</text:p>
          </table:table-cell>
          <table:table-cell table:formula="of:=LOWER([.A507])" office:value-type="string" office:string-value="1162a2tsbbcffffsturiciicr.jpg" calcext:value-type="string">
            <text:p>1162a2tsbbcffffsturiciicr.jpg</text:p>
          </table:table-cell>
          <table:table-cell office:value-type="string" calcext:value-type="string">
            <text:p>2013-08-25T22:57:02.000Z</text:p>
          </table:table-cell>
          <table:table-cell office:value-type="float" office:value="7940059" calcext:value-type="float">
            <text:p>7940059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C2-2-Nr226.jpg</text:p>
          </table:table-cell>
          <table:table-cell table:formula="of:=LOWER([.A508])" office:value-type="string" office:string-value="nob-c2-2-nr226.jpg" calcext:value-type="string">
            <text:p>nob-c2-2-nr226.jpg</text:p>
          </table:table-cell>
          <table:table-cell office:value-type="string" calcext:value-type="string">
            <text:p>2006-12-24T09:56:04.000Z</text:p>
          </table:table-cell>
          <table:table-cell office:value-type="float" office:value="474031" calcext:value-type="float">
            <text:p>47403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Hauptbahnhof_Zürich_1871.jpg</text:p>
          </table:table-cell>
          <table:table-cell table:formula="of:=LOWER([.A509])" office:value-type="string" office:string-value="hauptbahnhof_zürich_1871.jpg" calcext:value-type="string">
            <text:p>hauptbahnhof_zürich_1871.jpg</text:p>
          </table:table-cell>
          <table:table-cell office:value-type="string" calcext:value-type="string">
            <text:p>2011-01-02T08:48:01.000Z</text:p>
          </table:table-cell>
          <table:table-cell office:value-type="float" office:value="1607419" calcext:value-type="float">
            <text:p>1607419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Bahnhofplatz_ca._1900.jpg</text:p>
          </table:table-cell>
          <table:table-cell table:formula="of:=LOWER([.A510])" office:value-type="string" office:string-value="bahnhofplatz_ca._1900.jpg" calcext:value-type="string">
            <text:p>bahnhofplatz_ca._1900.jpg</text:p>
          </table:table-cell>
          <table:table-cell office:value-type="string" calcext:value-type="string">
            <text:p>2006-09-26T16:29:48.000Z</text:p>
          </table:table-cell>
          <table:table-cell office:value-type="float" office:value="284641" calcext:value-type="float">
            <text:p>28464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5A2NOBTuriciI.jpg</text:p>
          </table:table-cell>
          <table:table-cell table:formula="of:=LOWER([.A511])" office:value-type="string" office:string-value="5a2nobturicii.jpg" calcext:value-type="string">
            <text:p>5a2nobturicii.jpg</text:p>
          </table:table-cell>
          <table:table-cell office:value-type="string" calcext:value-type="string">
            <text:p>2013-08-25T21:48:46.000Z</text:p>
          </table:table-cell>
          <table:table-cell office:value-type="float" office:value="8710865" calcext:value-type="float">
            <text:p>8710865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Lokomotive_Rhein_1867.jpg</text:p>
          </table:table-cell>
          <table:table-cell table:formula="of:=LOWER([.A512])" office:value-type="string" office:string-value="lokomotive_rhein_1867.jpg" calcext:value-type="string">
            <text:p>lokomotive_rhein_1867.jpg</text:p>
          </table:table-cell>
          <table:table-cell office:value-type="string" calcext:value-type="string">
            <text:p>2008-09-28T09:52:31.000Z</text:p>
          </table:table-cell>
          <table:table-cell office:value-type="float" office:value="581159" calcext:value-type="float">
            <text:p>581159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D2-4-Nr12.jpg</text:p>
          </table:table-cell>
          <table:table-cell table:formula="of:=LOWER([.A513])" office:value-type="string" office:string-value="nob-d2-4-nr12.jpg" calcext:value-type="string">
            <text:p>nob-d2-4-nr12.jpg</text:p>
          </table:table-cell>
          <table:table-cell office:value-type="string" calcext:value-type="string">
            <text:p>2006-12-16T14:09:12.000Z</text:p>
          </table:table-cell>
          <table:table-cell office:value-type="float" office:value="478367" calcext:value-type="float">
            <text:p>478367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B2-4-Nr5.jpg</text:p>
          </table:table-cell>
          <table:table-cell table:formula="of:=LOWER([.A514])" office:value-type="string" office:string-value="nob-b2-4-nr5.jpg" calcext:value-type="string">
            <text:p>nob-b2-4-nr5.jpg</text:p>
          </table:table-cell>
          <table:table-cell office:value-type="string" calcext:value-type="string">
            <text:p>2006-12-16T14:06:38.000Z</text:p>
          </table:table-cell>
          <table:table-cell office:value-type="float" office:value="662236" calcext:value-type="float">
            <text:p>66223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FrauenfeldB24TuriciI.jpg</text:p>
          </table:table-cell>
          <table:table-cell table:formula="of:=LOWER([.A515])" office:value-type="string" office:string-value="frauenfeldb24turicii.jpg" calcext:value-type="string">
            <text:p>frauenfeldb24turicii.jpg</text:p>
          </table:table-cell>
          <table:table-cell office:value-type="string" calcext:value-type="string">
            <text:p>2013-08-24T03:52:57.000Z</text:p>
          </table:table-cell>
          <table:table-cell office:value-type="float" office:value="9700617" calcext:value-type="float">
            <text:p>9700617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8551E33SBBCFFFFSTuriciI.jpg</text:p>
          </table:table-cell>
          <table:table-cell table:formula="of:=LOWER([.A516])" office:value-type="string" office:string-value="8551e33sbbcffffsturicii.jpg" calcext:value-type="string">
            <text:p>8551e33sbbcffffsturicii.jpg</text:p>
          </table:table-cell>
          <table:table-cell office:value-type="string" calcext:value-type="string">
            <text:p>2013-08-29T11:48:42.000Z</text:p>
          </table:table-cell>
          <table:table-cell office:value-type="float" office:value="7952946" calcext:value-type="float">
            <text:p>795294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D-2-4-Nr3.jpg</text:p>
          </table:table-cell>
          <table:table-cell table:formula="of:=LOWER([.A517])" office:value-type="string" office:string-value="nob-d-2-4-nr3.jpg" calcext:value-type="string">
            <text:p>nob-d-2-4-nr3.jpg</text:p>
          </table:table-cell>
          <table:table-cell office:value-type="string" calcext:value-type="string">
            <text:p>2006-12-16T14:14:12.000Z</text:p>
          </table:table-cell>
          <table:table-cell office:value-type="float" office:value="470901" calcext:value-type="float">
            <text:p>47090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_E2-2_438.jpg</text:p>
          </table:table-cell>
          <table:table-cell table:formula="of:=LOWER([.A518])" office:value-type="string" office:string-value="nob_e2-2_438.jpg" calcext:value-type="string">
            <text:p>nob_e2-2_438.jpg</text:p>
          </table:table-cell>
          <table:table-cell office:value-type="string" calcext:value-type="string">
            <text:p>2006-09-17T10:15:50.000Z</text:p>
          </table:table-cell>
          <table:table-cell office:value-type="float" office:value="383641" calcext:value-type="float">
            <text:p>38364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Stilli353C2TNOBTuriciI.jpg</text:p>
          </table:table-cell>
          <table:table-cell table:formula="of:=LOWER([.A519])" office:value-type="string" office:string-value="stilli353c2tnobturicii.jpg" calcext:value-type="string">
            <text:p>stilli353c2tnobturicii.jpg</text:p>
          </table:table-cell>
          <table:table-cell office:value-type="string" calcext:value-type="string">
            <text:p>2013-08-24T04:22:47.000Z</text:p>
          </table:table-cell>
          <table:table-cell office:value-type="float" office:value="8248852" calcext:value-type="float">
            <text:p>8248852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3620D33SBBCFFFFSTurici1902i.jpg</text:p>
          </table:table-cell>
          <table:table-cell table:formula="of:=LOWER([.A520])" office:value-type="string" office:string-value="3620d33sbbcffffsturici1902i.jpg" calcext:value-type="string">
            <text:p>3620d33sbbcffffsturici1902i.jpg</text:p>
          </table:table-cell>
          <table:table-cell office:value-type="string" calcext:value-type="string">
            <text:p>2013-08-29T12:12:47.000Z</text:p>
          </table:table-cell>
          <table:table-cell office:value-type="float" office:value="8247806" calcext:value-type="float">
            <text:p>824780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D2-2Nr36.jpg</text:p>
          </table:table-cell>
          <table:table-cell table:formula="of:=LOWER([.A521])" office:value-type="string" office:string-value="nob-d2-2nr36.jpg" calcext:value-type="string">
            <text:p>nob-d2-2nr36.jpg</text:p>
          </table:table-cell>
          <table:table-cell office:value-type="string" calcext:value-type="string">
            <text:p>2006-12-24T09:59:08.000Z</text:p>
          </table:table-cell>
          <table:table-cell office:value-type="float" office:value="536071" calcext:value-type="float">
            <text:p>53607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Sarine260B2JSi.jpg</text:p>
          </table:table-cell>
          <table:table-cell table:formula="of:=LOWER([.A522])" office:value-type="string" office:string-value="sarine260b2jsi.jpg" calcext:value-type="string">
            <text:p>sarine260b2jsi.jpg</text:p>
          </table:table-cell>
          <table:table-cell office:value-type="string" calcext:value-type="string">
            <text:p>2014-02-15T01:06:23.000Z</text:p>
          </table:table-cell>
          <table:table-cell office:value-type="float" office:value="3070081" calcext:value-type="float">
            <text:p>3070081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Mainstation-Zuerich.jpg</text:p>
          </table:table-cell>
          <table:table-cell table:formula="of:=LOWER([.A523])" office:value-type="string" office:string-value="mainstation-zuerich.jpg" calcext:value-type="string">
            <text:p>mainstation-zuerich.jpg</text:p>
          </table:table-cell>
          <table:table-cell office:value-type="string" calcext:value-type="string">
            <text:p>2007-12-16T14:37:40.000Z</text:p>
          </table:table-cell>
          <table:table-cell office:value-type="float" office:value="422200" calcext:value-type="float">
            <text:p>422200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NOB-D2-4-Nr353.jpg</text:p>
          </table:table-cell>
          <table:table-cell table:formula="of:=LOWER([.A524])" office:value-type="string" office:string-value="nob-d2-4-nr353.jpg" calcext:value-type="string">
            <text:p>nob-d2-4-nr353.jpg</text:p>
          </table:table-cell>
          <table:table-cell office:value-type="string" calcext:value-type="string">
            <text:p>2006-12-16T14:11:41.000Z</text:p>
          </table:table-cell>
          <table:table-cell office:value-type="float" office:value="334727" calcext:value-type="float">
            <text:p>334727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table:formula="of:=LOWER([.A525])" office:value-type="string" office:string-value="zentralbibliothek_zürich_-_zürich_bahnhofplatz_-_000006617_1.jpg" calcext:value-type="string">
            <text:p>zentralbibliothek_zürich_-_zürich_bahnhofplatz_-_000006617_1.jpg</text:p>
          </table:table-cell>
          <table:table-cell office:value-type="string" calcext:value-type="string">
            <text:p>2013-03-22T10:19:43.000Z</text:p>
          </table:table-cell>
          <table:table-cell office:value-type="float" office:value="2976084" calcext:value-type="float">
            <text:p>2976084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Spelterini_HB_Zürich.jpg</text:p>
          </table:table-cell>
          <table:table-cell table:formula="of:=LOWER([.A526])" office:value-type="string" office:string-value="spelterini_hb_zürich.jpg" calcext:value-type="string">
            <text:p>spelterini_hb_zürich.jpg</text:p>
          </table:table-cell>
          <table:table-cell office:value-type="string" calcext:value-type="string">
            <text:p>2007-12-27T16:07:40.000Z</text:p>
          </table:table-cell>
          <table:table-cell office:value-type="float" office:value="1248779" calcext:value-type="float">
            <text:p>1248779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3416D33SBBCFFFFSTuriciI.jpg</text:p>
          </table:table-cell>
          <table:table-cell table:formula="of:=LOWER([.A527])" office:value-type="string" office:string-value="3416d33sbbcffffsturicii.jpg" calcext:value-type="string">
            <text:p>3416d33sbbcffffsturicii.jpg</text:p>
          </table:table-cell>
          <table:table-cell office:value-type="string" calcext:value-type="string">
            <text:p>2013-08-29T12:02:59.000Z</text:p>
          </table:table-cell>
          <table:table-cell office:value-type="float" office:value="7565866" calcext:value-type="float">
            <text:p>756586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3DIINOBTuriciI.jpg</text:p>
          </table:table-cell>
          <table:table-cell table:formula="of:=LOWER([.A528])" office:value-type="string" office:string-value="3diinobturicii.jpg" calcext:value-type="string">
            <text:p>3diinobturicii.jpg</text:p>
          </table:table-cell>
          <table:table-cell office:value-type="string" calcext:value-type="string">
            <text:p>2013-09-18T12:40:32.000Z</text:p>
          </table:table-cell>
          <table:table-cell office:value-type="float" office:value="4776496" calcext:value-type="float">
            <text:p>477649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Zentralbibliothek_Zürich_-_Zürich_Bahnhofplatz_-_000006617_1.tif</text:p>
          </table:table-cell>
          <table:table-cell table:formula="of:=LOWER([.A529])" office:value-type="string" office:string-value="zentralbibliothek_zürich_-_zürich_bahnhofplatz_-_000006617_1.tif" calcext:value-type="string">
            <text:p>zentralbibliothek_zürich_-_zürich_bahnhofplatz_-_000006617_1.tif</text:p>
          </table:table-cell>
          <table:table-cell office:value-type="string" calcext:value-type="string">
            <text:p>2013-04-30T10:50:45.000Z</text:p>
          </table:table-cell>
          <table:table-cell office:value-type="float" office:value="39993796" calcext:value-type="float">
            <text:p>3999379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Romont6399Ec24SBBCFFFFSi.jpg</text:p>
          </table:table-cell>
          <table:table-cell table:formula="of:=LOWER([.A530])" office:value-type="string" office:string-value="romont6399ec24sbbcffffsi.jpg" calcext:value-type="string">
            <text:p>romont6399ec24sbbcffffsi.jpg</text:p>
          </table:table-cell>
          <table:table-cell office:value-type="string" calcext:value-type="string">
            <text:p>2014-01-09T00:31:46.000Z</text:p>
          </table:table-cell>
          <table:table-cell office:value-type="float" office:value="9528836" calcext:value-type="float">
            <text:p>9528836</text:p>
          </table:table-cell>
          <table:table-cell office:value-type="string" calcext:value-type="string">
            <text:p>Historical_black_and_white_photographs_of_Zürich_Main_Station</text:p>
          </table:table-cell>
        </table:table-row>
        <table:table-row table:style-name="ro1">
          <table:table-cell office:value-type="string" calcext:value-type="string">
            <text:p>Oetenbach_Ostflügel_1900.jpg</text:p>
          </table:table-cell>
          <table:table-cell table:formula="of:=LOWER([.A531])" office:value-type="string" office:string-value="oetenbach_ostflügel_1900.jpg" calcext:value-type="string">
            <text:p>oetenbach_ostflügel_1900.jpg</text:p>
          </table:table-cell>
          <table:table-cell office:value-type="string" calcext:value-type="string">
            <text:p>2008-05-06T05:48:53.000Z</text:p>
          </table:table-cell>
          <table:table-cell office:value-type="float" office:value="1199841" calcext:value-type="float">
            <text:p>1199841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_1892.jpg</text:p>
          </table:table-cell>
          <table:table-cell table:formula="of:=LOWER([.A532])" office:value-type="string" office:string-value="oetenbach_1892.jpg" calcext:value-type="string">
            <text:p>oetenbach_1892.jpg</text:p>
          </table:table-cell>
          <table:table-cell office:value-type="string" calcext:value-type="string">
            <text:p>2008-05-04T11:44:12.000Z</text:p>
          </table:table-cell>
          <table:table-cell office:value-type="float" office:value="838464" calcext:value-type="float">
            <text:p>838464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_Strafanstalt_1900.jpg</text:p>
          </table:table-cell>
          <table:table-cell table:formula="of:=LOWER([.A533])" office:value-type="string" office:string-value="oetenbach_strafanstalt_1900.jpg" calcext:value-type="string">
            <text:p>oetenbach_strafanstalt_1900.jpg</text:p>
          </table:table-cell>
          <table:table-cell office:value-type="string" calcext:value-type="string">
            <text:p>2008-05-06T05:52:01.000Z</text:p>
          </table:table-cell>
          <table:table-cell office:value-type="float" office:value="867005" calcext:value-type="float">
            <text:p>867005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_Abbruch.jpg</text:p>
          </table:table-cell>
          <table:table-cell table:formula="of:=LOWER([.A534])" office:value-type="string" office:string-value="oetenbach_abbruch.jpg" calcext:value-type="string">
            <text:p>oetenbach_abbruch.jpg</text:p>
          </table:table-cell>
          <table:table-cell office:value-type="string" calcext:value-type="string">
            <text:p>2008-05-04T11:37:12.000Z</text:p>
          </table:table-cell>
          <table:table-cell office:value-type="float" office:value="333971" calcext:value-type="float">
            <text:p>333971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bollwerk_vor_1903.jpg</text:p>
          </table:table-cell>
          <table:table-cell table:formula="of:=LOWER([.A535])" office:value-type="string" office:string-value="oetenbachbollwerk_vor_1903.jpg" calcext:value-type="string">
            <text:p>oetenbachbollwerk_vor_1903.jpg</text:p>
          </table:table-cell>
          <table:table-cell office:value-type="string" calcext:value-type="string">
            <text:p>2008-03-30T12:05:12.000Z</text:p>
          </table:table-cell>
          <table:table-cell office:value-type="float" office:value="870060" calcext:value-type="float">
            <text:p>870060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_Trennwand_Südwesten_1903.jpg</text:p>
          </table:table-cell>
          <table:table-cell table:formula="of:=LOWER([.A536])" office:value-type="string" office:string-value="oetenbach_trennwand_südwesten_1903.jpg" calcext:value-type="string">
            <text:p>oetenbach_trennwand_südwesten_1903.jpg</text:p>
          </table:table-cell>
          <table:table-cell office:value-type="string" calcext:value-type="string">
            <text:p>2008-05-06T05:57:46.000Z</text:p>
          </table:table-cell>
          <table:table-cell office:value-type="float" office:value="670147" calcext:value-type="float">
            <text:p>670147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Oetenbachgasse.jpg</text:p>
          </table:table-cell>
          <table:table-cell table:formula="of:=LOWER([.A537])" office:value-type="string" office:string-value="oetenbachgasse.jpg" calcext:value-type="string">
            <text:p>oetenbachgasse.jpg</text:p>
          </table:table-cell>
          <table:table-cell office:value-type="string" calcext:value-type="string">
            <text:p>2008-04-10T16:55:02.000Z</text:p>
          </table:table-cell>
          <table:table-cell office:value-type="float" office:value="2310256" calcext:value-type="float">
            <text:p>2310256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Oetenbach_Uraniastrasse.jpg</text:p>
          </table:table-cell>
          <table:table-cell table:formula="of:=LOWER([.A538])" office:value-type="string" office:string-value="oetenbach_uraniastrasse.jpg" calcext:value-type="string">
            <text:p>oetenbach_uraniastrasse.jpg</text:p>
          </table:table-cell>
          <table:table-cell office:value-type="string" calcext:value-type="string">
            <text:p>2008-05-06T06:33:35.000Z</text:p>
          </table:table-cell>
          <table:table-cell office:value-type="float" office:value="972181" calcext:value-type="float">
            <text:p>972181</text:p>
          </table:table-cell>
          <table:table-cell office:value-type="string" calcext:value-type="string">
            <text:p>Historical_photographs_of_Kloster_Oetenbach</text:p>
          </table:table-cell>
        </table:table-row>
        <table:table-row table:style-name="ro1">
          <table:table-cell office:value-type="string" calcext:value-type="string">
            <text:p>Waisenhaus.jpg</text:p>
          </table:table-cell>
          <table:table-cell table:formula="of:=LOWER([.A539])" office:value-type="string" office:string-value="waisenhaus.jpg" calcext:value-type="string">
            <text:p>waisenhaus.jpg</text:p>
          </table:table-cell>
          <table:table-cell office:value-type="string" calcext:value-type="string">
            <text:p>2006-06-20T06:32:19.000Z</text:p>
          </table:table-cell>
          <table:table-cell office:value-type="float" office:value="683054" calcext:value-type="float">
            <text:p>683054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Oetenbach_Waisenhaus.jpg</text:p>
          </table:table-cell>
          <table:table-cell table:formula="of:=LOWER([.A540])" office:value-type="string" office:string-value="oetenbach_waisenhaus.jpg" calcext:value-type="string">
            <text:p>oetenbach_waisenhaus.jpg</text:p>
          </table:table-cell>
          <table:table-cell office:value-type="string" calcext:value-type="string">
            <text:p>2008-05-04T07:54:48.000Z</text:p>
          </table:table-cell>
          <table:table-cell office:value-type="float" office:value="1614985" calcext:value-type="float">
            <text:p>1614985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Waisenhaus_Zuerich.jpg</text:p>
          </table:table-cell>
          <table:table-cell table:formula="of:=LOWER([.A541])" office:value-type="string" office:string-value="waisenhaus_zuerich.jpg" calcext:value-type="string">
            <text:p>waisenhaus_zuerich.jpg</text:p>
          </table:table-cell>
          <table:table-cell office:value-type="string" calcext:value-type="string">
            <text:p>2006-06-20T06:33:58.000Z</text:p>
          </table:table-cell>
          <table:table-cell office:value-type="float" office:value="710849" calcext:value-type="float">
            <text:p>710849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Oetenbach-Waisenhaus_-_Amtshaus_I_IMG_0278.jpg</text:p>
          </table:table-cell>
          <table:table-cell table:formula="of:=LOWER([.A542])" office:value-type="string" office:string-value="zürich_-_oetenbach-waisenhaus_-_amtshaus_i_img_0278.jpg" calcext:value-type="string">
            <text:p>zürich_-_oetenbach-waisenhaus_-_amtshaus_i_img_0278.jpg</text:p>
          </table:table-cell>
          <table:table-cell office:value-type="string" calcext:value-type="string">
            <text:p>2008-09-07T18:50:06.000Z</text:p>
          </table:table-cell>
          <table:table-cell office:value-type="float" office:value="2143749" calcext:value-type="float">
            <text:p>2143749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Rathaus-Hochschulen_-_Urania_Sternwarte_IMG_7444.jpg</text:p>
          </table:table-cell>
          <table:table-cell table:formula="of:=LOWER([.A543])" office:value-type="string" office:string-value="zürich_-_rathaus-hochschulen_-_urania_sternwarte_img_7444.jpg" calcext:value-type="string">
            <text:p>zürich_-_rathaus-hochschulen_-_urania_sternwarte_img_7444.jpg</text:p>
          </table:table-cell>
          <table:table-cell office:value-type="string" calcext:value-type="string">
            <text:p>2010-01-20T18:52:55.000Z</text:p>
          </table:table-cell>
          <table:table-cell office:value-type="float" office:value="2608461" calcext:value-type="float">
            <text:p>2608461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Waisenhaus_IMG_5506_ShiftN.jpg</text:p>
          </table:table-cell>
          <table:table-cell table:formula="of:=LOWER([.A544])" office:value-type="string" office:string-value="zürich_-_waisenhaus_img_5506_shiftn.jpg" calcext:value-type="string">
            <text:p>zürich_-_waisenhaus_img_5506_shiftn.jpg</text:p>
          </table:table-cell>
          <table:table-cell office:value-type="string" calcext:value-type="string">
            <text:p>2010-12-18T21:12:44.000Z</text:p>
          </table:table-cell>
          <table:table-cell office:value-type="float" office:value="2850026" calcext:value-type="float">
            <text:p>2850026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Schipfe_IMG_0275.jpg</text:p>
          </table:table-cell>
          <table:table-cell table:formula="of:=LOWER([.A545])" office:value-type="string" office:string-value="zürich_-_schipfe_img_0275.jpg" calcext:value-type="string">
            <text:p>zürich_-_schipfe_img_0275.jpg</text:p>
          </table:table-cell>
          <table:table-cell office:value-type="string" calcext:value-type="string">
            <text:p>2011-06-15T22:12:27.000Z</text:p>
          </table:table-cell>
          <table:table-cell office:value-type="float" office:value="3343180" calcext:value-type="float">
            <text:p>3343180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ihlbühl_-_Waisenhaus_-_Lindenhof_IMG_6179_ShiftN.jpg</text:p>
          </table:table-cell>
          <table:table-cell table:formula="of:=LOWER([.A546])" office:value-type="string" office:string-value="zürich_-_sihlbühl_-_waisenhaus_-_lindenhof_img_6179_shiftn.jpg" calcext:value-type="string">
            <text:p>zürich_-_sihlbühl_-_waisenhaus_-_lindenhof_img_6179_shiftn.jpg</text:p>
          </table:table-cell>
          <table:table-cell office:value-type="string" calcext:value-type="string">
            <text:p>2010-04-17T22:05:45.000Z</text:p>
          </table:table-cell>
          <table:table-cell office:value-type="float" office:value="3230361" calcext:value-type="float">
            <text:p>3230361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Schipfe_IMG_0277.jpg</text:p>
          </table:table-cell>
          <table:table-cell table:formula="of:=LOWER([.A547])" office:value-type="string" office:string-value="zürich_-_schipfe_img_0277.jpg" calcext:value-type="string">
            <text:p>zürich_-_schipfe_img_0277.jpg</text:p>
          </table:table-cell>
          <table:table-cell office:value-type="string" calcext:value-type="string">
            <text:p>2011-06-15T22:24:21.000Z</text:p>
          </table:table-cell>
          <table:table-cell office:value-type="float" office:value="3472118" calcext:value-type="float">
            <text:p>3472118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1000395.jpg</text:p>
          </table:table-cell>
          <table:table-cell table:formula="of:=LOWER([.A548])" office:value-type="string" office:string-value="zürich_1000395.jpg" calcext:value-type="string">
            <text:p>zürich_1000395.jpg</text:p>
          </table:table-cell>
          <table:table-cell office:value-type="string" calcext:value-type="string">
            <text:p>2009-06-14T07:43:03.000Z</text:p>
          </table:table-cell>
          <table:table-cell office:value-type="float" office:value="3772042" calcext:value-type="float">
            <text:p>3772042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Waisenhaus_-_Sihlbühl_IMG_6156_ShiftN.jpg</text:p>
          </table:table-cell>
          <table:table-cell table:formula="of:=LOWER([.A549])" office:value-type="string" office:string-value="zürich_-_waisenhaus_-_sihlbühl_img_6156_shiftn.jpg" calcext:value-type="string">
            <text:p>zürich_-_waisenhaus_-_sihlbühl_img_6156_shiftn.jpg</text:p>
          </table:table-cell>
          <table:table-cell office:value-type="string" calcext:value-type="string">
            <text:p>2010-04-17T22:06:22.000Z</text:p>
          </table:table-cell>
          <table:table-cell office:value-type="float" office:value="3039822" calcext:value-type="float">
            <text:p>3039822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Amtshaus_I_-_Universität_-_Sihlbühl_2010-09-08_16-25-58_ShiftN.jpg</text:p>
          </table:table-cell>
          <table:table-cell table:formula="of:=LOWER([.A550])" office:value-type="string" office:string-value="zürich_-_amtshaus_i_-_universität_-_sihlbühl_2010-09-08_16-25-58_shiftn.jpg" calcext:value-type="string">
            <text:p>zürich_-_amtshaus_i_-_universität_-_sihlbühl_2010-09-08_16-25-58_shiftn.jpg</text:p>
          </table:table-cell>
          <table:table-cell office:value-type="string" calcext:value-type="string">
            <text:p>2010-09-08T21:51:54.000Z</text:p>
          </table:table-cell>
          <table:table-cell office:value-type="float" office:value="3171204" calcext:value-type="float">
            <text:p>3171204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)_-_Bahnhofquai-Uraniastrasse_2011-08-01_15-38-34_ShiftN.jpg</text:p>
          </table:table-cell>
          <table:table-cell table:formula="of:=LOWER([.A551])" office:value-type="string" office:string-value="amthaus_i_(waisenhaus)_-_bahnhofquai-uraniastrasse_2011-08-01_15-38-34_shiftn.jpg" calcext:value-type="string">
            <text:p>amthaus_i_(waisenhaus)_-_bahnhofquai-uraniastrasse_2011-08-01_15-38-34_shiftn.jpg</text:p>
          </table:table-cell>
          <table:table-cell office:value-type="string" calcext:value-type="string">
            <text:p>2011-08-04T01:18:20.000Z</text:p>
          </table:table-cell>
          <table:table-cell office:value-type="float" office:value="2492013" calcext:value-type="float">
            <text:p>2492013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Waisenhaus_-_Brunbrücke_-_Limmatquai_2011-06-15_12-33-50_ShiftN.jpg</text:p>
          </table:table-cell>
          <table:table-cell table:formula="of:=LOWER([.A552])" office:value-type="string" office:string-value="waisenhaus_-_brunbrücke_-_limmatquai_2011-06-15_12-33-50_shiftn.jpg" calcext:value-type="string">
            <text:p>waisenhaus_-_brunbrücke_-_limmatquai_2011-06-15_12-33-50_shiftn.jpg</text:p>
          </table:table-cell>
          <table:table-cell office:value-type="string" calcext:value-type="string">
            <text:p>2011-06-15T22:38:52.000Z</text:p>
          </table:table-cell>
          <table:table-cell office:value-type="float" office:value="3359795" calcext:value-type="float">
            <text:p>3359795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Lindenhof_-_Sihlbühl_IMG_6157.JPG</text:p>
          </table:table-cell>
          <table:table-cell table:formula="of:=LOWER([.A553])" office:value-type="string" office:string-value="zürich_-_lindenhof_-_sihlbühl_img_6157.jpg" calcext:value-type="string">
            <text:p>zürich_-_lindenhof_-_sihlbühl_img_6157.jpg</text:p>
          </table:table-cell>
          <table:table-cell office:value-type="string" calcext:value-type="string">
            <text:p>2010-04-17T22:04:21.000Z</text:p>
          </table:table-cell>
          <table:table-cell office:value-type="float" office:value="2873273" calcext:value-type="float">
            <text:p>2873273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Ehemaliges_Waisenhaus_Zürich.jpg</text:p>
          </table:table-cell>
          <table:table-cell table:formula="of:=LOWER([.A554])" office:value-type="string" office:string-value="ehemaliges_waisenhaus_zürich.jpg" calcext:value-type="string">
            <text:p>ehemaliges_waisenhaus_zürich.jpg</text:p>
          </table:table-cell>
          <table:table-cell office:value-type="string" calcext:value-type="string">
            <text:p>2011-09-03T06:06:15.000Z</text:p>
          </table:table-cell>
          <table:table-cell office:value-type="float" office:value="980187" calcext:value-type="float">
            <text:p>980187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FelixnaviculaTuriciI.jpg</text:p>
          </table:table-cell>
          <table:table-cell table:formula="of:=LOWER([.A555])" office:value-type="string" office:string-value="felixnaviculaturicii.jpg" calcext:value-type="string">
            <text:p>felixnaviculaturicii.jpg</text:p>
          </table:table-cell>
          <table:table-cell office:value-type="string" calcext:value-type="string">
            <text:p>2011-07-15T14:57:28.000Z</text:p>
          </table:table-cell>
          <table:table-cell office:value-type="float" office:value="2899210" calcext:value-type="float">
            <text:p>2899210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)_-_Bahnhofquai-Uraniastrasse_2011-08-01_15-38-22_ShiftN.jpg</text:p>
          </table:table-cell>
          <table:table-cell table:formula="of:=LOWER([.A556])" office:value-type="string" office:string-value="amthaus_i_(waisenhaus)_-_bahnhofquai-uraniastrasse_2011-08-01_15-38-22_shiftn.jpg" calcext:value-type="string">
            <text:p>amthaus_i_(waisenhaus)_-_bahnhofquai-uraniastrasse_2011-08-01_15-38-22_shiftn.jpg</text:p>
          </table:table-cell>
          <table:table-cell office:value-type="string" calcext:value-type="string">
            <text:p>2011-08-04T01:16:12.000Z</text:p>
          </table:table-cell>
          <table:table-cell office:value-type="float" office:value="2651685" calcext:value-type="float">
            <text:p>2651685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)_-_Lindenhofstrasse_2011-08-01_15-42-36_ShiftN.jpg</text:p>
          </table:table-cell>
          <table:table-cell table:formula="of:=LOWER([.A557])" office:value-type="string" office:string-value="amthaus_i_(waisenhaus)_-_lindenhofstrasse_2011-08-01_15-42-36_shiftn.jpg" calcext:value-type="string">
            <text:p>amthaus_i_(waisenhaus)_-_lindenhofstrasse_2011-08-01_15-42-36_shiftn.jpg</text:p>
          </table:table-cell>
          <table:table-cell office:value-type="string" calcext:value-type="string">
            <text:p>2011-08-04T01:21:55.000Z</text:p>
          </table:table-cell>
          <table:table-cell office:value-type="float" office:value="2584950" calcext:value-type="float">
            <text:p>2584950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2013-05-05_Zuriko_(Foto_Dietrich_Michael_Weidmann)_117.JPG</text:p>
          </table:table-cell>
          <table:table-cell table:formula="of:=LOWER([.A558])" office:value-type="string" office:string-value="2013-05-05_zuriko_(foto_dietrich_michael_weidmann)_117.jpg" calcext:value-type="string">
            <text:p>2013-05-05_zuriko_(foto_dietrich_michael_weidmann)_117.jpg</text:p>
          </table:table-cell>
          <table:table-cell office:value-type="string" calcext:value-type="string">
            <text:p>2013-05-05T20:06:57.000Z</text:p>
          </table:table-cell>
          <table:table-cell office:value-type="float" office:value="4544063" calcext:value-type="float">
            <text:p>4544063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Zürich_-_Schipfe_IMG_0276.jpg</text:p>
          </table:table-cell>
          <table:table-cell table:formula="of:=LOWER([.A559])" office:value-type="string" office:string-value="zürich_-_schipfe_img_0276.jpg" calcext:value-type="string">
            <text:p>zürich_-_schipfe_img_0276.jpg</text:p>
          </table:table-cell>
          <table:table-cell office:value-type="string" calcext:value-type="string">
            <text:p>2011-06-15T22:30:48.000Z</text:p>
          </table:table-cell>
          <table:table-cell office:value-type="float" office:value="3138832" calcext:value-type="float">
            <text:p>3138832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Amtshäuser_I_und_III_-_Urania_Sternwarte_-_ETH_2011-08-06_18-19-56.JPG</text:p>
          </table:table-cell>
          <table:table-cell table:formula="of:=LOWER([.A560])" office:value-type="string" office:string-value="amtshäuser_i_und_iii_-_urania_sternwarte_-_eth_2011-08-06_18-19-56.jpg" calcext:value-type="string">
            <text:p>amtshäuser_i_und_iii_-_urania_sternwarte_-_eth_2011-08-06_18-19-56.jpg</text:p>
          </table:table-cell>
          <table:table-cell office:value-type="string" calcext:value-type="string">
            <text:p>2011-08-07T03:55:39.000Z</text:p>
          </table:table-cell>
          <table:table-cell office:value-type="float" office:value="4089840" calcext:value-type="float">
            <text:p>4089840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äuser_-_Waisenhaus_-_Limmatquai_2012-09-27_15-17-08.jpg</text:p>
          </table:table-cell>
          <table:table-cell table:formula="of:=LOWER([.A561])" office:value-type="string" office:string-value="amthäuser_-_waisenhaus_-_limmatquai_2012-09-27_15-17-08.jpg" calcext:value-type="string">
            <text:p>amthäuser_-_waisenhaus_-_limmatquai_2012-09-27_15-17-08.jpg</text:p>
          </table:table-cell>
          <table:table-cell office:value-type="string" calcext:value-type="string">
            <text:p>2012-09-30T22:17:10.000Z</text:p>
          </table:table-cell>
          <table:table-cell office:value-type="float" office:value="4577537" calcext:value-type="float">
            <text:p>4577537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shäuser_I_und_III_-_Urania_Sternwarte_-_ETH_2011-08-10_09-42-54.jpg</text:p>
          </table:table-cell>
          <table:table-cell table:formula="of:=LOWER([.A562])" office:value-type="string" office:string-value="amtshäuser_i_und_iii_-_urania_sternwarte_-_eth_2011-08-10_09-42-54.jpg" calcext:value-type="string">
            <text:p>amtshäuser_i_und_iii_-_urania_sternwarte_-_eth_2011-08-10_09-42-54.jpg</text:p>
          </table:table-cell>
          <table:table-cell office:value-type="string" calcext:value-type="string">
            <text:p>2011-08-11T21:01:56.000Z</text:p>
          </table:table-cell>
          <table:table-cell office:value-type="float" office:value="3261377" calcext:value-type="float">
            <text:p>3261377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)_-_Lindenhofstrasse_2011-08-01_15-39-52_ShiftN2.jpg</text:p>
          </table:table-cell>
          <table:table-cell table:formula="of:=LOWER([.A563])" office:value-type="string" office:string-value="amthaus_i_(waisenhaus)_-_lindenhofstrasse_2011-08-01_15-39-52_shiftn2.jpg" calcext:value-type="string">
            <text:p>amthaus_i_(waisenhaus)_-_lindenhofstrasse_2011-08-01_15-39-52_shiftn2.jpg</text:p>
          </table:table-cell>
          <table:table-cell office:value-type="string" calcext:value-type="string">
            <text:p>2011-08-04T01:21:29.000Z</text:p>
          </table:table-cell>
          <table:table-cell office:value-type="float" office:value="2217063" calcext:value-type="float">
            <text:p>2217063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-Stadtpolizei_Zürich)_-_Limmatquai_2015-02-26_12-43-26.JPG</text:p>
          </table:table-cell>
          <table:table-cell table:formula="of:=LOWER([.A564])" office:value-type="string" office:string-value="amthaus_i_(waisenhaus-stadtpolizei_zürich)_-_limmatquai_2015-02-26_12-43-26.jpg" calcext:value-type="string">
            <text:p>amthaus_i_(waisenhaus-stadtpolizei_zürich)_-_limmatquai_2015-02-26_12-43-26.jpg</text:p>
          </table:table-cell>
          <table:table-cell office:value-type="string" calcext:value-type="string">
            <text:p>2015-02-26T20:18:04.000Z</text:p>
          </table:table-cell>
          <table:table-cell office:value-type="float" office:value="5329372" calcext:value-type="float">
            <text:p>5329372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2013-05-05_Zuriko_(Foto_Dietrich_Michael_Weidmann)_109.JPG</text:p>
          </table:table-cell>
          <table:table-cell table:formula="of:=LOWER([.A565])" office:value-type="string" office:string-value="2013-05-05_zuriko_(foto_dietrich_michael_weidmann)_109.jpg" calcext:value-type="string">
            <text:p>2013-05-05_zuriko_(foto_dietrich_michael_weidmann)_109.jpg</text:p>
          </table:table-cell>
          <table:table-cell office:value-type="string" calcext:value-type="string">
            <text:p>2013-05-05T19:36:13.000Z</text:p>
          </table:table-cell>
          <table:table-cell office:value-type="float" office:value="4825764" calcext:value-type="float">
            <text:p>4825764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2013-05-05_Zuriko_(Foto_Dietrich_Michael_Weidmann)_110.JPG</text:p>
          </table:table-cell>
          <table:table-cell table:formula="of:=LOWER([.A566])" office:value-type="string" office:string-value="2013-05-05_zuriko_(foto_dietrich_michael_weidmann)_110.jpg" calcext:value-type="string">
            <text:p>2013-05-05_zuriko_(foto_dietrich_michael_weidmann)_110.jpg</text:p>
          </table:table-cell>
          <table:table-cell office:value-type="string" calcext:value-type="string">
            <text:p>2013-05-05T19:42:19.000Z</text:p>
          </table:table-cell>
          <table:table-cell office:value-type="float" office:value="4589819" calcext:value-type="float">
            <text:p>4589819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shäuser_I_und_III_-_Urania_Sternwarte_-_Polyterasse_2012-09-27_14-00-11.JPG</text:p>
          </table:table-cell>
          <table:table-cell table:formula="of:=LOWER([.A567])" office:value-type="string" office:string-value="amtshäuser_i_und_iii_-_urania_sternwarte_-_polyterasse_2012-09-27_14-00-11.jpg" calcext:value-type="string">
            <text:p>amtshäuser_i_und_iii_-_urania_sternwarte_-_polyterasse_2012-09-27_14-00-11.jpg</text:p>
          </table:table-cell>
          <table:table-cell office:value-type="string" calcext:value-type="string">
            <text:p>2012-09-30T21:53:10.000Z</text:p>
          </table:table-cell>
          <table:table-cell office:value-type="float" office:value="5130762" calcext:value-type="float">
            <text:p>5130762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-Stadtpolizei_Zürich)_-_Limmatquai_2015-02-26_12-43-34.JPG</text:p>
          </table:table-cell>
          <table:table-cell table:formula="of:=LOWER([.A568])" office:value-type="string" office:string-value="amthaus_i_(waisenhaus-stadtpolizei_zürich)_-_limmatquai_2015-02-26_12-43-34.jpg" calcext:value-type="string">
            <text:p>amthaus_i_(waisenhaus-stadtpolizei_zürich)_-_limmatquai_2015-02-26_12-43-34.jpg</text:p>
          </table:table-cell>
          <table:table-cell office:value-type="string" calcext:value-type="string">
            <text:p>2015-02-26T20:17:04.000Z</text:p>
          </table:table-cell>
          <table:table-cell office:value-type="float" office:value="4588331" calcext:value-type="float">
            <text:p>4588331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mthaus_I_(Waisenhaus-Stadtpolizei_Zürich)_-_Limmatquai_2015-02-26_12-46-41.JPG</text:p>
          </table:table-cell>
          <table:table-cell table:formula="of:=LOWER([.A569])" office:value-type="string" office:string-value="amthaus_i_(waisenhaus-stadtpolizei_zürich)_-_limmatquai_2015-02-26_12-46-41.jpg" calcext:value-type="string">
            <text:p>amthaus_i_(waisenhaus-stadtpolizei_zürich)_-_limmatquai_2015-02-26_12-46-41.jpg</text:p>
          </table:table-cell>
          <table:table-cell office:value-type="string" calcext:value-type="string">
            <text:p>2015-02-26T20:18:47.000Z</text:p>
          </table:table-cell>
          <table:table-cell office:value-type="float" office:value="10332135" calcext:value-type="float">
            <text:p>10332135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2015_Sechseläuten_-_Uranianstrasse_-_Sihlbühl_2015-04-13_15-30-48.JPG</text:p>
          </table:table-cell>
          <table:table-cell table:formula="of:=LOWER([.A570])" office:value-type="string" office:string-value="2015_sechseläuten_-_uranianstrasse_-_sihlbühl_2015-04-13_15-30-48.jpg" calcext:value-type="string">
            <text:p>2015_sechseläuten_-_uranianstrasse_-_sihlbühl_2015-04-13_15-30-48.jpg</text:p>
          </table:table-cell>
          <table:table-cell office:value-type="string" calcext:value-type="string">
            <text:p>2015-04-13T19:14:16.000Z</text:p>
          </table:table-cell>
          <table:table-cell office:value-type="float" office:value="5841265" calcext:value-type="float">
            <text:p>5841265</text:p>
          </table:table-cell>
          <table:table-cell office:value-type="string" calcext:value-type="string">
            <text:p>Waisenhaus_Zürich</text:p>
          </table:table-cell>
        </table:table-row>
        <table:table-row table:style-name="ro1">
          <table:table-cell office:value-type="string" calcext:value-type="string">
            <text:p>Altstadt_Oetenbachgasse5.JPG</text:p>
          </table:table-cell>
          <table:table-cell table:formula="of:=LOWER([.A571])" office:value-type="string" office:string-value="altstadt_oetenbachgasse5.jpg" calcext:value-type="string">
            <text:p>altstadt_oetenbachgasse5.jpg</text:p>
          </table:table-cell>
          <table:table-cell office:value-type="string" calcext:value-type="string">
            <text:p>2013-07-16T12:39:29.000Z</text:p>
          </table:table-cell>
          <table:table-cell office:value-type="float" office:value="1168804" calcext:value-type="float">
            <text:p>1168804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Altstadt_Oetenbachgasse7-9.JPG</text:p>
          </table:table-cell>
          <table:table-cell table:formula="of:=LOWER([.A572])" office:value-type="string" office:string-value="altstadt_oetenbachgasse7-9.jpg" calcext:value-type="string">
            <text:p>altstadt_oetenbachgasse7-9.jpg</text:p>
          </table:table-cell>
          <table:table-cell office:value-type="string" calcext:value-type="string">
            <text:p>2013-07-16T12:39:26.000Z</text:p>
          </table:table-cell>
          <table:table-cell office:value-type="float" office:value="1107151" calcext:value-type="float">
            <text:p>1107151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Oetenbach_heutige_Lage.jpg</text:p>
          </table:table-cell>
          <table:table-cell table:formula="of:=LOWER([.A573])" office:value-type="string" office:string-value="oetenbach_heutige_lage.jpg" calcext:value-type="string">
            <text:p>oetenbach_heutige_lage.jpg</text:p>
          </table:table-cell>
          <table:table-cell office:value-type="string" calcext:value-type="string">
            <text:p>2008-05-06T07:23:11.000Z</text:p>
          </table:table-cell>
          <table:table-cell office:value-type="float" office:value="1651816" calcext:value-type="float">
            <text:p>1651816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Sechseläutenumzug_-_Oetenbachgasse_2011-04-11_15-14-02.JPG</text:p>
          </table:table-cell>
          <table:table-cell table:formula="of:=LOWER([.A574])" office:value-type="string" office:string-value="sechseläutenumzug_-_oetenbachgasse_2011-04-11_15-14-02.jpg" calcext:value-type="string">
            <text:p>sechseläutenumzug_-_oetenbachgasse_2011-04-11_15-14-02.jpg</text:p>
          </table:table-cell>
          <table:table-cell office:value-type="string" calcext:value-type="string">
            <text:p>2011-04-11T21:45:14.000Z</text:p>
          </table:table-cell>
          <table:table-cell office:value-type="float" office:value="6732918" calcext:value-type="float">
            <text:p>6732918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Sechseläutenumzug_-_Uraniastrasse_-_Oetenbachgasse_2011-04-11_15-19-28.jpg</text:p>
          </table:table-cell>
          <table:table-cell table:formula="of:=LOWER([.A575])" office:value-type="string" office:string-value="sechseläutenumzug_-_uraniastrasse_-_oetenbachgasse_2011-04-11_15-19-28.jpg" calcext:value-type="string">
            <text:p>sechseläutenumzug_-_uraniastrasse_-_oetenbachgasse_2011-04-11_15-19-28.jpg</text:p>
          </table:table-cell>
          <table:table-cell office:value-type="string" calcext:value-type="string">
            <text:p>2011-04-11T21:46:08.000Z</text:p>
          </table:table-cell>
          <table:table-cell office:value-type="float" office:value="2220781" calcext:value-type="float">
            <text:p>2220781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7161_-_Zürich_-_Lindenhofstrasse_at_Oetenbachgasse.JPG</text:p>
          </table:table-cell>
          <table:table-cell table:formula="of:=LOWER([.A576])" office:value-type="string" office:string-value="7161_-_zürich_-_lindenhofstrasse_at_oetenbachgasse.jpg" calcext:value-type="string">
            <text:p>7161_-_zürich_-_lindenhofstrasse_at_oetenbachgasse.jpg</text:p>
          </table:table-cell>
          <table:table-cell office:value-type="string" calcext:value-type="string">
            <text:p>2008-09-21T06:30:09.000Z</text:p>
          </table:table-cell>
          <table:table-cell office:value-type="float" office:value="2416673" calcext:value-type="float">
            <text:p>2416673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Zürich_-_Lindenhof_-_Rennweg-Oetenbachgasse_2010-08-27_19-02-40_ShiftN.jpg</text:p>
          </table:table-cell>
          <table:table-cell table:formula="of:=LOWER([.A577])" office:value-type="string" office:string-value="zürich_-_lindenhof_-_rennweg-oetenbachgasse_2010-08-27_19-02-40_shiftn.jpg" calcext:value-type="string">
            <text:p>zürich_-_lindenhof_-_rennweg-oetenbachgasse_2010-08-27_19-02-40_shiftn.jpg</text:p>
          </table:table-cell>
          <table:table-cell office:value-type="string" calcext:value-type="string">
            <text:p>2010-08-27T22:33:32.000Z</text:p>
          </table:table-cell>
          <table:table-cell office:value-type="float" office:value="2668453" calcext:value-type="float">
            <text:p>2668453</text:p>
          </table:table-cell>
          <table:table-cell office:value-type="string" calcext:value-type="string">
            <text:p>Oetenbachgasse</text:p>
          </table:table-cell>
        </table:table-row>
        <table:table-row table:style-name="ro1">
          <table:table-cell office:value-type="string" calcext:value-type="string">
            <text:p>GymnasiumWolfbachgTurici-20150929ii.jpg</text:p>
          </table:table-cell>
          <table:table-cell table:formula="of:=LOWER([.A578])" office:value-type="string" office:string-value="gymnasiumwolfbachgturici-20150929ii.jpg" calcext:value-type="string">
            <text:p>gymnasiumwolfbachgturici-20150929ii.jpg</text:p>
          </table:table-cell>
          <table:table-cell office:value-type="string" calcext:value-type="string">
            <text:p>2016-09-17T14:31:51.000Z</text:p>
          </table:table-cell>
          <table:table-cell office:value-type="float" office:value="2853976" calcext:value-type="float">
            <text:p>2853976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GymnasiumWolfbachgTurici-20151106i.jpg</text:p>
          </table:table-cell>
          <table:table-cell table:formula="of:=LOWER([.A579])" office:value-type="string" office:string-value="gymnasiumwolfbachgturici-20151106i.jpg" calcext:value-type="string">
            <text:p>gymnasiumwolfbachgturici-20151106i.jpg</text:p>
          </table:table-cell>
          <table:table-cell office:value-type="string" calcext:value-type="string">
            <text:p>2015-11-30T19:08:58.000Z</text:p>
          </table:table-cell>
          <table:table-cell office:value-type="float" office:value="2249276" calcext:value-type="float">
            <text:p>2249276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WolfbachgTurici-20150929iii.jpg</text:p>
          </table:table-cell>
          <table:table-cell table:formula="of:=LOWER([.A580])" office:value-type="string" office:string-value="wolfbachgturici-20150929iii.jpg" calcext:value-type="string">
            <text:p>wolfbachgturici-20150929iii.jpg</text:p>
          </table:table-cell>
          <table:table-cell office:value-type="string" calcext:value-type="string">
            <text:p>2016-09-18T19:54:04.000Z</text:p>
          </table:table-cell>
          <table:table-cell office:value-type="float" office:value="2670017" calcext:value-type="float">
            <text:p>2670017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Kunsthaus_Zürich_Erweiterungsbau_2015-10-30.jpg</text:p>
          </table:table-cell>
          <table:table-cell table:formula="of:=LOWER([.A581])" office:value-type="string" office:string-value="kunsthaus_zürich_erweiterungsbau_2015-10-30.jpg" calcext:value-type="string">
            <text:p>kunsthaus_zürich_erweiterungsbau_2015-10-30.jpg</text:p>
          </table:table-cell>
          <table:table-cell office:value-type="string" calcext:value-type="string">
            <text:p>2015-10-31T08:35:56.000Z</text:p>
          </table:table-cell>
          <table:table-cell office:value-type="float" office:value="499225" calcext:value-type="float">
            <text:p>499225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GymnasiumWolfbachgTurici-20150929v.jpg</text:p>
          </table:table-cell>
          <table:table-cell table:formula="of:=LOWER([.A582])" office:value-type="string" office:string-value="gymnasiumwolfbachgturici-20150929v.jpg" calcext:value-type="string">
            <text:p>gymnasiumwolfbachgturici-20150929v.jpg</text:p>
          </table:table-cell>
          <table:table-cell office:value-type="string" calcext:value-type="string">
            <text:p>2016-09-17T15:01:50.000Z</text:p>
          </table:table-cell>
          <table:table-cell office:value-type="float" office:value="2821929" calcext:value-type="float">
            <text:p>2821929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WolfbachgTurici-20150929iv.jpg</text:p>
          </table:table-cell>
          <table:table-cell table:formula="of:=LOWER([.A583])" office:value-type="string" office:string-value="wolfbachgturici-20150929iv.jpg" calcext:value-type="string">
            <text:p>wolfbachgturici-20150929iv.jpg</text:p>
          </table:table-cell>
          <table:table-cell office:value-type="string" calcext:value-type="string">
            <text:p>2016-09-18T19:58:08.000Z</text:p>
          </table:table-cell>
          <table:table-cell office:value-type="float" office:value="2887580" calcext:value-type="float">
            <text:p>2887580</text:p>
          </table:table-cell>
          <table:table-cell office:value-type="string" calcext:value-type="string">
            <text:p>Demolition_of_Gymnasium_at_4_Kantonsschulstraße,_Zurich</text:p>
          </table:table-cell>
        </table:table-row>
        <table:table-row table:style-name="ro1">
          <table:table-cell office:value-type="string" calcext:value-type="string">
            <text:p>Zürich_-_Schipfe_-_Brunbrücke_IMG_7438_ShiftN.jpg</text:p>
          </table:table-cell>
          <table:table-cell table:formula="of:=LOWER([.A584])" office:value-type="string" office:string-value="zürich_-_schipfe_-_brunbrücke_img_7438_shiftn.jpg" calcext:value-type="string">
            <text:p>zürich_-_schipfe_-_brunbrücke_img_7438_shiftn.jpg</text:p>
          </table:table-cell>
          <table:table-cell office:value-type="string" calcext:value-type="string">
            <text:p>2011-06-15T21:43:55.000Z</text:p>
          </table:table-cell>
          <table:table-cell office:value-type="float" office:value="6253883" calcext:value-type="float">
            <text:p>6253883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-Heimatwerk_-_Limmatquai_IMG_7427_ShiftN.jpg</text:p>
          </table:table-cell>
          <table:table-cell table:formula="of:=LOWER([.A585])" office:value-type="string" office:string-value="zürich_-_schipfe-heimatwerk_-_limmatquai_img_7427_shiftn.jpg" calcext:value-type="string">
            <text:p>zürich_-_schipfe-heimatwerk_-_limmatquai_img_7427_shiftn.jpg</text:p>
          </table:table-cell>
          <table:table-cell office:value-type="string" calcext:value-type="string">
            <text:p>2010-01-20T21:08:03.000Z</text:p>
          </table:table-cell>
          <table:table-cell office:value-type="float" office:value="6252836" calcext:value-type="float">
            <text:p>6252836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-Heimatwerk_-_Limmatquai_IMG_7419_ShiftN.jpg</text:p>
          </table:table-cell>
          <table:table-cell table:formula="of:=LOWER([.A586])" office:value-type="string" office:string-value="zürich_-_schipfe-heimatwerk_-_limmatquai_img_7419_shiftn.jpg" calcext:value-type="string">
            <text:p>zürich_-_schipfe-heimatwerk_-_limmatquai_img_7419_shiftn.jpg</text:p>
          </table:table-cell>
          <table:table-cell office:value-type="string" calcext:value-type="string">
            <text:p>2011-06-15T21:47:58.000Z</text:p>
          </table:table-cell>
          <table:table-cell office:value-type="float" office:value="8692946" calcext:value-type="float">
            <text:p>8692946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-Heimatwerk_-_Limmatquai_IMG_7416_ShiftN.jpg</text:p>
          </table:table-cell>
          <table:table-cell table:formula="of:=LOWER([.A587])" office:value-type="string" office:string-value="zürich_-_schipfe-heimatwerk_-_limmatquai_img_7416_shiftn.jpg" calcext:value-type="string">
            <text:p>zürich_-_schipfe-heimatwerk_-_limmatquai_img_7416_shiftn.jpg</text:p>
          </table:table-cell>
          <table:table-cell office:value-type="string" calcext:value-type="string">
            <text:p>2011-06-15T21:46:22.000Z</text:p>
          </table:table-cell>
          <table:table-cell office:value-type="float" office:value="6467754" calcext:value-type="float">
            <text:p>6467754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-Heimatwerk_IMG_5509_ShiftN.jpg</text:p>
          </table:table-cell>
          <table:table-cell table:formula="of:=LOWER([.A588])" office:value-type="string" office:string-value="zürich_-_schipfe-heimatwerk_img_5509_shiftn.jpg" calcext:value-type="string">
            <text:p>zürich_-_schipfe-heimatwerk_img_5509_shiftn.jpg</text:p>
          </table:table-cell>
          <table:table-cell office:value-type="string" calcext:value-type="string">
            <text:p>2010-12-18T20:23:12.000Z</text:p>
          </table:table-cell>
          <table:table-cell office:value-type="float" office:value="3329776" calcext:value-type="float">
            <text:p>3329776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Heimatwerk_-_Waisenhaus_IMG_6153_ShiftN.jpg</text:p>
          </table:table-cell>
          <table:table-cell table:formula="of:=LOWER([.A589])" office:value-type="string" office:string-value="zürich_-_heimatwerk_-_waisenhaus_img_6153_shiftn.jpg" calcext:value-type="string">
            <text:p>zürich_-_heimatwerk_-_waisenhaus_img_6153_shiftn.jpg</text:p>
          </table:table-cell>
          <table:table-cell office:value-type="string" calcext:value-type="string">
            <text:p>2010-04-17T22:03:15.000Z</text:p>
          </table:table-cell>
          <table:table-cell office:value-type="float" office:value="2057015" calcext:value-type="float">
            <text:p>2057015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Ritz,_Raphael_-_Der_Mineraloge_-_1883.jpg</text:p>
          </table:table-cell>
          <table:table-cell table:formula="of:=LOWER([.A590])" office:value-type="string" office:string-value="ritz,_raphael_-_der_mineraloge_-_1883.jpg" calcext:value-type="string">
            <text:p>ritz,_raphael_-_der_mineraloge_-_1883.jpg</text:p>
          </table:table-cell>
          <table:table-cell office:value-type="string" calcext:value-type="string">
            <text:p>2010-06-15T07:41:17.000Z</text:p>
          </table:table-cell>
          <table:table-cell office:value-type="float" office:value="103422" calcext:value-type="float">
            <text:p>103422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-Heimatwerk_IMG_5512_ShiftN.jpg</text:p>
          </table:table-cell>
          <table:table-cell table:formula="of:=LOWER([.A591])" office:value-type="string" office:string-value="zürich_-_schipfe-heimatwerk_img_5512_shiftn.jpg" calcext:value-type="string">
            <text:p>zürich_-_schipfe-heimatwerk_img_5512_shiftn.jpg</text:p>
          </table:table-cell>
          <table:table-cell office:value-type="string" calcext:value-type="string">
            <text:p>2010-12-18T21:06:04.000Z</text:p>
          </table:table-cell>
          <table:table-cell office:value-type="float" office:value="2390555" calcext:value-type="float">
            <text:p>2390555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Nationalbank_-_Bahnhofstrasse_2011-08-02_15-03-42_ShiftN2.jpg</text:p>
          </table:table-cell>
          <table:table-cell table:formula="of:=LOWER([.A592])" office:value-type="string" office:string-value="nationalbank_-_bahnhofstrasse_2011-08-02_15-03-42_shiftn2.jpg" calcext:value-type="string">
            <text:p>nationalbank_-_bahnhofstrasse_2011-08-02_15-03-42_shiftn2.jpg</text:p>
          </table:table-cell>
          <table:table-cell office:value-type="string" calcext:value-type="string">
            <text:p>2011-08-02T20:14:36.000Z</text:p>
          </table:table-cell>
          <table:table-cell office:value-type="float" office:value="3050961" calcext:value-type="float">
            <text:p>3050961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hnhofstrasse_-_SNB_Zürich_&amp;_Heimatwerk_2012-09-18_15-28-22_(P7000).JPG</text:p>
          </table:table-cell>
          <table:table-cell table:formula="of:=LOWER([.A593])" office:value-type="string" office:string-value="bahnhofstrasse_-_snb_zürich_&amp;_heimatwerk_2012-09-18_15-28-22_(p7000).jpg" calcext:value-type="string">
            <text:p>bahnhofstrasse_-_snb_zürich_&amp;_heimatwerk_2012-09-18_15-28-22_(p7000).jpg</text:p>
          </table:table-cell>
          <table:table-cell office:value-type="string" calcext:value-type="string">
            <text:p>2012-09-18T18:50:48.000Z</text:p>
          </table:table-cell>
          <table:table-cell office:value-type="float" office:value="2810110" calcext:value-type="float">
            <text:p>2810110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Heimatwerk_-_Limmatquai_2011-06-15_12-32-26_ShiftN.jpg</text:p>
          </table:table-cell>
          <table:table-cell table:formula="of:=LOWER([.A594])" office:value-type="string" office:string-value="heimatwerk_-_limmatquai_2011-06-15_12-32-26_shiftn.jpg" calcext:value-type="string">
            <text:p>heimatwerk_-_limmatquai_2011-06-15_12-32-26_shiftn.jpg</text:p>
          </table:table-cell>
          <table:table-cell office:value-type="string" calcext:value-type="string">
            <text:p>2011-06-15T22:01:58.000Z</text:p>
          </table:table-cell>
          <table:table-cell office:value-type="float" office:value="8881111" calcext:value-type="float">
            <text:p>8881111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hnhofstrasse_Zürich_-_Bürkliplatz-SNB_2010-09-21_15-05-52.JPG</text:p>
          </table:table-cell>
          <table:table-cell table:formula="of:=LOWER([.A595])" office:value-type="string" office:string-value="bahnhofstrasse_zürich_-_bürkliplatz-snb_2010-09-21_15-05-52.jpg" calcext:value-type="string">
            <text:p>bahnhofstrasse_zürich_-_bürkliplatz-snb_2010-09-21_15-05-52.jpg</text:p>
          </table:table-cell>
          <table:table-cell office:value-type="string" calcext:value-type="string">
            <text:p>2010-09-21T21:16:21.000Z</text:p>
          </table:table-cell>
          <table:table-cell office:value-type="float" office:value="6766030" calcext:value-type="float">
            <text:p>6766030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2013_Sechseläuten_-_Gesellschaft_zu_Fraumünster_-_Musikkorps_-_Schweizer_Heimatwerk_und_Urania-Sternwarte_2013-04-15_14-55-41.JPG</text:p>
          </table:table-cell>
          <table:table-cell table:formula="of:=LOWER([.A596])" office:value-type="string" office:string-value="2013_sechseläuten_-_gesellschaft_zu_fraumünster_-_musikkorps_-_schweizer_heimatwerk_und_urania-sternwarte_2013-04-15_14-55-41.jpg" calcext:value-type="string">
            <text:p>2013_sechseläuten_-_gesellschaft_zu_fraumünster_-_musikkorps_-_schweizer_heimatwerk_und_urania-sternwarte_2013-04-15_14-55-41.jpg</text:p>
          </table:table-cell>
          <table:table-cell office:value-type="string" calcext:value-type="string">
            <text:p>2013-04-17T18:13:15.000Z</text:p>
          </table:table-cell>
          <table:table-cell office:value-type="float" office:value="2799743" calcext:value-type="float">
            <text:p>2799743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Heimatwerk_Hartung02.JPG</text:p>
          </table:table-cell>
          <table:table-cell table:formula="of:=LOWER([.A597])" office:value-type="string" office:string-value="heimatwerk_hartung02.jpg" calcext:value-type="string">
            <text:p>heimatwerk_hartung02.jpg</text:p>
          </table:table-cell>
          <table:table-cell office:value-type="string" calcext:value-type="string">
            <text:p>2013-07-16T12:39:21.000Z</text:p>
          </table:table-cell>
          <table:table-cell office:value-type="float" office:value="1200760" calcext:value-type="float">
            <text:p>1200760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Switzerland-Schweizer-Heimatwerk-01.jpg</text:p>
          </table:table-cell>
          <table:table-cell table:formula="of:=LOWER([.A598])" office:value-type="string" office:string-value="zürich_switzerland-schweizer-heimatwerk-01.jpg" calcext:value-type="string">
            <text:p>zürich_switzerland-schweizer-heimatwerk-01.jpg</text:p>
          </table:table-cell>
          <table:table-cell office:value-type="string" calcext:value-type="string">
            <text:p>2016-05-29T06:03:16.000Z</text:p>
          </table:table-cell>
          <table:table-cell office:value-type="float" office:value="9949636" calcext:value-type="float">
            <text:p>9949636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hnhofstrasse_-_SNB_Zürich_&amp;_Heimatwerk_2012-09-18_15-27-04_(P7000).JPG</text:p>
          </table:table-cell>
          <table:table-cell table:formula="of:=LOWER([.A599])" office:value-type="string" office:string-value="bahnhofstrasse_-_snb_zürich_&amp;_heimatwerk_2012-09-18_15-27-04_(p7000).jpg" calcext:value-type="string">
            <text:p>bahnhofstrasse_-_snb_zürich_&amp;_heimatwerk_2012-09-18_15-27-04_(p7000).jpg</text:p>
          </table:table-cell>
          <table:table-cell office:value-type="string" calcext:value-type="string">
            <text:p>2012-09-18T18:50:03.000Z</text:p>
          </table:table-cell>
          <table:table-cell office:value-type="float" office:value="2103064" calcext:value-type="float">
            <text:p>2103064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sel_2012-10-02_Mattes_(97).JPG</text:p>
          </table:table-cell>
          <table:table-cell table:formula="of:=LOWER([.A600])" office:value-type="string" office:string-value="basel_2012-10-02_mattes_(97).jpg" calcext:value-type="string">
            <text:p>basel_2012-10-02_mattes_(97).jpg</text:p>
          </table:table-cell>
          <table:table-cell office:value-type="string" calcext:value-type="string">
            <text:p>2012-10-02T20:41:18.000Z</text:p>
          </table:table-cell>
          <table:table-cell office:value-type="float" office:value="3707228" calcext:value-type="float">
            <text:p>3707228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Heimatwerk_-_Sihlbühl_IMG_6155_ShiftN.jpg</text:p>
          </table:table-cell>
          <table:table-cell table:formula="of:=LOWER([.A601])" office:value-type="string" office:string-value="zürich_-_heimatwerk_-_sihlbühl_img_6155_shiftn.jpg" calcext:value-type="string">
            <text:p>zürich_-_heimatwerk_-_sihlbühl_img_6155_shiftn.jpg</text:p>
          </table:table-cell>
          <table:table-cell office:value-type="string" calcext:value-type="string">
            <text:p>2010-04-17T22:02:13.000Z</text:p>
          </table:table-cell>
          <table:table-cell office:value-type="float" office:value="2295647" calcext:value-type="float">
            <text:p>2295647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Schipfe_-_Mühlesteig_IMG_6382.JPG</text:p>
          </table:table-cell>
          <table:table-cell table:formula="of:=LOWER([.A602])" office:value-type="string" office:string-value="zürich_-_schipfe_-_mühlesteig_img_6382.jpg" calcext:value-type="string">
            <text:p>zürich_-_schipfe_-_mühlesteig_img_6382.jpg</text:p>
          </table:table-cell>
          <table:table-cell office:value-type="string" calcext:value-type="string">
            <text:p>2010-01-12T15:29:45.000Z</text:p>
          </table:table-cell>
          <table:table-cell office:value-type="float" office:value="4481812" calcext:value-type="float">
            <text:p>4481812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Heimatwerk_Hartung.JPG</text:p>
          </table:table-cell>
          <table:table-cell table:formula="of:=LOWER([.A603])" office:value-type="string" office:string-value="heimatwerk_hartung.jpg" calcext:value-type="string">
            <text:p>heimatwerk_hartung.jpg</text:p>
          </table:table-cell>
          <table:table-cell office:value-type="string" calcext:value-type="string">
            <text:p>2013-07-16T12:39:21.000Z</text:p>
          </table:table-cell>
          <table:table-cell office:value-type="float" office:value="1181962" calcext:value-type="float">
            <text:p>1181962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table:formula="of:=LOWER([.A604])" office:value-type="string" office:string-value="zürich_-_lindenhof_-_stützmauer_img_1382.jpg" calcext:value-type="string">
            <text:p>zürich_-_lindenhof_-_stützmauer_img_1382.jpg</text:p>
          </table:table-cell>
          <table:table-cell office:value-type="string" calcext:value-type="string">
            <text:p>2011-06-15T21:37:40.000Z</text:p>
          </table:table-cell>
          <table:table-cell office:value-type="float" office:value="9769149" calcext:value-type="float">
            <text:p>9769149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Basel_2012-10-06_Batch_Part_1_(13).JPG</text:p>
          </table:table-cell>
          <table:table-cell table:formula="of:=LOWER([.A605])" office:value-type="string" office:string-value="basel_2012-10-06_batch_part_1_(13).jpg" calcext:value-type="string">
            <text:p>basel_2012-10-06_batch_part_1_(13).jpg</text:p>
          </table:table-cell>
          <table:table-cell office:value-type="string" calcext:value-type="string">
            <text:p>2012-10-09T09:04:28.000Z</text:p>
          </table:table-cell>
          <table:table-cell office:value-type="float" office:value="3307868" calcext:value-type="float">
            <text:p>3307868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SchweizerHeimatwerk.png</text:p>
          </table:table-cell>
          <table:table-cell table:formula="of:=LOWER([.A606])" office:value-type="string" office:string-value="schweizerheimatwerk.png" calcext:value-type="string">
            <text:p>schweizerheimatwerk.png</text:p>
          </table:table-cell>
          <table:table-cell office:value-type="string" calcext:value-type="string">
            <text:p>2015-05-24T21:18:19.000Z</text:p>
          </table:table-cell>
          <table:table-cell office:value-type="float" office:value="11168" calcext:value-type="float">
            <text:p>11168</text:p>
          </table:table-cell>
          <table:table-cell office:value-type="string" calcext:value-type="string">
            <text:p>Schweizer_Heimatwerk</text:p>
          </table:table-cell>
        </table:table-row>
        <table:table-row table:style-name="ro1">
          <table:table-cell office:value-type="string" calcext:value-type="string">
            <text:p>Richterswil_Seestr72b.JPG</text:p>
          </table:table-cell>
          <table:table-cell table:formula="of:=LOWER([.A607])" office:value-type="string" office:string-value="richterswil_seestr72b.jpg" calcext:value-type="string">
            <text:p>richterswil_seestr72b.jpg</text:p>
          </table:table-cell>
          <table:table-cell office:value-type="string" calcext:value-type="string">
            <text:p>2013-06-27T08:01:18.000Z</text:p>
          </table:table-cell>
          <table:table-cell office:value-type="float" office:value="1307171" calcext:value-type="float">
            <text:p>1307171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-_Zürichsee_-_ZSG_Panta_Rhei_2012-10-02_15-57-33.JPG</text:p>
          </table:table-cell>
          <table:table-cell table:formula="of:=LOWER([.A608])" office:value-type="string" office:string-value="richterswil_-_zürichsee_-_zsg_panta_rhei_2012-10-02_15-57-33.jpg" calcext:value-type="string">
            <text:p>richterswil_-_zürichsee_-_zsg_panta_rhei_2012-10-02_15-57-33.jpg</text:p>
          </table:table-cell>
          <table:table-cell office:value-type="string" calcext:value-type="string">
            <text:p>2012-10-02T20:08:57.000Z</text:p>
          </table:table-cell>
          <table:table-cell office:value-type="float" office:value="5398556" calcext:value-type="float">
            <text:p>5398556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-_Zürichsee_2010-08-11_17-47-06.JPG</text:p>
          </table:table-cell>
          <table:table-cell table:formula="of:=LOWER([.A609])" office:value-type="string" office:string-value="richterswil_-_zürichsee_2010-08-11_17-47-06.jpg" calcext:value-type="string">
            <text:p>richterswil_-_zürichsee_2010-08-11_17-47-06.jpg</text:p>
          </table:table-cell>
          <table:table-cell office:value-type="string" calcext:value-type="string">
            <text:p>2010-08-29T19:57:47.000Z</text:p>
          </table:table-cell>
          <table:table-cell office:value-type="float" office:value="6551478" calcext:value-type="float">
            <text:p>6551478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-_Zürichsee_2010-08-11_17-46-44.JPG</text:p>
          </table:table-cell>
          <table:table-cell table:formula="of:=LOWER([.A610])" office:value-type="string" office:string-value="richterswil_-_zürichsee_2010-08-11_17-46-44.jpg" calcext:value-type="string">
            <text:p>richterswil_-_zürichsee_2010-08-11_17-46-44.jpg</text:p>
          </table:table-cell>
          <table:table-cell office:value-type="string" calcext:value-type="string">
            <text:p>2010-08-29T19:57:21.000Z</text:p>
          </table:table-cell>
          <table:table-cell office:value-type="float" office:value="6380157" calcext:value-type="float">
            <text:p>6380157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72.JPG</text:p>
          </table:table-cell>
          <table:table-cell table:formula="of:=LOWER([.A611])" office:value-type="string" office:string-value="richterswil_seestr72.jpg" calcext:value-type="string">
            <text:p>richterswil_seestr72.jpg</text:p>
          </table:table-cell>
          <table:table-cell office:value-type="string" calcext:value-type="string">
            <text:p>2013-06-27T07:40:55.000Z</text:p>
          </table:table-cell>
          <table:table-cell office:value-type="float" office:value="1397018" calcext:value-type="float">
            <text:p>1397018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Mülenen_West.JPG</text:p>
          </table:table-cell>
          <table:table-cell table:formula="of:=LOWER([.A612])" office:value-type="string" office:string-value="richterswil_mülenen_west.jpg" calcext:value-type="string">
            <text:p>richterswil_mülenen_west.jpg</text:p>
          </table:table-cell>
          <table:table-cell office:value-type="string" calcext:value-type="string">
            <text:p>2013-10-17T06:08:13.000Z</text:p>
          </table:table-cell>
          <table:table-cell office:value-type="float" office:value="1512139" calcext:value-type="float">
            <text:p>1512139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72bei.JPG</text:p>
          </table:table-cell>
          <table:table-cell table:formula="of:=LOWER([.A613])" office:value-type="string" office:string-value="richterswil_seestr72bei.jpg" calcext:value-type="string">
            <text:p>richterswil_seestr72bei.jpg</text:p>
          </table:table-cell>
          <table:table-cell office:value-type="string" calcext:value-type="string">
            <text:p>2013-06-27T07:41:01.000Z</text:p>
          </table:table-cell>
          <table:table-cell office:value-type="float" office:value="1329566" calcext:value-type="float">
            <text:p>1329566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78.JPG</text:p>
          </table:table-cell>
          <table:table-cell table:formula="of:=LOWER([.A614])" office:value-type="string" office:string-value="richterswil_seestr78.jpg" calcext:value-type="string">
            <text:p>richterswil_seestr78.jpg</text:p>
          </table:table-cell>
          <table:table-cell office:value-type="string" calcext:value-type="string">
            <text:p>2013-06-27T07:40:59.000Z</text:p>
          </table:table-cell>
          <table:table-cell office:value-type="float" office:value="1069865" calcext:value-type="float">
            <text:p>1069865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asse_72.JPG</text:p>
          </table:table-cell>
          <table:table-cell table:formula="of:=LOWER([.A615])" office:value-type="string" office:string-value="richterswil_seestrasse_72.jpg" calcext:value-type="string">
            <text:p>richterswil_seestrasse_72.jpg</text:p>
          </table:table-cell>
          <table:table-cell office:value-type="string" calcext:value-type="string">
            <text:p>2013-10-17T06:08:13.000Z</text:p>
          </table:table-cell>
          <table:table-cell office:value-type="float" office:value="1436515" calcext:value-type="float">
            <text:p>1436515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72be.JPG</text:p>
          </table:table-cell>
          <table:table-cell table:formula="of:=LOWER([.A616])" office:value-type="string" office:string-value="richterswil_seestr72be.jpg" calcext:value-type="string">
            <text:p>richterswil_seestr72be.jpg</text:p>
          </table:table-cell>
          <table:table-cell office:value-type="string" calcext:value-type="string">
            <text:p>2013-06-27T08:28:20.000Z</text:p>
          </table:table-cell>
          <table:table-cell office:value-type="float" office:value="950899" calcext:value-type="float">
            <text:p>950899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76.JPG</text:p>
          </table:table-cell>
          <table:table-cell table:formula="of:=LOWER([.A617])" office:value-type="string" office:string-value="richterswil_seestr76.jpg" calcext:value-type="string">
            <text:p>richterswil_seestr76.jpg</text:p>
          </table:table-cell>
          <table:table-cell office:value-type="string" calcext:value-type="string">
            <text:p>2013-06-27T07:40:59.000Z</text:p>
          </table:table-cell>
          <table:table-cell office:value-type="float" office:value="1489953" calcext:value-type="float">
            <text:p>1489953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10.JPG</text:p>
          </table:table-cell>
          <table:table-cell table:formula="of:=LOWER([.A618])" office:value-type="string" office:string-value="richterswil.4510.jpg" calcext:value-type="string">
            <text:p>richterswil.4510.jpg</text:p>
          </table:table-cell>
          <table:table-cell office:value-type="string" calcext:value-type="string">
            <text:p>2014-10-04T14:34:11.000Z</text:p>
          </table:table-cell>
          <table:table-cell office:value-type="float" office:value="756818" calcext:value-type="float">
            <text:p>756818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20.JPG</text:p>
          </table:table-cell>
          <table:table-cell table:formula="of:=LOWER([.A619])" office:value-type="string" office:string-value="richterswil.4520.jpg" calcext:value-type="string">
            <text:p>richterswil.4520.jpg</text:p>
          </table:table-cell>
          <table:table-cell office:value-type="string" calcext:value-type="string">
            <text:p>2014-10-04T14:40:59.000Z</text:p>
          </table:table-cell>
          <table:table-cell office:value-type="float" office:value="875549" calcext:value-type="float">
            <text:p>875549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07.JPG</text:p>
          </table:table-cell>
          <table:table-cell table:formula="of:=LOWER([.A620])" office:value-type="string" office:string-value="richterswil.4507.jpg" calcext:value-type="string">
            <text:p>richterswil.4507.jpg</text:p>
          </table:table-cell>
          <table:table-cell office:value-type="string" calcext:value-type="string">
            <text:p>2014-10-04T14:55:17.000Z</text:p>
          </table:table-cell>
          <table:table-cell office:value-type="float" office:value="899922" calcext:value-type="float">
            <text:p>899922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_72bei.JPG</text:p>
          </table:table-cell>
          <table:table-cell table:formula="of:=LOWER([.A621])" office:value-type="string" office:string-value="richterswil_seestr_72bei.jpg" calcext:value-type="string">
            <text:p>richterswil_seestr_72bei.jpg</text:p>
          </table:table-cell>
          <table:table-cell office:value-type="string" calcext:value-type="string">
            <text:p>2013-10-17T06:40:43.000Z</text:p>
          </table:table-cell>
          <table:table-cell office:value-type="float" office:value="1660597" calcext:value-type="float">
            <text:p>1660597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_74.JPG</text:p>
          </table:table-cell>
          <table:table-cell table:formula="of:=LOWER([.A622])" office:value-type="string" office:string-value="richterswil_seestr_74.jpg" calcext:value-type="string">
            <text:p>richterswil_seestr_74.jpg</text:p>
          </table:table-cell>
          <table:table-cell office:value-type="string" calcext:value-type="string">
            <text:p>2013-10-17T06:08:13.000Z</text:p>
          </table:table-cell>
          <table:table-cell office:value-type="float" office:value="1962659" calcext:value-type="float">
            <text:p>1962659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_Seestrasse_72b.JPG</text:p>
          </table:table-cell>
          <table:table-cell table:formula="of:=LOWER([.A623])" office:value-type="string" office:string-value="richterswil_seestrasse_72b.jpg" calcext:value-type="string">
            <text:p>richterswil_seestrasse_72b.jpg</text:p>
          </table:table-cell>
          <table:table-cell office:value-type="string" calcext:value-type="string">
            <text:p>2013-10-17T06:40:42.000Z</text:p>
          </table:table-cell>
          <table:table-cell office:value-type="float" office:value="1408936" calcext:value-type="float">
            <text:p>1408936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23.JPG</text:p>
          </table:table-cell>
          <table:table-cell table:formula="of:=LOWER([.A624])" office:value-type="string" office:string-value="richterswil.4523.jpg" calcext:value-type="string">
            <text:p>richterswil.4523.jpg</text:p>
          </table:table-cell>
          <table:table-cell office:value-type="string" calcext:value-type="string">
            <text:p>2014-10-04T14:41:02.000Z</text:p>
          </table:table-cell>
          <table:table-cell office:value-type="float" office:value="1010164" calcext:value-type="float">
            <text:p>1010164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13.JPG</text:p>
          </table:table-cell>
          <table:table-cell table:formula="of:=LOWER([.A625])" office:value-type="string" office:string-value="richterswil.4513.jpg" calcext:value-type="string">
            <text:p>richterswil.4513.jpg</text:p>
          </table:table-cell>
          <table:table-cell office:value-type="string" calcext:value-type="string">
            <text:p>2014-10-04T14:40:59.000Z</text:p>
          </table:table-cell>
          <table:table-cell office:value-type="float" office:value="742547" calcext:value-type="float">
            <text:p>742547</text:p>
          </table:table-cell>
          <table:table-cell office:value-type="string" calcext:value-type="string">
            <text:p>Mülenen_(Richterswil)</text:p>
          </table:table-cell>
        </table:table-row>
        <table:table-row table:style-name="ro1">
          <table:table-cell office:value-type="string" calcext:value-type="string">
            <text:p>Richterswil.4517.JPG</text:p>
          </table:table-cell>
          <table:table-cell table:formula="of:=LOWER([.A626])" office:value-type="string" office:string-value="richterswil.4517.jpg" calcext:value-type="string">
            <text:p>richterswil.4517.jpg</text:p>
          </table:table-cell>
          <table:table-cell office:value-type="string" calcext:value-type="string">
            <text:p>2014-10-04T14:40:59.000Z</text:p>
          </table:table-cell>
          <table:table-cell office:value-type="float" office:value="643319" calcext:value-type="float">
            <text:p>643319</text:p>
          </table:table-cell>
          <table:table-cell office:value-type="string" calcext:value-type="string">
            <text:p>Mülenen_(Richterswil)</text:p>
          </table:table-cell>
        </table:table-row>
      </table:table>
      <table:table table:name="most used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terini_zürich_city.jpg</text:p>
          </table:table-cell>
          <table:table-cell table:formula="of:=VLOOKUP([.A2];[file.A1:.E626];4;1)" office:value-type="float" office:value="788866" calcext:value-type="float">
            <text:p>788866</text:p>
          </table:table-cell>
          <table:table-cell table:formula="of:=VLOOKUP([.A2];[file.A1:.E626];3;1)" office:value-type="string" office:string-value="2008-04-01T05:27:16.000Z" calcext:value-type="string">
            <text:p>2008-04-01T05:27:16.000Z</text:p>
          </table:table-cell>
          <table:table-cell office:value-type="float" office:value="2008" calcext:value-type="float">
            <text:p>2008</text:p>
          </table:table-cell>
          <table:table-cell table:formula="of:=VLOOKUP([.A2];[file.A1:.E626];5;1)" office:value-type="string" office:string-value="Historical_images_of_Rathausbrücke_Zürich" calcext:value-type="string">
            <text:p>Historical_images_of_Rathausbrücke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dert_jahre_bilder_aus_der_stadt_zürich_-_das_polytechnikum_1865.jpg</text:p>
          </table:table-cell>
          <table:table-cell table:formula="of:=VLOOKUP([.A3];[file.A2:.E627];4;1)" office:value-type="float" office:value="110242" calcext:value-type="float">
            <text:p>110242</text:p>
          </table:table-cell>
          <table:table-cell table:formula="of:=VLOOKUP([.A3];[file.A2:.E627];3;1)" office:value-type="string" office:string-value="2010-02-27T00:29:38.000Z" calcext:value-type="string">
            <text:p>2010-02-27T00:29:38.000Z</text:p>
          </table:table-cell>
          <table:table-cell office:value-type="float" office:value="2010" calcext:value-type="float">
            <text:p>2010</text:p>
          </table:table-cell>
          <table:table-cell table:formula="of:=VLOOKUP([.A3];[file.A2:.E627];5;1)" office:value-type="string" office:string-value="Historical_images_of_buildings_in_Zürich" calcext:value-type="string">
            <text:p>Historical_images_of_buildings_in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zessionsachse_murerplan.jpg</text:p>
          </table:table-cell>
          <table:table-cell table:formula="of:=VLOOKUP([.A4];[file.A3:.E628];4;1)" office:value-type="float" office:value="594863" calcext:value-type="float">
            <text:p>594863</text:p>
          </table:table-cell>
          <table:table-cell table:formula="of:=VLOOKUP([.A4];[file.A3:.E628];3;1)" office:value-type="string" office:string-value="2006-04-19T14:21:46.000Z" calcext:value-type="string">
            <text:p>2006-04-19T14:21:46.000Z</text:p>
          </table:table-cell>
          <table:table-cell office:value-type="float" office:value="2006" calcext:value-type="float">
            <text:p>2006</text:p>
          </table:table-cell>
          <table:table-cell table:formula="of:=VLOOKUP([.A4];[file.A3:.E628];5;1)" office:value-type="string" office:string-value="Historical_images_of_Münsterbrücke_Zürich" calcext:value-type="string">
            <text:p>Historical_images_of_Münsterbrücke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ruction_of_icons_in_zurich_1524.jpg</text:p>
          </table:table-cell>
          <table:table-cell table:formula="of:=VLOOKUP([.A5];[file.A4:.E629];4;1)" office:value-type="float" office:value="1338249" calcext:value-type="float">
            <text:p>1338249</text:p>
          </table:table-cell>
          <table:table-cell table:formula="of:=VLOOKUP([.A5];[file.A4:.E629];3;1)" office:value-type="string" office:string-value="2010-11-28T02:55:36.000Z" calcext:value-type="string">
            <text:p>2010-11-28T02:55:36.000Z</text:p>
          </table:table-cell>
          <table:table-cell office:value-type="float" office:value="2010" calcext:value-type="float">
            <text:p>2010</text:p>
          </table:table-cell>
          <table:table-cell table:formula="of:=VLOOKUP([.A5];[file.A4:.E629];5;1)" office:value-type="string" office:string-value="Historical_images_of_Wasserkirche,_Zürich" calcext:value-type="string">
            <text:p>Historical_images_of_Wasserkirche,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nwegtor.jpg</text:p>
          </table:table-cell>
          <table:table-cell table:formula="of:=VLOOKUP([.A6];[file.A5:.E630];4;1)" office:value-type="float" office:value="380879" calcext:value-type="float">
            <text:p>380879</text:p>
          </table:table-cell>
          <table:table-cell table:formula="of:=VLOOKUP([.A6];[file.A5:.E630];3;1)" office:value-type="string" office:string-value="2008-03-13T09:52:58.000Z" calcext:value-type="string">
            <text:p>2008-03-13T09:52:58.000Z</text:p>
          </table:table-cell>
          <table:table-cell office:value-type="float" office:value="2008" calcext:value-type="float">
            <text:p>2008</text:p>
          </table:table-cell>
          <table:table-cell table:formula="of:=VLOOKUP([.A6];[file.A5:.E630];5;1)" office:value-type="string" office:string-value="Rennwegtor" calcext:value-type="string">
            <text:p>Rennweg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_fraumuenster.jpg</text:p>
          </table:table-cell>
          <table:table-cell table:formula="of:=VLOOKUP([.A7];[file.A6:.E631];4;1)" office:value-type="float" office:value="1056174" calcext:value-type="float">
            <text:p>1056174</text:p>
          </table:table-cell>
          <table:table-cell table:formula="of:=VLOOKUP([.A7];[file.A6:.E631];3;1)" office:value-type="string" office:string-value="2006-04-05T11:20:32.000Z" calcext:value-type="string">
            <text:p>2006-04-05T11:20:32.000Z</text:p>
          </table:table-cell>
          <table:table-cell office:value-type="float" office:value="2006" calcext:value-type="float">
            <text:p>2006</text:p>
          </table:table-cell>
          <table:table-cell table:formula="of:=VLOOKUP([.A7];[file.A6:.E631];5;1)" office:value-type="string" office:string-value="Historical_images_of_Kornhaus,_Zürich" calcext:value-type="string">
            <text:p>Historical_images_of_Kornhaus,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tralbibliothek_zürich_-_zürich_bahnhofplatz_-_000006617_1.jpg</text:p>
          </table:table-cell>
          <table:table-cell table:style-name="ce1" table:formula="of:=VLOOKUP([.A8];[file.A7:.E632];4;1)" office:value-type="float" office:value="2976084" calcext:value-type="float">
            <text:p>2976084</text:p>
          </table:table-cell>
          <table:table-cell table:style-name="ce1" table:formula="of:=VLOOKUP([.A8];[file.A7:.E632];3;1)" office:value-type="string" office:string-value="2013-03-22T10:19:43.000Z" calcext:value-type="string">
            <text:p>2013-03-22T10:19:43.000Z</text:p>
          </table:table-cell>
          <table:table-cell office:value-type="float" office:value="2013" calcext:value-type="float">
            <text:p>2013</text:p>
          </table:table-cell>
          <table:table-cell table:formula="of:=VLOOKUP([.A8];[file.A7:.E632];5;1)" office:value-type="string" office:string-value="Historical_black_and_white_photographs_of_Zürich_Main_Station" calcext:value-type="string">
            <text:p>Historical_black_and_white_photographs_of_Zürich_Main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liberger_elgg_1740.jpg</text:p>
          </table:table-cell>
          <table:table-cell table:formula="of:=VLOOKUP([.A9];[file.A8:.E633];4;1)" office:value-type="float" office:value="1291944" calcext:value-type="float">
            <text:p>1291944</text:p>
          </table:table-cell>
          <table:table-cell table:formula="of:=VLOOKUP([.A9];[file.A8:.E633];3;1)" office:value-type="string" office:string-value="2008-04-06T07:49:21.000Z" calcext:value-type="string">
            <text:p>2008-04-06T07:49:21.000Z</text:p>
          </table:table-cell>
          <table:table-cell office:value-type="float" office:value="2008" calcext:value-type="float">
            <text:p>2008</text:p>
          </table:table-cell>
          <table:table-cell table:formula="of:=VLOOKUP([.A9];[file.A8:.E633];5;1)" office:value-type="string" office:string-value="Eigentliche_Vorstellung_der_Adelichen_Schlösser_im_Zürich_Gebieth" calcext:value-type="string">
            <text:p>Eigentliche_Vorstellung_der_Adelichen_Schlösser_im_Zürich_Gebi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haus_zuerich1780.jpg</text:p>
          </table:table-cell>
          <table:table-cell table:formula="of:=VLOOKUP([.A10];[file.A9:.E634];4;1)" office:value-type="float" office:value="6355824" calcext:value-type="float">
            <text:p>6355824</text:p>
          </table:table-cell>
          <table:table-cell table:formula="of:=VLOOKUP([.A10];[file.A9:.E634];3;1)" office:value-type="string" office:string-value="2009-10-20T08:03:05.000Z" calcext:value-type="string">
            <text:p>2009-10-20T08:03:05.000Z</text:p>
          </table:table-cell>
          <table:table-cell office:value-type="float" office:value="2009" calcext:value-type="float">
            <text:p>2009</text:p>
          </table:table-cell>
          <table:table-cell table:formula="of:=VLOOKUP([.A10];[file.A9:.E634];5;1)" office:value-type="string" office:string-value="Historical_images_of_Rathaus_Zürich" calcext:value-type="string">
            <text:p>Historical_images_of_Rathaus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ensberg_-_ulrich_von_regensberg_20100524_18-27-34_shiftn.jpg</text:p>
          </table:table-cell>
          <table:table-cell table:formula="of:=VLOOKUP([.A11];[file.A10:.E635];4;1)" office:value-type="float" office:value="3819734" calcext:value-type="float">
            <text:p>3819734</text:p>
          </table:table-cell>
          <table:table-cell table:formula="of:=VLOOKUP([.A11];[file.A10:.E635];3;1)" office:value-type="string" office:string-value="2010-05-25T00:03:40.000Z" calcext:value-type="string">
            <text:p>2010-05-25T00:03:40.000Z</text:p>
          </table:table-cell>
          <table:table-cell office:value-type="float" office:value="2010" calcext:value-type="float">
            <text:p>2010</text:p>
          </table:table-cell>
          <table:table-cell table:formula="of:=VLOOKUP([.A11];[file.A10:.E635];5;1)" office:value-type="string" office:string-value="Kloster_Oetenbach" calcext:value-type="string">
            <text:p>Kloster_Oetenb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haussaal_zuerich.jpg</text:p>
          </table:table-cell>
          <table:table-cell table:formula="of:=VLOOKUP([.A12];[file.A11:.E636];4;1)" office:value-type="float" office:value="1240673" calcext:value-type="float">
            <text:p>1240673</text:p>
          </table:table-cell>
          <table:table-cell table:formula="of:=VLOOKUP([.A12];[file.A11:.E636];3;1)" office:value-type="string" office:string-value="2007-05-31T12:25:53.000Z" calcext:value-type="string">
            <text:p>2007-05-31T12:25:53.000Z</text:p>
          </table:table-cell>
          <table:table-cell office:value-type="float" office:value="2007" calcext:value-type="float">
            <text:p>2007</text:p>
          </table:table-cell>
          <table:table-cell table:formula="of:=VLOOKUP([.A12];[file.A11:.E636];5;1)" office:value-type="string" office:string-value="Historical_images_of_Rathaus_Zürich" calcext:value-type="string">
            <text:p>Historical_images_of_Rathaus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liberger_kyburg1740.jpg</text:p>
          </table:table-cell>
          <table:table-cell table:formula="of:=VLOOKUP([.A13];[file.A12:.E637];4;1)" office:value-type="float" office:value="1236757" calcext:value-type="float">
            <text:p>1236757</text:p>
          </table:table-cell>
          <table:table-cell table:formula="of:=VLOOKUP([.A13];[file.A12:.E637];3;1)" office:value-type="string" office:string-value="2008-04-05T09:40:34.000Z" calcext:value-type="string">
            <text:p>2008-04-05T09:40:34.000Z</text:p>
          </table:table-cell>
          <table:table-cell office:value-type="float" office:value="2008" calcext:value-type="float">
            <text:p>2008</text:p>
          </table:table-cell>
          <table:table-cell table:formula="of:=VLOOKUP([.A13];[file.A12:.E637];5;1)" office:value-type="string" office:string-value="Vorstellung_Loblichen_Standts_Zürich_Schlösser_oder_so_genante_Ausere_Vogteyen" calcext:value-type="string">
            <text:p>Vorstellung_Loblichen_Standts_Zürich_Schlösser_oder_so_genante_Ausere_Vogtey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bullinger.jpg</text:p>
          </table:table-cell>
          <table:table-cell table:formula="of:=VLOOKUP([.A14];[file.A13:.E638];4;1)" office:value-type="float" office:value="1230385" calcext:value-type="float">
            <text:p>1230385</text:p>
          </table:table-cell>
          <table:table-cell table:formula="of:=VLOOKUP([.A14];[file.A13:.E638];3;1)" office:value-type="string" office:string-value="2008-03-25T16:36:57.000Z" calcext:value-type="string">
            <text:p>2008-03-25T16:36:57.000Z</text:p>
          </table:table-cell>
          <table:table-cell office:value-type="float" office:value="2008" calcext:value-type="float">
            <text:p>2008</text:p>
          </table:table-cell>
          <table:table-cell table:formula="of:=VLOOKUP([.A14];[file.A13:.E638];5;1)" office:value-type="string" office:string-value="Wellenberg" calcext:value-type="string">
            <text:p>Wellenb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-_oerlikon_-_gygerkarte_1667.jpg</text:p>
          </table:table-cell>
          <table:table-cell table:formula="of:=VLOOKUP([.A15];[file.A14:.E639];4;1)" office:value-type="float" office:value="388169" calcext:value-type="float">
            <text:p>388169</text:p>
          </table:table-cell>
          <table:table-cell table:formula="of:=VLOOKUP([.A15];[file.A14:.E639];3;1)" office:value-type="string" office:string-value="2008-09-20T00:24:10.000Z" calcext:value-type="string">
            <text:p>2008-09-20T00:24:10.000Z</text:p>
          </table:table-cell>
          <table:table-cell office:value-type="float" office:value="2008" calcext:value-type="float">
            <text:p>2008</text:p>
          </table:table-cell>
          <table:table-cell table:formula="of:=VLOOKUP([.A15];[file.A14:.E639];5;1)" office:value-type="string" office:string-value="Kloster_St._Martin_(Zürich)" calcext:value-type="string">
            <text:p>Kloster_St._Martin_(Zürich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komotive_rhein_1867.jpg</text:p>
          </table:table-cell>
          <table:table-cell table:formula="of:=VLOOKUP([.A16];[file.A15:.E640];4;1)" office:value-type="float" office:value="581159" calcext:value-type="float">
            <text:p>581159</text:p>
          </table:table-cell>
          <table:table-cell table:formula="of:=VLOOKUP([.A16];[file.A15:.E640];3;1)" office:value-type="string" office:string-value="2008-09-28T09:52:31.000Z" calcext:value-type="string">
            <text:p>2008-09-28T09:52:31.000Z</text:p>
          </table:table-cell>
          <table:table-cell office:value-type="float" office:value="2008" calcext:value-type="float">
            <text:p>2008</text:p>
          </table:table-cell>
          <table:table-cell table:formula="of:=VLOOKUP([.A16];[file.A15:.E640];5;1)" office:value-type="string" office:string-value="Historical_black_and_white_photographs_of_Zürich_Main_Station" calcext:value-type="string">
            <text:p>Historical_black_and_white_photographs_of_Zürich_Main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p_provisorium.jpg</text:p>
          </table:table-cell>
          <table:table-cell table:style-name="ce1" table:formula="of:=VLOOKUP([.A17];[file.A16:.E641];4;1)" office:value-type="float" office:value="8545266" calcext:value-type="float">
            <text:p>8545266</text:p>
          </table:table-cell>
          <table:table-cell table:style-name="ce1" table:formula="of:=VLOOKUP([.A17];[file.A16:.E641];3;1)" office:value-type="string" office:string-value="2016-07-31T05:10:34.000Z" calcext:value-type="string">
            <text:p>2016-07-31T05:10:34.000Z</text:p>
          </table:table-cell>
          <table:table-cell office:value-type="float" office:value="2016" calcext:value-type="float">
            <text:p>2016</text:p>
          </table:table-cell>
          <table:table-cell table:formula="of:=VLOOKUP([.A17];[file.A16:.E641];5;1)" office:value-type="string" office:string-value="Papierwerd" calcext:value-type="string">
            <text:p>Papierw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terini_limmatraum.jpg</text:p>
          </table:table-cell>
          <table:table-cell table:formula="of:=VLOOKUP([.A18];[file.A17:.E642];4;1)" office:value-type="float" office:value="877076" calcext:value-type="float">
            <text:p>877076</text:p>
          </table:table-cell>
          <table:table-cell table:formula="of:=VLOOKUP([.A18];[file.A17:.E642];3;1)" office:value-type="string" office:string-value="2007-12-28T11:54:50.000Z" calcext:value-type="string">
            <text:p>2007-12-28T11:54:50.000Z</text:p>
          </table:table-cell>
          <table:table-cell office:value-type="float" office:value="2007" calcext:value-type="float">
            <text:p>2007</text:p>
          </table:table-cell>
          <table:table-cell table:formula="of:=VLOOKUP([.A18];[file.A17:.E642];5;1)" office:value-type="string" office:string-value="Historical_photographs_of_Gedecktes_Brüggli" calcext:value-type="string">
            <text:p>Historical_photographs_of_Gedecktes_Brüg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d_maschinenhalle_escher_wyss_1875.jpg</text:p>
          </table:table-cell>
          <table:table-cell table:style-name="ce1" table:formula="of:=VLOOKUP([.A19];[file.A18:.E643];4;1)" office:value-type="float" office:value="1639628" calcext:value-type="float">
            <text:p>1639628</text:p>
          </table:table-cell>
          <table:table-cell table:style-name="ce1" table:formula="of:=VLOOKUP([.A19];[file.A18:.E643];3;1)" office:value-type="string" office:string-value="2014-03-07T08:42:09.000Z" calcext:value-type="string">
            <text:p>2014-03-07T08:42:09.000Z</text:p>
          </table:table-cell>
          <table:table-cell office:value-type="float" office:value="2014" calcext:value-type="float">
            <text:p>2014</text:p>
          </table:table-cell>
          <table:table-cell table:formula="of:=VLOOKUP([.A19];[file.A18:.E643];5;1)" office:value-type="string" office:string-value="Historical_images_of_buildings_in_Zürich" calcext:value-type="string">
            <text:p>Historical_images_of_buildings_in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liberger_mur_1741.jpg</text:p>
          </table:table-cell>
          <table:table-cell table:formula="of:=VLOOKUP([.A20];[file.A19:.E644];4;1)" office:value-type="float" office:value="1040644" calcext:value-type="float">
            <text:p>1040644</text:p>
          </table:table-cell>
          <table:table-cell table:formula="of:=VLOOKUP([.A20];[file.A19:.E644];3;1)" office:value-type="string" office:string-value="2008-04-06T08:33:02.000Z" calcext:value-type="string">
            <text:p>2008-04-06T08:33:02.000Z</text:p>
          </table:table-cell>
          <table:table-cell office:value-type="float" office:value="2008" calcext:value-type="float">
            <text:p>2008</text:p>
          </table:table-cell>
          <table:table-cell table:formula="of:=VLOOKUP([.A20];[file.A19:.E644];5;1)" office:value-type="string" office:string-value="Eigentliche_Vorstellung_der_Adelichen_Schlösser_im_Zürich_Gebieth" calcext:value-type="string">
            <text:p>Eigentliche_Vorstellung_der_Adelichen_Schlösser_im_Zürich_Gebi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übendorf_-_dübelstein_-_gerold_edlibach_1489.jpg</text:p>
          </table:table-cell>
          <table:table-cell table:formula="of:=VLOOKUP([.A21];[file.A20:.E645];4;1)" office:value-type="float" office:value="4172197" calcext:value-type="float">
            <text:p>4172197</text:p>
          </table:table-cell>
          <table:table-cell table:formula="of:=VLOOKUP([.A21];[file.A20:.E645];3;1)" office:value-type="string" office:string-value="2008-09-19T22:28:34.000Z" calcext:value-type="string">
            <text:p>2008-09-19T22:28:34.000Z</text:p>
          </table:table-cell>
          <table:table-cell office:value-type="float" office:value="2008" calcext:value-type="float">
            <text:p>2008</text:p>
          </table:table-cell>
          <table:table-cell table:formula="of:=VLOOKUP([.A21];[file.A20:.E645];5;1)" office:value-type="string" office:string-value="Historical_images_of_Fraumünster,_Zürich" calcext:value-type="string">
            <text:p>Historical_images_of_Fraumünster,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kantonsschule.jpg</text:p>
          </table:table-cell>
          <table:table-cell table:formula="of:=VLOOKUP([.A22];[file.A21:.E646];4;1)" office:value-type="float" office:value="288948" calcext:value-type="float">
            <text:p>288948</text:p>
          </table:table-cell>
          <table:table-cell table:formula="of:=VLOOKUP([.A22];[file.A21:.E646];3;1)" office:value-type="string" office:string-value="2006-09-06T07:47:55.000Z" calcext:value-type="string">
            <text:p>2006-09-06T07:47:55.000Z</text:p>
          </table:table-cell>
          <table:table-cell office:value-type="float" office:value="2006" calcext:value-type="float">
            <text:p>2006</text:p>
          </table:table-cell>
          <table:table-cell table:formula="of:=VLOOKUP([.A22];[file.A21:.E646];5;1)" office:value-type="string" office:string-value="Historical_images_of_buildings_in_Zürich" calcext:value-type="string">
            <text:p>Historical_images_of_buildings_in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-_wasserkirche_-_bürgerbibliothek_1719_img_1196.jpg</text:p>
          </table:table-cell>
          <table:table-cell table:formula="of:=VLOOKUP([.A23];[file.A22:.E647];4;1)" office:value-type="float" office:value="3583580" calcext:value-type="float">
            <text:p>3583580</text:p>
          </table:table-cell>
          <table:table-cell table:formula="of:=VLOOKUP([.A23];[file.A22:.E647];3;1)" office:value-type="string" office:string-value="2008-10-22T18:36:27.000Z" calcext:value-type="string">
            <text:p>2008-10-22T18:36:27.000Z</text:p>
          </table:table-cell>
          <table:table-cell office:value-type="float" office:value="2008" calcext:value-type="float">
            <text:p>2008</text:p>
          </table:table-cell>
          <table:table-cell table:formula="of:=VLOOKUP([.A23];[file.A22:.E647];5;1)" office:value-type="string" office:string-value="Historical_images_of_Wasserkirche,_Zürich" calcext:value-type="string">
            <text:p>Historical_images_of_Wasserkirche,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füsser_arkade4.jpg</text:p>
          </table:table-cell>
          <table:table-cell table:formula="of:=VLOOKUP([.A24];[file.A23:.E648];4;1)" office:value-type="float" office:value="1482433" calcext:value-type="float">
            <text:p>1482433</text:p>
          </table:table-cell>
          <table:table-cell table:formula="of:=VLOOKUP([.A24];[file.A23:.E648];3;1)" office:value-type="string" office:string-value="2008-07-17T15:11:17.000Z" calcext:value-type="string">
            <text:p>2008-07-17T15:11:17.000Z</text:p>
          </table:table-cell>
          <table:table-cell office:value-type="float" office:value="2008" calcext:value-type="float">
            <text:p>2008</text:p>
          </table:table-cell>
          <table:table-cell table:formula="of:=VLOOKUP([.A24];[file.A23:.E648];5;1)" office:value-type="string" office:string-value="Historical_images_of_Barfüsserkloster,_Zürich" calcext:value-type="string">
            <text:p>Historical_images_of_Barfüsserkloster,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station-zuerich.jpg</text:p>
          </table:table-cell>
          <table:table-cell table:formula="of:=VLOOKUP([.A25];[file.A24:.E649];4;1)" office:value-type="float" office:value="422200" calcext:value-type="float">
            <text:p>422200</text:p>
          </table:table-cell>
          <table:table-cell table:formula="of:=VLOOKUP([.A25];[file.A24:.E649];3;1)" office:value-type="string" office:string-value="2007-12-16T14:37:40.000Z" calcext:value-type="string">
            <text:p>2007-12-16T14:37:40.000Z</text:p>
          </table:table-cell>
          <table:table-cell office:value-type="float" office:value="2007" calcext:value-type="float">
            <text:p>2007</text:p>
          </table:table-cell>
          <table:table-cell table:formula="of:=VLOOKUP([.A25];[file.A24:.E649];5;1)" office:value-type="string" office:string-value="Historical_black_and_white_photographs_of_Zürich_Main_Station" calcext:value-type="string">
            <text:p>Historical_black_and_white_photographs_of_Zürich_Main_S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tliberg_leu.jpg</text:p>
          </table:table-cell>
          <table:table-cell table:formula="of:=VLOOKUP([.A26];[file.A25:.E650];4;1)" office:value-type="float" office:value="1337713" calcext:value-type="float">
            <text:p>1337713</text:p>
          </table:table-cell>
          <table:table-cell table:formula="of:=VLOOKUP([.A26];[file.A25:.E650];3;1)" office:value-type="string" office:string-value="2008-03-22T07:01:36.000Z" calcext:value-type="string">
            <text:p>2008-03-22T07:01:36.000Z</text:p>
          </table:table-cell>
          <table:table-cell office:value-type="float" office:value="2008" calcext:value-type="float">
            <text:p>2008</text:p>
          </table:table-cell>
          <table:table-cell table:formula="of:=VLOOKUP([.A26];[file.A25:.E650];5;1)" office:value-type="string" office:string-value="Kloster_Selnau" calcext:value-type="string">
            <text:p>Kloster_Seln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silberysen.jpg</text:p>
          </table:table-cell>
          <table:table-cell table:formula="of:=VLOOKUP([.A27];[file.A26:.E651];4;1)" office:value-type="float" office:value="1326331" calcext:value-type="float">
            <text:p>1326331</text:p>
          </table:table-cell>
          <table:table-cell table:formula="of:=VLOOKUP([.A27];[file.A26:.E651];3;1)" office:value-type="string" office:string-value="2008-03-29T17:32:06.000Z" calcext:value-type="string">
            <text:p>2008-03-29T17:32:06.000Z</text:p>
          </table:table-cell>
          <table:table-cell office:value-type="float" office:value="2008" calcext:value-type="float">
            <text:p>2008</text:p>
          </table:table-cell>
          <table:table-cell table:formula="of:=VLOOKUP([.A27];[file.A26:.E651];5;1)" office:value-type="string" office:string-value="Grendeltor" calcext:value-type="string">
            <text:p>Grendel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liberger_kloster_kappel_1741.jpg</text:p>
          </table:table-cell>
          <table:table-cell table:formula="of:=VLOOKUP([.A28];[file.A27:.E652];4;1)" office:value-type="float" office:value="1156147" calcext:value-type="float">
            <text:p>1156147</text:p>
          </table:table-cell>
          <table:table-cell table:formula="of:=VLOOKUP([.A28];[file.A27:.E652];3;1)" office:value-type="string" office:string-value="2008-04-05T19:50:09.000Z" calcext:value-type="string">
            <text:p>2008-04-05T19:50:09.000Z</text:p>
          </table:table-cell>
          <table:table-cell office:value-type="float" office:value="2008" calcext:value-type="float">
            <text:p>2008</text:p>
          </table:table-cell>
          <table:table-cell table:formula="of:=VLOOKUP([.A28];[file.A27:.E652];5;1)" office:value-type="string" office:string-value="Vorstellung_Loblichen_Standts_Zürich_So_genante_Ausere_Amtheusser" calcext:value-type="string">
            <text:p>Vorstellung_Loblichen_Standts_Zürich_So_genante_Ausere_Amtheus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deplatz_ca_1888.jpg</text:p>
          </table:table-cell>
          <table:table-cell table:formula="of:=VLOOKUP([.A29];[file.A28:.E653];4;1)" office:value-type="float" office:value="283773" calcext:value-type="float">
            <text:p>283773</text:p>
          </table:table-cell>
          <table:table-cell table:formula="of:=VLOOKUP([.A29];[file.A28:.E653];3;1)" office:value-type="string" office:string-value="2006-09-26T16:24:33.000Z" calcext:value-type="string">
            <text:p>2006-09-26T16:24:33.000Z</text:p>
          </table:table-cell>
          <table:table-cell office:value-type="float" office:value="2006" calcext:value-type="float">
            <text:p>2006</text:p>
          </table:table-cell>
          <table:table-cell table:formula="of:=VLOOKUP([.A29];[file.A28:.E653];5;1)" office:value-type="string" office:string-value="Historical_images_of_St._Peter_Church_in_Zürich" calcext:value-type="string">
            <text:p>Historical_images_of_St._Peter_Church_in_Zür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rliberger_-_schloss_knonau.jpg</text:p>
          </table:table-cell>
          <table:table-cell table:formula="of:=VLOOKUP([.A30];[file.A29:.E654];4;1)" office:value-type="float" office:value="262325" calcext:value-type="float">
            <text:p>262325</text:p>
          </table:table-cell>
          <table:table-cell table:formula="of:=VLOOKUP([.A30];[file.A29:.E654];3;1)" office:value-type="string" office:string-value="2009-05-06T22:18:23.000Z" calcext:value-type="string">
            <text:p>2009-05-06T22:18:23.000Z</text:p>
          </table:table-cell>
          <table:table-cell office:value-type="float" office:value="2009" calcext:value-type="float">
            <text:p>2009</text:p>
          </table:table-cell>
          <table:table-cell table:formula="of:=VLOOKUP([.A30];[file.A29:.E654];5;1)" office:value-type="string" office:string-value="Eigentliche_Vorstellung_der_Adelichen_Schlösser_im_Zürich_Gebieth" calcext:value-type="string">
            <text:p>Eigentliche_Vorstellung_der_Adelichen_Schlösser_im_Zürich_Gebie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ürich_-_lindenhof_-_stützmauer_img_1382.jpg</text:p>
          </table:table-cell>
          <table:table-cell table:style-name="ce1" table:formula="of:=VLOOKUP([.A31];[file.A30:.E655];4;1)" office:value-type="float" office:value="9769149" calcext:value-type="float">
            <text:p>9769149</text:p>
          </table:table-cell>
          <table:table-cell table:style-name="ce1" table:formula="of:=VLOOKUP([.A31];[file.A30:.E655];3;1)" office:value-type="string" office:string-value="2011-06-15T21:37:40.000Z" calcext:value-type="string">
            <text:p>2011-06-15T21:37:40.000Z</text:p>
          </table:table-cell>
          <table:table-cell office:value-type="float" office:value="2011" calcext:value-type="float">
            <text:p>2011</text:p>
          </table:table-cell>
          <table:table-cell table:formula="of:=VLOOKUP([.A31];[file.A30:.E655];5;1)" office:value-type="string" office:string-value="Schweizer_Heimatwerk" calcext:value-type="string">
            <text:p>Schweizer_Heimatwerk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vg_size_best</text:p>
          </table:table-cell>
          <table:table-cell office:value-type="string" calcext:value-type="string">
            <text:p>avg_date</text:p>
          </table:table-cell>
          <table:table-cell table:number-columns-repeated="4"/>
        </table:table-row>
        <table:table-row table:style-name="ro1">
          <table:table-cell/>
          <table:table-cell table:formula="of:=AVERAGE([.B2:.B31])/1024/1024" office:value-type="float" office:value="1.89391492207845" calcext:value-type="float">
            <text:p>1,89391492207845</text:p>
          </table:table-cell>
          <table:table-cell office:value-type="string" calcext:value-type="string">
            <text:p>Sept 200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vg_size</text:p>
          </table:table-cell>
          <table:table-cell table:number-columns-repeated="5"/>
        </table:table-row>
        <table:table-row table:style-name="ro1">
          <table:table-cell/>
          <table:table-cell table:formula="of:=AVERAGE([file.D2:.D626])/1024/1024" office:value-type="float" office:value="4.18647827148438" calcext:value-type="float">
            <text:p>4,186478271484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vg_size_best_new</text:p>
          </table:table-cell>
          <table:table-cell table:number-columns-repeated="5"/>
        </table:table-row>
        <table:table-row table:style-name="ro1">
          <table:table-cell/>
          <table:table-cell table:formula="of:=AVERAGE([.B8];[.B17];[.B19];[.B31])/1024/1024" office:value-type="float" office:value="5.46696829795837" calcext:value-type="float">
            <text:p>5,4669682979583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8:23:53.234839792</dc:date>
    <meta:editing-duration>PT18M38S</meta:editing-duration>
    <meta:editing-cycles>4</meta:editing-cycles>
    <meta:generator>LibreOffice/5.2.5.1$Linux_X86_64 LibreOffice_project/20m0$Build-1</meta:generator>
    <meta:document-statistic meta:table-count="3" meta:cell-count="5552" meta:object-count="0"/>
  </office:meta>
</office:document-meta>
</file>